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27in"/>
    </style:style>
    <style:style style:name="co2" style:family="table-column">
      <style:table-column-properties fo:break-before="auto" style:column-width="1.5902in"/>
    </style:style>
    <style:style style:name="co3" style:family="table-column">
      <style:table-column-properties fo:break-before="auto" style:column-width="1.6654in"/>
    </style:style>
    <style:style style:name="co4" style:family="table-column">
      <style:table-column-properties fo:break-before="auto" style:column-width="0.6791in"/>
    </style:style>
    <style:style style:name="co5" style:family="table-column">
      <style:table-column-properties fo:break-before="auto" style:column-width="1.7689in"/>
    </style:style>
    <style:style style:name="co6" style:family="table-column">
      <style:table-column-properties fo:break-before="auto" style:column-width="1.509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5634in"/>
    </style:style>
    <style:style style:name="co9" style:family="table-column">
      <style:table-column-properties fo:break-before="auto" style:column-width="1.7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r_data_200" table:style-name="ta1">
        <office:forms form:automatic-focus="false" form:apply-design-mode="false"/>
        <table:shapes>
          <draw:frame draw:z-index="0" draw:style-name="gr1" draw:text-style-name="P1" svg:width="11.5in" svg:height="6.4701in" svg:x="11.2in" svg:y="0.4201in">
            <draw:object draw:notify-on-update-of-ranges="cr_data_200.A2:cr_data_200.A197 cr_data_200.B1:cr_data_200.B1 cr_data_200.B2:cr_data_200.B197 cr_data_200.A2:cr_data_200.A197 cr_data_200.C1:cr_data_200.C1 cr_data_200.C2:cr_data_200.C19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5in" svg:height="6.4701in" svg:x="11.2in" svg:y="7.15in">
            <draw:object draw:notify-on-update-of-ranges="cr_data_200.A2:cr_data_200.A197 cr_data_200.H1:cr_data_200.H1 cr_data_200.H2:cr_data_200.H19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1.5in" svg:height="6.4701in" svg:x="11.2in" svg:y="13.9799in">
            <draw:object draw:notify-on-update-of-ranges="cr_data_200.A2:cr_data_200.A197 cr_data_200.I1:cr_data_200.I1 cr_data_200.I2:cr_data_200.I19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2" table:default-cell-style-name="Default"/>
        <table:table-row table:style-name="ro1">
          <table:table-cell table:style-name="ce1" office:value-type="string" calcext:value-type="string">
            <text:p>max_denom</text:p>
          </table:table-cell>
          <table:table-cell table:style-name="ce1" office:value-type="string" calcext:value-type="string">
            <text:p>mp_diff</text:p>
          </table:table-cell>
          <table:table-cell table:style-name="ce1" office:value-type="string" calcext:value-type="string">
            <text:p>extrm_diff</text:p>
          </table:table-cell>
          <table:table-cell table:style-name="ce1" office:value-type="string" calcext:value-type="string">
            <text:p>mp_ratio1_num</text:p>
          </table:table-cell>
          <table:table-cell table:style-name="ce1" office:value-type="string" calcext:value-type="string">
            <text:p>mp_ratio1_denom</text:p>
          </table:table-cell>
          <table:table-cell table:style-name="ce1" office:value-type="string" calcext:value-type="string">
            <text:p>mp_ratio2_num</text:p>
          </table:table-cell>
          <table:table-cell table:style-name="ce1" office:value-type="string" calcext:value-type="string">
            <text:p>mp_ratio2_denom</text:p>
          </table:table-cell>
          <table:table-cell table:style-name="ce1" office:value-type="string" calcext:value-type="string">
            <text:p>mp_delta</text:p>
          </table:table-cell>
          <table:table-cell table:style-name="ce1" office:value-type="string" calcext:value-type="string">
            <text:p>mp_ratio</text:p>
          </table:table-cell>
          <table:table-cell table:style-name="ce1" office:value-type="string" calcext:value-type="string">
            <text:p>curve_no</text:p>
          </table:table-cell>
          <table:table-cell table:style-name="ce1" table:number-columns-repeated="1637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2]-[.C2]" office:value-type="float" office:value="0.05" calcext:value-type="float">
            <text:p>0.05</text:p>
          </table:table-cell>
          <table:table-cell table:formula="of:=(([.F2] / [.G2]) + ([.D2] / [.E2])) / 2" office:value-type="float" office:value="0.45" calcext:value-type="float">
            <text:p>0.45</text:p>
          </table:table-cell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666666666666667" calcext:value-type="float">
            <text:p>0.0666666666666667</text:p>
          </table:table-cell>
          <table:table-cell office:value-type="float" office:value="0.0333333333333334" calcext:value-type="float">
            <text:p>0.033333333333333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3]-[.C3]" office:value-type="float" office:value="0.0333333333333333" calcext:value-type="float">
            <text:p>0.0333333333333333</text:p>
          </table:table-cell>
          <table:table-cell table:formula="of:=(([.F3] / [.G3]) + ([.D3] / [.E3])) / 2" office:value-type="float" office:value="0.366666666666667" calcext:value-type="float">
            <text:p>0.366666666666667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85714285714285" calcext:value-type="float">
            <text:p>0.0285714285714285</text:p>
          </table:table-cell>
          <table:table-cell office:value-type="float" office:value="0.0238095238095238" calcext:value-type="float">
            <text:p>0.02380952380952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B4]-[.C4]" office:value-type="float" office:value="0.0047619047619047" calcext:value-type="float">
            <text:p>0.0047619047619047</text:p>
          </table:table-cell>
          <table:table-cell table:formula="of:=(([.F4] / [.G4]) + ([.D4] / [.E4])) / 2" office:value-type="float" office:value="0.414285714285714" calcext:value-type="float">
            <text:p>0.414285714285714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78571428571429" calcext:value-type="float">
            <text:p>0.017857142857142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5]-[.C5]" office:value-type="float" office:value="0.0071428571428571" calcext:value-type="float">
            <text:p>0.0071428571428571</text:p>
          </table:table-cell>
          <table:table-cell table:formula="of:=(([.F5] / [.G5]) + ([.D5] / [.E5])) / 2" office:value-type="float" office:value="0.3875" calcext:value-type="float">
            <text:p>0.3875</text:p>
          </table:table-cell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58730158730159" calcext:value-type="float">
            <text:p>0.0158730158730159</text:p>
          </table:table-cell>
          <table:table-cell office:value-type="float" office:value="0.0138888888888889" calcext:value-type="float">
            <text:p>0.013888888888888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B6]-[.C6]" office:value-type="float" office:value="0.001984126984127" calcext:value-type="float">
            <text:p>0.001984126984127</text:p>
          </table:table-cell>
          <table:table-cell table:formula="of:=(([.F6] / [.G6]) + ([.D6] / [.E6])) / 2" office:value-type="float" office:value="0.436507936507937" calcext:value-type="float">
            <text:p>0.436507936507937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42857142857143" calcext:value-type="float">
            <text:p>0.0142857142857143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B7]-[.C7]" office:value-type="float" office:value="0.0031746031746032" calcext:value-type="float">
            <text:p>0.0031746031746032</text:p>
          </table:table-cell>
          <table:table-cell table:formula="of:=(([.F7] / [.G7]) + ([.D7] / [.E7])) / 2" office:value-type="float" office:value="0.292857142857143" calcext:value-type="float">
            <text:p>0.292857142857143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01010101010101" calcext:value-type="float">
            <text:p>0.0101010101010101</text:p>
          </table:table-cell>
          <table:table-cell office:value-type="float" office:value="0.00909090909090909" calcext:value-type="float">
            <text:p>0.0090909090909090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B8]-[.C8]" office:value-type="float" office:value="0.00101010101010101" calcext:value-type="float">
            <text:p>0.00101010101010101</text:p>
          </table:table-cell>
          <table:table-cell table:formula="of:=(([.F8] / [.G8]) + ([.D8] / [.E8])) / 2" office:value-type="float" office:value="0.44949494949495" calcext:value-type="float">
            <text:p>0.44949494949495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01010101010101" calcext:value-type="float">
            <text:p>0.0101010101010101</text:p>
          </table:table-cell>
          <table:table-cell office:value-type="float" office:value="0.00757575757575758" calcext:value-type="float">
            <text:p>0.0075757575757575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B9]-[.C9]" office:value-type="float" office:value="0.00252525252525252" calcext:value-type="float">
            <text:p>0.00252525252525252</text:p>
          </table:table-cell>
          <table:table-cell table:formula="of:=(([.F9] / [.G9]) + ([.D9] / [.E9])) / 2" office:value-type="float" office:value="0.44949494949495" calcext:value-type="float">
            <text:p>0.44949494949495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699300699300703" calcext:value-type="float">
            <text:p>0.00699300699300703</text:p>
          </table:table-cell>
          <table:table-cell office:value-type="float" office:value="0.0064102564102564" calcext:value-type="float">
            <text:p>0.006410256410256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[.B10]-[.C10]" office:value-type="float" office:value="0.000582750582750631" calcext:value-type="float">
            <text:p>0.000582750582750631</text:p>
          </table:table-cell>
          <table:table-cell table:formula="of:=(([.F10] / [.G10]) + ([.D10] / [.E10])) / 2" office:value-type="float" office:value="0.458041958041958" calcext:value-type="float">
            <text:p>0.458041958041958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64935064935065" calcext:value-type="float">
            <text:p>0.0064935064935065</text:p>
          </table:table-cell>
          <table:table-cell office:value-type="float" office:value="0.0054945054945055" calcext:value-type="float">
            <text:p>0.005494505494505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B11]-[.C11]" office:value-type="float" office:value="0.000999000999001" calcext:value-type="float">
            <text:p>0.000999000999001</text:p>
          </table:table-cell>
          <table:table-cell table:formula="of:=(([.F11] / [.G11]) + ([.D11] / [.E11])) / 2" office:value-type="float" office:value="0.36038961038961" calcext:value-type="float">
            <text:p>0.36038961038961</text:p>
          </table:table-cell>
          <table:table-cell table:formula="of:=IF([.I11]&gt;0.4;1;IF([.I11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512820512820511" calcext:value-type="float">
            <text:p>0.00512820512820511</text:p>
          </table:table-cell>
          <table:table-cell office:value-type="float" office:value="0.00476190476190476" calcext:value-type="float">
            <text:p>0.0047619047619047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[.B12]-[.C12]" office:value-type="float" office:value="0.00036630036630035" calcext:value-type="float">
            <text:p>0.00036630036630035</text:p>
          </table:table-cell>
          <table:table-cell table:formula="of:=(([.F12] / [.G12]) + ([.D12] / [.E12])) / 2" office:value-type="float" office:value="0.464102564102564" calcext:value-type="float">
            <text:p>0.464102564102564</text:p>
          </table:table-cell>
          <table:table-cell table:formula="of:=IF([.I12]&gt;0.4;1;IF([.I12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480769230769229" calcext:value-type="float">
            <text:p>0.00480769230769229</text:p>
          </table:table-cell>
          <table:table-cell office:value-type="float" office:value="0.00416666666666667" calcext:value-type="float">
            <text:p>0.0041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B13]-[.C13]" office:value-type="float" office:value="0.00064102564102562" calcext:value-type="float">
            <text:p>0.00064102564102562</text:p>
          </table:table-cell>
          <table:table-cell table:formula="of:=(([.F13] / [.G13]) + ([.D13] / [.E13])) / 2" office:value-type="float" office:value="0.310096153846154" calcext:value-type="float">
            <text:p>0.310096153846154</text:p>
          </table:table-cell>
          <table:table-cell table:formula="of:=IF([.I13]&gt;0.4;1;IF([.I13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392156862745097" calcext:value-type="float">
            <text:p>0.00392156862745097</text:p>
          </table:table-cell>
          <table:table-cell office:value-type="float" office:value="0.0036764705882353" calcext:value-type="float">
            <text:p>0.003676470588235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B14]-[.C14]" office:value-type="float" office:value="0.00024509803921567" calcext:value-type="float">
            <text:p>0.00024509803921567</text:p>
          </table:table-cell>
          <table:table-cell table:formula="of:=(([.F14] / [.G14]) + ([.D14] / [.E14])) / 2" office:value-type="float" office:value="0.468627450980392" calcext:value-type="float">
            <text:p>0.468627450980392</text:p>
          </table:table-cell>
          <table:table-cell table:formula="of:=IF([.I14]&gt;0.4;1;IF([.I14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392156862745097" calcext:value-type="float">
            <text:p>0.00392156862745097</text:p>
          </table:table-cell>
          <table:table-cell office:value-type="float" office:value="0.00326797385620915" calcext:value-type="float">
            <text:p>0.0032679738562091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B15]-[.C15]" office:value-type="float" office:value="0.00065359477124182" calcext:value-type="float">
            <text:p>0.00065359477124182</text:p>
          </table:table-cell>
          <table:table-cell table:formula="of:=(([.F15] / [.G15]) + ([.D15] / [.E15])) / 2" office:value-type="float" office:value="0.468627450980392" calcext:value-type="float">
            <text:p>0.468627450980392</text:p>
          </table:table-cell>
          <table:table-cell table:formula="of:=IF([.I15]&gt;0.4;1;IF([.I15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309597523219812" calcext:value-type="float">
            <text:p>0.00309597523219812</text:p>
          </table:table-cell>
          <table:table-cell office:value-type="float" office:value="0.00292397660818713" calcext:value-type="float">
            <text:p>0.0029239766081871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[.B16]-[.C16]" office:value-type="float" office:value="0.00017199862401099" calcext:value-type="float">
            <text:p>0.00017199862401099</text:p>
          </table:table-cell>
          <table:table-cell table:formula="of:=(([.F16] / [.G16]) + ([.D16] / [.E16])) / 2" office:value-type="float" office:value="0.472136222910217" calcext:value-type="float">
            <text:p>0.472136222910217</text:p>
          </table:table-cell>
          <table:table-cell table:formula="of:=IF([.I16]&gt;0.4;1;IF([.I16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94117647058828" calcext:value-type="float">
            <text:p>0.00294117647058828</text:p>
          </table:table-cell>
          <table:table-cell office:value-type="float" office:value="0.00263157894736842" calcext:value-type="float">
            <text:p>0.0026315789473684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[.B17]-[.C17]" office:value-type="float" office:value="0.00030959752321986" calcext:value-type="float">
            <text:p>0.00030959752321986</text:p>
          </table:table-cell>
          <table:table-cell table:formula="of:=(([.F17] / [.G17]) + ([.D17] / [.E17])) / 2" office:value-type="float" office:value="0.351470588235294" calcext:value-type="float">
            <text:p>0.351470588235294</text:p>
          </table:table-cell>
          <table:table-cell table:formula="of:=IF([.I17]&gt;0.4;1;IF([.I17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25062656641604" calcext:value-type="float">
            <text:p>0.0025062656641604</text:p>
          </table:table-cell>
          <table:table-cell office:value-type="float" office:value="0.00238095238095239" calcext:value-type="float">
            <text:p>0.0023809523809523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formula="of:=[.B18]-[.C18]" office:value-type="float" office:value="0.00012531328320801" calcext:value-type="float">
            <text:p>0.00012531328320801</text:p>
          </table:table-cell>
          <table:table-cell table:formula="of:=(([.F18] / [.G18]) + ([.D18] / [.E18])) / 2" office:value-type="float" office:value="0.474937343358396" calcext:value-type="float">
            <text:p>0.474937343358396</text:p>
          </table:table-cell>
          <table:table-cell table:formula="of:=IF([.I18]&gt;0.4;1;IF([.I18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239234449760767" calcext:value-type="float">
            <text:p>0.00239234449760767</text:p>
          </table:table-cell>
          <table:table-cell office:value-type="float" office:value="0.00216450216450216" calcext:value-type="float">
            <text:p>0.00216450216450216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formula="of:=[.B19]-[.C19]" office:value-type="float" office:value="0.00022784233310551" calcext:value-type="float">
            <text:p>0.00022784233310551</text:p>
          </table:table-cell>
          <table:table-cell table:formula="of:=(([.F19] / [.G19]) + ([.D19] / [.E19])) / 2" office:value-type="float" office:value="0.316985645933014" calcext:value-type="float">
            <text:p>0.316985645933014</text:p>
          </table:table-cell>
          <table:table-cell table:formula="of:=IF([.I19]&gt;0.4;1;IF([.I19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207039337474124" calcext:value-type="float">
            <text:p>0.00207039337474124</text:p>
          </table:table-cell>
          <table:table-cell office:value-type="float" office:value="0.00197628458498024" calcext:value-type="float">
            <text:p>0.0019762845849802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[.B20]-[.C20]" office:value-type="float" office:value="0.000094108789761" calcext:value-type="float">
            <text:p>0.000094108789761</text:p>
          </table:table-cell>
          <table:table-cell table:formula="of:=(([.F20] / [.G20]) + ([.D20] / [.E20])) / 2" office:value-type="float" office:value="0.477225672877847" calcext:value-type="float">
            <text:p>0.477225672877847</text:p>
          </table:table-cell>
          <table:table-cell table:formula="of:=IF([.I20]&gt;0.4;1;IF([.I20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207039337474124" calcext:value-type="float">
            <text:p>0.00207039337474124</text:p>
          </table:table-cell>
          <table:table-cell office:value-type="float" office:value="0.00181159420289855" calcext:value-type="float">
            <text:p>0.0018115942028985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[.B21]-[.C21]" office:value-type="float" office:value="0.00025879917184269" calcext:value-type="float">
            <text:p>0.00025879917184269</text:p>
          </table:table-cell>
          <table:table-cell table:formula="of:=(([.F21] / [.G21]) + ([.D21] / [.E21])) / 2" office:value-type="float" office:value="0.477225672877847" calcext:value-type="float">
            <text:p>0.477225672877847</text:p>
          </table:table-cell>
          <table:table-cell table:formula="of:=IF([.I21]&gt;0.4;1;IF([.I21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173913043478258" calcext:value-type="float">
            <text:p>0.00173913043478258</text:p>
          </table:table-cell>
          <table:table-cell office:value-type="float" office:value="0.00166666666666666" calcext:value-type="float">
            <text:p>0.0016666666666666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B22]-[.C22]" office:value-type="float" office:value="0.0000724637681159199" calcext:value-type="float">
            <text:p>7.24637681159199E-05</text:p>
          </table:table-cell>
          <table:table-cell table:formula="of:=(([.F22] / [.G22]) + ([.D22] / [.E22])) / 2" office:value-type="float" office:value="0.479130434782609" calcext:value-type="float">
            <text:p>0.479130434782609</text:p>
          </table:table-cell>
          <table:table-cell table:formula="of:=IF([.I22]&gt;0.4;1;IF([.I22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167224080267558" calcext:value-type="float">
            <text:p>0.00167224080267558</text:p>
          </table:table-cell>
          <table:table-cell office:value-type="float" office:value="0.00153846153846154" calcext:value-type="float">
            <text:p>0.0015384615384615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formula="of:=[.B23]-[.C23]" office:value-type="float" office:value="0.00013377926421404" calcext:value-type="float">
            <text:p>0.00013377926421404</text:p>
          </table:table-cell>
          <table:table-cell table:formula="of:=(([.F23] / [.G23]) + ([.D23] / [.E23])) / 2" office:value-type="float" office:value="0.346989966555184" calcext:value-type="float">
            <text:p>0.346989966555184</text:p>
          </table:table-cell>
          <table:table-cell table:formula="of:=IF([.I23]&gt;0.4;1;IF([.I23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148148148148147" calcext:value-type="float">
            <text:p>0.00148148148148147</text:p>
          </table:table-cell>
          <table:table-cell office:value-type="float" office:value="0.00142450142450143" calcext:value-type="float">
            <text:p>0.0014245014245014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formula="of:=[.B24]-[.C24]" office:value-type="float" office:value="0.0000569800569800399" calcext:value-type="float">
            <text:p>5.69800569800399E-05</text:p>
          </table:table-cell>
          <table:table-cell table:formula="of:=(([.F24] / [.G24]) + ([.D24] / [.E24])) / 2" office:value-type="float" office:value="0.480740740740741" calcext:value-type="float">
            <text:p>0.480740740740741</text:p>
          </table:table-cell>
          <table:table-cell table:formula="of:=IF([.I24]&gt;0.4;1;IF([.I24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142857142857145" calcext:value-type="float">
            <text:p>0.00142857142857145</text:p>
          </table:table-cell>
          <table:table-cell office:value-type="float" office:value="0.00132275132275132" calcext:value-type="float">
            <text:p>0.0013227513227513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B25]-[.C25]" office:value-type="float" office:value="0.00010582010582013" calcext:value-type="float">
            <text:p>0.00010582010582013</text:p>
          </table:table-cell>
          <table:table-cell table:formula="of:=(([.F25] / [.G25]) + ([.D25] / [.E25])) / 2" office:value-type="float" office:value="0.320714285714286" calcext:value-type="float">
            <text:p>0.320714285714286</text:p>
          </table:table-cell>
          <table:table-cell table:formula="of:=IF([.I25]&gt;0.4;1;IF([.I25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127713920817374" calcext:value-type="float">
            <text:p>0.00127713920817374</text:p>
          </table:table-cell>
          <table:table-cell office:value-type="float" office:value="0.00123152709359606" calcext:value-type="float">
            <text:p>0.00123152709359606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formula="of:=[.B26]-[.C26]" office:value-type="float" office:value="0.00004561211457768" calcext:value-type="float">
            <text:p>4.561211457768E-05</text:p>
          </table:table-cell>
          <table:table-cell table:formula="of:=(([.F26] / [.G26]) + ([.D26] / [.E26])) / 2" office:value-type="float" office:value="0.482120051085568" calcext:value-type="float">
            <text:p>0.482120051085568</text:p>
          </table:table-cell>
          <table:table-cell table:formula="of:=IF([.I26]&gt;0.4;1;IF([.I26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127713920817374" calcext:value-type="float">
            <text:p>0.00127713920817374</text:p>
          </table:table-cell>
          <table:table-cell office:value-type="float" office:value="0.00114942528735632" calcext:value-type="float">
            <text:p>0.00114942528735632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formula="of:=[.B27]-[.C27]" office:value-type="float" office:value="0.00012771392081742" calcext:value-type="float">
            <text:p>0.00012771392081742</text:p>
          </table:table-cell>
          <table:table-cell table:formula="of:=(([.F27] / [.G27]) + ([.D27] / [.E27])) / 2" office:value-type="float" office:value="0.482120051085568" calcext:value-type="float">
            <text:p>0.482120051085568</text:p>
          </table:table-cell>
          <table:table-cell table:formula="of:=IF([.I27]&gt;0.4;1;IF([.I27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11123470522803" calcext:value-type="float">
            <text:p>0.0011123470522803</text:p>
          </table:table-cell>
          <table:table-cell office:value-type="float" office:value="0.0010752688172043" calcext:value-type="float">
            <text:p>0.001075268817204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formula="of:=[.B28]-[.C28]" office:value-type="float" office:value="0.000037078235076" calcext:value-type="float">
            <text:p>0.000037078235076</text:p>
          </table:table-cell>
          <table:table-cell table:formula="of:=(([.F28] / [.G28]) + ([.D28] / [.E28])) / 2" office:value-type="float" office:value="0.483314794215795" calcext:value-type="float">
            <text:p>0.483314794215795</text:p>
          </table:table-cell>
          <table:table-cell table:formula="of:=IF([.I28]&gt;0.4;1;IF([.I28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107758620689657" calcext:value-type="float">
            <text:p>0.00107758620689657</text:p>
          </table:table-cell>
          <table:table-cell office:value-type="float" office:value="0.00100806451612903" calcext:value-type="float">
            <text:p>0.00100806451612903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formula="of:=[.B29]-[.C29]" office:value-type="float" office:value="0.0000695216907675399" calcext:value-type="float">
            <text:p>6.95216907675399E-05</text:p>
          </table:table-cell>
          <table:table-cell table:formula="of:=(([.F29] / [.G29]) + ([.D29] / [.E29])) / 2" office:value-type="float" office:value="0.344288793103448" calcext:value-type="float">
            <text:p>0.344288793103448</text:p>
          </table:table-cell>
          <table:table-cell table:formula="of:=IF([.I29]&gt;0.4;1;IF([.I29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977517106549364" calcext:value-type="float">
            <text:p>0.000977517106549364</text:p>
          </table:table-cell>
          <table:table-cell office:value-type="float" office:value="0.000946969696969696" calcext:value-type="float">
            <text:p>0.000946969696969696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[.B30]-[.C30]" office:value-type="float" office:value="0.0000305474095796679" calcext:value-type="float">
            <text:p>3.05474095796679E-05</text:p>
          </table:table-cell>
          <table:table-cell table:formula="of:=(([.F30] / [.G30]) + ([.D30] / [.E30])) / 2" office:value-type="float" office:value="0.48435972629521" calcext:value-type="float">
            <text:p>0.48435972629521</text:p>
          </table:table-cell>
          <table:table-cell table:formula="of:=IF([.I30]&gt;0.4;1;IF([.I30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948766603415585" calcext:value-type="float">
            <text:p>0.000948766603415585</text:p>
          </table:table-cell>
          <table:table-cell office:value-type="float" office:value="0.000891265597147951" calcext:value-type="float">
            <text:p>0.000891265597147951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formula="of:=[.B31]-[.C31]" office:value-type="float" office:value="0.000057501006267634" calcext:value-type="float">
            <text:p>5.7501006267634E-05</text:p>
          </table:table-cell>
          <table:table-cell table:formula="of:=(([.F31] / [.G31]) + ([.D31] / [.E31])) / 2" office:value-type="float" office:value="0.323055028462998" calcext:value-type="float">
            <text:p>0.323055028462998</text:p>
          </table:table-cell>
          <table:table-cell table:formula="of:=IF([.I31]&gt;0.4;1;IF([.I31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865800865800848" calcext:value-type="float">
            <text:p>0.000865800865800848</text:p>
          </table:table-cell>
          <table:table-cell office:value-type="float" office:value="0.000840336134453782" calcext:value-type="float">
            <text:p>0.00084033613445378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formula="of:=[.B32]-[.C32]" office:value-type="float" office:value="0.000025464731347066" calcext:value-type="float">
            <text:p>2.5464731347066E-05</text:p>
          </table:table-cell>
          <table:table-cell table:formula="of:=(([.F32] / [.G32]) + ([.D32] / [.E32])) / 2" office:value-type="float" office:value="0.485281385281385" calcext:value-type="float">
            <text:p>0.485281385281385</text:p>
          </table:table-cell>
          <table:table-cell table:formula="of:=IF([.I32]&gt;0.4;1;IF([.I32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865800865800848" calcext:value-type="float">
            <text:p>0.000865800865800848</text:p>
          </table:table-cell>
          <table:table-cell office:value-type="float" office:value="0.000793650793650794" calcext:value-type="float">
            <text:p>0.000793650793650794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formula="of:=[.B33]-[.C33]" office:value-type="float" office:value="0.000072150072150054" calcext:value-type="float">
            <text:p>7.2150072150054E-05</text:p>
          </table:table-cell>
          <table:table-cell table:formula="of:=(([.F33] / [.G33]) + ([.D33] / [.E33])) / 2" office:value-type="float" office:value="0.485281385281385" calcext:value-type="float">
            <text:p>0.485281385281385</text:p>
          </table:table-cell>
          <table:table-cell table:formula="of:=IF([.I33]&gt;0.4;1;IF([.I33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772200772200804" calcext:value-type="float">
            <text:p>0.000772200772200804</text:p>
          </table:table-cell>
          <table:table-cell office:value-type="float" office:value="0.000750750750750748" calcext:value-type="float">
            <text:p>0.00075075075075074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formula="of:=[.B34]-[.C34]" office:value-type="float" office:value="0.0000214500214500559" calcext:value-type="float">
            <text:p>2.14500214500559E-05</text:p>
          </table:table-cell>
          <table:table-cell table:formula="of:=(([.F34] / [.G34]) + ([.D34] / [.E34])) / 2" office:value-type="float" office:value="0.486100386100386" calcext:value-type="float">
            <text:p>0.486100386100386</text:p>
          </table:table-cell>
          <table:table-cell table:formula="of:=IF([.I34]&gt;0.4;1;IF([.I34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751879699248115" calcext:value-type="float">
            <text:p>0.000751879699248115</text:p>
          </table:table-cell>
          <table:table-cell office:value-type="float" office:value="0.00071123755334282" calcext:value-type="float">
            <text:p>0.00071123755334282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formula="of:=[.B35]-[.C35]" office:value-type="float" office:value="0.000040642145905295" calcext:value-type="float">
            <text:p>4.0642145905295E-05</text:p>
          </table:table-cell>
          <table:table-cell table:formula="of:=(([.F35] / [.G35]) + ([.D35] / [.E35])) / 2" office:value-type="float" office:value="0.342481203007519" calcext:value-type="float">
            <text:p>0.342481203007519</text:p>
          </table:table-cell>
          <table:table-cell table:formula="of:=IF([.I35]&gt;0.4;1;IF([.I35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693000693000656" calcext:value-type="float">
            <text:p>0.000693000693000656</text:p>
          </table:table-cell>
          <table:table-cell office:value-type="float" office:value="0.000674763832658569" calcext:value-type="float">
            <text:p>0.00067476383265856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formula="of:=[.B36]-[.C36]" office:value-type="float" office:value="0.000018236860342087" calcext:value-type="float">
            <text:p>1.8236860342087E-05</text:p>
          </table:table-cell>
          <table:table-cell table:formula="of:=(([.F36] / [.G36]) + ([.D36] / [.E36])) / 2" office:value-type="float" office:value="0.486832986832987" calcext:value-type="float">
            <text:p>0.486832986832987</text:p>
          </table:table-cell>
          <table:table-cell table:formula="of:=IF([.I36]&gt;0.4;1;IF([.I36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675675675675669" calcext:value-type="float">
            <text:p>0.000675675675675669</text:p>
          </table:table-cell>
          <table:table-cell office:value-type="float" office:value="0.000641025641025639" calcext:value-type="float">
            <text:p>0.00064102564102563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formula="of:=[.B37]-[.C37]" office:value-type="float" office:value="0.00003465003465003" calcext:value-type="float">
            <text:p>3.465003465003E-05</text:p>
          </table:table-cell>
          <table:table-cell table:formula="of:=(([.F37] / [.G37]) + ([.D37] / [.E37])) / 2" office:value-type="float" office:value="0.324662162162162" calcext:value-type="float">
            <text:p>0.324662162162162</text:p>
          </table:table-cell>
          <table:table-cell table:formula="of:=IF([.I37]&gt;0.4;1;IF([.I37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625390869293307" calcext:value-type="float">
            <text:p>0.000625390869293307</text:p>
          </table:table-cell>
          <table:table-cell office:value-type="float" office:value="0.000609756097560976" calcext:value-type="float">
            <text:p>0.000609756097560976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formula="of:=[.B38]-[.C38]" office:value-type="float" office:value="0.000015634771732331" calcext:value-type="float">
            <text:p>1.5634771732331E-05</text:p>
          </table:table-cell>
          <table:table-cell table:formula="of:=(([.F38] / [.G38]) + ([.D38] / [.E38])) / 2" office:value-type="float" office:value="0.487492182614134" calcext:value-type="float">
            <text:p>0.487492182614134</text:p>
          </table:table-cell>
          <table:table-cell table:formula="of:=IF([.I38]&gt;0.4;1;IF([.I38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625390869293307" calcext:value-type="float">
            <text:p>0.000625390869293307</text:p>
          </table:table-cell>
          <table:table-cell office:value-type="float" office:value="0.000580720092915217" calcext:value-type="float">
            <text:p>0.000580720092915217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formula="of:=[.B39]-[.C39]" office:value-type="float" office:value="0.00004467077637809" calcext:value-type="float">
            <text:p>4.467077637809E-05</text:p>
          </table:table-cell>
          <table:table-cell table:formula="of:=(([.F39] / [.G39]) + ([.D39] / [.E39])) / 2" office:value-type="float" office:value="0.487492182614134" calcext:value-type="float">
            <text:p>0.487492182614134</text:p>
          </table:table-cell>
          <table:table-cell table:formula="of:=IF([.I39]&gt;0.4;1;IF([.I39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567214974475316" calcext:value-type="float">
            <text:p>0.000567214974475316</text:p>
          </table:table-cell>
          <table:table-cell office:value-type="float" office:value="0.000553709856035436" calcext:value-type="float">
            <text:p>0.000553709856035436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table:formula="of:=[.B40]-[.C40]" office:value-type="float" office:value="0.00001350511843988" calcext:value-type="float">
            <text:p>1.350511843988E-05</text:p>
          </table:table-cell>
          <table:table-cell table:formula="of:=(([.F40] / [.G40]) + ([.D40] / [.E40])) / 2" office:value-type="float" office:value="0.488088485536018" calcext:value-type="float">
            <text:p>0.488088485536018</text:p>
          </table:table-cell>
          <table:table-cell table:formula="of:=IF([.I40]&gt;0.4;1;IF([.I40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554323725055483" calcext:value-type="float">
            <text:p>0.000554323725055483</text:p>
          </table:table-cell>
          <table:table-cell office:value-type="float" office:value="0.000528541226215644" calcext:value-type="float">
            <text:p>0.000528541226215644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B41]-[.C41]" office:value-type="float" office:value="0.000025782498839839" calcext:value-type="float">
            <text:p>2.5782498839839E-05</text:p>
          </table:table-cell>
          <table:table-cell table:formula="of:=(([.F41] / [.G41]) + ([.D41] / [.E41])) / 2" office:value-type="float" office:value="0.341186252771619" calcext:value-type="float">
            <text:p>0.341186252771619</text:p>
          </table:table-cell>
          <table:table-cell table:formula="of:=IF([.I41]&gt;0.4;1;IF([.I41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51679586563308" calcext:value-type="float">
            <text:p>0.00051679586563308</text:p>
          </table:table-cell>
          <table:table-cell office:value-type="float" office:value="0.000505050505050505" calcext:value-type="float">
            <text:p>0.000505050505050505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table:formula="of:=[.B42]-[.C42]" office:value-type="float" office:value="0.0000117453605825749" calcext:value-type="float">
            <text:p>1.17453605825749E-05</text:p>
          </table:table-cell>
          <table:table-cell table:formula="of:=(([.F42] / [.G42]) + ([.D42] / [.E42])) / 2" office:value-type="float" office:value="0.488630490956072" calcext:value-type="float">
            <text:p>0.488630490956072</text:p>
          </table:table-cell>
          <table:table-cell table:formula="of:=IF([.I42]&gt;0.4;1;IF([.I42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505561172901903" calcext:value-type="float">
            <text:p>0.000505561172901903</text:p>
          </table:table-cell>
          <table:table-cell office:value-type="float" office:value="0.000483091787439615" calcext:value-type="float">
            <text:p>0.000483091787439615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B43]-[.C43]" office:value-type="float" office:value="0.0000224693854622881" calcext:value-type="float">
            <text:p>2.24693854622881E-05</text:p>
          </table:table-cell>
          <table:table-cell table:formula="of:=(([.F43] / [.G43]) + ([.D43] / [.E43])) / 2" office:value-type="float" office:value="0.325834175935288" calcext:value-type="float">
            <text:p>0.325834175935288</text:p>
          </table:table-cell>
          <table:table-cell table:formula="of:=IF([.I43]&gt;0.4;1;IF([.I43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472813238770686" calcext:value-type="float">
            <text:p>0.000472813238770686</text:p>
          </table:table-cell>
          <table:table-cell office:value-type="float" office:value="0.000462534690101758" calcext:value-type="float">
            <text:p>0.000462534690101758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table:formula="of:=[.B44]-[.C44]" office:value-type="float" office:value="0.000010278548668928" calcext:value-type="float">
            <text:p>1.0278548668928E-05</text:p>
          </table:table-cell>
          <table:table-cell table:formula="of:=(([.F44] / [.G44]) + ([.D44] / [.E44])) / 2" office:value-type="float" office:value="0.489125295508274" calcext:value-type="float">
            <text:p>0.489125295508274</text:p>
          </table:table-cell>
          <table:table-cell table:formula="of:=IF([.I44]&gt;0.4;1;IF([.I44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472813238770686" calcext:value-type="float">
            <text:p>0.000472813238770686</text:p>
          </table:table-cell>
          <table:table-cell office:value-type="float" office:value="0.000443262411347518" calcext:value-type="float">
            <text:p>0.000443262411347518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table:formula="of:=[.B45]-[.C45]" office:value-type="float" office:value="0.000029550827423168" calcext:value-type="float">
            <text:p>2.9550827423168E-05</text:p>
          </table:table-cell>
          <table:table-cell table:formula="of:=(([.F45] / [.G45]) + ([.D45] / [.E45])) / 2" office:value-type="float" office:value="0.489125295508274" calcext:value-type="float">
            <text:p>0.489125295508274</text:p>
          </table:table-cell>
          <table:table-cell table:formula="of:=IF([.I45]&gt;0.4;1;IF([.I45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434216239687368" calcext:value-type="float">
            <text:p>0.000434216239687368</text:p>
          </table:table-cell>
          <table:table-cell office:value-type="float" office:value="0.000425170068027211" calcext:value-type="float">
            <text:p>0.000425170068027211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table:formula="of:=[.B46]-[.C46]" office:value-type="float" office:value="0.00000904617166015703" calcext:value-type="float">
            <text:p>9.04617166015703E-06</text:p>
          </table:table-cell>
          <table:table-cell table:formula="of:=(([.F46] / [.G46]) + ([.D46] / [.E46])) / 2" office:value-type="float" office:value="0.489578810247503" calcext:value-type="float">
            <text:p>0.489578810247503</text:p>
          </table:table-cell>
          <table:table-cell table:formula="of:=IF([.I46]&gt;0.4;1;IF([.I46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425531914893584" calcext:value-type="float">
            <text:p>0.000425531914893584</text:p>
          </table:table-cell>
          <table:table-cell office:value-type="float" office:value="0.00040816326530612" calcext:value-type="float">
            <text:p>0.00040816326530612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formula="of:=[.B47]-[.C47]" office:value-type="float" office:value="0.000017368649587464" calcext:value-type="float">
            <text:p>1.7368649587464E-05</text:p>
          </table:table-cell>
          <table:table-cell table:formula="of:=(([.F47] / [.G47]) + ([.D47] / [.E47])) / 2" office:value-type="float" office:value="0.340212765957447" calcext:value-type="float">
            <text:p>0.340212765957447</text:p>
          </table:table-cell>
          <table:table-cell table:formula="of:=IF([.I47]&gt;0.4;1;IF([.I47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400160064025601" calcext:value-type="float">
            <text:p>0.000400160064025601</text:p>
          </table:table-cell>
          <table:table-cell office:value-type="float" office:value="0.000392156862745099" calcext:value-type="float">
            <text:p>0.000392156862745099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table:formula="of:=[.B48]-[.C48]" office:value-type="float" office:value="0.000008003201280502" calcext:value-type="float">
            <text:p>8.003201280502E-06</text:p>
          </table:table-cell>
          <table:table-cell table:formula="of:=(([.F48] / [.G48]) + ([.D48] / [.E48])) / 2" office:value-type="float" office:value="0.48999599839936" calcext:value-type="float">
            <text:p>0.48999599839936</text:p>
          </table:table-cell>
          <table:table-cell table:formula="of:=IF([.I48]&gt;0.4;1;IF([.I48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392464678178994" calcext:value-type="float">
            <text:p>0.000392464678178994</text:p>
          </table:table-cell>
          <table:table-cell office:value-type="float" office:value="0.00037707390648567" calcext:value-type="float">
            <text:p>0.0003770739064856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table:formula="of:=[.B49]-[.C49]" office:value-type="float" office:value="0.000015390771693324" calcext:value-type="float">
            <text:p>1.5390771693324E-05</text:p>
          </table:table-cell>
          <table:table-cell table:formula="of:=(([.F49] / [.G49]) + ([.D49] / [.E49])) / 2" office:value-type="float" office:value="0.326726844583987" calcext:value-type="float">
            <text:p>0.326726844583987</text:p>
          </table:table-cell>
          <table:table-cell table:formula="of:=IF([.I49]&gt;0.4;1;IF([.I49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36995930447653" calcext:value-type="float">
            <text:p>0.00036995930447653</text:p>
          </table:table-cell>
          <table:table-cell office:value-type="float" office:value="0.000362844702467346" calcext:value-type="float">
            <text:p>0.000362844702467346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table:formula="of:=[.B50]-[.C50]" office:value-type="float" office:value="0.000007114602009184" calcext:value-type="float">
            <text:p>7.114602009184E-06</text:p>
          </table:table-cell>
          <table:table-cell table:formula="of:=(([.F50] / [.G50]) + ([.D50] / [.E50])) / 2" office:value-type="float" office:value="0.490381058083611" calcext:value-type="float">
            <text:p>0.490381058083611</text:p>
          </table:table-cell>
          <table:table-cell table:formula="of:=IF([.I50]&gt;0.4;1;IF([.I50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36995930447653" calcext:value-type="float">
            <text:p>0.00036995930447653</text:p>
          </table:table-cell>
          <table:table-cell office:value-type="float" office:value="0.000349406009783369" calcext:value-type="float">
            <text:p>0.000349406009783369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table:formula="of:=[.B51]-[.C51]" office:value-type="float" office:value="0.000020553294693161" calcext:value-type="float">
            <text:p>2.0553294693161E-05</text:p>
          </table:table-cell>
          <table:table-cell table:formula="of:=(([.F51] / [.G51]) + ([.D51] / [.E51])) / 2" office:value-type="float" office:value="0.490381058083611" calcext:value-type="float">
            <text:p>0.490381058083611</text:p>
          </table:table-cell>
          <table:table-cell table:formula="of:=IF([.I51]&gt;0.4;1;IF([.I51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343053173241847" calcext:value-type="float">
            <text:p>0.000343053173241847</text:p>
          </table:table-cell>
          <table:table-cell office:value-type="float" office:value="0.000336700336700337" calcext:value-type="float">
            <text:p>0.000336700336700337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formula="of:=[.B52]-[.C52]" office:value-type="float" office:value="0.00000635283654151" calcext:value-type="float">
            <text:p>6.35283654151E-06</text:p>
          </table:table-cell>
          <table:table-cell table:formula="of:=(([.F52] / [.G52]) + ([.D52] / [.E52])) / 2" office:value-type="float" office:value="0.49073756432247" calcext:value-type="float">
            <text:p>0.49073756432247</text:p>
          </table:table-cell>
          <table:table-cell table:formula="of:=IF([.I52]&gt;0.4;1;IF([.I52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336927223719641" calcext:value-type="float">
            <text:p>0.000336927223719641</text:p>
          </table:table-cell>
          <table:table-cell office:value-type="float" office:value="0.000324675324675325" calcext:value-type="float">
            <text:p>0.000324675324675325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table:formula="of:=[.B53]-[.C53]" office:value-type="float" office:value="0.000012251899044316" calcext:value-type="float">
            <text:p>1.2251899044316E-05</text:p>
          </table:table-cell>
          <table:table-cell table:formula="of:=(([.F53] / [.G53]) + ([.D53] / [.E53])) / 2" office:value-type="float" office:value="0.339454177897574" calcext:value-type="float">
            <text:p>0.339454177897574</text:p>
          </table:table-cell>
          <table:table-cell table:formula="of:=IF([.I53]&gt;0.4;1;IF([.I53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318979266347663" calcext:value-type="float">
            <text:p>0.000318979266347663</text:p>
          </table:table-cell>
          <table:table-cell office:value-type="float" office:value="0.00031328320802005" calcext:value-type="float">
            <text:p>0.00031328320802005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table:formula="of:=[.B54]-[.C54]" office:value-type="float" office:value="0.000005696058327613" calcext:value-type="float">
            <text:p>5.696058327613E-06</text:p>
          </table:table-cell>
          <table:table-cell table:formula="of:=(([.F54] / [.G54]) + ([.D54] / [.E54])) / 2" office:value-type="float" office:value="0.491068580542265" calcext:value-type="float">
            <text:p>0.491068580542265</text:p>
          </table:table-cell>
          <table:table-cell table:formula="of:=IF([.I54]&gt;0.4;1;IF([.I54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313479623824442" calcext:value-type="float">
            <text:p>0.000313479623824442</text:p>
          </table:table-cell>
          <table:table-cell office:value-type="float" office:value="0.000302480338777979" calcext:value-type="float">
            <text:p>0.000302480338777979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table:formula="of:=[.B55]-[.C55]" office:value-type="float" office:value="0.000010999285046463" calcext:value-type="float">
            <text:p>1.0999285046463E-05</text:p>
          </table:table-cell>
          <table:table-cell table:formula="of:=(([.F55] / [.G55]) + ([.D55] / [.E55])) / 2" office:value-type="float" office:value="0.32742946708464" calcext:value-type="float">
            <text:p>0.32742946708464</text:p>
          </table:table-cell>
          <table:table-cell table:formula="of:=IF([.I55]&gt;0.4;1;IF([.I55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297353553375013" calcext:value-type="float">
            <text:p>0.000297353553375013</text:p>
          </table:table-cell>
          <table:table-cell office:value-type="float" office:value="0.000292226767971946" calcext:value-type="float">
            <text:p>0.000292226767971946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formula="of:=[.B56]-[.C56]" office:value-type="float" office:value="0.00000512678540306701" calcext:value-type="float">
            <text:p>5.12678540306701E-06</text:p>
          </table:table-cell>
          <table:table-cell table:formula="of:=(([.F56] / [.G56]) + ([.D56] / [.E56])) / 2" office:value-type="float" office:value="0.491376746952126" calcext:value-type="float">
            <text:p>0.491376746952126</text:p>
          </table:table-cell>
          <table:table-cell table:formula="of:=IF([.I56]&gt;0.4;1;IF([.I56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297353553375013" calcext:value-type="float">
            <text:p>0.000297353553375013</text:p>
          </table:table-cell>
          <table:table-cell office:value-type="float" office:value="0.000282485875706215" calcext:value-type="float">
            <text:p>0.000282485875706215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formula="of:=[.B57]-[.C57]" office:value-type="float" office:value="0.000014867677668798" calcext:value-type="float">
            <text:p>1.4867677668798E-05</text:p>
          </table:table-cell>
          <table:table-cell table:formula="of:=(([.F57] / [.G57]) + ([.D57] / [.E57])) / 2" office:value-type="float" office:value="0.491376746952126" calcext:value-type="float">
            <text:p>0.491376746952126</text:p>
          </table:table-cell>
          <table:table-cell table:formula="of:=IF([.I57]&gt;0.4;1;IF([.I57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277854959710999" calcext:value-type="float">
            <text:p>0.000277854959710999</text:p>
          </table:table-cell>
          <table:table-cell office:value-type="float" office:value="0.000273224043715846" calcext:value-type="float">
            <text:p>0.000273224043715846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table:formula="of:=[.B58]-[.C58]" office:value-type="float" office:value="0.00000463091599515298" calcext:value-type="float">
            <text:p>4.63091599515298E-06</text:p>
          </table:table-cell>
          <table:table-cell table:formula="of:=(([.F58] / [.G58]) + ([.D58] / [.E58])) / 2" office:value-type="float" office:value="0.491664351208669" calcext:value-type="float">
            <text:p>0.491664351208669</text:p>
          </table:table-cell>
          <table:table-cell table:formula="of:=IF([.I58]&gt;0.4;1;IF([.I58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0273373428102797" calcext:value-type="float">
            <text:p>0.000273373428102797</text:p>
          </table:table-cell>
          <table:table-cell office:value-type="float" office:value="0.000264410364886305" calcext:value-type="float">
            <text:p>0.000264410364886305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table:formula="of:=[.B59]-[.C59]" office:value-type="float" office:value="0.00000896306321649201" calcext:value-type="float">
            <text:p>8.96306321649201E-06</text:p>
          </table:table-cell>
          <table:table-cell table:formula="of:=(([.F59] / [.G59]) + ([.D59] / [.E59])) / 2" office:value-type="float" office:value="0.338846364133406" calcext:value-type="float">
            <text:p>0.338846364133406</text:p>
          </table:table-cell>
          <table:table-cell table:formula="of:=IF([.I59]&gt;0.4;1;IF([.I59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260213374967455" calcext:value-type="float">
            <text:p>0.000260213374967455</text:p>
          </table:table-cell>
          <table:table-cell office:value-type="float" office:value="0.000256016385048644" calcext:value-type="float">
            <text:p>0.000256016385048644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table:formula="of:=[.B60]-[.C60]" office:value-type="float" office:value="0.00000419698991881103" calcext:value-type="float">
            <text:p>4.19698991881103E-06</text:p>
          </table:table-cell>
          <table:table-cell table:formula="of:=(([.F60] / [.G60]) + ([.D60] / [.E60])) / 2" office:value-type="float" office:value="0.491933385376008" calcext:value-type="float">
            <text:p>0.491933385376008</text:p>
          </table:table-cell>
          <table:table-cell table:formula="of:=IF([.I60]&gt;0.4;1;IF([.I60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256147540983631" calcext:value-type="float">
            <text:p>0.000256147540983631</text:p>
          </table:table-cell>
          <table:table-cell office:value-type="float" office:value="0.000248015873015872" calcext:value-type="float">
            <text:p>0.000248015873015872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table:formula="of:=[.B61]-[.C61]" office:value-type="float" office:value="0.00000813166796775899" calcext:value-type="float">
            <text:p>8.13166796775899E-06</text:p>
          </table:table-cell>
          <table:table-cell table:formula="of:=(([.F61] / [.G61]) + ([.D61] / [.E61])) / 2" office:value-type="float" office:value="0.327996926229508" calcext:value-type="float">
            <text:p>0.327996926229508</text:p>
          </table:table-cell>
          <table:table-cell table:formula="of:=IF([.I61]&gt;0.4;1;IF([.I61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244200244200299" calcext:value-type="float">
            <text:p>0.000244200244200299</text:p>
          </table:table-cell>
          <table:table-cell office:value-type="float" office:value="0.000240384615384615" calcext:value-type="float">
            <text:p>0.000240384615384615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table:formula="of:=[.B62]-[.C62]" office:value-type="float" office:value="0.00000381562881568402" calcext:value-type="float">
            <text:p>3.81562881568402E-06</text:p>
          </table:table-cell>
          <table:table-cell table:formula="of:=(([.F62] / [.G62]) + ([.D62] / [.E62])) / 2" office:value-type="float" office:value="0.492185592185592" calcext:value-type="float">
            <text:p>0.492185592185592</text:p>
          </table:table-cell>
          <table:table-cell table:formula="of:=IF([.I62]&gt;0.4;1;IF([.I62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0244200244200299" calcext:value-type="float">
            <text:p>0.000244200244200299</text:p>
          </table:table-cell>
          <table:table-cell office:value-type="float" office:value="0.000233100233100234" calcext:value-type="float">
            <text:p>0.000233100233100234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table:formula="of:=[.B63]-[.C63]" office:value-type="float" office:value="0.000011100011100065" calcext:value-type="float">
            <text:p>1.1100011100065E-05</text:p>
          </table:table-cell>
          <table:table-cell table:formula="of:=(([.F63] / [.G63]) + ([.D63] / [.E63])) / 2" office:value-type="float" office:value="0.492185592185592" calcext:value-type="float">
            <text:p>0.492185592185592</text:p>
          </table:table-cell>
          <table:table-cell table:formula="of:=IF([.I63]&gt;0.4;1;IF([.I63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229621125143464" calcext:value-type="float">
            <text:p>0.000229621125143464</text:p>
          </table:table-cell>
          <table:table-cell office:value-type="float" office:value="0.000226142017186794" calcext:value-type="float">
            <text:p>0.000226142017186794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formula="of:=[.B64]-[.C64]" office:value-type="float" office:value="0.00000347910795667" calcext:value-type="float">
            <text:p>3.47910795667E-06</text:p>
          </table:table-cell>
          <table:table-cell table:formula="of:=(([.F64] / [.G64]) + ([.D64] / [.E64])) / 2" office:value-type="float" office:value="0.492422502870264" calcext:value-type="float">
            <text:p>0.492422502870264</text:p>
          </table:table-cell>
          <table:table-cell table:formula="of:=IF([.I64]&gt;0.4;1;IF([.I64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0226244343891402" calcext:value-type="float">
            <text:p>0.000226244343891402</text:p>
          </table:table-cell>
          <table:table-cell office:value-type="float" office:value="0.000219490781387182" calcext:value-type="float">
            <text:p>0.000219490781387182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table:formula="of:=[.B65]-[.C65]" office:value-type="float" office:value="0.00000675356250421998" calcext:value-type="float">
            <text:p>6.75356250421998E-06</text:p>
          </table:table-cell>
          <table:table-cell table:formula="of:=(([.F65] / [.G65]) + ([.D65] / [.E65])) / 2" office:value-type="float" office:value="0.338348416289593" calcext:value-type="float">
            <text:p>0.338348416289593</text:p>
          </table:table-cell>
          <table:table-cell table:formula="of:=IF([.I65]&gt;0.4;1;IF([.I65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216309755570021" calcext:value-type="float">
            <text:p>0.000216309755570021</text:p>
          </table:table-cell>
          <table:table-cell office:value-type="float" office:value="0.00021312872975277" calcext:value-type="float">
            <text:p>0.00021312872975277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table:formula="of:=[.B66]-[.C66]" office:value-type="float" office:value="0.000003181025817251" calcext:value-type="float">
            <text:p>3.181025817251E-06</text:p>
          </table:table-cell>
          <table:table-cell table:formula="of:=(([.F66] / [.G66]) + ([.D66] / [.E66])) / 2" office:value-type="float" office:value="0.492645468310621" calcext:value-type="float">
            <text:p>0.492645468310621</text:p>
          </table:table-cell>
          <table:table-cell table:formula="of:=IF([.I66]&gt;0.4;1;IF([.I66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213219616204685" calcext:value-type="float">
            <text:p>0.000213219616204685</text:p>
          </table:table-cell>
          <table:table-cell office:value-type="float" office:value="0.000207039337474121" calcext:value-type="float">
            <text:p>0.000207039337474121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table:formula="of:=[.B67]-[.C67]" office:value-type="float" office:value="0.00000618027873056399" calcext:value-type="float">
            <text:p>6.18027873056399E-06</text:p>
          </table:table-cell>
          <table:table-cell table:formula="of:=(([.F67] / [.G67]) + ([.D67] / [.E67])) / 2" office:value-type="float" office:value="0.328464818763326" calcext:value-type="float">
            <text:p>0.328464818763326</text:p>
          </table:table-cell>
          <table:table-cell table:formula="of:=IF([.I67]&gt;0.4;1;IF([.I67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204123290467428" calcext:value-type="float">
            <text:p>0.000204123290467428</text:p>
          </table:table-cell>
          <table:table-cell office:value-type="float" office:value="0.000201207243460764" calcext:value-type="float">
            <text:p>0.000201207243460764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table:formula="of:=[.B68]-[.C68]" office:value-type="float" office:value="0.00000291604700666402" calcext:value-type="float">
            <text:p>2.91604700666402E-06</text:p>
          </table:table-cell>
          <table:table-cell table:formula="of:=(([.F68] / [.G68]) + ([.D68] / [.E68])) / 2" office:value-type="float" office:value="0.49285568483364" calcext:value-type="float">
            <text:p>0.49285568483364</text:p>
          </table:table-cell>
          <table:table-cell table:formula="of:=IF([.I68]&gt;0.4;1;IF([.I68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204123290467428" calcext:value-type="float">
            <text:p>0.000204123290467428</text:p>
          </table:table-cell>
          <table:table-cell office:value-type="float" office:value="0.000195618153364633" calcext:value-type="float">
            <text:p>0.000195618153364633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table:formula="of:=[.B69]-[.C69]" office:value-type="float" office:value="0.00000850513710279501" calcext:value-type="float">
            <text:p>8.50513710279501E-06</text:p>
          </table:table-cell>
          <table:table-cell table:formula="of:=(([.F69] / [.G69]) + ([.D69] / [.E69])) / 2" office:value-type="float" office:value="0.49285568483364" calcext:value-type="float">
            <text:p>0.49285568483364</text:p>
          </table:table-cell>
          <table:table-cell table:formula="of:=IF([.I69]&gt;0.4;1;IF([.I69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192938452633573" calcext:value-type="float">
            <text:p>0.000192938452633573</text:p>
          </table:table-cell>
          <table:table-cell office:value-type="float" office:value="0.000190258751902588" calcext:value-type="float">
            <text:p>0.000190258751902588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table:formula="of:=[.B70]-[.C70]" office:value-type="float" office:value="0.00000267970073098502" calcext:value-type="float">
            <text:p>2.67970073098502E-06</text:p>
          </table:table-cell>
          <table:table-cell table:formula="of:=(([.F70] / [.G70]) + ([.D70] / [.E70])) / 2" office:value-type="float" office:value="0.49305421570519" calcext:value-type="float">
            <text:p>0.49305421570519</text:p>
          </table:table-cell>
          <table:table-cell table:formula="of:=IF([.I70]&gt;0.4;1;IF([.I70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190331176246672" calcext:value-type="float">
            <text:p>0.000190331176246672</text:p>
          </table:table-cell>
          <table:table-cell office:value-type="float" office:value="0.000185116623472786" calcext:value-type="float">
            <text:p>0.000185116623472786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 table:formula="of:=[.B71]-[.C71]" office:value-type="float" office:value="0.00000521455277388601" calcext:value-type="float">
            <text:p>5.21455277388601E-06</text:p>
          </table:table-cell>
          <table:table-cell table:formula="of:=(([.F71] / [.G71]) + ([.D71] / [.E71])) / 2" office:value-type="float" office:value="0.337933003425961" calcext:value-type="float">
            <text:p>0.337933003425961</text:p>
          </table:table-cell>
          <table:table-cell table:formula="of:=IF([.I71]&gt;0.4;1;IF([.I71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182648401826524" calcext:value-type="float">
            <text:p>0.000182648401826524</text:p>
          </table:table-cell>
          <table:table-cell office:value-type="float" office:value="0.00018018018018018" calcext:value-type="float">
            <text:p>0.00018018018018018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table:formula="of:=[.B72]-[.C72]" office:value-type="float" office:value="0.00000246822164634401" calcext:value-type="float">
            <text:p>2.46822164634401E-06</text:p>
          </table:table-cell>
          <table:table-cell table:formula="of:=(([.F72] / [.G72]) + ([.D72] / [.E72])) / 2" office:value-type="float" office:value="0.49324200913242" calcext:value-type="float">
            <text:p>0.49324200913242</text:p>
          </table:table-cell>
          <table:table-cell table:formula="of:=IF([.I72]&gt;0.4;1;IF([.I72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18024513338144" calcext:value-type="float">
            <text:p>0.00018024513338144</text:p>
          </table:table-cell>
          <table:table-cell office:value-type="float" office:value="0.00017543859649123" calcext:value-type="float">
            <text:p>0.00017543859649123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table:formula="of:=[.B73]-[.C73]" office:value-type="float" office:value="0.00000480653689020999" calcext:value-type="float">
            <text:p>4.80653689020999E-06</text:p>
          </table:table-cell>
          <table:table-cell table:formula="of:=(([.F73] / [.G73]) + ([.D73] / [.E73])) / 2" office:value-type="float" office:value="0.328857245854362" calcext:value-type="float">
            <text:p>0.328857245854362</text:p>
          </table:table-cell>
          <table:table-cell table:formula="of:=IF([.I73]&gt;0.4;1;IF([.I73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173160173160158" calcext:value-type="float">
            <text:p>0.000173160173160158</text:p>
          </table:table-cell>
          <table:table-cell office:value-type="float" office:value="0.000170881749829117" calcext:value-type="float">
            <text:p>0.000170881749829117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table:formula="of:=[.B74]-[.C74]" office:value-type="float" office:value="0.00000227842333104102" calcext:value-type="float">
            <text:p>2.27842333104102E-06</text:p>
          </table:table-cell>
          <table:table-cell table:formula="of:=(([.F74] / [.G74]) + ([.D74] / [.E74])) / 2" office:value-type="float" office:value="0.493419913419913" calcext:value-type="float">
            <text:p>0.493419913419913</text:p>
          </table:table-cell>
          <table:table-cell table:formula="of:=IF([.I74]&gt;0.4;1;IF([.I74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173160173160158" calcext:value-type="float">
            <text:p>0.000173160173160158</text:p>
          </table:table-cell>
          <table:table-cell office:value-type="float" office:value="0.000166500166500168" calcext:value-type="float">
            <text:p>0.000166500166500168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table:formula="of:=[.B75]-[.C75]" office:value-type="float" office:value="0.00000666000665999002" calcext:value-type="float">
            <text:p>6.66000665999002E-06</text:p>
          </table:table-cell>
          <table:table-cell table:formula="of:=(([.F75] / [.G75]) + ([.D75] / [.E75])) / 2" office:value-type="float" office:value="0.493419913419913" calcext:value-type="float">
            <text:p>0.493419913419913</text:p>
          </table:table-cell>
          <table:table-cell table:formula="of:=IF([.I75]&gt;0.4;1;IF([.I75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164392569455885" calcext:value-type="float">
            <text:p>0.000164392569455885</text:p>
          </table:table-cell>
          <table:table-cell office:value-type="float" office:value="0.000162284972411554" calcext:value-type="float">
            <text:p>0.000162284972411554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table:formula="of:=[.B76]-[.C76]" office:value-type="float" office:value="0.00000210759704433099" calcext:value-type="float">
            <text:p>2.10759704433099E-06</text:p>
          </table:table-cell>
          <table:table-cell table:formula="of:=(([.F76] / [.G76]) + ([.D76] / [.E76])) / 2" office:value-type="float" office:value="0.493588689791221" calcext:value-type="float">
            <text:p>0.493588689791221</text:p>
          </table:table-cell>
          <table:table-cell table:formula="of:=IF([.I76]&gt;0.4;1;IF([.I76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162337662337642" calcext:value-type="float">
            <text:p>0.000162337662337642</text:p>
          </table:table-cell>
          <table:table-cell office:value-type="float" office:value="0.000158227848101265" calcext:value-type="float">
            <text:p>0.000158227848101265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77" calcext:value-type="float">
            <text:p>77</text:p>
          </table:table-cell>
          <table:table-cell table:formula="of:=[.B77]-[.C77]" office:value-type="float" office:value="0.000004109814236377" calcext:value-type="float">
            <text:p>4.109814236377E-06</text:p>
          </table:table-cell>
          <table:table-cell table:formula="of:=(([.F77] / [.G77]) + ([.D77] / [.E77])) / 2" office:value-type="float" office:value="0.337581168831169" calcext:value-type="float">
            <text:p>0.337581168831169</text:p>
          </table:table-cell>
          <table:table-cell table:formula="of:=IF([.I77]&gt;0.4;1;IF([.I77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156274417877744" calcext:value-type="float">
            <text:p>0.000156274417877744</text:p>
          </table:table-cell>
          <table:table-cell office:value-type="float" office:value="0.000154320987654322" calcext:value-type="float">
            <text:p>0.000154320987654322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table:formula="of:=[.B78]-[.C78]" office:value-type="float" office:value="0.00000195343022342201" calcext:value-type="float">
            <text:p>1.95343022342201E-06</text:p>
          </table:table-cell>
          <table:table-cell table:formula="of:=(([.F78] / [.G78]) + ([.D78] / [.E78])) / 2" office:value-type="float" office:value="0.493749023284888" calcext:value-type="float">
            <text:p>0.493749023284888</text:p>
          </table:table-cell>
          <table:table-cell table:formula="of:=IF([.I78]&gt;0.4;1;IF([.I78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154368632293955" calcext:value-type="float">
            <text:p>0.000154368632293955</text:p>
          </table:table-cell>
          <table:table-cell office:value-type="float" office:value="0.000150557061126166" calcext:value-type="float">
            <text:p>0.000150557061126166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formula="of:=[.B79]-[.C79]" office:value-type="float" office:value="0.000003811571167789" calcext:value-type="float">
            <text:p>3.811571167789E-06</text:p>
          </table:table-cell>
          <table:table-cell table:formula="of:=(([.F79] / [.G79]) + ([.D79] / [.E79])) / 2" office:value-type="float" office:value="0.32919110836678" calcext:value-type="float">
            <text:p>0.32919110836678</text:p>
          </table:table-cell>
          <table:table-cell table:formula="of:=IF([.I79]&gt;0.4;1;IF([.I79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148743120630679" calcext:value-type="float">
            <text:p>0.000148743120630679</text:p>
          </table:table-cell>
          <table:table-cell office:value-type="float" office:value="0.000146929180135175" calcext:value-type="float">
            <text:p>0.000146929180135175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  <table:table-cell table:formula="of:=[.B80]-[.C80]" office:value-type="float" office:value="0.00000181394049550402" calcext:value-type="float">
            <text:p>1.81394049550402E-06</text:p>
          </table:table-cell>
          <table:table-cell table:formula="of:=(([.F80] / [.G80]) + ([.D80] / [.E80])) / 2" office:value-type="float" office:value="0.493901532054142" calcext:value-type="float">
            <text:p>0.493901532054142</text:p>
          </table:table-cell>
          <table:table-cell table:formula="of:=IF([.I80]&gt;0.4;1;IF([.I80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148743120630679" calcext:value-type="float">
            <text:p>0.000148743120630679</text:p>
          </table:table-cell>
          <table:table-cell office:value-type="float" office:value="0.000143430866322434" calcext:value-type="float">
            <text:p>0.000143430866322434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  <table:table-cell table:formula="of:=[.B81]-[.C81]" office:value-type="float" office:value="0.000005312254308245" calcext:value-type="float">
            <text:p>5.312254308245E-06</text:p>
          </table:table-cell>
          <table:table-cell table:formula="of:=(([.F81] / [.G81]) + ([.D81] / [.E81])) / 2" office:value-type="float" office:value="0.493901532054142" calcext:value-type="float">
            <text:p>0.493901532054142</text:p>
          </table:table-cell>
          <table:table-cell table:formula="of:=IF([.I81]&gt;0.4;1;IF([.I81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141743444365738" calcext:value-type="float">
            <text:p>0.000141743444365738</text:p>
          </table:table-cell>
          <table:table-cell office:value-type="float" office:value="0.000140056022408963" calcext:value-type="float">
            <text:p>0.000140056022408963</text:p>
          </table:table-cell>
          <table:table-cell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table:formula="of:=[.B82]-[.C82]" office:value-type="float" office:value="0.00000168742195677499" calcext:value-type="float">
            <text:p>1.68742195677499E-06</text:p>
          </table:table-cell>
          <table:table-cell table:formula="of:=(([.F82] / [.G82]) + ([.D82] / [.E82])) / 2" office:value-type="float" office:value="0.494046775336641" calcext:value-type="float">
            <text:p>0.494046775336641</text:p>
          </table:table-cell>
          <table:table-cell table:formula="of:=IF([.I82]&gt;0.4;1;IF([.I82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140095264780038" calcext:value-type="float">
            <text:p>0.000140095264780038</text:p>
          </table:table-cell>
          <table:table-cell office:value-type="float" office:value="0.000136798905608755" calcext:value-type="float">
            <text:p>0.000136798905608755</text:p>
          </table:table-cell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table:formula="of:=[.B83]-[.C83]" office:value-type="float" office:value="0.00000329635917128301" calcext:value-type="float">
            <text:p>3.29635917128301E-06</text:p>
          </table:table-cell>
          <table:table-cell table:formula="of:=(([.F83] / [.G83]) + ([.D83] / [.E83])) / 2" office:value-type="float" office:value="0.337279349957971" calcext:value-type="float">
            <text:p>0.337279349957971</text:p>
          </table:table-cell>
          <table:table-cell table:formula="of:=IF([.I83]&gt;0.4;1;IF([.I83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135226504394848" calcext:value-type="float">
            <text:p>0.000135226504394848</text:p>
          </table:table-cell>
          <table:table-cell office:value-type="float" office:value="0.000133654103180968" calcext:value-type="float">
            <text:p>0.000133654103180968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87" calcext:value-type="float">
            <text:p>87</text:p>
          </table:table-cell>
          <table:table-cell table:formula="of:=[.B84]-[.C84]" office:value-type="float" office:value="0.00000157240121387999" calcext:value-type="float">
            <text:p>1.57240121387999E-06</text:p>
          </table:table-cell>
          <table:table-cell table:formula="of:=(([.F84] / [.G84]) + ([.D84] / [.E84])) / 2" office:value-type="float" office:value="0.494185260311021" calcext:value-type="float">
            <text:p>0.494185260311021</text:p>
          </table:table-cell>
          <table:table-cell table:formula="of:=IF([.I84]&gt;0.4;1;IF([.I84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133689839572182" calcext:value-type="float">
            <text:p>0.000133689839572182</text:p>
          </table:table-cell>
          <table:table-cell office:value-type="float" office:value="0.000130616509926854" calcext:value-type="float">
            <text:p>0.000130616509926854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table:formula="of:=[.B85]-[.C85]" office:value-type="float" office:value="0.00000307332964532799" calcext:value-type="float">
            <text:p>3.07332964532799E-06</text:p>
          </table:table-cell>
          <table:table-cell table:formula="of:=(([.F85] / [.G85]) + ([.D85] / [.E85])) / 2" office:value-type="float" office:value="0.329478609625668" calcext:value-type="float">
            <text:p>0.329478609625668</text:p>
          </table:table-cell>
          <table:table-cell table:formula="of:=IF([.I85]&gt;0.4;1;IF([.I85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129148908691701" calcext:value-type="float">
            <text:p>0.000129148908691701</text:p>
          </table:table-cell>
          <table:table-cell office:value-type="float" office:value="0.000127681307456589" calcext:value-type="float">
            <text:p>0.000127681307456589</text:p>
          </table:table-cell>
          <table:table-cell office:value-type="float" office:value="43" calcext:value-type="float">
            <text:p>43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table:formula="of:=[.B86]-[.C86]" office:value-type="float" office:value="0.00000146760123511199" calcext:value-type="float">
            <text:p>1.46760123511199E-06</text:p>
          </table:table-cell>
          <table:table-cell table:formula="of:=(([.F86] / [.G86]) + ([.D86] / [.E86])) / 2" office:value-type="float" office:value="0.494317448017564" calcext:value-type="float">
            <text:p>0.494317448017564</text:p>
          </table:table-cell>
          <table:table-cell table:formula="of:=IF([.I86]&gt;0.4;1;IF([.I86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129148908691701" calcext:value-type="float">
            <text:p>0.000129148908691701</text:p>
          </table:table-cell>
          <table:table-cell office:value-type="float" office:value="0.000124843945068663" calcext:value-type="float">
            <text:p>0.000124843945068663</text:p>
          </table:table-cell>
          <table:table-cell office:value-type="float" office:value="43" calcext:value-type="float">
            <text:p>43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table:formula="of:=[.B87]-[.C87]" office:value-type="float" office:value="0.000004304963623038" calcext:value-type="float">
            <text:p>4.304963623038E-06</text:p>
          </table:table-cell>
          <table:table-cell table:formula="of:=(([.F87] / [.G87]) + ([.D87] / [.E87])) / 2" office:value-type="float" office:value="0.494317448017564" calcext:value-type="float">
            <text:p>0.494317448017564</text:p>
          </table:table-cell>
          <table:table-cell table:formula="of:=IF([.I87]&gt;0.4;1;IF([.I87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123472033584426" calcext:value-type="float">
            <text:p>0.000123472033584426</text:p>
          </table:table-cell>
          <table:table-cell office:value-type="float" office:value="0.000122100122100122" calcext:value-type="float">
            <text:p>0.000122100122100122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table:formula="of:=[.B88]-[.C88]" office:value-type="float" office:value="0.00000137191148430401" calcext:value-type="float">
            <text:p>1.37191148430401E-06</text:p>
          </table:table-cell>
          <table:table-cell table:formula="of:=(([.F88] / [.G88]) + ([.D88] / [.E88])) / 2" office:value-type="float" office:value="0.494443758488702" calcext:value-type="float">
            <text:p>0.494443758488702</text:p>
          </table:table-cell>
          <table:table-cell table:formula="of:=IF([.I88]&gt;0.4;1;IF([.I88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122129946262817" calcext:value-type="float">
            <text:p>0.000122129946262817</text:p>
          </table:table-cell>
          <table:table-cell office:value-type="float" office:value="0.000119445771619686" calcext:value-type="float">
            <text:p>0.000119445771619686</text:p>
          </table:table-cell>
          <table:table-cell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table:formula="of:=[.B89]-[.C89]" office:value-type="float" office:value="0.000002684174643131" calcext:value-type="float">
            <text:p>2.684174643131E-06</text:p>
          </table:table-cell>
          <table:table-cell table:formula="of:=(([.F89] / [.G89]) + ([.D89] / [.E89])) / 2" office:value-type="float" office:value="0.337017586712262" calcext:value-type="float">
            <text:p>0.337017586712262</text:p>
          </table:table-cell>
          <table:table-cell table:formula="of:=IF([.I89]&gt;0.4;1;IF([.I89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118161408483974" calcext:value-type="float">
            <text:p>0.000118161408483974</text:p>
          </table:table-cell>
          <table:table-cell office:value-type="float" office:value="0.000116877045348292" calcext:value-type="float">
            <text:p>0.000116877045348292</text:p>
          </table:table-cell>
          <table:table-cell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  <table:table-cell table:formula="of:=[.B90]-[.C90]" office:value-type="float" office:value="0.000001284363135682" calcext:value-type="float">
            <text:p>1.284363135682E-06</text:p>
          </table:table-cell>
          <table:table-cell table:formula="of:=(([.F90] / [.G90]) + ([.D90] / [.E90])) / 2" office:value-type="float" office:value="0.494564575209737" calcext:value-type="float">
            <text:p>0.494564575209737</text:p>
          </table:table-cell>
          <table:table-cell table:formula="of:=IF([.I90]&gt;0.4;1;IF([.I90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116904372223503" calcext:value-type="float">
            <text:p>0.000116904372223503</text:p>
          </table:table-cell>
          <table:table-cell office:value-type="float" office:value="0.000114390299702586" calcext:value-type="float">
            <text:p>0.000114390299702586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31" calcext:value-type="float">
            <text:p>31</text:p>
          </table:table-cell>
          <table:table-cell office:value-type="float" office:value="94" calcext:value-type="float">
            <text:p>94</text:p>
          </table:table-cell>
          <table:table-cell table:formula="of:=[.B91]-[.C91]" office:value-type="float" office:value="0.000002514072520917" calcext:value-type="float">
            <text:p>2.514072520917E-06</text:p>
          </table:table-cell>
          <table:table-cell table:formula="of:=(([.F91] / [.G91]) + ([.D91] / [.E91])) / 2" office:value-type="float" office:value="0.329728781856441" calcext:value-type="float">
            <text:p>0.329728781856441</text:p>
          </table:table-cell>
          <table:table-cell table:formula="of:=IF([.I91]&gt;0.4;1;IF([.I91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113186191284642" calcext:value-type="float">
            <text:p>0.000113186191284642</text:p>
          </table:table-cell>
          <table:table-cell office:value-type="float" office:value="0.000111982082866741" calcext:value-type="float">
            <text:p>0.000111982082866741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table:formula="of:=[.B92]-[.C92]" office:value-type="float" office:value="0.000001204108417901" calcext:value-type="float">
            <text:p>1.204108417901E-06</text:p>
          </table:table-cell>
          <table:table-cell table:formula="of:=(([.F92] / [.G92]) + ([.D92] / [.E92])) / 2" office:value-type="float" office:value="0.494680249009621" calcext:value-type="float">
            <text:p>0.494680249009621</text:p>
          </table:table-cell>
          <table:table-cell table:formula="of:=IF([.I92]&gt;0.4;1;IF([.I92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113186191284642" calcext:value-type="float">
            <text:p>0.000113186191284642</text:p>
          </table:table-cell>
          <table:table-cell office:value-type="float" office:value="0.000109649122807018" calcext:value-type="float">
            <text:p>0.000109649122807018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table:formula="of:=[.B93]-[.C93]" office:value-type="float" office:value="0.00000353706847762399" calcext:value-type="float">
            <text:p>3.53706847762399E-06</text:p>
          </table:table-cell>
          <table:table-cell table:formula="of:=(([.F93] / [.G93]) + ([.D93] / [.E93])) / 2" office:value-type="float" office:value="0.494680249009621" calcext:value-type="float">
            <text:p>0.494680249009621</text:p>
          </table:table-cell>
          <table:table-cell table:formula="of:=IF([.I93]&gt;0.4;1;IF([.I93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108518719479145" calcext:value-type="float">
            <text:p>0.000108518719479145</text:p>
          </table:table-cell>
          <table:table-cell office:value-type="float" office:value="0.000107388316151202" calcext:value-type="float">
            <text:p>0.000107388316151202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table:formula="of:=[.B94]-[.C94]" office:value-type="float" office:value="0.000001130403327943" calcext:value-type="float">
            <text:p>1.130403327943E-06</text:p>
          </table:table-cell>
          <table:table-cell table:formula="of:=(([.F94] / [.G94]) + ([.D94] / [.E94])) / 2" office:value-type="float" office:value="0.494791101465003" calcext:value-type="float">
            <text:p>0.494791101465003</text:p>
          </table:table-cell>
          <table:table-cell table:formula="of:=IF([.I94]&gt;0.4;1;IF([.I94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107411385606881" calcext:value-type="float">
            <text:p>0.000107411385606881</text:p>
          </table:table-cell>
          <table:table-cell office:value-type="float" office:value="0.000105196717862403" calcext:value-type="float">
            <text:p>0.000105196717862403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table:formula="of:=[.B95]-[.C95]" office:value-type="float" office:value="0.000002214667744478" calcext:value-type="float">
            <text:p>2.214667744478E-06</text:p>
          </table:table-cell>
          <table:table-cell table:formula="of:=(([.F95] / [.G95]) + ([.D95] / [.E95])) / 2" office:value-type="float" office:value="0.336788399570354" calcext:value-type="float">
            <text:p>0.336788399570354</text:p>
          </table:table-cell>
          <table:table-cell table:formula="of:=IF([.I95]&gt;0.4;1;IF([.I95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104134124752686" calcext:value-type="float">
            <text:p>0.000104134124752686</text:p>
          </table:table-cell>
          <table:table-cell office:value-type="float" office:value="0.000103071531642959" calcext:value-type="float">
            <text:p>0.000103071531642959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table:formula="of:=[.B96]-[.C96]" office:value-type="float" office:value="0.00000106259310972699" calcext:value-type="float">
            <text:p>1.06259310972699E-06</text:p>
          </table:table-cell>
          <table:table-cell table:formula="of:=(([.F96] / [.G96]) + ([.D96] / [.E96])) / 2" office:value-type="float" office:value="0.494897427887119" calcext:value-type="float">
            <text:p>0.494897427887119</text:p>
          </table:table-cell>
          <table:table-cell table:formula="of:=IF([.I96]&gt;0.4;1;IF([.I96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103092783505176" calcext:value-type="float">
            <text:p>0.000103092783505176</text:p>
          </table:table-cell>
          <table:table-cell office:value-type="float" office:value="0.000101010101010102" calcext:value-type="float">
            <text:p>0.000101010101010102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B97]-[.C97]" office:value-type="float" office:value="0.000002082682495074" calcext:value-type="float">
            <text:p>2.082682495074E-06</text:p>
          </table:table-cell>
          <table:table-cell table:formula="of:=(([.F97] / [.G97]) + ([.D97] / [.E97])) / 2" office:value-type="float" office:value="0.329948453608247" calcext:value-type="float">
            <text:p>0.329948453608247</text:p>
          </table:table-cell>
          <table:table-cell table:formula="of:=IF([.I97]&gt;0.4;1;IF([.I97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0100010001000073" calcext:value-type="float">
            <text:p>0.000100010001000073</text:p>
          </table:table-cell>
          <table:table-cell office:value-type="float" office:value="0.0000990099009900991" calcext:value-type="float">
            <text:p>9.90099009900991E-05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table:formula="of:=[.B98]-[.C98]" office:value-type="float" office:value="0.00000100010000997391" calcext:value-type="float">
            <text:p>1.00010000997391E-06</text:p>
          </table:table-cell>
          <table:table-cell table:formula="of:=(([.F98] / [.G98]) + ([.D98] / [.E98])) / 2" office:value-type="float" office:value="0.494999499949995" calcext:value-type="float">
            <text:p>0.494999499949995</text:p>
          </table:table-cell>
          <table:table-cell table:formula="of:=IF([.I98]&gt;0.4;1;IF([.I98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0100010001000073" calcext:value-type="float">
            <text:p>0.000100010001000073</text:p>
          </table:table-cell>
          <table:table-cell office:value-type="float" office:value="0.0000970685303824503" calcext:value-type="float">
            <text:p>9.70685303824503E-05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table:formula="of:=[.B99]-[.C99]" office:value-type="float" office:value="0.0000029414706176227" calcext:value-type="float">
            <text:p>2.9414706176227E-06</text:p>
          </table:table-cell>
          <table:table-cell table:formula="of:=(([.F99] / [.G99]) + ([.D99] / [.E99])) / 2" office:value-type="float" office:value="0.494999499949995" calcext:value-type="float">
            <text:p>0.494999499949995</text:p>
          </table:table-cell>
          <table:table-cell table:formula="of:=IF([.I99]&gt;0.4;1;IF([.I99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00961261174661221" calcext:value-type="float">
            <text:p>9.61261174661221E-05</text:p>
          </table:table-cell>
          <table:table-cell office:value-type="float" office:value="0.0000951837045497818" calcext:value-type="float">
            <text:p>9.51837045497818E-05</text:p>
          </table:table-cell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  <table:table-cell table:formula="of:=[.B100]-[.C100]" office:value-type="float" office:value="0.000000942412916340299" calcext:value-type="float">
            <text:p>9.42412916340299E-07</text:p>
          </table:table-cell>
          <table:table-cell table:formula="of:=(([.F100] / [.G100]) + ([.D100] / [.E100])) / 2" office:value-type="float" office:value="0.495097568009228" calcext:value-type="float">
            <text:p>0.495097568009228</text:p>
          </table:table-cell>
          <table:table-cell table:formula="of:=IF([.I100]&gt;0.4;1;IF([.I100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095201827875091" calcext:value-type="float">
            <text:p>9.5201827875091E-05</text:p>
          </table:table-cell>
          <table:table-cell office:value-type="float" office:value="0.0000933532486930531" calcext:value-type="float">
            <text:p>9.33532486930531E-05</text:p>
          </table:table-cell>
          <table:table-cell office:value-type="float" office:value="35" calcext:value-type="float">
            <text:p>35</text:p>
          </table:table-cell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01" calcext:value-type="float">
            <text:p>101</text:p>
          </table:table-cell>
          <table:table-cell table:formula="of:=[.B101]-[.C101]" office:value-type="float" office:value="0.0000018485791820379" calcext:value-type="float">
            <text:p>1.8485791820379E-06</text:p>
          </table:table-cell>
          <table:table-cell table:formula="of:=(([.F101] / [.G101]) + ([.D101] / [.E101])) / 2" office:value-type="float" office:value="0.336586062452399" calcext:value-type="float">
            <text:p>0.336586062452399</text:p>
          </table:table-cell>
          <table:table-cell table:formula="of:=IF([.I101]&gt;0.4;1;IF([.I101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0924641701340878" calcext:value-type="float">
            <text:p>9.24641701340878E-05</text:p>
          </table:table-cell>
          <table:table-cell office:value-type="float" office:value="0.0000915750915750913" calcext:value-type="float">
            <text:p>9.15750915750913E-05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  <table:table-cell office:value-type="float" office:value="52" calcext:value-type="float">
            <text:p>52</text:p>
          </table:table-cell>
          <table:table-cell office:value-type="float" office:value="105" calcext:value-type="float">
            <text:p>105</text:p>
          </table:table-cell>
          <table:table-cell table:formula="of:=[.B102]-[.C102]" office:value-type="float" office:value="0.000000889078558996491" calcext:value-type="float">
            <text:p>8.89078558996491E-07</text:p>
          </table:table-cell>
          <table:table-cell table:formula="of:=(([.F102] / [.G102]) + ([.D102] / [.E102])) / 2" office:value-type="float" office:value="0.495191863153028" calcext:value-type="float">
            <text:p>0.495191863153028</text:p>
          </table:table-cell>
          <table:table-cell table:formula="of:=IF([.I102]&gt;0.4;1;IF([.I102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00915918666422044" calcext:value-type="float">
            <text:p>9.15918666422044E-05</text:p>
          </table:table-cell>
          <table:table-cell office:value-type="float" office:value="0.0000898472596585816" calcext:value-type="float">
            <text:p>8.98472596585816E-05</text:p>
          </table:table-cell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  <table:table-cell table:formula="of:=[.B103]-[.C103]" office:value-type="float" office:value="0.00000174460698362279" calcext:value-type="float">
            <text:p>1.74460698362279E-06</text:p>
          </table:table-cell>
          <table:table-cell table:formula="of:=(([.F103] / [.G103]) + ([.D103] / [.E103])) / 2" office:value-type="float" office:value="0.330142883311962" calcext:value-type="float">
            <text:p>0.330142883311962</text:p>
          </table:table-cell>
          <table:table-cell table:formula="of:=IF([.I103]&gt;0.4;1;IF([.I103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00890075656430622" calcext:value-type="float">
            <text:p>8.90075656430622E-05</text:p>
          </table:table-cell>
          <table:table-cell office:value-type="float" office:value="0.0000881678716275793" calcext:value-type="float">
            <text:p>8.81678716275793E-05</text:p>
          </table:table-cell>
          <table:table-cell office:value-type="float" office:value="52" calcext:value-type="float">
            <text:p>52</text:p>
          </table:table-cell>
          <table:table-cell office:value-type="float" office:value="105" calcext:value-type="float">
            <text:p>105</text:p>
          </table:table-cell>
          <table:table-cell office:value-type="float" office:value="53" calcext:value-type="float">
            <text:p>53</text:p>
          </table:table-cell>
          <table:table-cell office:value-type="float" office:value="107" calcext:value-type="float">
            <text:p>107</text:p>
          </table:table-cell>
          <table:table-cell table:formula="of:=[.B104]-[.C104]" office:value-type="float" office:value="0.000000839694015482897" calcext:value-type="float">
            <text:p>8.39694015482897E-07</text:p>
          </table:table-cell>
          <table:table-cell table:formula="of:=(([.F104] / [.G104]) + ([.D104] / [.E104])) / 2" office:value-type="float" office:value="0.495282599020917" calcext:value-type="float">
            <text:p>0.495282599020917</text:p>
          </table:table-cell>
          <table:table-cell table:formula="of:=IF([.I104]&gt;0.4;1;IF([.I104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00890075656430622" calcext:value-type="float">
            <text:p>8.90075656430622E-05</text:p>
          </table:table-cell>
          <table:table-cell office:value-type="float" office:value="0.000086535133264105" calcext:value-type="float">
            <text:p>8.6535133264105E-05</text:p>
          </table:table-cell>
          <table:table-cell office:value-type="float" office:value="52" calcext:value-type="float">
            <text:p>52</text:p>
          </table:table-cell>
          <table:table-cell office:value-type="float" office:value="105" calcext:value-type="float">
            <text:p>105</text:p>
          </table:table-cell>
          <table:table-cell office:value-type="float" office:value="53" calcext:value-type="float">
            <text:p>53</text:p>
          </table:table-cell>
          <table:table-cell office:value-type="float" office:value="107" calcext:value-type="float">
            <text:p>107</text:p>
          </table:table-cell>
          <table:table-cell table:formula="of:=[.B105]-[.C105]" office:value-type="float" office:value="0.0000024724323789572" calcext:value-type="float">
            <text:p>2.4724323789572E-06</text:p>
          </table:table-cell>
          <table:table-cell table:formula="of:=(([.F105] / [.G105]) + ([.D105] / [.E105])) / 2" office:value-type="float" office:value="0.495282599020917" calcext:value-type="float">
            <text:p>0.495282599020917</text:p>
          </table:table-cell>
          <table:table-cell table:formula="of:=IF([.I105]&gt;0.4;1;IF([.I105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0085741232958958" calcext:value-type="float">
            <text:p>8.5741232958958E-05</text:p>
          </table:table-cell>
          <table:table-cell office:value-type="float" office:value="0.0000849473326537537" calcext:value-type="float">
            <text:p>8.49473326537537E-05</text:p>
          </table:table-cell>
          <table:table-cell office:value-type="float" office:value="53" calcext:value-type="float">
            <text:p>53</text:p>
          </table:table-cell>
          <table:table-cell office:value-type="float" office:value="107" calcext:value-type="float">
            <text:p>107</text:p>
          </table:table-cell>
          <table:table-cell office:value-type="float" office:value="54" calcext:value-type="float">
            <text:p>54</text:p>
          </table:table-cell>
          <table:table-cell office:value-type="float" office:value="109" calcext:value-type="float">
            <text:p>109</text:p>
          </table:table-cell>
          <table:table-cell table:formula="of:=[.B106]-[.C106]" office:value-type="float" office:value="0.000000793900305204293" calcext:value-type="float">
            <text:p>7.93900305204293E-07</text:p>
          </table:table-cell>
          <table:table-cell table:formula="of:=(([.F106] / [.G106]) + ([.D106] / [.E106])) / 2" office:value-type="float" office:value="0.495369973420218" calcext:value-type="float">
            <text:p>0.495369973420218</text:p>
          </table:table-cell>
          <table:table-cell table:formula="of:=IF([.I106]&gt;0.4;1;IF([.I106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0849617672047387" calcext:value-type="float">
            <text:p>8.49617672047387E-05</text:p>
          </table:table-cell>
          <table:table-cell office:value-type="float" office:value="0.0000834028356964146" calcext:value-type="float">
            <text:p>8.34028356964146E-05</text:p>
          </table:table-cell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office:value-type="float" office:value="36" calcext:value-type="float">
            <text:p>36</text:p>
          </table:table-cell>
          <table:table-cell office:value-type="float" office:value="107" calcext:value-type="float">
            <text:p>107</text:p>
          </table:table-cell>
          <table:table-cell table:formula="of:=[.B107]-[.C107]" office:value-type="float" office:value="0.0000015589315083241" calcext:value-type="float">
            <text:p>1.5589315083241E-06</text:p>
          </table:table-cell>
          <table:table-cell table:formula="of:=(([.F107] / [.G107]) + ([.D107] / [.E107])) / 2" office:value-type="float" office:value="0.336406117247239" calcext:value-type="float">
            <text:p>0.336406117247239</text:p>
          </table:table-cell>
          <table:table-cell table:formula="of:=IF([.I107]&gt;0.4;1;IF([.I107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00826514587982108" calcext:value-type="float">
            <text:p>8.26514587982108E-05</text:p>
          </table:table-cell>
          <table:table-cell office:value-type="float" office:value="0.0000819000819000815" calcext:value-type="float">
            <text:p>8.19000819000815E-05</text:p>
          </table:table-cell>
          <table:table-cell office:value-type="float" office:value="54" calcext:value-type="float">
            <text:p>54</text:p>
          </table:table-cell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table:formula="of:=[.B108]-[.C108]" office:value-type="float" office:value="0.000000751376898129304" calcext:value-type="float">
            <text:p>7.51376898129304E-07</text:p>
          </table:table-cell>
          <table:table-cell table:formula="of:=(([.F108] / [.G108]) + ([.D108] / [.E108])) / 2" office:value-type="float" office:value="0.495454169766096" calcext:value-type="float">
            <text:p>0.495454169766096</text:p>
          </table:table-cell>
          <table:table-cell table:formula="of:=IF([.I108]&gt;0.4;1;IF([.I108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0819134993446657" calcext:value-type="float">
            <text:p>8.19134993446657E-05</text:p>
          </table:table-cell>
          <table:table-cell office:value-type="float" office:value="0.0000804375804375809" calcext:value-type="float">
            <text:p>8.04375804375809E-05</text:p>
          </table:table-cell>
          <table:table-cell office:value-type="float" office:value="36" calcext:value-type="float">
            <text:p>36</text:p>
          </table:table-cell>
          <table:table-cell office:value-type="float" office:value="109" calcext:value-type="float">
            <text:p>109</text:p>
          </table:table-cell>
          <table:table-cell office:value-type="float" office:value="37" calcext:value-type="float">
            <text:p>37</text:p>
          </table:table-cell>
          <table:table-cell office:value-type="float" office:value="112" calcext:value-type="float">
            <text:p>112</text:p>
          </table:table-cell>
          <table:table-cell table:formula="of:=[.B109]-[.C109]" office:value-type="float" office:value="0.0000014759189070848" calcext:value-type="float">
            <text:p>1.4759189070848E-06</text:p>
          </table:table-cell>
          <table:table-cell table:formula="of:=(([.F109] / [.G109]) + ([.D109] / [.E109])) / 2" office:value-type="float" office:value="0.330316186107471" calcext:value-type="float">
            <text:p>0.330316186107471</text:p>
          </table:table-cell>
          <table:table-cell table:formula="of:=IF([.I109]&gt;0.4;1;IF([.I109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0797257434425602" calcext:value-type="float">
            <text:p>7.97257434425602E-05</text:p>
          </table:table-cell>
          <table:table-cell office:value-type="float" office:value="0.0000790139064475344" calcext:value-type="float">
            <text:p>7.90139064475344E-05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56" calcext:value-type="float">
            <text:p>56</text:p>
          </table:table-cell>
          <table:table-cell office:value-type="float" office:value="113" calcext:value-type="float">
            <text:p>113</text:p>
          </table:table-cell>
          <table:table-cell table:formula="of:=[.B110]-[.C110]" office:value-type="float" office:value="0.000000711836995025806" calcext:value-type="float">
            <text:p>7.11836995025806E-07</text:p>
          </table:table-cell>
          <table:table-cell table:formula="of:=(([.F110] / [.G110]) + ([.D110] / [.E110])) / 2" office:value-type="float" office:value="0.495535358367217" calcext:value-type="float">
            <text:p>0.495535358367217</text:p>
          </table:table-cell>
          <table:table-cell table:formula="of:=IF([.I110]&gt;0.4;1;IF([.I110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0797257434425602" calcext:value-type="float">
            <text:p>7.97257434425602E-05</text:p>
          </table:table-cell>
          <table:table-cell office:value-type="float" office:value="0.0000776276975624907" calcext:value-type="float">
            <text:p>7.76276975624907E-05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56" calcext:value-type="float">
            <text:p>56</text:p>
          </table:table-cell>
          <table:table-cell office:value-type="float" office:value="113" calcext:value-type="float">
            <text:p>113</text:p>
          </table:table-cell>
          <table:table-cell table:formula="of:=[.B111]-[.C111]" office:value-type="float" office:value="0.0000020980458800695" calcext:value-type="float">
            <text:p>2.0980458800695E-06</text:p>
          </table:table-cell>
          <table:table-cell table:formula="of:=(([.F111] / [.G111]) + ([.D111] / [.E111])) / 2" office:value-type="float" office:value="0.495535358367217" calcext:value-type="float">
            <text:p>0.495535358367217</text:p>
          </table:table-cell>
          <table:table-cell table:formula="of:=IF([.I111]&gt;0.4;1;IF([.I111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0769526741054571" calcext:value-type="float">
            <text:p>7.69526741054571E-05</text:p>
          </table:table-cell>
          <table:table-cell office:value-type="float" office:value="0.0000762776506483594" calcext:value-type="float">
            <text:p>7.62776506483594E-05</text:p>
          </table:table-cell>
          <table:table-cell office:value-type="float" office:value="56" calcext:value-type="float">
            <text:p>56</text:p>
          </table:table-cell>
          <table:table-cell office:value-type="float" office:value="113" calcext:value-type="float">
            <text:p>113</text:p>
          </table:table-cell>
          <table:table-cell office:value-type="float" office:value="57" calcext:value-type="float">
            <text:p>57</text:p>
          </table:table-cell>
          <table:table-cell office:value-type="float" office:value="115" calcext:value-type="float">
            <text:p>115</text:p>
          </table:table-cell>
          <table:table-cell table:formula="of:=[.B112]-[.C112]" office:value-type="float" office:value="0.000000675023457097704" calcext:value-type="float">
            <text:p>6.75023457097704E-07</text:p>
          </table:table-cell>
          <table:table-cell table:formula="of:=(([.F112] / [.G112]) + ([.D112] / [.E112])) / 2" office:value-type="float" office:value="0.495613697575991" calcext:value-type="float">
            <text:p>0.495613697575991</text:p>
          </table:table-cell>
          <table:table-cell table:formula="of:=IF([.I112]&gt;0.4;1;IF([.I112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0076289288983844" calcext:value-type="float">
            <text:p>7.6289288983844E-05</text:p>
          </table:table-cell>
          <table:table-cell office:value-type="float" office:value="0.0000749625187406299" calcext:value-type="float">
            <text:p>7.49625187406299E-05</text:p>
          </table:table-cell>
          <table:table-cell office:value-type="float" office:value="39" calcext:value-type="float">
            <text:p>39</text:p>
          </table:table-cell>
          <table:table-cell office:value-type="float" office:value="116" calcext:value-type="float">
            <text:p>116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table:formula="of:=[.B113]-[.C113]" office:value-type="float" office:value="0.00000132677024321411" calcext:value-type="float">
            <text:p>1.32677024321411E-06</text:p>
          </table:table-cell>
          <table:table-cell table:formula="of:=(([.F113] / [.G113]) + ([.D113] / [.E113])) / 2" office:value-type="float" office:value="0.336245041196216" calcext:value-type="float">
            <text:p>0.336245041196216</text:p>
          </table:table-cell>
          <table:table-cell table:formula="of:=IF([.I113]&gt;0.4;1;IF([.I113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0743218134522383" calcext:value-type="float">
            <text:p>7.43218134522383E-05</text:p>
          </table:table-cell>
          <table:table-cell office:value-type="float" office:value="0.0000736811081638658" calcext:value-type="float">
            <text:p>7.36811081638658E-05</text:p>
          </table:table-cell>
          <table:table-cell office:value-type="float" office:value="57" calcext:value-type="float">
            <text:p>57</text:p>
          </table:table-cell>
          <table:table-cell office:value-type="float" office:value="115" calcext:value-type="float">
            <text:p>115</text:p>
          </table:table-cell>
          <table:table-cell office:value-type="float" office:value="58" calcext:value-type="float">
            <text:p>58</text:p>
          </table:table-cell>
          <table:table-cell office:value-type="float" office:value="117" calcext:value-type="float">
            <text:p>117</text:p>
          </table:table-cell>
          <table:table-cell table:formula="of:=[.B114]-[.C114]" office:value-type="float" office:value="0.000000640705288372498" calcext:value-type="float">
            <text:p>6.40705288372498E-07</text:p>
          </table:table-cell>
          <table:table-cell table:formula="of:=(([.F114] / [.G114]) + ([.D114] / [.E114])) / 2" office:value-type="float" office:value="0.49568933481977" calcext:value-type="float">
            <text:p>0.49568933481977</text:p>
          </table:table-cell>
          <table:table-cell table:formula="of:=IF([.I114]&gt;0.4;1;IF([.I114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00736919675755621" calcext:value-type="float">
            <text:p>7.36919675755621E-05</text:p>
          </table:table-cell>
          <table:table-cell office:value-type="float" office:value="0.0000724322758221072" calcext:value-type="float">
            <text:p>7.24322758221072E-05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 office:value-type="float" office:value="118" calcext:value-type="float">
            <text:p>118</text:p>
          </table:table-cell>
          <table:table-cell table:formula="of:=[.B115]-[.C115]" office:value-type="float" office:value="0.00000125969175345489" calcext:value-type="float">
            <text:p>1.25969175345489E-06</text:p>
          </table:table-cell>
          <table:table-cell table:formula="of:=(([.F115] / [.G115]) + ([.D115] / [.E115])) / 2" office:value-type="float" office:value="0.330471628592483" calcext:value-type="float">
            <text:p>0.330471628592483</text:p>
          </table:table-cell>
          <table:table-cell table:formula="of:=IF([.I115]&gt;0.4;1;IF([.I115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0718236012353657" calcext:value-type="float">
            <text:p>7.18236012353657E-05</text:p>
          </table:table-cell>
          <table:table-cell office:value-type="float" office:value="0.0000712149266486259" calcext:value-type="float">
            <text:p>7.12149266486259E-05</text:p>
          </table:table-cell>
          <table:table-cell office:value-type="float" office:value="58" calcext:value-type="float">
            <text:p>58</text:p>
          </table:table-cell>
          <table:table-cell office:value-type="float" office:value="117" calcext:value-type="float">
            <text:p>117</text:p>
          </table:table-cell>
          <table:table-cell office:value-type="float" office:value="59" calcext:value-type="float">
            <text:p>59</text:p>
          </table:table-cell>
          <table:table-cell office:value-type="float" office:value="119" calcext:value-type="float">
            <text:p>119</text:p>
          </table:table-cell>
          <table:table-cell table:formula="of:=[.B116]-[.C116]" office:value-type="float" office:value="0.000000608674586739799" calcext:value-type="float">
            <text:p>6.08674586739799E-07</text:p>
          </table:table-cell>
          <table:table-cell table:formula="of:=(([.F116] / [.G116]) + ([.D116] / [.E116])) / 2" office:value-type="float" office:value="0.495762407527113" calcext:value-type="float">
            <text:p>0.495762407527113</text:p>
          </table:table-cell>
          <table:table-cell table:formula="of:=IF([.I116]&gt;0.4;1;IF([.I116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0718236012353657" calcext:value-type="float">
            <text:p>7.18236012353657E-05</text:p>
          </table:table-cell>
          <table:table-cell office:value-type="float" office:value="0.0000700280112044815" calcext:value-type="float">
            <text:p>7.00280112044815E-05</text:p>
          </table:table-cell>
          <table:table-cell office:value-type="float" office:value="58" calcext:value-type="float">
            <text:p>58</text:p>
          </table:table-cell>
          <table:table-cell office:value-type="float" office:value="117" calcext:value-type="float">
            <text:p>117</text:p>
          </table:table-cell>
          <table:table-cell office:value-type="float" office:value="59" calcext:value-type="float">
            <text:p>59</text:p>
          </table:table-cell>
          <table:table-cell office:value-type="float" office:value="119" calcext:value-type="float">
            <text:p>119</text:p>
          </table:table-cell>
          <table:table-cell table:formula="of:=[.B117]-[.C117]" office:value-type="float" office:value="0.0000017955900308842" calcext:value-type="float">
            <text:p>1.7955900308842E-06</text:p>
          </table:table-cell>
          <table:table-cell table:formula="of:=(([.F117] / [.G117]) + ([.D117] / [.E117])) / 2" office:value-type="float" office:value="0.495762407527113" calcext:value-type="float">
            <text:p>0.495762407527113</text:p>
          </table:table-cell>
          <table:table-cell table:formula="of:=IF([.I117]&gt;0.4;1;IF([.I117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00694492673102287" calcext:value-type="float">
            <text:p>6.94492673102287E-05</text:p>
          </table:table-cell>
          <table:table-cell office:value-type="float" office:value="0.0000688705234159776" calcext:value-type="float">
            <text:p>6.88705234159776E-05</text:p>
          </table:table-cell>
          <table:table-cell office:value-type="float" office:value="59" calcext:value-type="float">
            <text:p>59</text:p>
          </table:table-cell>
          <table:table-cell office:value-type="float" office:value="119" calcext:value-type="float">
            <text:p>119</text:p>
          </table:table-cell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table:formula="of:=[.B118]-[.C118]" office:value-type="float" office:value="0.000000578743894251096" calcext:value-type="float">
            <text:p>5.78743894251096E-07</text:p>
          </table:table-cell>
          <table:table-cell table:formula="of:=(([.F118] / [.G118]) + ([.D118] / [.E118])) / 2" office:value-type="float" office:value="0.495833043961386" calcext:value-type="float">
            <text:p>0.495833043961386</text:p>
          </table:table-cell>
          <table:table-cell table:formula="of:=IF([.I118]&gt;0.4;1;IF([.I118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00688800110208443" calcext:value-type="float">
            <text:p>6.88800110208443E-05</text:p>
          </table:table-cell>
          <table:table-cell office:value-type="float" office:value="0.0000677414984419453" calcext:value-type="float">
            <text:p>6.77414984419453E-05</text:p>
          </table:table-cell>
          <table:table-cell office:value-type="float" office:value="41" calcext:value-type="float">
            <text:p>41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119" calcext:value-type="float">
            <text:p>119</text:p>
          </table:table-cell>
          <table:table-cell table:formula="of:=[.B119]-[.C119]" office:value-type="float" office:value="0.00000113851257889901" calcext:value-type="float">
            <text:p>1.13851257889901E-06</text:p>
          </table:table-cell>
          <table:table-cell table:formula="of:=(([.F119] / [.G119]) + ([.D119] / [.E119])) / 2" office:value-type="float" office:value="0.336100013776002" calcext:value-type="float">
            <text:p>0.336100013776002</text:p>
          </table:table-cell>
          <table:table-cell table:formula="of:=IF([.I119]&gt;0.4;1;IF([.I119]&gt;1/3;2;3))" office:value-type="float" office:value="2" calcext:value-type="float">
            <text:p>2</text:p>
          </table:table-cell>
          <table:table-cell>
            <draw:frame draw:z-index="3" draw:style-name="gr1" draw:text-style-name="P1" svg:width="11.5in" svg:height="6.4701in" svg:x="0.178in" svg:y="0.0122in">
              <draw:object draw:notify-on-update-of-ranges="curves.A2:curves.A197 curves.E1:curves.E1 curves.E2:curves.E197 curves.A2:curves.A197 curves.F1:curves.F1 curves.F2:curves.F197 curves.A2:curves.A197 curves.G1:curves.G1 curves.G2:curves.G197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637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00671907545521377" calcext:value-type="float">
            <text:p>6.71907545521377E-05</text:p>
          </table:table-cell>
          <table:table-cell office:value-type="float" office:value="0.0000666400106624013" calcext:value-type="float">
            <text:p>6.66400106624013E-05</text:p>
          </table:table-cell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office:value-type="float" office:value="61" calcext:value-type="float">
            <text:p>61</text:p>
          </table:table-cell>
          <table:table-cell office:value-type="float" office:value="123" calcext:value-type="float">
            <text:p>123</text:p>
          </table:table-cell>
          <table:table-cell table:formula="of:=[.B120]-[.C120]" office:value-type="float" office:value="0.000000550743889736404" calcext:value-type="float">
            <text:p>5.50743889736404E-07</text:p>
          </table:table-cell>
          <table:table-cell table:formula="of:=(([.F120] / [.G120]) + ([.D120] / [.E120])) / 2" office:value-type="float" office:value="0.495901363972317" calcext:value-type="float">
            <text:p>0.495901363972317</text:p>
          </table:table-cell>
          <table:table-cell table:formula="of:=IF([.I120]&gt;0.4;1;IF([.I120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00666488936283405" calcext:value-type="float">
            <text:p>6.66488936283405E-05</text:p>
          </table:table-cell>
          <table:table-cell office:value-type="float" office:value="0.0000655651717807512" calcext:value-type="float">
            <text:p>6.55651717807512E-05</text:p>
          </table:table-cell>
          <table:table-cell office:value-type="float" office:value="40" calcext:value-type="float">
            <text:p>40</text:p>
          </table:table-cell>
          <table:table-cell office:value-type="float" office:value="121" calcext:value-type="float">
            <text:p>121</text:p>
          </table:table-cell>
          <table:table-cell office:value-type="float" office:value="41" calcext:value-type="float">
            <text:p>41</text:p>
          </table:table-cell>
          <table:table-cell office:value-type="float" office:value="124" calcext:value-type="float">
            <text:p>124</text:p>
          </table:table-cell>
          <table:table-cell table:formula="of:=[.B121]-[.C121]" office:value-type="float" office:value="0.0000010837218475893" calcext:value-type="float">
            <text:p>1.0837218475893E-06</text:p>
          </table:table-cell>
          <table:table-cell table:formula="of:=(([.F121] / [.G121]) + ([.D121] / [.E121])) / 2" office:value-type="float" office:value="0.330611836843508" calcext:value-type="float">
            <text:p>0.330611836843508</text:p>
          </table:table-cell>
          <table:table-cell table:formula="of:=IF([.I121]&gt;0.4;1;IF([.I121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650406504065226" calcext:value-type="float">
            <text:p>6.50406504065226E-05</text:p>
          </table:table-cell>
          <table:table-cell office:value-type="float" office:value="0.0000645161290322577" calcext:value-type="float">
            <text:p>6.45161290322577E-05</text:p>
          </table:table-cell>
          <table:table-cell office:value-type="float" office:value="61" calcext:value-type="float">
            <text:p>61</text:p>
          </table:table-cell>
          <table:table-cell office:value-type="float" office:value="123" calcext:value-type="float">
            <text:p>12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B122]-[.C122]" office:value-type="float" office:value="0.000000524521374264898" calcext:value-type="float">
            <text:p>5.24521374264898E-07</text:p>
          </table:table-cell>
          <table:table-cell table:formula="of:=(([.F122] / [.G122]) + ([.D122] / [.E122])) / 2" office:value-type="float" office:value="0.495967479674797" calcext:value-type="float">
            <text:p>0.495967479674797</text:p>
          </table:table-cell>
          <table:table-cell table:formula="of:=IF([.I122]&gt;0.4;1;IF([.I122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00650406504065226" calcext:value-type="float">
            <text:p>6.50406504065226E-05</text:p>
          </table:table-cell>
          <table:table-cell office:value-type="float" office:value="0.0000634920634920641" calcext:value-type="float">
            <text:p>6.34920634920641E-05</text:p>
          </table:table-cell>
          <table:table-cell office:value-type="float" office:value="61" calcext:value-type="float">
            <text:p>61</text:p>
          </table:table-cell>
          <table:table-cell office:value-type="float" office:value="123" calcext:value-type="float">
            <text:p>12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B123]-[.C123]" office:value-type="float" office:value="0.0000015485869144585" calcext:value-type="float">
            <text:p>1.5485869144585E-06</text:p>
          </table:table-cell>
          <table:table-cell table:formula="of:=(([.F123] / [.G123]) + ([.D123] / [.E123])) / 2" office:value-type="float" office:value="0.495967479674797" calcext:value-type="float">
            <text:p>0.495967479674797</text:p>
          </table:table-cell>
          <table:table-cell table:formula="of:=IF([.I123]&gt;0.4;1;IF([.I123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00629921259842625" calcext:value-type="float">
            <text:p>6.29921259842625E-05</text:p>
          </table:table-cell>
          <table:table-cell office:value-type="float" office:value="0.0000624921884764401" calcext:value-type="float">
            <text:p>6.24921884764401E-0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127" calcext:value-type="float">
            <text:p>127</text:p>
          </table:table-cell>
          <table:table-cell table:formula="of:=[.B124]-[.C124]" office:value-type="float" office:value="0.000000499937507822401" calcext:value-type="float">
            <text:p>4.99937507822401E-07</text:p>
          </table:table-cell>
          <table:table-cell table:formula="of:=(([.F124] / [.G124]) + ([.D124] / [.E124])) / 2" office:value-type="float" office:value="0.496031496062992" calcext:value-type="float">
            <text:p>0.496031496062992</text:p>
          </table:table-cell>
          <table:table-cell table:formula="of:=IF([.I124]&gt;0.4;1;IF([.I124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625000000000209" calcext:value-type="float">
            <text:p>6.25000000000209E-05</text:p>
          </table:table-cell>
          <table:table-cell office:value-type="float" office:value="0.000061515748031496" calcext:value-type="float">
            <text:p>6.1515748031496E-05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B125]-[.C125]" office:value-type="float" office:value="0.000000984251968524905" calcext:value-type="float">
            <text:p>9.84251968524905E-07</text:p>
          </table:table-cell>
          <table:table-cell table:formula="of:=(([.F125] / [.G125]) + ([.D125] / [.E125])) / 2" office:value-type="float" office:value="0.33596875" calcext:value-type="float">
            <text:p>0.33596875</text:p>
          </table:table-cell>
          <table:table-cell table:formula="of:=IF([.I125]&gt;0.4;1;IF([.I125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00610388817676721" calcext:value-type="float">
            <text:p>6.10388817676721E-05</text:p>
          </table:table-cell>
          <table:table-cell office:value-type="float" office:value="0.0000605620155038761" calcext:value-type="float">
            <text:p>6.05620155038761E-05</text:p>
          </table:table-cell>
          <table:table-cell office:value-type="float" office:value="63" calcext:value-type="float">
            <text:p>63</text:p>
          </table:table-cell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float" office:value="129" calcext:value-type="float">
            <text:p>129</text:p>
          </table:table-cell>
          <table:table-cell table:formula="of:=[.B126]-[.C126]" office:value-type="float" office:value="0.000000476866263796" calcext:value-type="float">
            <text:p>4.76866263796E-07</text:p>
          </table:table-cell>
          <table:table-cell table:formula="of:=(([.F126] / [.G126]) + ([.D126] / [.E126])) / 2" office:value-type="float" office:value="0.496093511566868" calcext:value-type="float">
            <text:p>0.496093511566868</text:p>
          </table:table-cell>
          <table:table-cell table:formula="of:=IF([.I126]&gt;0.4;1;IF([.I126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060569351907902" calcext:value-type="float">
            <text:p>6.0569351907902E-05</text:p>
          </table:table-cell>
          <table:table-cell office:value-type="float" office:value="0.0000596302921884312" calcext:value-type="float">
            <text:p>5.96302921884312E-05</text:p>
          </table:table-cell>
          <table:table-cell office:value-type="float" office:value="42" calcext:value-type="float">
            <text:p>42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130" calcext:value-type="float">
            <text:p>130</text:p>
          </table:table-cell>
          <table:table-cell table:formula="of:=[.B127]-[.C127]" office:value-type="float" office:value="0.000000939059719470795" calcext:value-type="float">
            <text:p>9.39059719470795E-07</text:p>
          </table:table-cell>
          <table:table-cell table:formula="of:=(([.F127] / [.G127]) + ([.D127] / [.E127])) / 2" office:value-type="float" office:value="0.330738946093277" calcext:value-type="float">
            <text:p>0.330738946093277</text:p>
          </table:table-cell>
          <table:table-cell table:formula="of:=IF([.I127]&gt;0.4;1;IF([.I127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00591750991182916" calcext:value-type="float">
            <text:p>5.91750991182916E-05</text:p>
          </table:table-cell>
          <table:table-cell office:value-type="float" office:value="0.0000587199060481511" calcext:value-type="float">
            <text:p>5.87199060481511E-05</text:p>
          </table:table-cell>
          <table:table-cell office:value-type="float" office:value="64" calcext:value-type="float">
            <text:p>64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float" office:value="131" calcext:value-type="float">
            <text:p>131</text:p>
          </table:table-cell>
          <table:table-cell table:formula="of:=[.B128]-[.C128]" office:value-type="float" office:value="0.000000455193070140497" calcext:value-type="float">
            <text:p>4.55193070140497E-07</text:p>
          </table:table-cell>
          <table:table-cell table:formula="of:=(([.F128] / [.G128]) + ([.D128] / [.E128])) / 2" office:value-type="float" office:value="0.496153618557311" calcext:value-type="float">
            <text:p>0.496153618557311</text:p>
          </table:table-cell>
          <table:table-cell table:formula="of:=IF([.I128]&gt;0.4;1;IF([.I128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00591750991182916" calcext:value-type="float">
            <text:p>5.91750991182916E-05</text:p>
          </table:table-cell>
          <table:table-cell office:value-type="float" office:value="0.0000578302105019657" calcext:value-type="float">
            <text:p>5.78302105019657E-05</text:p>
          </table:table-cell>
          <table:table-cell office:value-type="float" office:value="64" calcext:value-type="float">
            <text:p>64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float" office:value="131" calcext:value-type="float">
            <text:p>131</text:p>
          </table:table-cell>
          <table:table-cell table:formula="of:=[.B129]-[.C129]" office:value-type="float" office:value="0.0000013448886163259" calcext:value-type="float">
            <text:p>1.3448886163259E-06</text:p>
          </table:table-cell>
          <table:table-cell table:formula="of:=(([.F129] / [.G129]) + ([.D129] / [.E129])) / 2" office:value-type="float" office:value="0.496153618557311" calcext:value-type="float">
            <text:p>0.496153618557311</text:p>
          </table:table-cell>
          <table:table-cell table:formula="of:=IF([.I129]&gt;0.4;1;IF([.I129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00573953968891483" calcext:value-type="float">
            <text:p>5.73953968891483E-05</text:p>
          </table:table-cell>
          <table:table-cell office:value-type="float" office:value="0.0000569605832763734" calcext:value-type="float">
            <text:p>5.69605832763734E-05</text:p>
          </table:table-cell>
          <table:table-cell office:value-type="float" office:value="65" calcext:value-type="float">
            <text:p>65</text:p>
          </table:table-cell>
          <table:table-cell office:value-type="float" office:value="131" calcext:value-type="float">
            <text:p>131</text:p>
          </table:table-cell>
          <table:table-cell office:value-type="float" office:value="66" calcext:value-type="float">
            <text:p>66</text:p>
          </table:table-cell>
          <table:table-cell office:value-type="float" office:value="133" calcext:value-type="float">
            <text:p>133</text:p>
          </table:table-cell>
          <table:table-cell table:formula="of:=[.B130]-[.C130]" office:value-type="float" office:value="0.0000004348136127749" calcext:value-type="float">
            <text:p>4.348136127749E-07</text:p>
          </table:table-cell>
          <table:table-cell table:formula="of:=(([.F130] / [.G130]) + ([.D130] / [.E130])) / 2" office:value-type="float" office:value="0.496211903805315" calcext:value-type="float">
            <text:p>0.496211903805315</text:p>
          </table:table-cell>
          <table:table-cell table:formula="of:=IF([.I130]&gt;0.4;1;IF([.I130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00569670730317662" calcext:value-type="float">
            <text:p>5.69670730317662E-05</text:p>
          </table:table-cell>
          <table:table-cell office:value-type="float" office:value="0.0000561104253170236" calcext:value-type="float">
            <text:p>5.61104253170236E-05</text:p>
          </table:table-cell>
          <table:table-cell office:value-type="float" office:value="45" calcext:value-type="float">
            <text:p>45</text:p>
          </table:table-cell>
          <table:table-cell office:value-type="float" office:value="134" calcext:value-type="float">
            <text:p>134</text:p>
          </table:table-cell>
          <table:table-cell office:value-type="float" office:value="44" calcext:value-type="float">
            <text:p>44</text:p>
          </table:table-cell>
          <table:table-cell office:value-type="float" office:value="131" calcext:value-type="float">
            <text:p>131</text:p>
          </table:table-cell>
          <table:table-cell table:formula="of:=[.B131]-[.C131]" office:value-type="float" office:value="0.000000856647714742599" calcext:value-type="float">
            <text:p>8.56647714742599E-07</text:p>
          </table:table-cell>
          <table:table-cell table:formula="of:=(([.F131] / [.G131]) + ([.D131] / [.E131])) / 2" office:value-type="float" office:value="0.335849379058904" calcext:value-type="float">
            <text:p>0.335849379058904</text:p>
          </table:table-cell>
          <table:table-cell table:formula="of:=IF([.I131]&gt;0.4;1;IF([.I131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005569479253692" calcext:value-type="float">
            <text:p>5.569479253692E-05</text:p>
          </table:table-cell>
          <table:table-cell office:value-type="float" office:value="0.0000552791597567713" calcext:value-type="float">
            <text:p>5.52791597567713E-05</text:p>
          </table:table-cell>
          <table:table-cell office:value-type="float" office:value="66" calcext:value-type="float">
            <text:p>66</text:p>
          </table:table-cell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 office:value-type="float" office:value="135" calcext:value-type="float">
            <text:p>135</text:p>
          </table:table-cell>
          <table:table-cell table:formula="of:=[.B132]-[.C132]" office:value-type="float" office:value="0.000000415632780148702" calcext:value-type="float">
            <text:p>4.15632780148702E-07</text:p>
          </table:table-cell>
          <table:table-cell table:formula="of:=(([.F132] / [.G132]) + ([.D132] / [.E132])) / 2" office:value-type="float" office:value="0.496268448900028" calcext:value-type="float">
            <text:p>0.496268448900028</text:p>
          </table:table-cell>
          <table:table-cell table:formula="of:=IF([.I132]&gt;0.4;1;IF([.I132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00552852720035468" calcext:value-type="float">
            <text:p>5.52852720035468E-05</text:p>
          </table:table-cell>
          <table:table-cell office:value-type="float" office:value="0.0000544662309368196" calcext:value-type="float">
            <text:p>5.44662309368196E-05</text:p>
          </table:table-cell>
          <table:table-cell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136" calcext:value-type="float">
            <text:p>136</text:p>
          </table:table-cell>
          <table:table-cell table:formula="of:=[.B133]-[.C133]" office:value-type="float" office:value="0.000000819041066727201" calcext:value-type="float">
            <text:p>8.19041066727201E-07</text:p>
          </table:table-cell>
          <table:table-cell table:formula="of:=(([.F133] / [.G133]) + ([.D133] / [.E133])) / 2" office:value-type="float" office:value="0.330854710305175" calcext:value-type="float">
            <text:p>0.330854710305175</text:p>
          </table:table-cell>
          <table:table-cell table:formula="of:=IF([.I133]&gt;0.4;1;IF([.I133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00540686672073631" calcext:value-type="float">
            <text:p>5.40686672073631E-05</text:p>
          </table:table-cell>
          <table:table-cell office:value-type="float" office:value="0.0000536711034778876" calcext:value-type="float">
            <text:p>5.36711034778876E-05</text:p>
          </table:table-cell>
          <table:table-cell office:value-type="float" office:value="67" calcext:value-type="float">
            <text:p>67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137" calcext:value-type="float">
            <text:p>137</text:p>
          </table:table-cell>
          <table:table-cell table:formula="of:=[.B134]-[.C134]" office:value-type="float" office:value="0.000000397563729475497" calcext:value-type="float">
            <text:p>3.97563729475497E-07</text:p>
          </table:table-cell>
          <table:table-cell table:formula="of:=(([.F134] / [.G134]) + ([.D134] / [.E134])) / 2" office:value-type="float" office:value="0.4963233306299" calcext:value-type="float">
            <text:p>0.4963233306299</text:p>
          </table:table-cell>
          <table:table-cell table:formula="of:=IF([.I134]&gt;0.4;1;IF([.I134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00540686672073631" calcext:value-type="float">
            <text:p>5.40686672073631E-05</text:p>
          </table:table-cell>
          <table:table-cell office:value-type="float" office:value="0.0000528932613984975" calcext:value-type="float">
            <text:p>5.28932613984975E-05</text:p>
          </table:table-cell>
          <table:table-cell office:value-type="float" office:value="67" calcext:value-type="float">
            <text:p>67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137" calcext:value-type="float">
            <text:p>137</text:p>
          </table:table-cell>
          <table:table-cell table:formula="of:=[.B135]-[.C135]" office:value-type="float" office:value="0.0000011754058088656" calcext:value-type="float">
            <text:p>1.1754058088656E-06</text:p>
          </table:table-cell>
          <table:table-cell table:formula="of:=(([.F135] / [.G135]) + ([.D135] / [.E135])) / 2" office:value-type="float" office:value="0.4963233306299" calcext:value-type="float">
            <text:p>0.4963233306299</text:p>
          </table:table-cell>
          <table:table-cell table:formula="of:=IF([.I135]&gt;0.4;1;IF([.I135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00525127343380949" calcext:value-type="float">
            <text:p>5.25127343380949E-05</text:p>
          </table:table-cell>
          <table:table-cell office:value-type="float" office:value="0.0000521322072776559" calcext:value-type="float">
            <text:p>5.21322072776559E-05</text:p>
          </table:table-cell>
          <table:table-cell office:value-type="float" office:value="68" calcext:value-type="float">
            <text:p>68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39" calcext:value-type="float">
            <text:p>139</text:p>
          </table:table-cell>
          <table:table-cell table:formula="of:=[.B136]-[.C136]" office:value-type="float" office:value="0.000000380527060439001" calcext:value-type="float">
            <text:p>3.80527060439001E-07</text:p>
          </table:table-cell>
          <table:table-cell table:formula="of:=(([.F136] / [.G136]) + ([.D136] / [.E136])) / 2" office:value-type="float" office:value="0.496376621330673" calcext:value-type="float">
            <text:p>0.496376621330673</text:p>
          </table:table-cell>
          <table:table-cell table:formula="of:=IF([.I136]&gt;0.4;1;IF([.I136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0521376433785248" calcext:value-type="float">
            <text:p>5.21376433785248E-05</text:p>
          </table:table-cell>
          <table:table-cell office:value-type="float" office:value="0.0000513874614594045" calcext:value-type="float">
            <text:p>5.13874614594045E-05</text:p>
          </table:table-cell>
          <table:table-cell office:value-type="float" office:value="47" calcext:value-type="float">
            <text:p>47</text:p>
          </table:table-cell>
          <table:table-cell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office:value-type="float" office:value="137" calcext:value-type="float">
            <text:p>137</text:p>
          </table:table-cell>
          <table:table-cell table:formula="of:=[.B137]-[.C137]" office:value-type="float" office:value="0.000000750181919120296" calcext:value-type="float">
            <text:p>7.50181919120296E-07</text:p>
          </table:table-cell>
          <table:table-cell table:formula="of:=(([.F137] / [.G137]) + ([.D137] / [.E137])) / 2" office:value-type="float" office:value="0.335740354535975" calcext:value-type="float">
            <text:p>0.335740354535975</text:p>
          </table:table-cell>
          <table:table-cell table:formula="of:=IF([.I137]&gt;0.4;1;IF([.I137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00510230113781041" calcext:value-type="float">
            <text:p>5.10230113781041E-05</text:p>
          </table:table-cell>
          <table:table-cell office:value-type="float" office:value="0.0000506585612968591" calcext:value-type="float">
            <text:p>5.06585612968591E-05</text:p>
          </table:table-cell>
          <table:table-cell office:value-type="float" office:value="69" calcext:value-type="float">
            <text:p>69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41" calcext:value-type="float">
            <text:p>141</text:p>
          </table:table-cell>
          <table:table-cell table:formula="of:=[.B138]-[.C138]" office:value-type="float" office:value="0.000000364450081245004" calcext:value-type="float">
            <text:p>3.64450081245004E-07</text:p>
          </table:table-cell>
          <table:table-cell table:formula="of:=(([.F138] / [.G138]) + ([.D138] / [.E138])) / 2" office:value-type="float" office:value="0.496428389203531" calcext:value-type="float">
            <text:p>0.496428389203531</text:p>
          </table:table-cell>
          <table:table-cell table:formula="of:=IF([.I138]&gt;0.4;1;IF([.I138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0506636943966021" calcext:value-type="float">
            <text:p>5.06636943966021E-05</text:p>
          </table:table-cell>
          <table:table-cell office:value-type="float" office:value="0.0000499450604335228" calcext:value-type="float">
            <text:p>4.99450604335228E-05</text:p>
          </table:table-cell>
          <table:table-cell office:value-type="float" office:value="46" calcext:value-type="float">
            <text:p>46</text:p>
          </table:table-cell>
          <table:table-cell office:value-type="float" office:value="139" calcext:value-type="float">
            <text:p>139</text:p>
          </table:table-cell>
          <table:table-cell office:value-type="float" office:value="47" calcext:value-type="float">
            <text:p>47</text:p>
          </table:table-cell>
          <table:table-cell office:value-type="float" office:value="142" calcext:value-type="float">
            <text:p>142</text:p>
          </table:table-cell>
          <table:table-cell table:formula="of:=[.B139]-[.C139]" office:value-type="float" office:value="0.000000718633963079301" calcext:value-type="float">
            <text:p>7.18633963079301E-07</text:p>
          </table:table-cell>
          <table:table-cell table:formula="of:=(([.F139] / [.G139]) + ([.D139] / [.E139])) / 2" office:value-type="float" office:value="0.330960583645759" calcext:value-type="float">
            <text:p>0.330960583645759</text:p>
          </table:table-cell>
          <table:table-cell table:formula="of:=IF([.I139]&gt;0.4;1;IF([.I139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00495957942766578" calcext:value-type="float">
            <text:p>4.95957942766578E-05</text:p>
          </table:table-cell>
          <table:table-cell office:value-type="float" office:value="0.0000492465281197677" calcext:value-type="float">
            <text:p>4.92465281197677E-05</text:p>
          </table:table-cell>
          <table:table-cell office:value-type="float" office:value="70" calcext:value-type="float">
            <text:p>70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143" calcext:value-type="float">
            <text:p>143</text:p>
          </table:table-cell>
          <table:table-cell table:formula="of:=[.B140]-[.C140]" office:value-type="float" office:value="0.000000349266156890099" calcext:value-type="float">
            <text:p>3.49266156890099E-07</text:p>
          </table:table-cell>
          <table:table-cell table:formula="of:=(([.F140] / [.G140]) + ([.D140] / [.E140])) / 2" office:value-type="float" office:value="0.496478698606358" calcext:value-type="float">
            <text:p>0.496478698606358</text:p>
          </table:table-cell>
          <table:table-cell table:formula="of:=IF([.I140]&gt;0.4;1;IF([.I140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00495957942766578" calcext:value-type="float">
            <text:p>4.95957942766578E-05</text:p>
          </table:table-cell>
          <table:table-cell office:value-type="float" office:value="0.0000485625485625489" calcext:value-type="float">
            <text:p>4.85625485625489E-05</text:p>
          </table:table-cell>
          <table:table-cell office:value-type="float" office:value="70" calcext:value-type="float">
            <text:p>70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143" calcext:value-type="float">
            <text:p>143</text:p>
          </table:table-cell>
          <table:table-cell table:formula="of:=[.B141]-[.C141]" office:value-type="float" office:value="0.0000010332457141089" calcext:value-type="float">
            <text:p>1.0332457141089E-06</text:p>
          </table:table-cell>
          <table:table-cell table:formula="of:=(([.F141] / [.G141]) + ([.D141] / [.E141])) / 2" office:value-type="float" office:value="0.496478698606358" calcext:value-type="float">
            <text:p>0.496478698606358</text:p>
          </table:table-cell>
          <table:table-cell table:formula="of:=IF([.I141]&gt;0.4;1;IF([.I141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00482276344345167" calcext:value-type="float">
            <text:p>4.82276344345167E-05</text:p>
          </table:table-cell>
          <table:table-cell office:value-type="float" office:value="0.0000478927203065131" calcext:value-type="float">
            <text:p>4.78927203065131E-05</text:p>
          </table:table-cell>
          <table:table-cell office:value-type="float" office:value="71" calcext:value-type="float">
            <text:p>71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145" calcext:value-type="float">
            <text:p>145</text:p>
          </table:table-cell>
          <table:table-cell table:formula="of:=[.B142]-[.C142]" office:value-type="float" office:value="0.000000334914128003599" calcext:value-type="float">
            <text:p>3.34914128003599E-07</text:p>
          </table:table-cell>
          <table:table-cell table:formula="of:=(([.F142] / [.G142]) + ([.D142] / [.E142])) / 2" office:value-type="float" office:value="0.496527610320714" calcext:value-type="float">
            <text:p>0.496527610320714</text:p>
          </table:table-cell>
          <table:table-cell table:formula="of:=IF([.I142]&gt;0.4;1;IF([.I142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0478973081712852" calcext:value-type="float">
            <text:p>4.78973081712852E-05</text:p>
          </table:table-cell>
          <table:table-cell office:value-type="float" office:value="0.0000472366556447806" calcext:value-type="float">
            <text:p>4.72366556447806E-05</text:p>
          </table:table-cell>
          <table:table-cell office:value-type="float" office:value="49" calcext:value-type="float">
            <text:p>49</text:p>
          </table:table-cell>
          <table:table-cell office:value-type="float" office:value="146" calcext:value-type="float">
            <text:p>146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table:formula="of:=[.B143]-[.C143]" office:value-type="float" office:value="0.000000660652526504602" calcext:value-type="float">
            <text:p>6.60652526504602E-07</text:p>
          </table:table-cell>
          <table:table-cell table:formula="of:=(([.F143] / [.G143]) + ([.D143] / [.E143])) / 2" office:value-type="float" office:value="0.33564038701025" calcext:value-type="float">
            <text:p>0.33564038701025</text:p>
          </table:table-cell>
          <table:table-cell table:formula="of:=IF([.I143]&gt;0.4;1;IF([.I143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00469153178512816" calcext:value-type="float">
            <text:p>4.69153178512816E-05</text:p>
          </table:table-cell>
          <table:table-cell office:value-type="float" office:value="0.0000465939800577764" calcext:value-type="float">
            <text:p>4.65939800577764E-05</text:p>
          </table:table-cell>
          <table:table-cell office:value-type="float" office:value="72" calcext:value-type="float">
            <text:p>72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147" calcext:value-type="float">
            <text:p>147</text:p>
          </table:table-cell>
          <table:table-cell table:formula="of:=[.B144]-[.C144]" office:value-type="float" office:value="0.000000321337793505196" calcext:value-type="float">
            <text:p>3.21337793505196E-07</text:p>
          </table:table-cell>
          <table:table-cell table:formula="of:=(([.F144] / [.G144]) + ([.D144] / [.E144])) / 2" office:value-type="float" office:value="0.496575181796857" calcext:value-type="float">
            <text:p>0.496575181796857</text:p>
          </table:table-cell>
          <table:table-cell table:formula="of:=IF([.I144]&gt;0.4;1;IF([.I144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00465983224604005" calcext:value-type="float">
            <text:p>4.65983224604005E-05</text:p>
          </table:table-cell>
          <table:table-cell office:value-type="float" office:value="0.0000459643316786168" calcext:value-type="float">
            <text:p>4.59643316786168E-05</text:p>
          </table:table-cell>
          <table:table-cell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float" office:value="49" calcext:value-type="float">
            <text:p>49</text:p>
          </table:table-cell>
          <table:table-cell office:value-type="float" office:value="148" calcext:value-type="float">
            <text:p>148</text:p>
          </table:table-cell>
          <table:table-cell table:formula="of:=[.B145]-[.C145]" office:value-type="float" office:value="0.000000633990781783703" calcext:value-type="float">
            <text:p>6.33990781783703E-07</text:p>
          </table:table-cell>
          <table:table-cell table:formula="of:=(([.F145] / [.G145]) + ([.D145] / [.E145])) / 2" office:value-type="float" office:value="0.331057781919851" calcext:value-type="float">
            <text:p>0.331057781919851</text:p>
          </table:table-cell>
          <table:table-cell table:formula="of:=IF([.I145]&gt;0.4;1;IF([.I145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0456558462311185" calcext:value-type="float">
            <text:p>4.56558462311185E-05</text:p>
          </table:table-cell>
          <table:table-cell office:value-type="float" office:value="0.0000453473607836029" calcext:value-type="float">
            <text:p>4.53473607836029E-05</text:p>
          </table:table-cell>
          <table:table-cell office:value-type="float" office:value="73" calcext:value-type="float">
            <text:p>73</text:p>
          </table:table-cell>
          <table:table-cell office:value-type="float" office:value="147" calcext:value-type="float">
            <text:p>147</text:p>
          </table:table-cell>
          <table:table-cell office:value-type="float" office:value="74" calcext:value-type="float">
            <text:p>74</text:p>
          </table:table-cell>
          <table:table-cell office:value-type="float" office:value="149" calcext:value-type="float">
            <text:p>149</text:p>
          </table:table-cell>
          <table:table-cell table:formula="of:=[.B146]-[.C146]" office:value-type="float" office:value="0.000000308485447515598" calcext:value-type="float">
            <text:p>3.08485447515598E-07</text:p>
          </table:table-cell>
          <table:table-cell table:formula="of:=(([.F146] / [.G146]) + ([.D146] / [.E146])) / 2" office:value-type="float" office:value="0.496621467378898" calcext:value-type="float">
            <text:p>0.496621467378898</text:p>
          </table:table-cell>
          <table:table-cell table:formula="of:=IF([.I146]&gt;0.4;1;IF([.I146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456558462311185" calcext:value-type="float">
            <text:p>4.56558462311185E-05</text:p>
          </table:table-cell>
          <table:table-cell office:value-type="float" office:value="0.0000447427293064871" calcext:value-type="float">
            <text:p>4.47427293064871E-05</text:p>
          </table:table-cell>
          <table:table-cell office:value-type="float" office:value="73" calcext:value-type="float">
            <text:p>73</text:p>
          </table:table-cell>
          <table:table-cell office:value-type="float" office:value="147" calcext:value-type="float">
            <text:p>147</text:p>
          </table:table-cell>
          <table:table-cell office:value-type="float" office:value="74" calcext:value-type="float">
            <text:p>74</text:p>
          </table:table-cell>
          <table:table-cell office:value-type="float" office:value="149" calcext:value-type="float">
            <text:p>149</text:p>
          </table:table-cell>
          <table:table-cell table:formula="of:=[.B147]-[.C147]" office:value-type="float" office:value="0.000000913116924631398" calcext:value-type="float">
            <text:p>9.13116924631398E-07</text:p>
          </table:table-cell>
          <table:table-cell table:formula="of:=(([.F147] / [.G147]) + ([.D147] / [.E147])) / 2" office:value-type="float" office:value="0.496621467378898" calcext:value-type="float">
            <text:p>0.496621467378898</text:p>
          </table:table-cell>
          <table:table-cell table:formula="of:=IF([.I147]&gt;0.4;1;IF([.I147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00444464198408601" calcext:value-type="float">
            <text:p>4.44464198408601E-05</text:p>
          </table:table-cell>
          <table:table-cell office:value-type="float" office:value="0.0000441501103752764" calcext:value-type="float">
            <text:p>4.41501103752764E-05</text:p>
          </table:table-cell>
          <table:table-cell office:value-type="float" office:value="74" calcext:value-type="float">
            <text:p>74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table:formula="of:=[.B148]-[.C148]" office:value-type="float" office:value="0.000000296309465583698" calcext:value-type="float">
            <text:p>2.96309465583698E-07</text:p>
          </table:table-cell>
          <table:table-cell table:formula="of:=(([.F148] / [.G148]) + ([.D148] / [.E148])) / 2" office:value-type="float" office:value="0.496666518511934" calcext:value-type="float">
            <text:p>0.496666518511934</text:p>
          </table:table-cell>
          <table:table-cell table:formula="of:=IF([.I148]&gt;0.4;1;IF([.I148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00441540091840609" calcext:value-type="float">
            <text:p>4.41540091840609E-05</text:p>
          </table:table-cell>
          <table:table-cell office:value-type="float" office:value="0.0000435691878703385" calcext:value-type="float">
            <text:p>4.35691878703385E-05</text:p>
          </table:table-cell>
          <table:table-cell office:value-type="float" office:value="51" calcext:value-type="float">
            <text:p>51</text:p>
          </table:table-cell>
          <table:table-cell office:value-type="float" office:value="152" calcext:value-type="float">
            <text:p>152</text:p>
          </table:table-cell>
          <table:table-cell office:value-type="float" office:value="50" calcext:value-type="float">
            <text:p>50</text:p>
          </table:table-cell>
          <table:table-cell office:value-type="float" office:value="149" calcext:value-type="float">
            <text:p>149</text:p>
          </table:table-cell>
          <table:table-cell table:formula="of:=[.B149]-[.C149]" office:value-type="float" office:value="0.000000584821313722402" calcext:value-type="float">
            <text:p>5.84821313722402E-07</text:p>
          </table:table-cell>
          <table:table-cell table:formula="of:=(([.F149] / [.G149]) + ([.D149] / [.E149])) / 2" office:value-type="float" office:value="0.335548392794066" calcext:value-type="float">
            <text:p>0.335548392794066</text:p>
          </table:table-cell>
          <table:table-cell table:formula="of:=IF([.I149]&gt;0.4;1;IF([.I149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00432844219365736" calcext:value-type="float">
            <text:p>4.32844219365736E-05</text:p>
          </table:table-cell>
          <table:table-cell office:value-type="float" office:value="0.0000429996560027514" calcext:value-type="float">
            <text:p>4.29996560027514E-05</text:p>
          </table:table-cell>
          <table:table-cell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office:value-type="float" office:value="76" calcext:value-type="float">
            <text:p>76</text:p>
          </table:table-cell>
          <table:table-cell office:value-type="float" office:value="153" calcext:value-type="float">
            <text:p>153</text:p>
          </table:table-cell>
          <table:table-cell table:formula="of:=[.B150]-[.C150]" office:value-type="float" office:value="0.000000284765933822198" calcext:value-type="float">
            <text:p>2.84765933822198E-07</text:p>
          </table:table-cell>
          <table:table-cell table:formula="of:=(([.F150] / [.G150]) + ([.D150] / [.E150])) / 2" office:value-type="float" office:value="0.496710383932823" calcext:value-type="float">
            <text:p>0.496710383932823</text:p>
          </table:table-cell>
          <table:table-cell table:formula="of:=IF([.I150]&gt;0.4;1;IF([.I150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043003354261606" calcext:value-type="float">
            <text:p>4.3003354261606E-05</text:p>
          </table:table-cell>
          <table:table-cell office:value-type="float" office:value="0.0000424412189118069" calcext:value-type="float">
            <text:p>4.24412189118069E-05</text:p>
          </table:table-cell>
          <table:table-cell office:value-type="float" office:value="50" calcext:value-type="float">
            <text:p>50</text:p>
          </table:table-cell>
          <table:table-cell office:value-type="float" office:value="151" calcext:value-type="float">
            <text:p>151</text:p>
          </table:table-cell>
          <table:table-cell office:value-type="float" office:value="51" calcext:value-type="float">
            <text:p>51</text:p>
          </table:table-cell>
          <table:table-cell office:value-type="float" office:value="154" calcext:value-type="float">
            <text:p>154</text:p>
          </table:table-cell>
          <table:table-cell table:formula="of:=[.B151]-[.C151]" office:value-type="float" office:value="0.000000562135349799103" calcext:value-type="float">
            <text:p>5.62135349799103E-07</text:p>
          </table:table-cell>
          <table:table-cell table:formula="of:=(([.F151] / [.G151]) + ([.D151] / [.E151])) / 2" office:value-type="float" office:value="0.3311473294917" calcext:value-type="float">
            <text:p>0.3311473294917</text:p>
          </table:table-cell>
          <table:table-cell table:formula="of:=IF([.I151]&gt;0.4;1;IF([.I151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00421674045962273" calcext:value-type="float">
            <text:p>4.21674045962273E-05</text:p>
          </table:table-cell>
          <table:table-cell office:value-type="float" office:value="0.0000418935902806875" calcext:value-type="float">
            <text:p>4.18935902806875E-05</text:p>
          </table:table-cell>
          <table:table-cell office:value-type="float" office:value="76" calcext:value-type="float">
            <text:p>76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55" calcext:value-type="float">
            <text:p>155</text:p>
          </table:table-cell>
          <table:table-cell table:formula="of:=[.B152]-[.C152]" office:value-type="float" office:value="0.000000273814315539799" calcext:value-type="float">
            <text:p>2.73814315539799E-07</text:p>
          </table:table-cell>
          <table:table-cell table:formula="of:=(([.F152] / [.G152]) + ([.D152] / [.E152])) / 2" office:value-type="float" office:value="0.496753109846089" calcext:value-type="float">
            <text:p>0.496753109846089</text:p>
          </table:table-cell>
          <table:table-cell table:formula="of:=IF([.I152]&gt;0.4;1;IF([.I152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00421674045962273" calcext:value-type="float">
            <text:p>4.21674045962273E-05</text:p>
          </table:table-cell>
          <table:table-cell office:value-type="float" office:value="0.0000413564929693964" calcext:value-type="float">
            <text:p>4.13564929693964E-05</text:p>
          </table:table-cell>
          <table:table-cell office:value-type="float" office:value="76" calcext:value-type="float">
            <text:p>76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55" calcext:value-type="float">
            <text:p>155</text:p>
          </table:table-cell>
          <table:table-cell table:formula="of:=[.B153]-[.C153]" office:value-type="float" office:value="0.000000810911626830903" calcext:value-type="float">
            <text:p>8.10911626830903E-07</text:p>
          </table:table-cell>
          <table:table-cell table:formula="of:=(([.F153] / [.G153]) + ([.D153] / [.E153])) / 2" office:value-type="float" office:value="0.496753109846089" calcext:value-type="float">
            <text:p>0.496753109846089</text:p>
          </table:table-cell>
          <table:table-cell table:formula="of:=IF([.I153]&gt;0.4;1;IF([.I153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00410930758167338" calcext:value-type="float">
            <text:p>4.10930758167338E-05</text:p>
          </table:table-cell>
          <table:table-cell office:value-type="float" office:value="0.000040829658664053" calcext:value-type="float">
            <text:p>4.0829658664053E-05</text:p>
          </table:table-cell>
          <table:table-cell office:value-type="float" office:value="77" calcext:value-type="float">
            <text:p>77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157" calcext:value-type="float">
            <text:p>157</text:p>
          </table:table-cell>
          <table:table-cell table:formula="of:=[.B154]-[.C154]" office:value-type="float" office:value="0.0000002634171526808" calcext:value-type="float">
            <text:p>2.634171526808E-07</text:p>
          </table:table-cell>
          <table:table-cell table:formula="of:=(([.F154] / [.G154]) + ([.D154] / [.E154])) / 2" office:value-type="float" office:value="0.496794740086295" calcext:value-type="float">
            <text:p>0.496794740086295</text:p>
          </table:table-cell>
          <table:table-cell table:formula="of:=IF([.I154]&gt;0.4;1;IF([.I154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00408329930584039" calcext:value-type="float">
            <text:p>4.08329930584039E-05</text:p>
          </table:table-cell>
          <table:table-cell office:value-type="float" office:value="0.0000403128275417242" calcext:value-type="float">
            <text:p>4.03128275417242E-05</text:p>
          </table:table-cell>
          <table:table-cell office:value-type="float" office:value="53" calcext:value-type="float">
            <text:p>53</text:p>
          </table:table-cell>
          <table:table-cell office:value-type="float" office:value="158" calcext:value-type="float">
            <text:p>158</text:p>
          </table:table-cell>
          <table:table-cell office:value-type="float" office:value="52" calcext:value-type="float">
            <text:p>52</text:p>
          </table:table-cell>
          <table:table-cell office:value-type="float" office:value="155" calcext:value-type="float">
            <text:p>155</text:p>
          </table:table-cell>
          <table:table-cell table:formula="of:=[.B155]-[.C155]" office:value-type="float" office:value="0.000000520165516679696" calcext:value-type="float">
            <text:p>5.20165516679696E-07</text:p>
          </table:table-cell>
          <table:table-cell table:formula="of:=(([.F155] / [.G155]) + ([.D155] / [.E155])) / 2" office:value-type="float" office:value="0.335463454471213" calcext:value-type="float">
            <text:p>0.335463454471213</text:p>
          </table:table-cell>
          <table:table-cell table:formula="of:=IF([.I155]&gt;0.4;1;IF([.I155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00400592877458639" calcext:value-type="float">
            <text:p>4.00592877458639E-05</text:p>
          </table:table-cell>
          <table:table-cell office:value-type="float" office:value="0.0000398057479500035" calcext:value-type="float">
            <text:p>3.98057479500035E-05</text:p>
          </table:table-cell>
          <table:table-cell office:value-type="float" office:value="78" calcext:value-type="float">
            <text:p>78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59" calcext:value-type="float">
            <text:p>159</text:p>
          </table:table-cell>
          <table:table-cell table:formula="of:=[.B156]-[.C156]" office:value-type="float" office:value="0.000000253539795860394" calcext:value-type="float">
            <text:p>2.53539795860394E-07</text:p>
          </table:table-cell>
          <table:table-cell table:formula="of:=(([.F156] / [.G156]) + ([.D156] / [.E156])) / 2" office:value-type="float" office:value="0.496835316268077" calcext:value-type="float">
            <text:p>0.496835316268077</text:p>
          </table:table-cell>
          <table:table-cell table:formula="of:=IF([.I156]&gt;0.4;1;IF([.I156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0398089171974592" calcext:value-type="float">
            <text:p>3.98089171974592E-05</text:p>
          </table:table-cell>
          <table:table-cell office:value-type="float" office:value="0.0000393081761006289" calcext:value-type="float">
            <text:p>3.93081761006289E-05</text:p>
          </table:table-cell>
          <table:table-cell office:value-type="float" office:value="52" calcext:value-type="float">
            <text:p>52</text:p>
          </table:table-cell>
          <table:table-cell office:value-type="float" office:value="157" calcext:value-type="float">
            <text:p>157</text:p>
          </table:table-cell>
          <table:table-cell office:value-type="float" office:value="53" calcext:value-type="float">
            <text:p>53</text:p>
          </table:table-cell>
          <table:table-cell office:value-type="float" office:value="160" calcext:value-type="float">
            <text:p>160</text:p>
          </table:table-cell>
          <table:table-cell table:formula="of:=[.B157]-[.C157]" office:value-type="float" office:value="0.000000500741096830298" calcext:value-type="float">
            <text:p>5.00741096830298E-07</text:p>
          </table:table-cell>
          <table:table-cell table:formula="of:=(([.F157] / [.G157]) + ([.D157] / [.E157])) / 2" office:value-type="float" office:value="0.331230095541401" calcext:value-type="float">
            <text:p>0.331230095541401</text:p>
          </table:table-cell>
          <table:table-cell table:formula="of:=IF([.I157]&gt;0.4;1;IF([.I157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00390640259385067" calcext:value-type="float">
            <text:p>3.90640259385067E-05</text:p>
          </table:table-cell>
          <table:table-cell office:value-type="float" office:value="0.0000388198757763983" calcext:value-type="float">
            <text:p>3.88198757763983E-05</text:p>
          </table:table-cell>
          <table:table-cell office:value-type="float" office:value="79" calcext:value-type="float">
            <text:p>79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61" calcext:value-type="float">
            <text:p>161</text:p>
          </table:table-cell>
          <table:table-cell table:formula="of:=[.B158]-[.C158]" office:value-type="float" office:value="0.000000244150162108394" calcext:value-type="float">
            <text:p>2.44150162108394E-07</text:p>
          </table:table-cell>
          <table:table-cell table:formula="of:=(([.F158] / [.G158]) + ([.D158] / [.E158])) / 2" office:value-type="float" office:value="0.496874877924919" calcext:value-type="float">
            <text:p>0.496874877924919</text:p>
          </table:table-cell>
          <table:table-cell table:formula="of:=IF([.I158]&gt;0.4;1;IF([.I158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00390640259385067" calcext:value-type="float">
            <text:p>3.90640259385067E-05</text:p>
          </table:table-cell>
          <table:table-cell office:value-type="float" office:value="0.0000383406180507629" calcext:value-type="float">
            <text:p>3.83406180507629E-05</text:p>
          </table:table-cell>
          <table:table-cell office:value-type="float" office:value="79" calcext:value-type="float">
            <text:p>79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61" calcext:value-type="float">
            <text:p>161</text:p>
          </table:table-cell>
          <table:table-cell table:formula="of:=[.B159]-[.C159]" office:value-type="float" office:value="0.000000723407887743797" calcext:value-type="float">
            <text:p>7.23407887743797E-07</text:p>
          </table:table-cell>
          <table:table-cell table:formula="of:=(([.F159] / [.G159]) + ([.D159] / [.E159])) / 2" office:value-type="float" office:value="0.496874877924919" calcext:value-type="float">
            <text:p>0.496874877924919</text:p>
          </table:table-cell>
          <table:table-cell table:formula="of:=IF([.I159]&gt;0.4;1;IF([.I159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000381053995351377" calcext:value-type="float">
            <text:p>3.81053995351377E-05</text:p>
          </table:table-cell>
          <table:table-cell office:value-type="float" office:value="0.0000378701810194648" calcext:value-type="float">
            <text:p>3.78701810194648E-05</text:p>
          </table:table-cell>
          <table:table-cell office:value-type="float" office:value="80" calcext:value-type="float">
            <text:p>80</text:p>
          </table:table-cell>
          <table:table-cell office:value-type="float" office:value="161" calcext:value-type="float">
            <text:p>161</text:p>
          </table:table-cell>
          <table:table-cell office:value-type="float" office:value="81" calcext:value-type="float">
            <text:p>81</text:p>
          </table:table-cell>
          <table:table-cell office:value-type="float" office:value="163" calcext:value-type="float">
            <text:p>163</text:p>
          </table:table-cell>
          <table:table-cell table:formula="of:=[.B160]-[.C160]" office:value-type="float" office:value="0.000000235218515672903" calcext:value-type="float">
            <text:p>2.35218515672903E-07</text:p>
          </table:table-cell>
          <table:table-cell table:formula="of:=(([.F160] / [.G160]) + ([.D160] / [.E160])) / 2" office:value-type="float" office:value="0.496913462637656" calcext:value-type="float">
            <text:p>0.496913462637656</text:p>
          </table:table-cell>
          <table:table-cell table:formula="of:=IF([.I160]&gt;0.4;1;IF([.I160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00378730495379509" calcext:value-type="float">
            <text:p>3.78730495379509E-05</text:p>
          </table:table-cell>
          <table:table-cell office:value-type="float" office:value="0.0000374083495436181" calcext:value-type="float">
            <text:p>3.74083495436181E-05</text:p>
          </table:table-cell>
          <table:table-cell office:value-type="float" office:value="55" calcext:value-type="float">
            <text:p>55</text:p>
          </table:table-cell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office:value-type="float" office:value="161" calcext:value-type="float">
            <text:p>161</text:p>
          </table:table-cell>
          <table:table-cell table:formula="of:=[.B161]-[.C161]" office:value-type="float" office:value="0.000000464699994332796" calcext:value-type="float">
            <text:p>4.64699994332796E-07</text:p>
          </table:table-cell>
          <table:table-cell table:formula="of:=(([.F161] / [.G161]) + ([.D161] / [.E161])) / 2" office:value-type="float" office:value="0.335384790183306" calcext:value-type="float">
            <text:p>0.335384790183306</text:p>
          </table:table-cell>
          <table:table-cell table:formula="of:=IF([.I161]&gt;0.4;1;IF([.I161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00371816322736196" calcext:value-type="float">
            <text:p>3.71816322736196E-05</text:p>
          </table:table-cell>
          <table:table-cell office:value-type="float" office:value="0.0000369549150036957" calcext:value-type="float">
            <text:p>3.69549150036957E-05</text:p>
          </table:table-cell>
          <table:table-cell office:value-type="float" office:value="81" calcext:value-type="float">
            <text:p>81</text:p>
          </table:table-cell>
          <table:table-cell office:value-type="float" office:value="163" calcext:value-type="float">
            <text:p>163</text:p>
          </table:table-cell>
          <table:table-cell office:value-type="float" office:value="82" calcext:value-type="float">
            <text:p>82</text:p>
          </table:table-cell>
          <table:table-cell office:value-type="float" office:value="165" calcext:value-type="float">
            <text:p>165</text:p>
          </table:table-cell>
          <table:table-cell table:formula="of:=[.B162]-[.C162]" office:value-type="float" office:value="0.000000226717269923897" calcext:value-type="float">
            <text:p>2.26717269923897E-07</text:p>
          </table:table-cell>
          <table:table-cell table:formula="of:=(([.F162] / [.G162]) + ([.D162] / [.E162])) / 2" office:value-type="float" office:value="0.49695110615356" calcext:value-type="float">
            <text:p>0.49695110615356</text:p>
          </table:table-cell>
          <table:table-cell table:formula="of:=IF([.I162]&gt;0.4;1;IF([.I162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000369576465371058" calcext:value-type="float">
            <text:p>3.69576465371058E-05</text:p>
          </table:table-cell>
          <table:table-cell office:value-type="float" office:value="0.0000365096750638916" calcext:value-type="float">
            <text:p>3.65096750638916E-05</text:p>
          </table:table-cell>
          <table:table-cell office:value-type="float" office:value="54" calcext:value-type="float">
            <text:p>54</text:p>
          </table:table-cell>
          <table:table-cell office:value-type="float" office:value="163" calcext:value-type="float">
            <text:p>163</text:p>
          </table:table-cell>
          <table:table-cell office:value-type="float" office:value="55" calcext:value-type="float">
            <text:p>55</text:p>
          </table:table-cell>
          <table:table-cell office:value-type="float" office:value="166" calcext:value-type="float">
            <text:p>166</text:p>
          </table:table-cell>
          <table:table-cell table:formula="of:=[.B163]-[.C163]" office:value-type="float" office:value="0.000000447971473214201" calcext:value-type="float">
            <text:p>4.47971473214201E-07</text:p>
          </table:table-cell>
          <table:table-cell table:formula="of:=(([.F163] / [.G163]) + ([.D163] / [.E163])) / 2" office:value-type="float" office:value="0.331306822381551" calcext:value-type="float">
            <text:p>0.331306822381551</text:p>
          </table:table-cell>
          <table:table-cell table:formula="of:=IF([.I163]&gt;0.4;1;IF([.I163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00036291054255122" calcext:value-type="float">
            <text:p>3.6291054255122E-05</text:p>
          </table:table-cell>
          <table:table-cell office:value-type="float" office:value="0.0000360724334463602" calcext:value-type="float">
            <text:p>3.60724334463602E-05</text:p>
          </table:table-cell>
          <table:table-cell office:value-type="float" office:value="82" calcext:value-type="float">
            <text:p>82</text:p>
          </table:table-cell>
          <table:table-cell office:value-type="float" office:value="165" calcext:value-type="float">
            <text:p>165</text:p>
          </table:table-cell>
          <table:table-cell office:value-type="float" office:value="83" calcext:value-type="float">
            <text:p>83</text:p>
          </table:table-cell>
          <table:table-cell office:value-type="float" office:value="167" calcext:value-type="float">
            <text:p>167</text:p>
          </table:table-cell>
          <table:table-cell table:formula="of:=[.B164]-[.C164]" office:value-type="float" office:value="0.000000218620808761796" calcext:value-type="float">
            <text:p>2.18620808761796E-07</text:p>
          </table:table-cell>
          <table:table-cell table:formula="of:=(([.F164] / [.G164]) + ([.D164] / [.E164])) / 2" office:value-type="float" office:value="0.496987842496825" calcext:value-type="float">
            <text:p>0.496987842496825</text:p>
          </table:table-cell>
          <table:table-cell table:formula="of:=IF([.I164]&gt;0.4;1;IF([.I164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0036291054255122" calcext:value-type="float">
            <text:p>3.6291054255122E-05</text:p>
          </table:table-cell>
          <table:table-cell office:value-type="float" office:value="0.0000356429997148567" calcext:value-type="float">
            <text:p>3.56429997148567E-05</text:p>
          </table:table-cell>
          <table:table-cell office:value-type="float" office:value="82" calcext:value-type="float">
            <text:p>82</text:p>
          </table:table-cell>
          <table:table-cell office:value-type="float" office:value="165" calcext:value-type="float">
            <text:p>165</text:p>
          </table:table-cell>
          <table:table-cell office:value-type="float" office:value="83" calcext:value-type="float">
            <text:p>83</text:p>
          </table:table-cell>
          <table:table-cell office:value-type="float" office:value="167" calcext:value-type="float">
            <text:p>167</text:p>
          </table:table-cell>
          <table:table-cell table:formula="of:=[.B165]-[.C165]" office:value-type="float" office:value="0.000000648054540265294" calcext:value-type="float">
            <text:p>6.48054540265294E-07</text:p>
          </table:table-cell>
          <table:table-cell table:formula="of:=(([.F165] / [.G165]) + ([.D165] / [.E165])) / 2" office:value-type="float" office:value="0.496987842496825" calcext:value-type="float">
            <text:p>0.496987842496825</text:p>
          </table:table-cell>
          <table:table-cell table:formula="of:=IF([.I165]&gt;0.4;1;IF([.I165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00035432094391108" calcext:value-type="float">
            <text:p>3.5432094391108E-05</text:p>
          </table:table-cell>
          <table:table-cell office:value-type="float" office:value="0.0000352211890673427" calcext:value-type="float">
            <text:p>3.52211890673427E-05</text:p>
          </table:table-cell>
          <table:table-cell office:value-type="float" office:value="83" calcext:value-type="float">
            <text:p>83</text:p>
          </table:table-cell>
          <table:table-cell office:value-type="float" office:value="167" calcext:value-type="float">
            <text:p>167</text:p>
          </table:table-cell>
          <table:table-cell office:value-type="float" office:value="84" calcext:value-type="float">
            <text:p>84</text:p>
          </table:table-cell>
          <table:table-cell office:value-type="float" office:value="169" calcext:value-type="float">
            <text:p>169</text:p>
          </table:table-cell>
          <table:table-cell table:formula="of:=[.B166]-[.C166]" office:value-type="float" office:value="0.000000210905323765302" calcext:value-type="float">
            <text:p>2.10905323765302E-07</text:p>
          </table:table-cell>
          <table:table-cell table:formula="of:=(([.F166] / [.G166]) + ([.D166] / [.E166])) / 2" office:value-type="float" office:value="0.497023704071148" calcext:value-type="float">
            <text:p>0.497023704071148</text:p>
          </table:table-cell>
          <table:table-cell table:formula="of:=IF([.I166]&gt;0.4;1;IF([.I166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0352236703064501" calcext:value-type="float">
            <text:p>3.52236703064501E-05</text:p>
          </table:table-cell>
          <table:table-cell office:value-type="float" office:value="0.0000348068221371388" calcext:value-type="float">
            <text:p>3.48068221371388E-05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float" office:value="56" calcext:value-type="float">
            <text:p>56</text:p>
          </table:table-cell>
          <table:table-cell office:value-type="float" office:value="167" calcext:value-type="float">
            <text:p>167</text:p>
          </table:table-cell>
          <table:table-cell table:formula="of:=[.B167]-[.C167]" office:value-type="float" office:value="0.000000416848169311299" calcext:value-type="float">
            <text:p>4.16848169311299E-07</text:p>
          </table:table-cell>
          <table:table-cell table:formula="of:=(([.F167] / [.G167]) + ([.D167] / [.E167])) / 2" office:value-type="float" office:value="0.335311729482212" calcext:value-type="float">
            <text:p>0.335311729482212</text:p>
          </table:table-cell>
          <table:table-cell table:formula="of:=IF([.I167]&gt;0.4;1;IF([.I167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00346032734696578" calcext:value-type="float">
            <text:p>3.46032734696578E-05</text:p>
          </table:table-cell>
          <table:table-cell office:value-type="float" office:value="0.0000343997248022018" calcext:value-type="float">
            <text:p>3.43997248022018E-05</text:p>
          </table:table-cell>
          <table:table-cell office:value-type="float" office:value="84" calcext:value-type="float">
            <text:p>84</text:p>
          </table:table-cell>
          <table:table-cell office:value-type="float" office:value="169" calcext:value-type="float">
            <text:p>169</text:p>
          </table:table-cell>
          <table:table-cell office:value-type="float" office:value="85" calcext:value-type="float">
            <text:p>85</text:p>
          </table:table-cell>
          <table:table-cell office:value-type="float" office:value="171" calcext:value-type="float">
            <text:p>171</text:p>
          </table:table-cell>
          <table:table-cell table:formula="of:=[.B168]-[.C168]" office:value-type="float" office:value="0.000000203548667456003" calcext:value-type="float">
            <text:p>2.03548667456003E-07</text:p>
          </table:table-cell>
          <table:table-cell table:formula="of:=(([.F168] / [.G168]) + ([.D168] / [.E168])) / 2" office:value-type="float" office:value="0.497058721755078" calcext:value-type="float">
            <text:p>0.497058721755078</text:p>
          </table:table-cell>
          <table:table-cell table:formula="of:=IF([.I168]&gt;0.4;1;IF([.I168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000344020916471233" calcext:value-type="float">
            <text:p>3.44020916471233E-05</text:p>
          </table:table-cell>
          <table:table-cell office:value-type="float" office:value="0.0000339997280021757" calcext:value-type="float">
            <text:p>3.39997280021757E-05</text:p>
          </table:table-cell>
          <table:table-cell office:value-type="float" office:value="56" calcext:value-type="float">
            <text:p>56</text:p>
          </table:table-cell>
          <table:table-cell office:value-type="float" office:value="169" calcext:value-type="float">
            <text:p>169</text:p>
          </table:table-cell>
          <table:table-cell office:value-type="float" office:value="57" calcext:value-type="float">
            <text:p>57</text:p>
          </table:table-cell>
          <table:table-cell office:value-type="float" office:value="172" calcext:value-type="float">
            <text:p>172</text:p>
          </table:table-cell>
          <table:table-cell table:formula="of:=[.B169]-[.C169]" office:value-type="float" office:value="0.000000402363644947603" calcext:value-type="float">
            <text:p>4.02363644947603E-07</text:p>
          </table:table-cell>
          <table:table-cell table:formula="of:=(([.F169] / [.G169]) + ([.D169] / [.E169])) / 2" office:value-type="float" office:value="0.331378147791386" calcext:value-type="float">
            <text:p>0.331378147791386</text:p>
          </table:table-cell>
          <table:table-cell table:formula="of:=IF([.I169]&gt;0.4;1;IF([.I169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000338031977825115" calcext:value-type="float">
            <text:p>3.38031977825115E-05</text:p>
          </table:table-cell>
          <table:table-cell office:value-type="float" office:value="0.0000336066675628447" calcext:value-type="float">
            <text:p>3.36066675628447E-05</text:p>
          </table:table-cell>
          <table:table-cell office:value-type="float" office:value="85" calcext:value-type="float">
            <text:p>85</text:p>
          </table:table-cell>
          <table:table-cell office:value-type="float" office:value="171" calcext:value-type="float">
            <text:p>171</text:p>
          </table:table-cell>
          <table:table-cell office:value-type="float" office:value="86" calcext:value-type="float">
            <text:p>86</text:p>
          </table:table-cell>
          <table:table-cell office:value-type="float" office:value="173" calcext:value-type="float">
            <text:p>173</text:p>
          </table:table-cell>
          <table:table-cell table:formula="of:=[.B170]-[.C170]" office:value-type="float" office:value="0.0000001965302196668" calcext:value-type="float">
            <text:p>1.965302196668E-07</text:p>
          </table:table-cell>
          <table:table-cell table:formula="of:=(([.F170] / [.G170]) + ([.D170] / [.E170])) / 2" office:value-type="float" office:value="0.497092924990704" calcext:value-type="float">
            <text:p>0.497092924990704</text:p>
          </table:table-cell>
          <table:table-cell table:formula="of:=IF([.I170]&gt;0.4;1;IF([.I170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00338031977825115" calcext:value-type="float">
            <text:p>3.38031977825115E-05</text:p>
          </table:table-cell>
          <table:table-cell office:value-type="float" office:value="0.0000332203840276392" calcext:value-type="float">
            <text:p>3.32203840276392E-05</text:p>
          </table:table-cell>
          <table:table-cell office:value-type="float" office:value="85" calcext:value-type="float">
            <text:p>85</text:p>
          </table:table-cell>
          <table:table-cell office:value-type="float" office:value="171" calcext:value-type="float">
            <text:p>171</text:p>
          </table:table-cell>
          <table:table-cell office:value-type="float" office:value="86" calcext:value-type="float">
            <text:p>86</text:p>
          </table:table-cell>
          <table:table-cell office:value-type="float" office:value="173" calcext:value-type="float">
            <text:p>173</text:p>
          </table:table-cell>
          <table:table-cell table:formula="of:=[.B171]-[.C171]" office:value-type="float" office:value="0.000000582813754872299" calcext:value-type="float">
            <text:p>5.82813754872299E-07</text:p>
          </table:table-cell>
          <table:table-cell table:formula="of:=(([.F171] / [.G171]) + ([.D171] / [.E171])) / 2" office:value-type="float" office:value="0.497092924990704" calcext:value-type="float">
            <text:p>0.497092924990704</text:p>
          </table:table-cell>
          <table:table-cell table:formula="of:=IF([.I171]&gt;0.4;1;IF([.I171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330305532618147" calcext:value-type="float">
            <text:p>3.30305532618147E-05</text:p>
          </table:table-cell>
          <table:table-cell office:value-type="float" office:value="0.0000328407224958948" calcext:value-type="float">
            <text:p>3.28407224958948E-05</text:p>
          </table:table-cell>
          <table:table-cell office:value-type="float" office:value="86" calcext:value-type="float">
            <text:p>86</text:p>
          </table:table-cell>
          <table:table-cell office:value-type="float" office:value="173" calcext:value-type="float">
            <text:p>173</text:p>
          </table:table-cell>
          <table:table-cell office:value-type="float" office:value="87" calcext:value-type="float">
            <text:p>87</text:p>
          </table:table-cell>
          <table:table-cell office:value-type="float" office:value="175" calcext:value-type="float">
            <text:p>175</text:p>
          </table:table-cell>
          <table:table-cell table:formula="of:=[.B172]-[.C172]" office:value-type="float" office:value="0.000000189830765919898" calcext:value-type="float">
            <text:p>1.89830765919898E-07</text:p>
          </table:table-cell>
          <table:table-cell table:formula="of:=(([.F172] / [.G172]) + ([.D172] / [.E172])) / 2" office:value-type="float" office:value="0.497126341866226" calcext:value-type="float">
            <text:p>0.497126341866226</text:p>
          </table:table-cell>
          <table:table-cell table:formula="of:=IF([.I172]&gt;0.4;1;IF([.I172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00328428796637081" calcext:value-type="float">
            <text:p>3.28428796637081E-05</text:p>
          </table:table-cell>
          <table:table-cell office:value-type="float" office:value="0.0000324675324675323" calcext:value-type="float">
            <text:p>3.24675324675323E-05</text:p>
          </table:table-cell>
          <table:table-cell office:value-type="float" office:value="59" calcext:value-type="float">
            <text:p>5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office:value-type="float" office:value="173" calcext:value-type="float">
            <text:p>173</text:p>
          </table:table-cell>
          <table:table-cell table:formula="of:=[.B173]-[.C173]" office:value-type="float" office:value="0.000000375347196175804" calcext:value-type="float">
            <text:p>3.75347196175804E-07</text:p>
          </table:table-cell>
          <table:table-cell table:formula="of:=(([.F173] / [.G173]) + ([.D173] / [.E173])) / 2" office:value-type="float" office:value="0.335243694167105" calcext:value-type="float">
            <text:p>0.335243694167105</text:p>
          </table:table-cell>
          <table:table-cell table:formula="of:=IF([.I173]&gt;0.4;1;IF([.I173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00032284100080715" calcext:value-type="float">
            <text:p>3.2284100080715E-05</text:p>
          </table:table-cell>
          <table:table-cell office:value-type="float" office:value="0.0000321006676938882" calcext:value-type="float">
            <text:p>3.21006676938882E-05</text:p>
          </table:table-cell>
          <table:table-cell office:value-type="float" office:value="87" calcext:value-type="float">
            <text:p>87</text:p>
          </table:table-cell>
          <table:table-cell office:value-type="float" office:value="175" calcext:value-type="float">
            <text:p>175</text:p>
          </table:table-cell>
          <table:table-cell office:value-type="float" office:value="88" calcext:value-type="float">
            <text:p>88</text:p>
          </table:table-cell>
          <table:table-cell office:value-type="float" office:value="177" calcext:value-type="float">
            <text:p>177</text:p>
          </table:table-cell>
          <table:table-cell table:formula="of:=[.B174]-[.C174]" office:value-type="float" office:value="0.000000183432386826804" calcext:value-type="float">
            <text:p>1.83432386826804E-07</text:p>
          </table:table-cell>
          <table:table-cell table:formula="of:=(([.F174] / [.G174]) + ([.D174] / [.E174])) / 2" office:value-type="float" office:value="0.497158999192898" calcext:value-type="float">
            <text:p>0.497158999192898</text:p>
          </table:table-cell>
          <table:table-cell table:formula="of:=IF([.I174]&gt;0.4;1;IF([.I174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00032102728731942" calcext:value-type="float">
            <text:p>3.2102728731942E-05</text:p>
          </table:table-cell>
          <table:table-cell office:value-type="float" office:value="0.0000317399860344063" calcext:value-type="float">
            <text:p>3.17399860344063E-05</text:p>
          </table:table-cell>
          <table:table-cell office:value-type="float" office:value="58" calcext:value-type="float">
            <text:p>58</text:p>
          </table:table-cell>
          <table:table-cell office:value-type="float" office:value="175" calcext:value-type="float">
            <text:p>175</text:p>
          </table:table-cell>
          <table:table-cell office:value-type="float" office:value="59" calcext:value-type="float">
            <text:p>59</text:p>
          </table:table-cell>
          <table:table-cell office:value-type="float" office:value="178" calcext:value-type="float">
            <text:p>178</text:p>
          </table:table-cell>
          <table:table-cell table:formula="of:=[.B175]-[.C175]" office:value-type="float" office:value="0.000000362742697535695" calcext:value-type="float">
            <text:p>3.62742697535695E-07</text:p>
          </table:table-cell>
          <table:table-cell table:formula="of:=(([.F175] / [.G175]) + ([.D175] / [.E175])) / 2" office:value-type="float" office:value="0.331444622792937" calcext:value-type="float">
            <text:p>0.331444622792937</text:p>
          </table:table-cell>
          <table:table-cell table:formula="of:=IF([.I175]&gt;0.4;1;IF([.I175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000315626676766212" calcext:value-type="float">
            <text:p>3.15626676766212E-05</text:p>
          </table:table-cell>
          <table:table-cell office:value-type="float" office:value="0.0000313853493189376" calcext:value-type="float">
            <text:p>3.13853493189376E-05</text:p>
          </table:table-cell>
          <table:table-cell office:value-type="float" office:value="88" calcext:value-type="float">
            <text:p>88</text:p>
          </table:table-cell>
          <table:table-cell office:value-type="float" office:value="177" calcext:value-type="float">
            <text:p>177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table:formula="of:=[.B176]-[.C176]" office:value-type="float" office:value="0.000000177318357683601" calcext:value-type="float">
            <text:p>1.77318357683601E-07</text:p>
          </table:table-cell>
          <table:table-cell table:formula="of:=(([.F176] / [.G176]) + ([.D176] / [.E176])) / 2" office:value-type="float" office:value="0.497190922576776" calcext:value-type="float">
            <text:p>0.497190922576776</text:p>
          </table:table-cell>
          <table:table-cell table:formula="of:=IF([.I176]&gt;0.4;1;IF([.I176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0315626676766212" calcext:value-type="float">
            <text:p>3.15626676766212E-05</text:p>
          </table:table-cell>
          <table:table-cell office:value-type="float" office:value="0.0000310366232153941" calcext:value-type="float">
            <text:p>3.10366232153941E-05</text:p>
          </table:table-cell>
          <table:table-cell office:value-type="float" office:value="88" calcext:value-type="float">
            <text:p>88</text:p>
          </table:table-cell>
          <table:table-cell office:value-type="float" office:value="177" calcext:value-type="float">
            <text:p>177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table:formula="of:=[.B177]-[.C177]" office:value-type="float" office:value="0.000000526044461227101" calcext:value-type="float">
            <text:p>5.26044461227101E-07</text:p>
          </table:table-cell>
          <table:table-cell table:formula="of:=(([.F177] / [.G177]) + ([.D177] / [.E177])) / 2" office:value-type="float" office:value="0.497190922576776" calcext:value-type="float">
            <text:p>0.497190922576776</text:p>
          </table:table-cell>
          <table:table-cell table:formula="of:=IF([.I177]&gt;0.4;1;IF([.I177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00308651501589874" calcext:value-type="float">
            <text:p>3.08651501589874E-05</text:p>
          </table:table-cell>
          <table:table-cell office:value-type="float" office:value="0.0000306936771025173" calcext:value-type="float">
            <text:p>3.06936771025173E-05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90" calcext:value-type="float">
            <text:p>90</text:p>
          </table:table-cell>
          <table:table-cell office:value-type="float" office:value="181" calcext:value-type="float">
            <text:p>181</text:p>
          </table:table-cell>
          <table:table-cell table:formula="of:=[.B178]-[.C178]" office:value-type="float" office:value="0.000000171473056470097" calcext:value-type="float">
            <text:p>1.71473056470097E-07</text:p>
          </table:table-cell>
          <table:table-cell table:formula="of:=(([.F178] / [.G178]) + ([.D178] / [.E178])) / 2" office:value-type="float" office:value="0.497222136485694" calcext:value-type="float">
            <text:p>0.497222136485694</text:p>
          </table:table-cell>
          <table:table-cell table:formula="of:=IF([.I178]&gt;0.4;1;IF([.I178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0030695561421823" calcext:value-type="float">
            <text:p>3.0695561421823E-05</text:p>
          </table:table-cell>
          <table:table-cell office:value-type="float" office:value="0.0000303563839475435" calcext:value-type="float">
            <text:p>3.03563839475435E-05</text:p>
          </table:table-cell>
          <table:table-cell office:value-type="float" office:value="61" calcext:value-type="float">
            <text:p>61</text:p>
          </table:table-cell>
          <table:table-cell office:value-type="float" office:value="182" calcext:value-type="float">
            <text:p>182</text:p>
          </table:table-cell>
          <table:table-cell office:value-type="float" office:value="60" calcext:value-type="float">
            <text:p>60</text:p>
          </table:table-cell>
          <table:table-cell office:value-type="float" office:value="179" calcext:value-type="float">
            <text:p>179</text:p>
          </table:table-cell>
          <table:table-cell table:formula="of:=[.B179]-[.C179]" office:value-type="float" office:value="0.000000339177474279503" calcext:value-type="float">
            <text:p>3.39177474279503E-07</text:p>
          </table:table-cell>
          <table:table-cell table:formula="of:=(([.F179] / [.G179]) + ([.D179] / [.E179])) / 2" office:value-type="float" office:value="0.335180182945546" calcext:value-type="float">
            <text:p>0.335180182945546</text:p>
          </table:table-cell>
          <table:table-cell table:formula="of:=IF([.I179]&gt;0.4;1;IF([.I179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00301905020680393" calcext:value-type="float">
            <text:p>3.01905020680393E-05</text:p>
          </table:table-cell>
          <table:table-cell office:value-type="float" office:value="0.0000300246201885551" calcext:value-type="float">
            <text:p>3.00246201885551E-05</text:p>
          </table:table-cell>
          <table:table-cell office:value-type="float" office:value="90" calcext:value-type="float">
            <text:p>90</text:p>
          </table:table-cell>
          <table:table-cell office:value-type="float" office:value="181" calcext:value-type="float">
            <text:p>181</text:p>
          </table:table-cell>
          <table:table-cell office:value-type="float" office:value="91" calcext:value-type="float">
            <text:p>91</text:p>
          </table:table-cell>
          <table:table-cell office:value-type="float" office:value="183" calcext:value-type="float">
            <text:p>183</text:p>
          </table:table-cell>
          <table:table-cell table:formula="of:=[.B180]-[.C180]" office:value-type="float" office:value="0.000000165881879484202" calcext:value-type="float">
            <text:p>1.65881879484202E-07</text:p>
          </table:table-cell>
          <table:table-cell table:formula="of:=(([.F180] / [.G180]) + ([.D180] / [.E180])) / 2" office:value-type="float" office:value="0.497252664311808" calcext:value-type="float">
            <text:p>0.497252664311808</text:p>
          </table:table-cell>
          <table:table-cell table:formula="of:=IF([.I180]&gt;0.4;1;IF([.I180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0300264232524494" calcext:value-type="float">
            <text:p>3.00264232524494E-05</text:p>
          </table:table-cell>
          <table:table-cell office:value-type="float" office:value="0.0000296982656212879" calcext:value-type="float">
            <text:p>2.96982656212879E-05</text:p>
          </table:table-cell>
          <table:table-cell office:value-type="float" office:value="60" calcext:value-type="float">
            <text:p>60</text:p>
          </table:table-cell>
          <table:table-cell office:value-type="float" office:value="181" calcext:value-type="float">
            <text:p>181</text:p>
          </table:table-cell>
          <table:table-cell office:value-type="float" office:value="61" calcext:value-type="float">
            <text:p>61</text:p>
          </table:table-cell>
          <table:table-cell office:value-type="float" office:value="184" calcext:value-type="float">
            <text:p>184</text:p>
          </table:table-cell>
          <table:table-cell table:formula="of:=[.B181]-[.C181]" office:value-type="float" office:value="0.000000328157631161499" calcext:value-type="float">
            <text:p>3.28157631161499E-07</text:p>
          </table:table-cell>
          <table:table-cell table:formula="of:=(([.F181] / [.G181]) + ([.D181] / [.E181])) / 2" office:value-type="float" office:value="0.331506725918809" calcext:value-type="float">
            <text:p>0.331506725918809</text:p>
          </table:table-cell>
          <table:table-cell table:formula="of:=IF([.I181]&gt;0.4;1;IF([.I181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00295377344557979" calcext:value-type="float">
            <text:p>2.95377344557979E-05</text:p>
          </table:table-cell>
          <table:table-cell office:value-type="float" office:value="0.0000293772032902463" calcext:value-type="float">
            <text:p>2.93772032902463E-05</text:p>
          </table:table-cell>
          <table:table-cell office:value-type="float" office:value="91" calcext:value-type="float">
            <text:p>91</text:p>
          </table:table-cell>
          <table:table-cell office:value-type="float" office:value="183" calcext:value-type="float">
            <text:p>183</text:p>
          </table:table-cell>
          <table:table-cell office:value-type="float" office:value="92" calcext:value-type="float">
            <text:p>92</text:p>
          </table:table-cell>
          <table:table-cell office:value-type="float" office:value="185" calcext:value-type="float">
            <text:p>185</text:p>
          </table:table-cell>
          <table:table-cell table:formula="of:=[.B182]-[.C182]" office:value-type="float" office:value="0.000000160531165551598" calcext:value-type="float">
            <text:p>1.60531165551598E-07</text:p>
          </table:table-cell>
          <table:table-cell table:formula="of:=(([.F182] / [.G182]) + ([.D182] / [.E182])) / 2" office:value-type="float" office:value="0.497282528430069" calcext:value-type="float">
            <text:p>0.497282528430069</text:p>
          </table:table-cell>
          <table:table-cell table:formula="of:=IF([.I182]&gt;0.4;1;IF([.I182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00295377344557979" calcext:value-type="float">
            <text:p>2.95377344557979E-05</text:p>
          </table:table-cell>
          <table:table-cell office:value-type="float" office:value="0.0000290613193838999" calcext:value-type="float">
            <text:p>0.0000290613193838999</text:p>
          </table:table-cell>
          <table:table-cell office:value-type="float" office:value="91" calcext:value-type="float">
            <text:p>91</text:p>
          </table:table-cell>
          <table:table-cell office:value-type="float" office:value="183" calcext:value-type="float">
            <text:p>183</text:p>
          </table:table-cell>
          <table:table-cell office:value-type="float" office:value="92" calcext:value-type="float">
            <text:p>92</text:p>
          </table:table-cell>
          <table:table-cell office:value-type="float" office:value="185" calcext:value-type="float">
            <text:p>185</text:p>
          </table:table-cell>
          <table:table-cell table:formula="of:=[.B183]-[.C183]" office:value-type="float" office:value="0.000000476415071897998" calcext:value-type="float">
            <text:p>4.76415071897998E-07</text:p>
          </table:table-cell>
          <table:table-cell table:formula="of:=(([.F183] / [.G183]) + ([.D183] / [.E183])) / 2" office:value-type="float" office:value="0.497282528430069" calcext:value-type="float">
            <text:p>0.497282528430069</text:p>
          </table:table-cell>
          <table:table-cell table:formula="of:=IF([.I183]&gt;0.4;1;IF([.I183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00289059112588141" calcext:value-type="float">
            <text:p>2.89059112588141E-05</text:p>
          </table:table-cell>
          <table:table-cell office:value-type="float" office:value="0.0000287505031338056" calcext:value-type="float">
            <text:p>2.87505031338056E-05</text:p>
          </table:table-cell>
          <table:table-cell office:value-type="float" office:value="92" calcext:value-type="float">
            <text:p>92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87" calcext:value-type="float">
            <text:p>187</text:p>
          </table:table-cell>
          <table:table-cell table:formula="of:=[.B184]-[.C184]" office:value-type="float" office:value="0.000000155408125008501" calcext:value-type="float">
            <text:p>1.55408125008501E-07</text:p>
          </table:table-cell>
          <table:table-cell table:formula="of:=(([.F184] / [.G184]) + ([.D184] / [.E184])) / 2" office:value-type="float" office:value="0.497311750252927" calcext:value-type="float">
            <text:p>0.497311750252927</text:p>
          </table:table-cell>
          <table:table-cell table:formula="of:=IF([.I184]&gt;0.4;1;IF([.I184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00287521564117377" calcext:value-type="float">
            <text:p>2.87521564117377E-05</text:p>
          </table:table-cell>
          <table:table-cell office:value-type="float" office:value="0.0000284446467174876" calcext:value-type="float">
            <text:p>2.84446467174876E-05</text:p>
          </table:table-cell>
          <table:table-cell office:value-type="float" office:value="63" calcext:value-type="float">
            <text:p>63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office:value-type="float" office:value="185" calcext:value-type="float">
            <text:p>185</text:p>
          </table:table-cell>
          <table:table-cell table:formula="of:=[.B185]-[.C185]" office:value-type="float" office:value="0.000000307509694250099" calcext:value-type="float">
            <text:p>3.07509694250099E-07</text:p>
          </table:table-cell>
          <table:table-cell table:formula="of:=(([.F185] / [.G185]) + ([.D185] / [.E185])) / 2" office:value-type="float" office:value="0.335120759056929" calcext:value-type="float">
            <text:p>0.335120759056929</text:p>
          </table:table-cell>
          <table:table-cell table:formula="of:=IF([.I185]&gt;0.4;1;IF([.I185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00282941459411878" calcext:value-type="float">
            <text:p>2.82941459411878E-05</text:p>
          </table:table-cell>
          <table:table-cell office:value-type="float" office:value="0.0000281436451649219" calcext:value-type="float">
            <text:p>2.81436451649219E-05</text:p>
          </table:table-cell>
          <table:table-cell office:value-type="float" office:value="93" calcext:value-type="float">
            <text:p>93</text:p>
          </table:table-cell>
          <table:table-cell office:value-type="float" office:value="187" calcext:value-type="float">
            <text:p>187</text:p>
          </table:table-cell>
          <table:table-cell office:value-type="float" office:value="94" calcext:value-type="float">
            <text:p>94</text:p>
          </table:table-cell>
          <table:table-cell office:value-type="float" office:value="189" calcext:value-type="float">
            <text:p>189</text:p>
          </table:table-cell>
          <table:table-cell table:formula="of:=[.B186]-[.C186]" office:value-type="float" office:value="0.000000150500776265897" calcext:value-type="float">
            <text:p>1.50500776265897E-07</text:p>
          </table:table-cell>
          <table:table-cell table:formula="of:=(([.F186] / [.G186]) + ([.D186] / [.E186])) / 2" office:value-type="float" office:value="0.497340350281527" calcext:value-type="float">
            <text:p>0.497340350281527</text:p>
          </table:table-cell>
          <table:table-cell table:formula="of:=IF([.I186]&gt;0.4;1;IF([.I186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00281452293836026" calcext:value-type="float">
            <text:p>2.81452293836026E-05</text:p>
          </table:table-cell>
          <table:table-cell office:value-type="float" office:value="0.0000278473962684487" calcext:value-type="float">
            <text:p>2.78473962684487E-05</text:p>
          </table:table-cell>
          <table:table-cell office:value-type="float" office:value="62" calcext:value-type="float">
            <text:p>62</text:p>
          </table:table-cell>
          <table:table-cell office:value-type="float" office:value="187" calcext:value-type="float">
            <text:p>187</text:p>
          </table:table-cell>
          <table:table-cell office:value-type="float" office:value="63" calcext:value-type="float">
            <text:p>63</text:p>
          </table:table-cell>
          <table:table-cell office:value-type="float" office:value="190" calcext:value-type="float">
            <text:p>190</text:p>
          </table:table-cell>
          <table:table-cell table:formula="of:=[.B187]-[.C187]" office:value-type="float" office:value="0.000000297833115153898" calcext:value-type="float">
            <text:p>2.97833115153898E-07</text:p>
          </table:table-cell>
          <table:table-cell table:formula="of:=(([.F187] / [.G187]) + ([.D187] / [.E187])) / 2" office:value-type="float" office:value="0.331564874753729" calcext:value-type="float">
            <text:p>0.331564874753729</text:p>
          </table:table-cell>
          <table:table-cell table:formula="of:=IF([.I187]&gt;0.4;1;IF([.I187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0277015983822793" calcext:value-type="float">
            <text:p>2.77015983822793E-05</text:p>
          </table:table-cell>
          <table:table-cell office:value-type="float" office:value="0.000027555800496004" calcext:value-type="float">
            <text:p>2.7555800496004E-05</text:p>
          </table:table-cell>
          <table:table-cell office:value-type="float" office:value="94" calcext:value-type="float">
            <text:p>94</text:p>
          </table:table-cell>
          <table:table-cell office:value-type="float" office:value="189" calcext:value-type="float">
            <text:p>189</text:p>
          </table:table-cell>
          <table:table-cell office:value-type="float" office:value="95" calcext:value-type="float">
            <text:p>95</text:p>
          </table:table-cell>
          <table:table-cell office:value-type="float" office:value="191" calcext:value-type="float">
            <text:p>191</text:p>
          </table:table-cell>
          <table:table-cell table:formula="of:=[.B188]-[.C188]" office:value-type="float" office:value="0.000000145797886275299" calcext:value-type="float">
            <text:p>1.45797886275299E-07</text:p>
          </table:table-cell>
          <table:table-cell table:formula="of:=(([.F188] / [.G188]) + ([.D188] / [.E188])) / 2" office:value-type="float" office:value="0.497368348153688" calcext:value-type="float">
            <text:p>0.497368348153688</text:p>
          </table:table-cell>
          <table:table-cell table:formula="of:=IF([.I188]&gt;0.4;1;IF([.I188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0277015983822793" calcext:value-type="float">
            <text:p>2.77015983822793E-05</text:p>
          </table:table-cell>
          <table:table-cell office:value-type="float" office:value="0.000027268760907505" calcext:value-type="float">
            <text:p>2.7268760907505E-05</text:p>
          </table:table-cell>
          <table:table-cell office:value-type="float" office:value="94" calcext:value-type="float">
            <text:p>94</text:p>
          </table:table-cell>
          <table:table-cell office:value-type="float" office:value="189" calcext:value-type="float">
            <text:p>189</text:p>
          </table:table-cell>
          <table:table-cell office:value-type="float" office:value="95" calcext:value-type="float">
            <text:p>95</text:p>
          </table:table-cell>
          <table:table-cell office:value-type="float" office:value="191" calcext:value-type="float">
            <text:p>191</text:p>
          </table:table-cell>
          <table:table-cell table:formula="of:=[.B189]-[.C189]" office:value-type="float" office:value="0.000000432837474774298" calcext:value-type="float">
            <text:p>4.32837474774298E-07</text:p>
          </table:table-cell>
          <table:table-cell table:formula="of:=(([.F189] / [.G189]) + ([.D189] / [.E189])) / 2" office:value-type="float" office:value="0.497368348153688" calcext:value-type="float">
            <text:p>0.497368348153688</text:p>
          </table:table-cell>
          <table:table-cell table:formula="of:=IF([.I189]&gt;0.4;1;IF([.I189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0027127471990851" calcext:value-type="float">
            <text:p>2.7127471990851E-05</text:p>
          </table:table-cell>
          <table:table-cell office:value-type="float" office:value="0.0000269861830742655" calcext:value-type="float">
            <text:p>2.69861830742655E-05</text:p>
          </table:table-cell>
          <table:table-cell office:value-type="float" office:value="95" calcext:value-type="float">
            <text:p>95</text:p>
          </table:table-cell>
          <table:table-cell office:value-type="float" office:value="191" calcext:value-type="float">
            <text:p>191</text:p>
          </table:table-cell>
          <table:table-cell office:value-type="float" office:value="96" calcext:value-type="float">
            <text:p>96</text:p>
          </table:table-cell>
          <table:table-cell office:value-type="float" office:value="193" calcext:value-type="float">
            <text:p>193</text:p>
          </table:table-cell>
          <table:table-cell table:formula="of:=[.B190]-[.C190]" office:value-type="float" office:value="0.000000141288916585501" calcext:value-type="float">
            <text:p>1.41288916585501E-07</text:p>
          </table:table-cell>
          <table:table-cell table:formula="of:=(([.F190] / [.G190]) + ([.D190] / [.E190])) / 2" office:value-type="float" office:value="0.497395762688875" calcext:value-type="float">
            <text:p>0.497395762688875</text:p>
          </table:table-cell>
          <table:table-cell table:formula="of:=IF([.I190]&gt;0.4;1;IF([.I190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00269876396610802" calcext:value-type="float">
            <text:p>2.69876396610802E-05</text:p>
          </table:table-cell>
          <table:table-cell office:value-type="float" office:value="0.0000267079750013357" calcext:value-type="float">
            <text:p>2.67079750013357E-05</text:p>
          </table:table-cell>
          <table:table-cell office:value-type="float" office:value="65" calcext:value-type="float">
            <text:p>65</text:p>
          </table:table-cell>
          <table:table-cell office:value-type="float" office:value="194" calcext:value-type="float">
            <text:p>194</text:p>
          </table:table-cell>
          <table:table-cell office:value-type="float" office:value="64" calcext:value-type="float">
            <text:p>64</text:p>
          </table:table-cell>
          <table:table-cell office:value-type="float" office:value="191" calcext:value-type="float">
            <text:p>191</text:p>
          </table:table-cell>
          <table:table-cell table:formula="of:=[.B191]-[.C191]" office:value-type="float" office:value="0.000000279664659744501" calcext:value-type="float">
            <text:p>2.79664659744501E-07</text:p>
          </table:table-cell>
          <table:table-cell table:formula="of:=(([.F191] / [.G191]) + ([.D191] / [.E191])) / 2" office:value-type="float" office:value="0.335065040211583" calcext:value-type="float">
            <text:p>0.335065040211583</text:p>
          </table:table-cell>
          <table:table-cell table:formula="of:=IF([.I191]&gt;0.4;1;IF([.I191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00265710110269879" calcext:value-type="float">
            <text:p>2.65710110269879E-05</text:p>
          </table:table-cell>
          <table:table-cell office:value-type="float" office:value="0.0000264340470526037" calcext:value-type="float">
            <text:p>2.64340470526037E-05</text:p>
          </table:table-cell>
          <table:table-cell office:value-type="float" office:value="96" calcext:value-type="float">
            <text:p>96</text:p>
          </table:table-cell>
          <table:table-cell office:value-type="float" office:value="193" calcext:value-type="float">
            <text:p>193</text:p>
          </table:table-cell>
          <table:table-cell office:value-type="float" office:value="97" calcext:value-type="float">
            <text:p>97</text:p>
          </table:table-cell>
          <table:table-cell office:value-type="float" office:value="195" calcext:value-type="float">
            <text:p>195</text:p>
          </table:table-cell>
          <table:table-cell table:formula="of:=[.B192]-[.C192]" office:value-type="float" office:value="0.000000136963974384199" calcext:value-type="float">
            <text:p>1.36963974384199E-07</text:p>
          </table:table-cell>
          <table:table-cell table:formula="of:=(([.F192] / [.G192]) + ([.D192] / [.E192])) / 2" office:value-type="float" office:value="0.497422611930384" calcext:value-type="float">
            <text:p>0.497422611930384</text:p>
          </table:table-cell>
          <table:table-cell table:formula="of:=IF([.I192]&gt;0.4;1;IF([.I192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00264354446441462" calcext:value-type="float">
            <text:p>2.64354446441462E-05</text:p>
          </table:table-cell>
          <table:table-cell office:value-type="float" office:value="0.000026164311878598" calcext:value-type="float">
            <text:p>2.6164311878598E-05</text:p>
          </table:table-cell>
          <table:table-cell office:value-type="float" office:value="64" calcext:value-type="float">
            <text:p>64</text:p>
          </table:table-cell>
          <table:table-cell office:value-type="float" office:value="193" calcext:value-type="float">
            <text:p>193</text:p>
          </table:table-cell>
          <table:table-cell office:value-type="float" office:value="65" calcext:value-type="float">
            <text:p>65</text:p>
          </table:table-cell>
          <table:table-cell office:value-type="float" office:value="196" calcext:value-type="float">
            <text:p>196</text:p>
          </table:table-cell>
          <table:table-cell table:formula="of:=[.B193]-[.C193]" office:value-type="float" office:value="0.000000271132765548201" calcext:value-type="float">
            <text:p>2.71132765548201E-07</text:p>
          </table:table-cell>
          <table:table-cell table:formula="of:=(([.F193] / [.G193]) + ([.D193] / [.E193])) / 2" office:value-type="float" office:value="0.331619435338902" calcext:value-type="float">
            <text:p>0.331619435338902</text:p>
          </table:table-cell>
          <table:table-cell table:formula="of:=IF([.I193]&gt;0.4;1;IF([.I193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00260314981126997" calcext:value-type="float">
            <text:p>2.60314981126997E-05</text:p>
          </table:table-cell>
          <table:table-cell office:value-type="float" office:value="0.0000258986843468352" calcext:value-type="float">
            <text:p>2.58986843468352E-05</text:p>
          </table:table-cell>
          <table:table-cell office:value-type="float" office:value="97" calcext:value-type="float">
            <text:p>97</text:p>
          </table:table-cell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office:value-type="float" office:value="197" calcext:value-type="float">
            <text:p>197</text:p>
          </table:table-cell>
          <table:table-cell table:formula="of:=[.B194]-[.C194]" office:value-type="float" office:value="0.000000132813765864499" calcext:value-type="float">
            <text:p>1.32813765864499E-07</text:p>
          </table:table-cell>
          <table:table-cell table:formula="of:=(([.F194] / [.G194]) + ([.D194] / [.E194])) / 2" office:value-type="float" office:value="0.497448913184954" calcext:value-type="float">
            <text:p>0.497448913184954</text:p>
          </table:table-cell>
          <table:table-cell table:formula="of:=IF([.I194]&gt;0.4;1;IF([.I194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00260314981126997" calcext:value-type="float">
            <text:p>2.60314981126997E-05</text:p>
          </table:table-cell>
          <table:table-cell office:value-type="float" office:value="0.0000256370814746441" calcext:value-type="float">
            <text:p>2.56370814746441E-05</text:p>
          </table:table-cell>
          <table:table-cell office:value-type="float" office:value="97" calcext:value-type="float">
            <text:p>97</text:p>
          </table:table-cell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office:value-type="float" office:value="197" calcext:value-type="float">
            <text:p>197</text:p>
          </table:table-cell>
          <table:table-cell table:formula="of:=[.B195]-[.C195]" office:value-type="float" office:value="0.000000394416638055599" calcext:value-type="float">
            <text:p>3.94416638055599E-07</text:p>
          </table:table-cell>
          <table:table-cell table:formula="of:=(([.F195] / [.G195]) + ([.D195] / [.E195])) / 2" office:value-type="float" office:value="0.497448913184954" calcext:value-type="float">
            <text:p>0.497448913184954</text:p>
          </table:table-cell>
          <table:table-cell table:formula="of:=IF([.I195]&gt;0.4;1;IF([.I195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000255082519194927" calcext:value-type="float">
            <text:p>2.55082519194927E-05</text:p>
          </table:table-cell>
          <table:table-cell office:value-type="float" office:value="0.0000253794223643473" calcext:value-type="float">
            <text:p>2.53794223643473E-05</text:p>
          </table:table-cell>
          <table:table-cell office:value-type="float" office:value="98" calcext:value-type="float">
            <text:p>98</text:p>
          </table:table-cell>
          <table:table-cell office:value-type="float" office:value="197" calcext:value-type="float">
            <text:p>197</text:p>
          </table:table-cell>
          <table:table-cell office:value-type="float" office:value="99" calcext:value-type="float">
            <text:p>99</text:p>
          </table:table-cell>
          <table:table-cell office:value-type="float" office:value="199" calcext:value-type="float">
            <text:p>199</text:p>
          </table:table-cell>
          <table:table-cell table:formula="of:=[.B196]-[.C196]" office:value-type="float" office:value="0.000000128829555145401" calcext:value-type="float">
            <text:p>1.28829555145401E-07</text:p>
          </table:table-cell>
          <table:table-cell table:formula="of:=(([.F196] / [.G196]) + ([.D196] / [.E196])) / 2" office:value-type="float" office:value="0.49747468305997" calcext:value-type="float">
            <text:p>0.49747468305997</text:p>
          </table:table-cell>
          <table:table-cell table:formula="of:=IF([.I196]&gt;0.4;1;IF([.I196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253807106598836" calcext:value-type="float">
            <text:p>2.53807106598836E-05</text:p>
          </table:table-cell>
          <table:table-cell office:value-type="float" office:value="0.0000251256281407035" calcext:value-type="float">
            <text:p>2.51256281407035E-05</text:p>
          </table:table-cell>
          <table:table-cell office:value-type="float" office:value="67" calcext:value-type="float">
            <text:p>67</text:p>
          </table:table-cell>
          <table:table-cell office:value-type="float" office:value="200" calcext:value-type="float">
            <text:p>200</text:p>
          </table:table-cell>
          <table:table-cell office:value-type="float" office:value="66" calcext:value-type="float">
            <text:p>66</text:p>
          </table:table-cell>
          <table:table-cell office:value-type="float" office:value="197" calcext:value-type="float">
            <text:p>197</text:p>
          </table:table-cell>
          <table:table-cell table:formula="of:=[.B197]-[.C197]" office:value-type="float" office:value="0.000000255082519180098" calcext:value-type="float">
            <text:p>2.55082519180098E-07</text:p>
          </table:table-cell>
          <table:table-cell table:formula="of:=(([.F197] / [.G197]) + ([.D197] / [.E197])) / 2" office:value-type="float" office:value="0.33501269035533" calcext:value-type="float">
            <text:p>0.33501269035533</text:p>
          </table:table-cell>
          <table:table-cell table:formula="of:=IF([.I197]&gt;0.4;1;IF([.I197]&gt;1/3;2;3))" office:value-type="float" office:value="2" calcext:value-type="float">
            <text:p>2</text:p>
          </table:table-cell>
          <table:table-cell table:number-columns-repeated="16371"/>
        </table:table-row>
      </table:table>
      <table:table table:name="curves" table:style-name="ta1">
        <office:forms form:automatic-focus="false" form:apply-design-mode="false"/>
        <table:shapes>
          <draw:frame draw:z-index="0" draw:style-name="gr1" draw:text-style-name="P1" svg:width="6.2988in" svg:height="3.5429in" svg:x="9.815in" svg:y="0.502in">
            <draw:object draw:notify-on-update-of-ranges="curves.A2:curves.A197 curves.E1:curves.E1 curves.E2:curves.E197 curves.A2:curves.A197 curves.F1:curves.F1 curves.F2:curves.F197 curves.A2:curves.A197 curves.G1:curves.G1 curves.G2:curves.G19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table:style-name="ce1" office:value-type="string" calcext:value-type="string">
            <text:p>max_denom</text:p>
          </table:table-cell>
          <table:table-cell table:style-name="ce1" office:value-type="string" calcext:value-type="string">
            <text:p>mp_ratio</text:p>
          </table:table-cell>
          <table:table-cell table:style-name="ce1" office:value-type="string" calcext:value-type="string">
            <text:p>mp_ratio_dedup</text:p>
          </table:table-cell>
          <table:table-cell table:style-name="ce1" office:value-type="string" calcext:value-type="string">
            <text:p>curve_no</text:p>
          </table:table-cell>
          <table:table-cell table:style-name="ce1" office:value-type="string" calcext:value-type="string">
            <text:p>curve_1</text:p>
          </table:table-cell>
          <table:table-cell table:style-name="ce1" office:value-type="string" calcext:value-type="string">
            <text:p>curve_2</text:p>
          </table:table-cell>
          <table:table-cell table:style-name="ce1" office:value-type="string" calcext:value-type="string">
            <text:p>curve_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D2]=2;[.$C2];)" office:value-type="float" office:value="0.45" calcext:value-type="float">
            <text:p>0.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66666666666667" calcext:value-type="float">
            <text:p>0.366666666666667</text:p>
          </table:table-cell>
          <table:table-cell table:formula="of:=IF([.B3]=[.B2];;[.B3])" office:value-type="float" office:value="0.366666666666667" calcext:value-type="float">
            <text:p>0.366666666666667</text:p>
          </table:table-cell>
          <table:table-cell office:value-type="float" office:value="1" calcext:value-type="float">
            <text:p>1</text:p>
          </table:table-cell>
          <table:table-cell table:formula="of:=IF([.$D3]=1;[.$C3];)" office:value-type="float" office:value="0.366666666666667" calcext:value-type="float">
            <text:p>0.36666666666666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14285714285714" calcext:value-type="float">
            <text:p>0.414285714285714</text:p>
          </table:table-cell>
          <table:table-cell table:formula="of:=IF([.B4]=[.B3];;[.B4])" office:value-type="float" office:value="0.414285714285714" calcext:value-type="float">
            <text:p>0.414285714285714</text:p>
          </table:table-cell>
          <table:table-cell office:value-type="float" office:value="1" calcext:value-type="float">
            <text:p>1</text:p>
          </table:table-cell>
          <table:table-cell table:formula="of:=IF([.$D4]=1;[.$C4];)" office:value-type="float" office:value="0.414285714285714" calcext:value-type="float">
            <text:p>0.41428571428571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875" calcext:value-type="float">
            <text:p>0.3875</text:p>
          </table:table-cell>
          <table:table-cell table:formula="of:=IF([.B5]=[.B4];;[.B5])" office:value-type="float" office:value="0.3875" calcext:value-type="float">
            <text:p>0.3875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D5]=2;[.$C5];)" office:value-type="float" office:value="0.3875" calcext:value-type="float">
            <text:p>0.387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36507936507937" calcext:value-type="float">
            <text:p>0.436507936507937</text:p>
          </table:table-cell>
          <table:table-cell table:formula="of:=IF([.B6]=[.B5];;[.B6])" office:value-type="float" office:value="0.436507936507937" calcext:value-type="float">
            <text:p>0.436507936507937</text:p>
          </table:table-cell>
          <table:table-cell office:value-type="float" office:value="1" calcext:value-type="float">
            <text:p>1</text:p>
          </table:table-cell>
          <table:table-cell table:formula="of:=IF([.$D6]=1;[.$C6];)" office:value-type="float" office:value="0.436507936507937" calcext:value-type="float">
            <text:p>0.43650793650793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92857142857143" calcext:value-type="float">
            <text:p>0.292857142857143</text:p>
          </table:table-cell>
          <table:table-cell table:formula="of:=IF([.B7]=[.B6];;[.B7])" office:value-type="float" office:value="0.292857142857143" calcext:value-type="float">
            <text:p>0.29285714285714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D7]=3;[.$C7];)" office:value-type="float" office:value="0.292857142857143" calcext:value-type="float">
            <text:p>0.2928571428571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4949494949495" calcext:value-type="float">
            <text:p>0.44949494949495</text:p>
          </table:table-cell>
          <table:table-cell table:formula="of:=IF([.B8]=[.B7];;[.B8])" office:value-type="float" office:value="0.44949494949495" calcext:value-type="float">
            <text:p>0.44949494949495</text:p>
          </table:table-cell>
          <table:table-cell office:value-type="float" office:value="1" calcext:value-type="float">
            <text:p>1</text:p>
          </table:table-cell>
          <table:table-cell table:formula="of:=IF([.$D8]=1;[.$C8];)" office:value-type="float" office:value="0.44949494949495" calcext:value-type="float">
            <text:p>0.4494949494949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4949494949495" calcext:value-type="float">
            <text:p>0.44949494949495</text:p>
          </table:table-cell>
          <table:table-cell table:formula="of:=IF([.B9]=[.B8];;[.B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8041958041958" calcext:value-type="float">
            <text:p>0.458041958041958</text:p>
          </table:table-cell>
          <table:table-cell table:formula="of:=IF([.B10]=[.B9];;[.B10])" office:value-type="float" office:value="0.458041958041958" calcext:value-type="float">
            <text:p>0.458041958041958</text:p>
          </table:table-cell>
          <table:table-cell office:value-type="float" office:value="1" calcext:value-type="float">
            <text:p>1</text:p>
          </table:table-cell>
          <table:table-cell table:formula="of:=IF([.$D10]=1;[.$C10];)" office:value-type="float" office:value="0.458041958041958" calcext:value-type="float">
            <text:p>0.45804195804195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038961038961" calcext:value-type="float">
            <text:p>0.36038961038961</text:p>
          </table:table-cell>
          <table:table-cell table:formula="of:=IF([.B11]=[.B10];;[.B11])" office:value-type="float" office:value="0.36038961038961" calcext:value-type="float">
            <text:p>0.36038961038961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D11]=2;[.$C11];)" office:value-type="float" office:value="0.36038961038961" calcext:value-type="float">
            <text:p>0.3603896103896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64102564102564" calcext:value-type="float">
            <text:p>0.464102564102564</text:p>
          </table:table-cell>
          <table:table-cell table:formula="of:=IF([.B12]=[.B11];;[.B12])" office:value-type="float" office:value="0.464102564102564" calcext:value-type="float">
            <text:p>0.464102564102564</text:p>
          </table:table-cell>
          <table:table-cell office:value-type="float" office:value="1" calcext:value-type="float">
            <text:p>1</text:p>
          </table:table-cell>
          <table:table-cell table:formula="of:=IF([.$D12]=1;[.$C12];)" office:value-type="float" office:value="0.464102564102564" calcext:value-type="float">
            <text:p>0.46410256410256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10096153846154" calcext:value-type="float">
            <text:p>0.310096153846154</text:p>
          </table:table-cell>
          <table:table-cell table:formula="of:=IF([.B13]=[.B12];;[.B13])" office:value-type="float" office:value="0.310096153846154" calcext:value-type="float">
            <text:p>0.3100961538461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D13]=3;[.$C13];)" office:value-type="float" office:value="0.310096153846154" calcext:value-type="float">
            <text:p>0.3100961538461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68627450980392" calcext:value-type="float">
            <text:p>0.468627450980392</text:p>
          </table:table-cell>
          <table:table-cell table:formula="of:=IF([.B14]=[.B13];;[.B14])" office:value-type="float" office:value="0.468627450980392" calcext:value-type="float">
            <text:p>0.468627450980392</text:p>
          </table:table-cell>
          <table:table-cell office:value-type="float" office:value="1" calcext:value-type="float">
            <text:p>1</text:p>
          </table:table-cell>
          <table:table-cell table:formula="of:=IF([.$D14]=1;[.$C14];)" office:value-type="float" office:value="0.468627450980392" calcext:value-type="float">
            <text:p>0.46862745098039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68627450980392" calcext:value-type="float">
            <text:p>0.468627450980392</text:p>
          </table:table-cell>
          <table:table-cell table:formula="of:=IF([.B15]=[.B14];;[.B1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72136222910217" calcext:value-type="float">
            <text:p>0.472136222910217</text:p>
          </table:table-cell>
          <table:table-cell table:formula="of:=IF([.B16]=[.B15];;[.B16])" office:value-type="float" office:value="0.472136222910217" calcext:value-type="float">
            <text:p>0.472136222910217</text:p>
          </table:table-cell>
          <table:table-cell office:value-type="float" office:value="1" calcext:value-type="float">
            <text:p>1</text:p>
          </table:table-cell>
          <table:table-cell table:formula="of:=IF([.$D16]=1;[.$C16];)" office:value-type="float" office:value="0.472136222910217" calcext:value-type="float">
            <text:p>0.47213622291021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51470588235294" calcext:value-type="float">
            <text:p>0.351470588235294</text:p>
          </table:table-cell>
          <table:table-cell table:formula="of:=IF([.B17]=[.B16];;[.B17])" office:value-type="float" office:value="0.351470588235294" calcext:value-type="float">
            <text:p>0.351470588235294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D17]=2;[.$C17];)" office:value-type="float" office:value="0.351470588235294" calcext:value-type="float">
            <text:p>0.35147058823529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4937343358396" calcext:value-type="float">
            <text:p>0.474937343358396</text:p>
          </table:table-cell>
          <table:table-cell table:formula="of:=IF([.B18]=[.B17];;[.B18])" office:value-type="float" office:value="0.474937343358396" calcext:value-type="float">
            <text:p>0.474937343358396</text:p>
          </table:table-cell>
          <table:table-cell office:value-type="float" office:value="1" calcext:value-type="float">
            <text:p>1</text:p>
          </table:table-cell>
          <table:table-cell table:formula="of:=IF([.$D18]=1;[.$C18];)" office:value-type="float" office:value="0.474937343358396" calcext:value-type="float">
            <text:p>0.47493734335839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16985645933014" calcext:value-type="float">
            <text:p>0.316985645933014</text:p>
          </table:table-cell>
          <table:table-cell table:formula="of:=IF([.B19]=[.B18];;[.B19])" office:value-type="float" office:value="0.316985645933014" calcext:value-type="float">
            <text:p>0.31698564593301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D19]=3;[.$C19];)" office:value-type="float" office:value="0.316985645933014" calcext:value-type="float">
            <text:p>0.3169856459330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77225672877847" calcext:value-type="float">
            <text:p>0.477225672877847</text:p>
          </table:table-cell>
          <table:table-cell table:formula="of:=IF([.B20]=[.B19];;[.B20])" office:value-type="float" office:value="0.477225672877847" calcext:value-type="float">
            <text:p>0.477225672877847</text:p>
          </table:table-cell>
          <table:table-cell office:value-type="float" office:value="1" calcext:value-type="float">
            <text:p>1</text:p>
          </table:table-cell>
          <table:table-cell table:formula="of:=IF([.$D20]=1;[.$C20];)" office:value-type="float" office:value="0.477225672877847" calcext:value-type="float">
            <text:p>0.47722567287784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77225672877847" calcext:value-type="float">
            <text:p>0.477225672877847</text:p>
          </table:table-cell>
          <table:table-cell table:formula="of:=IF([.B21]=[.B20];;[.B2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79130434782609" calcext:value-type="float">
            <text:p>0.479130434782609</text:p>
          </table:table-cell>
          <table:table-cell table:formula="of:=IF([.B22]=[.B21];;[.B22])" office:value-type="float" office:value="0.479130434782609" calcext:value-type="float">
            <text:p>0.479130434782609</text:p>
          </table:table-cell>
          <table:table-cell office:value-type="float" office:value="1" calcext:value-type="float">
            <text:p>1</text:p>
          </table:table-cell>
          <table:table-cell table:formula="of:=IF([.$D22]=1;[.$C22];)" office:value-type="float" office:value="0.479130434782609" calcext:value-type="float">
            <text:p>0.47913043478260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46989966555184" calcext:value-type="float">
            <text:p>0.346989966555184</text:p>
          </table:table-cell>
          <table:table-cell table:formula="of:=IF([.B23]=[.B22];;[.B23])" office:value-type="float" office:value="0.346989966555184" calcext:value-type="float">
            <text:p>0.346989966555184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D23]=2;[.$C23];)" office:value-type="float" office:value="0.346989966555184" calcext:value-type="float">
            <text:p>0.34698996655518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0740740740741" calcext:value-type="float">
            <text:p>0.480740740740741</text:p>
          </table:table-cell>
          <table:table-cell table:formula="of:=IF([.B24]=[.B23];;[.B24])" office:value-type="float" office:value="0.480740740740741" calcext:value-type="float">
            <text:p>0.480740740740741</text:p>
          </table:table-cell>
          <table:table-cell office:value-type="float" office:value="1" calcext:value-type="float">
            <text:p>1</text:p>
          </table:table-cell>
          <table:table-cell table:formula="of:=IF([.$D24]=1;[.$C24];)" office:value-type="float" office:value="0.480740740740741" calcext:value-type="float">
            <text:p>0.48074074074074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20714285714286" calcext:value-type="float">
            <text:p>0.320714285714286</text:p>
          </table:table-cell>
          <table:table-cell table:formula="of:=IF([.B25]=[.B24];;[.B25])" office:value-type="float" office:value="0.320714285714286" calcext:value-type="float">
            <text:p>0.32071428571428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D25]=3;[.$C25];)" office:value-type="float" office:value="0.320714285714286" calcext:value-type="float">
            <text:p>0.32071428571428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2120051085568" calcext:value-type="float">
            <text:p>0.482120051085568</text:p>
          </table:table-cell>
          <table:table-cell table:formula="of:=IF([.B26]=[.B25];;[.B26])" office:value-type="float" office:value="0.482120051085568" calcext:value-type="float">
            <text:p>0.482120051085568</text:p>
          </table:table-cell>
          <table:table-cell office:value-type="float" office:value="1" calcext:value-type="float">
            <text:p>1</text:p>
          </table:table-cell>
          <table:table-cell table:formula="of:=IF([.$D26]=1;[.$C26];)" office:value-type="float" office:value="0.482120051085568" calcext:value-type="float">
            <text:p>0.48212005108556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2120051085568" calcext:value-type="float">
            <text:p>0.482120051085568</text:p>
          </table:table-cell>
          <table:table-cell table:formula="of:=IF([.B27]=[.B26];;[.B2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83314794215795" calcext:value-type="float">
            <text:p>0.483314794215795</text:p>
          </table:table-cell>
          <table:table-cell table:formula="of:=IF([.B28]=[.B27];;[.B28])" office:value-type="float" office:value="0.483314794215795" calcext:value-type="float">
            <text:p>0.483314794215795</text:p>
          </table:table-cell>
          <table:table-cell office:value-type="float" office:value="1" calcext:value-type="float">
            <text:p>1</text:p>
          </table:table-cell>
          <table:table-cell table:formula="of:=IF([.$D28]=1;[.$C28];)" office:value-type="float" office:value="0.483314794215795" calcext:value-type="float">
            <text:p>0.48331479421579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44288793103448" calcext:value-type="float">
            <text:p>0.344288793103448</text:p>
          </table:table-cell>
          <table:table-cell table:formula="of:=IF([.B29]=[.B28];;[.B29])" office:value-type="float" office:value="0.344288793103448" calcext:value-type="float">
            <text:p>0.344288793103448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D29]=2;[.$C29];)" office:value-type="float" office:value="0.344288793103448" calcext:value-type="float">
            <text:p>0.34428879310344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8435972629521" calcext:value-type="float">
            <text:p>0.48435972629521</text:p>
          </table:table-cell>
          <table:table-cell table:formula="of:=IF([.B30]=[.B29];;[.B30])" office:value-type="float" office:value="0.48435972629521" calcext:value-type="float">
            <text:p>0.48435972629521</text:p>
          </table:table-cell>
          <table:table-cell office:value-type="float" office:value="1" calcext:value-type="float">
            <text:p>1</text:p>
          </table:table-cell>
          <table:table-cell table:formula="of:=IF([.$D30]=1;[.$C30];)" office:value-type="float" office:value="0.48435972629521" calcext:value-type="float">
            <text:p>0.4843597262952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23055028462998" calcext:value-type="float">
            <text:p>0.323055028462998</text:p>
          </table:table-cell>
          <table:table-cell table:formula="of:=IF([.B31]=[.B30];;[.B31])" office:value-type="float" office:value="0.323055028462998" calcext:value-type="float">
            <text:p>0.32305502846299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D31]=3;[.$C31];)" office:value-type="float" office:value="0.323055028462998" calcext:value-type="float">
            <text:p>0.32305502846299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85281385281385" calcext:value-type="float">
            <text:p>0.485281385281385</text:p>
          </table:table-cell>
          <table:table-cell table:formula="of:=IF([.B32]=[.B31];;[.B32])" office:value-type="float" office:value="0.485281385281385" calcext:value-type="float">
            <text:p>0.485281385281385</text:p>
          </table:table-cell>
          <table:table-cell office:value-type="float" office:value="1" calcext:value-type="float">
            <text:p>1</text:p>
          </table:table-cell>
          <table:table-cell table:formula="of:=IF([.$D32]=1;[.$C32];)" office:value-type="float" office:value="0.485281385281385" calcext:value-type="float">
            <text:p>0.48528138528138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485281385281385" calcext:value-type="float">
            <text:p>0.485281385281385</text:p>
          </table:table-cell>
          <table:table-cell table:formula="of:=IF([.B33]=[.B32];;[.B3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86100386100386" calcext:value-type="float">
            <text:p>0.486100386100386</text:p>
          </table:table-cell>
          <table:table-cell table:formula="of:=IF([.B34]=[.B33];;[.B34])" office:value-type="float" office:value="0.486100386100386" calcext:value-type="float">
            <text:p>0.486100386100386</text:p>
          </table:table-cell>
          <table:table-cell office:value-type="float" office:value="1" calcext:value-type="float">
            <text:p>1</text:p>
          </table:table-cell>
          <table:table-cell table:formula="of:=IF([.$D34]=1;[.$C34];)" office:value-type="float" office:value="0.486100386100386" calcext:value-type="float">
            <text:p>0.48610038610038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42481203007519" calcext:value-type="float">
            <text:p>0.342481203007519</text:p>
          </table:table-cell>
          <table:table-cell table:formula="of:=IF([.B35]=[.B34];;[.B35])" office:value-type="float" office:value="0.342481203007519" calcext:value-type="float">
            <text:p>0.342481203007519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D35]=2;[.$C35];)" office:value-type="float" office:value="0.342481203007519" calcext:value-type="float">
            <text:p>0.342481203007519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86832986832987" calcext:value-type="float">
            <text:p>0.486832986832987</text:p>
          </table:table-cell>
          <table:table-cell table:formula="of:=IF([.B36]=[.B35];;[.B36])" office:value-type="float" office:value="0.486832986832987" calcext:value-type="float">
            <text:p>0.486832986832987</text:p>
          </table:table-cell>
          <table:table-cell office:value-type="float" office:value="1" calcext:value-type="float">
            <text:p>1</text:p>
          </table:table-cell>
          <table:table-cell table:formula="of:=IF([.$D36]=1;[.$C36];)" office:value-type="float" office:value="0.486832986832987" calcext:value-type="float">
            <text:p>0.486832986832987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24662162162162" calcext:value-type="float">
            <text:p>0.324662162162162</text:p>
          </table:table-cell>
          <table:table-cell table:formula="of:=IF([.B37]=[.B36];;[.B37])" office:value-type="float" office:value="0.324662162162162" calcext:value-type="float">
            <text:p>0.32466216216216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D37]=3;[.$C37];)" office:value-type="float" office:value="0.324662162162162" calcext:value-type="float">
            <text:p>0.32466216216216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87492182614134" calcext:value-type="float">
            <text:p>0.487492182614134</text:p>
          </table:table-cell>
          <table:table-cell table:formula="of:=IF([.B38]=[.B37];;[.B38])" office:value-type="float" office:value="0.487492182614134" calcext:value-type="float">
            <text:p>0.487492182614134</text:p>
          </table:table-cell>
          <table:table-cell office:value-type="float" office:value="1" calcext:value-type="float">
            <text:p>1</text:p>
          </table:table-cell>
          <table:table-cell table:formula="of:=IF([.$D38]=1;[.$C38];)" office:value-type="float" office:value="0.487492182614134" calcext:value-type="float">
            <text:p>0.487492182614134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87492182614134" calcext:value-type="float">
            <text:p>0.487492182614134</text:p>
          </table:table-cell>
          <table:table-cell table:formula="of:=IF([.B39]=[.B38];;[.B3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88088485536018" calcext:value-type="float">
            <text:p>0.488088485536018</text:p>
          </table:table-cell>
          <table:table-cell table:formula="of:=IF([.B40]=[.B39];;[.B40])" office:value-type="float" office:value="0.488088485536018" calcext:value-type="float">
            <text:p>0.488088485536018</text:p>
          </table:table-cell>
          <table:table-cell office:value-type="float" office:value="1" calcext:value-type="float">
            <text:p>1</text:p>
          </table:table-cell>
          <table:table-cell table:formula="of:=IF([.$D40]=1;[.$C40];)" office:value-type="float" office:value="0.488088485536018" calcext:value-type="float">
            <text:p>0.488088485536018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41186252771619" calcext:value-type="float">
            <text:p>0.341186252771619</text:p>
          </table:table-cell>
          <table:table-cell table:formula="of:=IF([.B41]=[.B40];;[.B41])" office:value-type="float" office:value="0.341186252771619" calcext:value-type="float">
            <text:p>0.341186252771619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D41]=2;[.$C41];)" office:value-type="float" office:value="0.341186252771619" calcext:value-type="float">
            <text:p>0.34118625277161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88630490956072" calcext:value-type="float">
            <text:p>0.488630490956072</text:p>
          </table:table-cell>
          <table:table-cell table:formula="of:=IF([.B42]=[.B41];;[.B42])" office:value-type="float" office:value="0.488630490956072" calcext:value-type="float">
            <text:p>0.488630490956072</text:p>
          </table:table-cell>
          <table:table-cell office:value-type="float" office:value="1" calcext:value-type="float">
            <text:p>1</text:p>
          </table:table-cell>
          <table:table-cell table:formula="of:=IF([.$D42]=1;[.$C42];)" office:value-type="float" office:value="0.488630490956072" calcext:value-type="float">
            <text:p>0.488630490956072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25834175935288" calcext:value-type="float">
            <text:p>0.325834175935288</text:p>
          </table:table-cell>
          <table:table-cell table:formula="of:=IF([.B43]=[.B42];;[.B43])" office:value-type="float" office:value="0.325834175935288" calcext:value-type="float">
            <text:p>0.32583417593528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D43]=3;[.$C43];)" office:value-type="float" office:value="0.325834175935288" calcext:value-type="float">
            <text:p>0.32583417593528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89125295508274" calcext:value-type="float">
            <text:p>0.489125295508274</text:p>
          </table:table-cell>
          <table:table-cell table:formula="of:=IF([.B44]=[.B43];;[.B44])" office:value-type="float" office:value="0.489125295508274" calcext:value-type="float">
            <text:p>0.489125295508274</text:p>
          </table:table-cell>
          <table:table-cell office:value-type="float" office:value="1" calcext:value-type="float">
            <text:p>1</text:p>
          </table:table-cell>
          <table:table-cell table:formula="of:=IF([.$D44]=1;[.$C44];)" office:value-type="float" office:value="0.489125295508274" calcext:value-type="float">
            <text:p>0.489125295508274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89125295508274" calcext:value-type="float">
            <text:p>0.489125295508274</text:p>
          </table:table-cell>
          <table:table-cell table:formula="of:=IF([.B45]=[.B44];;[.B4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89578810247503" calcext:value-type="float">
            <text:p>0.489578810247503</text:p>
          </table:table-cell>
          <table:table-cell table:formula="of:=IF([.B46]=[.B45];;[.B46])" office:value-type="float" office:value="0.489578810247503" calcext:value-type="float">
            <text:p>0.489578810247503</text:p>
          </table:table-cell>
          <table:table-cell office:value-type="float" office:value="1" calcext:value-type="float">
            <text:p>1</text:p>
          </table:table-cell>
          <table:table-cell table:formula="of:=IF([.$D46]=1;[.$C46];)" office:value-type="float" office:value="0.489578810247503" calcext:value-type="float">
            <text:p>0.48957881024750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40212765957447" calcext:value-type="float">
            <text:p>0.340212765957447</text:p>
          </table:table-cell>
          <table:table-cell table:formula="of:=IF([.B47]=[.B46];;[.B47])" office:value-type="float" office:value="0.340212765957447" calcext:value-type="float">
            <text:p>0.340212765957447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D47]=2;[.$C47];)" office:value-type="float" office:value="0.340212765957447" calcext:value-type="float">
            <text:p>0.340212765957447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8999599839936" calcext:value-type="float">
            <text:p>0.48999599839936</text:p>
          </table:table-cell>
          <table:table-cell table:formula="of:=IF([.B48]=[.B47];;[.B48])" office:value-type="float" office:value="0.48999599839936" calcext:value-type="float">
            <text:p>0.48999599839936</text:p>
          </table:table-cell>
          <table:table-cell office:value-type="float" office:value="1" calcext:value-type="float">
            <text:p>1</text:p>
          </table:table-cell>
          <table:table-cell table:formula="of:=IF([.$D48]=1;[.$C48];)" office:value-type="float" office:value="0.48999599839936" calcext:value-type="float">
            <text:p>0.48999599839936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26726844583987" calcext:value-type="float">
            <text:p>0.326726844583987</text:p>
          </table:table-cell>
          <table:table-cell table:formula="of:=IF([.B49]=[.B48];;[.B49])" office:value-type="float" office:value="0.326726844583987" calcext:value-type="float">
            <text:p>0.32672684458398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D49]=3;[.$C49];)" office:value-type="float" office:value="0.326726844583987" calcext:value-type="float">
            <text:p>0.32672684458398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90381058083611" calcext:value-type="float">
            <text:p>0.490381058083611</text:p>
          </table:table-cell>
          <table:table-cell table:formula="of:=IF([.B50]=[.B49];;[.B50])" office:value-type="float" office:value="0.490381058083611" calcext:value-type="float">
            <text:p>0.490381058083611</text:p>
          </table:table-cell>
          <table:table-cell office:value-type="float" office:value="1" calcext:value-type="float">
            <text:p>1</text:p>
          </table:table-cell>
          <table:table-cell table:formula="of:=IF([.$D50]=1;[.$C50];)" office:value-type="float" office:value="0.490381058083611" calcext:value-type="float">
            <text:p>0.490381058083611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90381058083611" calcext:value-type="float">
            <text:p>0.490381058083611</text:p>
          </table:table-cell>
          <table:table-cell table:formula="of:=IF([.B51]=[.B50];;[.B5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9073756432247" calcext:value-type="float">
            <text:p>0.49073756432247</text:p>
          </table:table-cell>
          <table:table-cell table:formula="of:=IF([.B52]=[.B51];;[.B52])" office:value-type="float" office:value="0.49073756432247" calcext:value-type="float">
            <text:p>0.49073756432247</text:p>
          </table:table-cell>
          <table:table-cell office:value-type="float" office:value="1" calcext:value-type="float">
            <text:p>1</text:p>
          </table:table-cell>
          <table:table-cell table:formula="of:=IF([.$D52]=1;[.$C52];)" office:value-type="float" office:value="0.49073756432247" calcext:value-type="float">
            <text:p>0.49073756432247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39454177897574" calcext:value-type="float">
            <text:p>0.339454177897574</text:p>
          </table:table-cell>
          <table:table-cell table:formula="of:=IF([.B53]=[.B52];;[.B53])" office:value-type="float" office:value="0.339454177897574" calcext:value-type="float">
            <text:p>0.339454177897574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D53]=2;[.$C53];)" office:value-type="float" office:value="0.339454177897574" calcext:value-type="float">
            <text:p>0.339454177897574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91068580542265" calcext:value-type="float">
            <text:p>0.491068580542265</text:p>
          </table:table-cell>
          <table:table-cell table:formula="of:=IF([.B54]=[.B53];;[.B54])" office:value-type="float" office:value="0.491068580542265" calcext:value-type="float">
            <text:p>0.491068580542265</text:p>
          </table:table-cell>
          <table:table-cell office:value-type="float" office:value="1" calcext:value-type="float">
            <text:p>1</text:p>
          </table:table-cell>
          <table:table-cell table:formula="of:=IF([.$D54]=1;[.$C54];)" office:value-type="float" office:value="0.491068580542265" calcext:value-type="float">
            <text:p>0.491068580542265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2742946708464" calcext:value-type="float">
            <text:p>0.32742946708464</text:p>
          </table:table-cell>
          <table:table-cell table:formula="of:=IF([.B55]=[.B54];;[.B55])" office:value-type="float" office:value="0.32742946708464" calcext:value-type="float">
            <text:p>0.3274294670846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D55]=3;[.$C55];)" office:value-type="float" office:value="0.32742946708464" calcext:value-type="float">
            <text:p>0.3274294670846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91376746952126" calcext:value-type="float">
            <text:p>0.491376746952126</text:p>
          </table:table-cell>
          <table:table-cell table:formula="of:=IF([.B56]=[.B55];;[.B56])" office:value-type="float" office:value="0.491376746952126" calcext:value-type="float">
            <text:p>0.491376746952126</text:p>
          </table:table-cell>
          <table:table-cell office:value-type="float" office:value="1" calcext:value-type="float">
            <text:p>1</text:p>
          </table:table-cell>
          <table:table-cell table:formula="of:=IF([.$D56]=1;[.$C56];)" office:value-type="float" office:value="0.491376746952126" calcext:value-type="float">
            <text:p>0.49137674695212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91376746952126" calcext:value-type="float">
            <text:p>0.491376746952126</text:p>
          </table:table-cell>
          <table:table-cell table:formula="of:=IF([.B57]=[.B56];;[.B5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91664351208669" calcext:value-type="float">
            <text:p>0.491664351208669</text:p>
          </table:table-cell>
          <table:table-cell table:formula="of:=IF([.B58]=[.B57];;[.B58])" office:value-type="float" office:value="0.491664351208669" calcext:value-type="float">
            <text:p>0.491664351208669</text:p>
          </table:table-cell>
          <table:table-cell office:value-type="float" office:value="1" calcext:value-type="float">
            <text:p>1</text:p>
          </table:table-cell>
          <table:table-cell table:formula="of:=IF([.$D58]=1;[.$C58];)" office:value-type="float" office:value="0.491664351208669" calcext:value-type="float">
            <text:p>0.491664351208669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38846364133406" calcext:value-type="float">
            <text:p>0.338846364133406</text:p>
          </table:table-cell>
          <table:table-cell table:formula="of:=IF([.B59]=[.B58];;[.B59])" office:value-type="float" office:value="0.338846364133406" calcext:value-type="float">
            <text:p>0.338846364133406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D59]=2;[.$C59];)" office:value-type="float" office:value="0.338846364133406" calcext:value-type="float">
            <text:p>0.33884636413340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91933385376008" calcext:value-type="float">
            <text:p>0.491933385376008</text:p>
          </table:table-cell>
          <table:table-cell table:formula="of:=IF([.B60]=[.B59];;[.B60])" office:value-type="float" office:value="0.491933385376008" calcext:value-type="float">
            <text:p>0.491933385376008</text:p>
          </table:table-cell>
          <table:table-cell office:value-type="float" office:value="1" calcext:value-type="float">
            <text:p>1</text:p>
          </table:table-cell>
          <table:table-cell table:formula="of:=IF([.$D60]=1;[.$C60];)" office:value-type="float" office:value="0.491933385376008" calcext:value-type="float">
            <text:p>0.49193338537600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27996926229508" calcext:value-type="float">
            <text:p>0.327996926229508</text:p>
          </table:table-cell>
          <table:table-cell table:formula="of:=IF([.B61]=[.B60];;[.B61])" office:value-type="float" office:value="0.327996926229508" calcext:value-type="float">
            <text:p>0.3279969262295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D61]=3;[.$C61];)" office:value-type="float" office:value="0.327996926229508" calcext:value-type="float">
            <text:p>0.32799692622950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492185592185592" calcext:value-type="float">
            <text:p>0.492185592185592</text:p>
          </table:table-cell>
          <table:table-cell table:formula="of:=IF([.B62]=[.B61];;[.B62])" office:value-type="float" office:value="0.492185592185592" calcext:value-type="float">
            <text:p>0.492185592185592</text:p>
          </table:table-cell>
          <table:table-cell office:value-type="float" office:value="1" calcext:value-type="float">
            <text:p>1</text:p>
          </table:table-cell>
          <table:table-cell table:formula="of:=IF([.$D62]=1;[.$C62];)" office:value-type="float" office:value="0.492185592185592" calcext:value-type="float">
            <text:p>0.49218559218559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92185592185592" calcext:value-type="float">
            <text:p>0.492185592185592</text:p>
          </table:table-cell>
          <table:table-cell table:formula="of:=IF([.B63]=[.B62];;[.B6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92422502870264" calcext:value-type="float">
            <text:p>0.492422502870264</text:p>
          </table:table-cell>
          <table:table-cell table:formula="of:=IF([.B64]=[.B63];;[.B64])" office:value-type="float" office:value="0.492422502870264" calcext:value-type="float">
            <text:p>0.492422502870264</text:p>
          </table:table-cell>
          <table:table-cell office:value-type="float" office:value="1" calcext:value-type="float">
            <text:p>1</text:p>
          </table:table-cell>
          <table:table-cell table:formula="of:=IF([.$D64]=1;[.$C64];)" office:value-type="float" office:value="0.492422502870264" calcext:value-type="float">
            <text:p>0.492422502870264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38348416289593" calcext:value-type="float">
            <text:p>0.338348416289593</text:p>
          </table:table-cell>
          <table:table-cell table:formula="of:=IF([.B65]=[.B64];;[.B65])" office:value-type="float" office:value="0.338348416289593" calcext:value-type="float">
            <text:p>0.338348416289593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D65]=2;[.$C65];)" office:value-type="float" office:value="0.338348416289593" calcext:value-type="float">
            <text:p>0.33834841628959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92645468310621" calcext:value-type="float">
            <text:p>0.492645468310621</text:p>
          </table:table-cell>
          <table:table-cell table:formula="of:=IF([.B66]=[.B65];;[.B66])" office:value-type="float" office:value="0.492645468310621" calcext:value-type="float">
            <text:p>0.492645468310621</text:p>
          </table:table-cell>
          <table:table-cell office:value-type="float" office:value="1" calcext:value-type="float">
            <text:p>1</text:p>
          </table:table-cell>
          <table:table-cell table:formula="of:=IF([.$D66]=1;[.$C66];)" office:value-type="float" office:value="0.492645468310621" calcext:value-type="float">
            <text:p>0.49264546831062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28464818763326" calcext:value-type="float">
            <text:p>0.328464818763326</text:p>
          </table:table-cell>
          <table:table-cell table:formula="of:=IF([.B67]=[.B66];;[.B67])" office:value-type="float" office:value="0.328464818763326" calcext:value-type="float">
            <text:p>0.32846481876332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D67]=3;[.$C67];)" office:value-type="float" office:value="0.328464818763326" calcext:value-type="float">
            <text:p>0.32846481876332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9285568483364" calcext:value-type="float">
            <text:p>0.49285568483364</text:p>
          </table:table-cell>
          <table:table-cell table:formula="of:=IF([.B68]=[.B67];;[.B68])" office:value-type="float" office:value="0.49285568483364" calcext:value-type="float">
            <text:p>0.49285568483364</text:p>
          </table:table-cell>
          <table:table-cell office:value-type="float" office:value="1" calcext:value-type="float">
            <text:p>1</text:p>
          </table:table-cell>
          <table:table-cell table:formula="of:=IF([.$D68]=1;[.$C68];)" office:value-type="float" office:value="0.49285568483364" calcext:value-type="float">
            <text:p>0.49285568483364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49285568483364" calcext:value-type="float">
            <text:p>0.49285568483364</text:p>
          </table:table-cell>
          <table:table-cell table:formula="of:=IF([.B69]=[.B68];;[.B6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49305421570519" calcext:value-type="float">
            <text:p>0.49305421570519</text:p>
          </table:table-cell>
          <table:table-cell table:formula="of:=IF([.B70]=[.B69];;[.B70])" office:value-type="float" office:value="0.49305421570519" calcext:value-type="float">
            <text:p>0.49305421570519</text:p>
          </table:table-cell>
          <table:table-cell office:value-type="float" office:value="1" calcext:value-type="float">
            <text:p>1</text:p>
          </table:table-cell>
          <table:table-cell table:formula="of:=IF([.$D70]=1;[.$C70];)" office:value-type="float" office:value="0.49305421570519" calcext:value-type="float">
            <text:p>0.49305421570519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37933003425961" calcext:value-type="float">
            <text:p>0.337933003425961</text:p>
          </table:table-cell>
          <table:table-cell table:formula="of:=IF([.B71]=[.B70];;[.B71])" office:value-type="float" office:value="0.337933003425961" calcext:value-type="float">
            <text:p>0.337933003425961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D71]=2;[.$C71];)" office:value-type="float" office:value="0.337933003425961" calcext:value-type="float">
            <text:p>0.33793300342596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9324200913242" calcext:value-type="float">
            <text:p>0.49324200913242</text:p>
          </table:table-cell>
          <table:table-cell table:formula="of:=IF([.B72]=[.B71];;[.B72])" office:value-type="float" office:value="0.49324200913242" calcext:value-type="float">
            <text:p>0.49324200913242</text:p>
          </table:table-cell>
          <table:table-cell office:value-type="float" office:value="1" calcext:value-type="float">
            <text:p>1</text:p>
          </table:table-cell>
          <table:table-cell table:formula="of:=IF([.$D72]=1;[.$C72];)" office:value-type="float" office:value="0.49324200913242" calcext:value-type="float">
            <text:p>0.49324200913242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28857245854362" calcext:value-type="float">
            <text:p>0.328857245854362</text:p>
          </table:table-cell>
          <table:table-cell table:formula="of:=IF([.B73]=[.B72];;[.B73])" office:value-type="float" office:value="0.328857245854362" calcext:value-type="float">
            <text:p>0.32885724585436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D73]=3;[.$C73];)" office:value-type="float" office:value="0.328857245854362" calcext:value-type="float">
            <text:p>0.32885724585436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93419913419913" calcext:value-type="float">
            <text:p>0.493419913419913</text:p>
          </table:table-cell>
          <table:table-cell table:formula="of:=IF([.B74]=[.B73];;[.B74])" office:value-type="float" office:value="0.493419913419913" calcext:value-type="float">
            <text:p>0.493419913419913</text:p>
          </table:table-cell>
          <table:table-cell office:value-type="float" office:value="1" calcext:value-type="float">
            <text:p>1</text:p>
          </table:table-cell>
          <table:table-cell table:formula="of:=IF([.$D74]=1;[.$C74];)" office:value-type="float" office:value="0.493419913419913" calcext:value-type="float">
            <text:p>0.493419913419913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93419913419913" calcext:value-type="float">
            <text:p>0.493419913419913</text:p>
          </table:table-cell>
          <table:table-cell table:formula="of:=IF([.B75]=[.B74];;[.B7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93588689791221" calcext:value-type="float">
            <text:p>0.493588689791221</text:p>
          </table:table-cell>
          <table:table-cell table:formula="of:=IF([.B76]=[.B75];;[.B76])" office:value-type="float" office:value="0.493588689791221" calcext:value-type="float">
            <text:p>0.493588689791221</text:p>
          </table:table-cell>
          <table:table-cell office:value-type="float" office:value="1" calcext:value-type="float">
            <text:p>1</text:p>
          </table:table-cell>
          <table:table-cell table:formula="of:=IF([.$D76]=1;[.$C76];)" office:value-type="float" office:value="0.493588689791221" calcext:value-type="float">
            <text:p>0.49358868979122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37581168831169" calcext:value-type="float">
            <text:p>0.337581168831169</text:p>
          </table:table-cell>
          <table:table-cell table:formula="of:=IF([.B77]=[.B76];;[.B77])" office:value-type="float" office:value="0.337581168831169" calcext:value-type="float">
            <text:p>0.337581168831169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D77]=2;[.$C77];)" office:value-type="float" office:value="0.337581168831169" calcext:value-type="float">
            <text:p>0.337581168831169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493749023284888" calcext:value-type="float">
            <text:p>0.493749023284888</text:p>
          </table:table-cell>
          <table:table-cell table:formula="of:=IF([.B78]=[.B77];;[.B78])" office:value-type="float" office:value="0.493749023284888" calcext:value-type="float">
            <text:p>0.493749023284888</text:p>
          </table:table-cell>
          <table:table-cell office:value-type="float" office:value="1" calcext:value-type="float">
            <text:p>1</text:p>
          </table:table-cell>
          <table:table-cell table:formula="of:=IF([.$D78]=1;[.$C78];)" office:value-type="float" office:value="0.493749023284888" calcext:value-type="float">
            <text:p>0.493749023284888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2919110836678" calcext:value-type="float">
            <text:p>0.32919110836678</text:p>
          </table:table-cell>
          <table:table-cell table:formula="of:=IF([.B79]=[.B78];;[.B79])" office:value-type="float" office:value="0.32919110836678" calcext:value-type="float">
            <text:p>0.3291911083667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D79]=3;[.$C79];)" office:value-type="float" office:value="0.32919110836678" calcext:value-type="float">
            <text:p>0.3291911083667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93901532054142" calcext:value-type="float">
            <text:p>0.493901532054142</text:p>
          </table:table-cell>
          <table:table-cell table:formula="of:=IF([.B80]=[.B79];;[.B80])" office:value-type="float" office:value="0.493901532054142" calcext:value-type="float">
            <text:p>0.493901532054142</text:p>
          </table:table-cell>
          <table:table-cell office:value-type="float" office:value="1" calcext:value-type="float">
            <text:p>1</text:p>
          </table:table-cell>
          <table:table-cell table:formula="of:=IF([.$D80]=1;[.$C80];)" office:value-type="float" office:value="0.493901532054142" calcext:value-type="float">
            <text:p>0.493901532054142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493901532054142" calcext:value-type="float">
            <text:p>0.493901532054142</text:p>
          </table:table-cell>
          <table:table-cell table:formula="of:=IF([.B81]=[.B80];;[.B8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494046775336641" calcext:value-type="float">
            <text:p>0.494046775336641</text:p>
          </table:table-cell>
          <table:table-cell table:formula="of:=IF([.B82]=[.B81];;[.B82])" office:value-type="float" office:value="0.494046775336641" calcext:value-type="float">
            <text:p>0.494046775336641</text:p>
          </table:table-cell>
          <table:table-cell office:value-type="float" office:value="1" calcext:value-type="float">
            <text:p>1</text:p>
          </table:table-cell>
          <table:table-cell table:formula="of:=IF([.$D82]=1;[.$C82];)" office:value-type="float" office:value="0.494046775336641" calcext:value-type="float">
            <text:p>0.494046775336641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37279349957971" calcext:value-type="float">
            <text:p>0.337279349957971</text:p>
          </table:table-cell>
          <table:table-cell table:formula="of:=IF([.B83]=[.B82];;[.B83])" office:value-type="float" office:value="0.337279349957971" calcext:value-type="float">
            <text:p>0.337279349957971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D83]=2;[.$C83];)" office:value-type="float" office:value="0.337279349957971" calcext:value-type="float">
            <text:p>0.33727934995797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94185260311021" calcext:value-type="float">
            <text:p>0.494185260311021</text:p>
          </table:table-cell>
          <table:table-cell table:formula="of:=IF([.B84]=[.B83];;[.B84])" office:value-type="float" office:value="0.494185260311021" calcext:value-type="float">
            <text:p>0.494185260311021</text:p>
          </table:table-cell>
          <table:table-cell office:value-type="float" office:value="1" calcext:value-type="float">
            <text:p>1</text:p>
          </table:table-cell>
          <table:table-cell table:formula="of:=IF([.$D84]=1;[.$C84];)" office:value-type="float" office:value="0.494185260311021" calcext:value-type="float">
            <text:p>0.494185260311021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29478609625668" calcext:value-type="float">
            <text:p>0.329478609625668</text:p>
          </table:table-cell>
          <table:table-cell table:formula="of:=IF([.B85]=[.B84];;[.B85])" office:value-type="float" office:value="0.329478609625668" calcext:value-type="float">
            <text:p>0.3294786096256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D85]=3;[.$C85];)" office:value-type="float" office:value="0.329478609625668" calcext:value-type="float">
            <text:p>0.32947860962566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494317448017564" calcext:value-type="float">
            <text:p>0.494317448017564</text:p>
          </table:table-cell>
          <table:table-cell table:formula="of:=IF([.B86]=[.B85];;[.B86])" office:value-type="float" office:value="0.494317448017564" calcext:value-type="float">
            <text:p>0.494317448017564</text:p>
          </table:table-cell>
          <table:table-cell office:value-type="float" office:value="1" calcext:value-type="float">
            <text:p>1</text:p>
          </table:table-cell>
          <table:table-cell table:formula="of:=IF([.$D86]=1;[.$C86];)" office:value-type="float" office:value="0.494317448017564" calcext:value-type="float">
            <text:p>0.494317448017564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94317448017564" calcext:value-type="float">
            <text:p>0.494317448017564</text:p>
          </table:table-cell>
          <table:table-cell table:formula="of:=IF([.B87]=[.B86];;[.B8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494443758488702" calcext:value-type="float">
            <text:p>0.494443758488702</text:p>
          </table:table-cell>
          <table:table-cell table:formula="of:=IF([.B88]=[.B87];;[.B88])" office:value-type="float" office:value="0.494443758488702" calcext:value-type="float">
            <text:p>0.494443758488702</text:p>
          </table:table-cell>
          <table:table-cell office:value-type="float" office:value="1" calcext:value-type="float">
            <text:p>1</text:p>
          </table:table-cell>
          <table:table-cell table:formula="of:=IF([.$D88]=1;[.$C88];)" office:value-type="float" office:value="0.494443758488702" calcext:value-type="float">
            <text:p>0.494443758488702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37017586712262" calcext:value-type="float">
            <text:p>0.337017586712262</text:p>
          </table:table-cell>
          <table:table-cell table:formula="of:=IF([.B89]=[.B88];;[.B89])" office:value-type="float" office:value="0.337017586712262" calcext:value-type="float">
            <text:p>0.337017586712262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D89]=2;[.$C89];)" office:value-type="float" office:value="0.337017586712262" calcext:value-type="float">
            <text:p>0.33701758671226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494564575209737" calcext:value-type="float">
            <text:p>0.494564575209737</text:p>
          </table:table-cell>
          <table:table-cell table:formula="of:=IF([.B90]=[.B89];;[.B90])" office:value-type="float" office:value="0.494564575209737" calcext:value-type="float">
            <text:p>0.494564575209737</text:p>
          </table:table-cell>
          <table:table-cell office:value-type="float" office:value="1" calcext:value-type="float">
            <text:p>1</text:p>
          </table:table-cell>
          <table:table-cell table:formula="of:=IF([.$D90]=1;[.$C90];)" office:value-type="float" office:value="0.494564575209737" calcext:value-type="float">
            <text:p>0.494564575209737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29728781856441" calcext:value-type="float">
            <text:p>0.329728781856441</text:p>
          </table:table-cell>
          <table:table-cell table:formula="of:=IF([.B91]=[.B90];;[.B91])" office:value-type="float" office:value="0.329728781856441" calcext:value-type="float">
            <text:p>0.32972878185644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D91]=3;[.$C91];)" office:value-type="float" office:value="0.329728781856441" calcext:value-type="float">
            <text:p>0.32972878185644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494680249009621" calcext:value-type="float">
            <text:p>0.494680249009621</text:p>
          </table:table-cell>
          <table:table-cell table:formula="of:=IF([.B92]=[.B91];;[.B92])" office:value-type="float" office:value="0.494680249009621" calcext:value-type="float">
            <text:p>0.494680249009621</text:p>
          </table:table-cell>
          <table:table-cell office:value-type="float" office:value="1" calcext:value-type="float">
            <text:p>1</text:p>
          </table:table-cell>
          <table:table-cell table:formula="of:=IF([.$D92]=1;[.$C92];)" office:value-type="float" office:value="0.494680249009621" calcext:value-type="float">
            <text:p>0.49468024900962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94680249009621" calcext:value-type="float">
            <text:p>0.494680249009621</text:p>
          </table:table-cell>
          <table:table-cell table:formula="of:=IF([.B93]=[.B92];;[.B9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494791101465003" calcext:value-type="float">
            <text:p>0.494791101465003</text:p>
          </table:table-cell>
          <table:table-cell table:formula="of:=IF([.B94]=[.B93];;[.B94])" office:value-type="float" office:value="0.494791101465003" calcext:value-type="float">
            <text:p>0.494791101465003</text:p>
          </table:table-cell>
          <table:table-cell office:value-type="float" office:value="1" calcext:value-type="float">
            <text:p>1</text:p>
          </table:table-cell>
          <table:table-cell table:formula="of:=IF([.$D94]=1;[.$C94];)" office:value-type="float" office:value="0.494791101465003" calcext:value-type="float">
            <text:p>0.494791101465003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36788399570354" calcext:value-type="float">
            <text:p>0.336788399570354</text:p>
          </table:table-cell>
          <table:table-cell table:formula="of:=IF([.B95]=[.B94];;[.B95])" office:value-type="float" office:value="0.336788399570354" calcext:value-type="float">
            <text:p>0.336788399570354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D95]=2;[.$C95];)" office:value-type="float" office:value="0.336788399570354" calcext:value-type="float">
            <text:p>0.336788399570354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94897427887119" calcext:value-type="float">
            <text:p>0.494897427887119</text:p>
          </table:table-cell>
          <table:table-cell table:formula="of:=IF([.B96]=[.B95];;[.B96])" office:value-type="float" office:value="0.494897427887119" calcext:value-type="float">
            <text:p>0.494897427887119</text:p>
          </table:table-cell>
          <table:table-cell office:value-type="float" office:value="1" calcext:value-type="float">
            <text:p>1</text:p>
          </table:table-cell>
          <table:table-cell table:formula="of:=IF([.$D96]=1;[.$C96];)" office:value-type="float" office:value="0.494897427887119" calcext:value-type="float">
            <text:p>0.49489742788711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29948453608247" calcext:value-type="float">
            <text:p>0.329948453608247</text:p>
          </table:table-cell>
          <table:table-cell table:formula="of:=IF([.B97]=[.B96];;[.B97])" office:value-type="float" office:value="0.329948453608247" calcext:value-type="float">
            <text:p>0.3299484536082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D97]=3;[.$C97];)" office:value-type="float" office:value="0.329948453608247" calcext:value-type="float">
            <text:p>0.32994845360824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94999499949995" calcext:value-type="float">
            <text:p>0.494999499949995</text:p>
          </table:table-cell>
          <table:table-cell table:formula="of:=IF([.B98]=[.B97];;[.B98])" office:value-type="float" office:value="0.494999499949995" calcext:value-type="float">
            <text:p>0.494999499949995</text:p>
          </table:table-cell>
          <table:table-cell office:value-type="float" office:value="1" calcext:value-type="float">
            <text:p>1</text:p>
          </table:table-cell>
          <table:table-cell table:formula="of:=IF([.$D98]=1;[.$C98];)" office:value-type="float" office:value="0.494999499949995" calcext:value-type="float">
            <text:p>0.494999499949995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494999499949995" calcext:value-type="float">
            <text:p>0.494999499949995</text:p>
          </table:table-cell>
          <table:table-cell table:formula="of:=IF([.B99]=[.B98];;[.B9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95097568009228" calcext:value-type="float">
            <text:p>0.495097568009228</text:p>
          </table:table-cell>
          <table:table-cell table:formula="of:=IF([.B100]=[.B99];;[.B100])" office:value-type="float" office:value="0.495097568009228" calcext:value-type="float">
            <text:p>0.495097568009228</text:p>
          </table:table-cell>
          <table:table-cell office:value-type="float" office:value="1" calcext:value-type="float">
            <text:p>1</text:p>
          </table:table-cell>
          <table:table-cell table:formula="of:=IF([.$D100]=1;[.$C100];)" office:value-type="float" office:value="0.495097568009228" calcext:value-type="float">
            <text:p>0.495097568009228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36586062452399" calcext:value-type="float">
            <text:p>0.336586062452399</text:p>
          </table:table-cell>
          <table:table-cell table:formula="of:=IF([.B101]=[.B100];;[.B101])" office:value-type="float" office:value="0.336586062452399" calcext:value-type="float">
            <text:p>0.336586062452399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D101]=2;[.$C101];)" office:value-type="float" office:value="0.336586062452399" calcext:value-type="float">
            <text:p>0.336586062452399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495191863153028" calcext:value-type="float">
            <text:p>0.495191863153028</text:p>
          </table:table-cell>
          <table:table-cell table:formula="of:=IF([.B102]=[.B101];;[.B102])" office:value-type="float" office:value="0.495191863153028" calcext:value-type="float">
            <text:p>0.495191863153028</text:p>
          </table:table-cell>
          <table:table-cell office:value-type="float" office:value="1" calcext:value-type="float">
            <text:p>1</text:p>
          </table:table-cell>
          <table:table-cell table:formula="of:=IF([.$D102]=1;[.$C102];)" office:value-type="float" office:value="0.495191863153028" calcext:value-type="float">
            <text:p>0.495191863153028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30142883311962" calcext:value-type="float">
            <text:p>0.330142883311962</text:p>
          </table:table-cell>
          <table:table-cell table:formula="of:=IF([.B103]=[.B102];;[.B103])" office:value-type="float" office:value="0.330142883311962" calcext:value-type="float">
            <text:p>0.33014288331196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D103]=3;[.$C103];)" office:value-type="float" office:value="0.330142883311962" calcext:value-type="float">
            <text:p>0.33014288331196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495282599020917" calcext:value-type="float">
            <text:p>0.495282599020917</text:p>
          </table:table-cell>
          <table:table-cell table:formula="of:=IF([.B104]=[.B103];;[.B104])" office:value-type="float" office:value="0.495282599020917" calcext:value-type="float">
            <text:p>0.495282599020917</text:p>
          </table:table-cell>
          <table:table-cell office:value-type="float" office:value="1" calcext:value-type="float">
            <text:p>1</text:p>
          </table:table-cell>
          <table:table-cell table:formula="of:=IF([.$D104]=1;[.$C104];)" office:value-type="float" office:value="0.495282599020917" calcext:value-type="float">
            <text:p>0.495282599020917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495282599020917" calcext:value-type="float">
            <text:p>0.495282599020917</text:p>
          </table:table-cell>
          <table:table-cell table:formula="of:=IF([.B105]=[.B104];;[.B10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495369973420218" calcext:value-type="float">
            <text:p>0.495369973420218</text:p>
          </table:table-cell>
          <table:table-cell table:formula="of:=IF([.B106]=[.B105];;[.B106])" office:value-type="float" office:value="0.495369973420218" calcext:value-type="float">
            <text:p>0.495369973420218</text:p>
          </table:table-cell>
          <table:table-cell office:value-type="float" office:value="1" calcext:value-type="float">
            <text:p>1</text:p>
          </table:table-cell>
          <table:table-cell table:formula="of:=IF([.$D106]=1;[.$C106];)" office:value-type="float" office:value="0.495369973420218" calcext:value-type="float">
            <text:p>0.495369973420218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36406117247239" calcext:value-type="float">
            <text:p>0.336406117247239</text:p>
          </table:table-cell>
          <table:table-cell table:formula="of:=IF([.B107]=[.B106];;[.B107])" office:value-type="float" office:value="0.336406117247239" calcext:value-type="float">
            <text:p>0.336406117247239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D107]=2;[.$C107];)" office:value-type="float" office:value="0.336406117247239" calcext:value-type="float">
            <text:p>0.336406117247239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495454169766096" calcext:value-type="float">
            <text:p>0.495454169766096</text:p>
          </table:table-cell>
          <table:table-cell table:formula="of:=IF([.B108]=[.B107];;[.B108])" office:value-type="float" office:value="0.495454169766096" calcext:value-type="float">
            <text:p>0.495454169766096</text:p>
          </table:table-cell>
          <table:table-cell office:value-type="float" office:value="1" calcext:value-type="float">
            <text:p>1</text:p>
          </table:table-cell>
          <table:table-cell table:formula="of:=IF([.$D108]=1;[.$C108];)" office:value-type="float" office:value="0.495454169766096" calcext:value-type="float">
            <text:p>0.495454169766096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30316186107471" calcext:value-type="float">
            <text:p>0.330316186107471</text:p>
          </table:table-cell>
          <table:table-cell table:formula="of:=IF([.B109]=[.B108];;[.B109])" office:value-type="float" office:value="0.330316186107471" calcext:value-type="float">
            <text:p>0.33031618610747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D109]=3;[.$C109];)" office:value-type="float" office:value="0.330316186107471" calcext:value-type="float">
            <text:p>0.33031618610747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495535358367217" calcext:value-type="float">
            <text:p>0.495535358367217</text:p>
          </table:table-cell>
          <table:table-cell table:formula="of:=IF([.B110]=[.B109];;[.B110])" office:value-type="float" office:value="0.495535358367217" calcext:value-type="float">
            <text:p>0.495535358367217</text:p>
          </table:table-cell>
          <table:table-cell office:value-type="float" office:value="1" calcext:value-type="float">
            <text:p>1</text:p>
          </table:table-cell>
          <table:table-cell table:formula="of:=IF([.$D110]=1;[.$C110];)" office:value-type="float" office:value="0.495535358367217" calcext:value-type="float">
            <text:p>0.495535358367217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495535358367217" calcext:value-type="float">
            <text:p>0.495535358367217</text:p>
          </table:table-cell>
          <table:table-cell table:formula="of:=IF([.B111]=[.B110];;[.B11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495613697575991" calcext:value-type="float">
            <text:p>0.495613697575991</text:p>
          </table:table-cell>
          <table:table-cell table:formula="of:=IF([.B112]=[.B111];;[.B112])" office:value-type="float" office:value="0.495613697575991" calcext:value-type="float">
            <text:p>0.495613697575991</text:p>
          </table:table-cell>
          <table:table-cell office:value-type="float" office:value="1" calcext:value-type="float">
            <text:p>1</text:p>
          </table:table-cell>
          <table:table-cell table:formula="of:=IF([.$D112]=1;[.$C112];)" office:value-type="float" office:value="0.495613697575991" calcext:value-type="float">
            <text:p>0.495613697575991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36245041196216" calcext:value-type="float">
            <text:p>0.336245041196216</text:p>
          </table:table-cell>
          <table:table-cell table:formula="of:=IF([.B113]=[.B112];;[.B113])" office:value-type="float" office:value="0.336245041196216" calcext:value-type="float">
            <text:p>0.336245041196216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D113]=2;[.$C113];)" office:value-type="float" office:value="0.336245041196216" calcext:value-type="float">
            <text:p>0.33624504119621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9568933481977" calcext:value-type="float">
            <text:p>0.49568933481977</text:p>
          </table:table-cell>
          <table:table-cell table:formula="of:=IF([.B114]=[.B113];;[.B114])" office:value-type="float" office:value="0.49568933481977" calcext:value-type="float">
            <text:p>0.49568933481977</text:p>
          </table:table-cell>
          <table:table-cell office:value-type="float" office:value="1" calcext:value-type="float">
            <text:p>1</text:p>
          </table:table-cell>
          <table:table-cell table:formula="of:=IF([.$D114]=1;[.$C114];)" office:value-type="float" office:value="0.49568933481977" calcext:value-type="float">
            <text:p>0.49568933481977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30471628592483" calcext:value-type="float">
            <text:p>0.330471628592483</text:p>
          </table:table-cell>
          <table:table-cell table:formula="of:=IF([.B115]=[.B114];;[.B115])" office:value-type="float" office:value="0.330471628592483" calcext:value-type="float">
            <text:p>0.33047162859248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D115]=3;[.$C115];)" office:value-type="float" office:value="0.330471628592483" calcext:value-type="float">
            <text:p>0.33047162859248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495762407527113" calcext:value-type="float">
            <text:p>0.495762407527113</text:p>
          </table:table-cell>
          <table:table-cell table:formula="of:=IF([.B116]=[.B115];;[.B116])" office:value-type="float" office:value="0.495762407527113" calcext:value-type="float">
            <text:p>0.495762407527113</text:p>
          </table:table-cell>
          <table:table-cell office:value-type="float" office:value="1" calcext:value-type="float">
            <text:p>1</text:p>
          </table:table-cell>
          <table:table-cell table:formula="of:=IF([.$D116]=1;[.$C116];)" office:value-type="float" office:value="0.495762407527113" calcext:value-type="float">
            <text:p>0.495762407527113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495762407527113" calcext:value-type="float">
            <text:p>0.495762407527113</text:p>
          </table:table-cell>
          <table:table-cell table:formula="of:=IF([.B117]=[.B116];;[.B11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495833043961386" calcext:value-type="float">
            <text:p>0.495833043961386</text:p>
          </table:table-cell>
          <table:table-cell table:formula="of:=IF([.B118]=[.B117];;[.B118])" office:value-type="float" office:value="0.495833043961386" calcext:value-type="float">
            <text:p>0.495833043961386</text:p>
          </table:table-cell>
          <table:table-cell office:value-type="float" office:value="1" calcext:value-type="float">
            <text:p>1</text:p>
          </table:table-cell>
          <table:table-cell table:formula="of:=IF([.$D118]=1;[.$C118];)" office:value-type="float" office:value="0.495833043961386" calcext:value-type="float">
            <text:p>0.495833043961386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36100013776002" calcext:value-type="float">
            <text:p>0.336100013776002</text:p>
          </table:table-cell>
          <table:table-cell table:formula="of:=IF([.B119]=[.B118];;[.B119])" office:value-type="float" office:value="0.336100013776002" calcext:value-type="float">
            <text:p>0.336100013776002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D119]=2;[.$C119];)" office:value-type="float" office:value="0.336100013776002" calcext:value-type="float">
            <text:p>0.33610001377600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495901363972317" calcext:value-type="float">
            <text:p>0.495901363972317</text:p>
          </table:table-cell>
          <table:table-cell table:formula="of:=IF([.B120]=[.B119];;[.B120])" office:value-type="float" office:value="0.495901363972317" calcext:value-type="float">
            <text:p>0.495901363972317</text:p>
          </table:table-cell>
          <table:table-cell office:value-type="float" office:value="1" calcext:value-type="float">
            <text:p>1</text:p>
          </table:table-cell>
          <table:table-cell table:formula="of:=IF([.$D120]=1;[.$C120];)" office:value-type="float" office:value="0.495901363972317" calcext:value-type="float">
            <text:p>0.495901363972317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30611836843508" calcext:value-type="float">
            <text:p>0.330611836843508</text:p>
          </table:table-cell>
          <table:table-cell table:formula="of:=IF([.B121]=[.B120];;[.B121])" office:value-type="float" office:value="0.330611836843508" calcext:value-type="float">
            <text:p>0.3306118368435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D121]=3;[.$C121];)" office:value-type="float" office:value="0.330611836843508" calcext:value-type="float">
            <text:p>0.33061183684350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495967479674797" calcext:value-type="float">
            <text:p>0.495967479674797</text:p>
          </table:table-cell>
          <table:table-cell table:formula="of:=IF([.B122]=[.B121];;[.B122])" office:value-type="float" office:value="0.495967479674797" calcext:value-type="float">
            <text:p>0.495967479674797</text:p>
          </table:table-cell>
          <table:table-cell office:value-type="float" office:value="1" calcext:value-type="float">
            <text:p>1</text:p>
          </table:table-cell>
          <table:table-cell table:formula="of:=IF([.$D122]=1;[.$C122];)" office:value-type="float" office:value="0.495967479674797" calcext:value-type="float">
            <text:p>0.495967479674797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495967479674797" calcext:value-type="float">
            <text:p>0.495967479674797</text:p>
          </table:table-cell>
          <table:table-cell table:formula="of:=IF([.B123]=[.B122];;[.B12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496031496062992" calcext:value-type="float">
            <text:p>0.496031496062992</text:p>
          </table:table-cell>
          <table:table-cell table:formula="of:=IF([.B124]=[.B123];;[.B124])" office:value-type="float" office:value="0.496031496062992" calcext:value-type="float">
            <text:p>0.496031496062992</text:p>
          </table:table-cell>
          <table:table-cell office:value-type="float" office:value="1" calcext:value-type="float">
            <text:p>1</text:p>
          </table:table-cell>
          <table:table-cell table:formula="of:=IF([.$D124]=1;[.$C124];)" office:value-type="float" office:value="0.496031496062992" calcext:value-type="float">
            <text:p>0.496031496062992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3596875" calcext:value-type="float">
            <text:p>0.33596875</text:p>
          </table:table-cell>
          <table:table-cell table:formula="of:=IF([.B125]=[.B124];;[.B125])" office:value-type="float" office:value="0.33596875" calcext:value-type="float">
            <text:p>0.33596875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D125]=2;[.$C125];)" office:value-type="float" office:value="0.33596875" calcext:value-type="float">
            <text:p>0.33596875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496093511566868" calcext:value-type="float">
            <text:p>0.496093511566868</text:p>
          </table:table-cell>
          <table:table-cell table:formula="of:=IF([.B126]=[.B125];;[.B126])" office:value-type="float" office:value="0.496093511566868" calcext:value-type="float">
            <text:p>0.496093511566868</text:p>
          </table:table-cell>
          <table:table-cell office:value-type="float" office:value="1" calcext:value-type="float">
            <text:p>1</text:p>
          </table:table-cell>
          <table:table-cell table:formula="of:=IF([.$D126]=1;[.$C126];)" office:value-type="float" office:value="0.496093511566868" calcext:value-type="float">
            <text:p>0.496093511566868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30738946093277" calcext:value-type="float">
            <text:p>0.330738946093277</text:p>
          </table:table-cell>
          <table:table-cell table:formula="of:=IF([.B127]=[.B126];;[.B127])" office:value-type="float" office:value="0.330738946093277" calcext:value-type="float">
            <text:p>0.33073894609327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D127]=3;[.$C127];)" office:value-type="float" office:value="0.330738946093277" calcext:value-type="float">
            <text:p>0.33073894609327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496153618557311" calcext:value-type="float">
            <text:p>0.496153618557311</text:p>
          </table:table-cell>
          <table:table-cell table:formula="of:=IF([.B128]=[.B127];;[.B128])" office:value-type="float" office:value="0.496153618557311" calcext:value-type="float">
            <text:p>0.496153618557311</text:p>
          </table:table-cell>
          <table:table-cell office:value-type="float" office:value="1" calcext:value-type="float">
            <text:p>1</text:p>
          </table:table-cell>
          <table:table-cell table:formula="of:=IF([.$D128]=1;[.$C128];)" office:value-type="float" office:value="0.496153618557311" calcext:value-type="float">
            <text:p>0.49615361855731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496153618557311" calcext:value-type="float">
            <text:p>0.496153618557311</text:p>
          </table:table-cell>
          <table:table-cell table:formula="of:=IF([.B129]=[.B128];;[.B12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496211903805315" calcext:value-type="float">
            <text:p>0.496211903805315</text:p>
          </table:table-cell>
          <table:table-cell table:formula="of:=IF([.B130]=[.B129];;[.B130])" office:value-type="float" office:value="0.496211903805315" calcext:value-type="float">
            <text:p>0.496211903805315</text:p>
          </table:table-cell>
          <table:table-cell office:value-type="float" office:value="1" calcext:value-type="float">
            <text:p>1</text:p>
          </table:table-cell>
          <table:table-cell table:formula="of:=IF([.$D130]=1;[.$C130];)" office:value-type="float" office:value="0.496211903805315" calcext:value-type="float">
            <text:p>0.496211903805315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35849379058904" calcext:value-type="float">
            <text:p>0.335849379058904</text:p>
          </table:table-cell>
          <table:table-cell table:formula="of:=IF([.B131]=[.B130];;[.B131])" office:value-type="float" office:value="0.335849379058904" calcext:value-type="float">
            <text:p>0.335849379058904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D131]=2;[.$C131];)" office:value-type="float" office:value="0.335849379058904" calcext:value-type="float">
            <text:p>0.335849379058904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496268448900028" calcext:value-type="float">
            <text:p>0.496268448900028</text:p>
          </table:table-cell>
          <table:table-cell table:formula="of:=IF([.B132]=[.B131];;[.B132])" office:value-type="float" office:value="0.496268448900028" calcext:value-type="float">
            <text:p>0.496268448900028</text:p>
          </table:table-cell>
          <table:table-cell office:value-type="float" office:value="1" calcext:value-type="float">
            <text:p>1</text:p>
          </table:table-cell>
          <table:table-cell table:formula="of:=IF([.$D132]=1;[.$C132];)" office:value-type="float" office:value="0.496268448900028" calcext:value-type="float">
            <text:p>0.496268448900028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30854710305175" calcext:value-type="float">
            <text:p>0.330854710305175</text:p>
          </table:table-cell>
          <table:table-cell table:formula="of:=IF([.B133]=[.B132];;[.B133])" office:value-type="float" office:value="0.330854710305175" calcext:value-type="float">
            <text:p>0.3308547103051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D133]=3;[.$C133];)" office:value-type="float" office:value="0.330854710305175" calcext:value-type="float">
            <text:p>0.33085471030517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4963233306299" calcext:value-type="float">
            <text:p>0.4963233306299</text:p>
          </table:table-cell>
          <table:table-cell table:formula="of:=IF([.B134]=[.B133];;[.B134])" office:value-type="float" office:value="0.4963233306299" calcext:value-type="float">
            <text:p>0.4963233306299</text:p>
          </table:table-cell>
          <table:table-cell office:value-type="float" office:value="1" calcext:value-type="float">
            <text:p>1</text:p>
          </table:table-cell>
          <table:table-cell table:formula="of:=IF([.$D134]=1;[.$C134];)" office:value-type="float" office:value="0.4963233306299" calcext:value-type="float">
            <text:p>0.4963233306299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4963233306299" calcext:value-type="float">
            <text:p>0.4963233306299</text:p>
          </table:table-cell>
          <table:table-cell table:formula="of:=IF([.B135]=[.B134];;[.B13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496376621330673" calcext:value-type="float">
            <text:p>0.496376621330673</text:p>
          </table:table-cell>
          <table:table-cell table:formula="of:=IF([.B136]=[.B135];;[.B136])" office:value-type="float" office:value="0.496376621330673" calcext:value-type="float">
            <text:p>0.496376621330673</text:p>
          </table:table-cell>
          <table:table-cell office:value-type="float" office:value="1" calcext:value-type="float">
            <text:p>1</text:p>
          </table:table-cell>
          <table:table-cell table:formula="of:=IF([.$D136]=1;[.$C136];)" office:value-type="float" office:value="0.496376621330673" calcext:value-type="float">
            <text:p>0.496376621330673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35740354535975" calcext:value-type="float">
            <text:p>0.335740354535975</text:p>
          </table:table-cell>
          <table:table-cell table:formula="of:=IF([.B137]=[.B136];;[.B137])" office:value-type="float" office:value="0.335740354535975" calcext:value-type="float">
            <text:p>0.335740354535975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D137]=2;[.$C137];)" office:value-type="float" office:value="0.335740354535975" calcext:value-type="float">
            <text:p>0.33574035453597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496428389203531" calcext:value-type="float">
            <text:p>0.496428389203531</text:p>
          </table:table-cell>
          <table:table-cell table:formula="of:=IF([.B138]=[.B137];;[.B138])" office:value-type="float" office:value="0.496428389203531" calcext:value-type="float">
            <text:p>0.496428389203531</text:p>
          </table:table-cell>
          <table:table-cell office:value-type="float" office:value="1" calcext:value-type="float">
            <text:p>1</text:p>
          </table:table-cell>
          <table:table-cell table:formula="of:=IF([.$D138]=1;[.$C138];)" office:value-type="float" office:value="0.496428389203531" calcext:value-type="float">
            <text:p>0.496428389203531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30960583645759" calcext:value-type="float">
            <text:p>0.330960583645759</text:p>
          </table:table-cell>
          <table:table-cell table:formula="of:=IF([.B139]=[.B138];;[.B139])" office:value-type="float" office:value="0.330960583645759" calcext:value-type="float">
            <text:p>0.3309605836457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D139]=3;[.$C139];)" office:value-type="float" office:value="0.330960583645759" calcext:value-type="float">
            <text:p>0.33096058364575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496478698606358" calcext:value-type="float">
            <text:p>0.496478698606358</text:p>
          </table:table-cell>
          <table:table-cell table:formula="of:=IF([.B140]=[.B139];;[.B140])" office:value-type="float" office:value="0.496478698606358" calcext:value-type="float">
            <text:p>0.496478698606358</text:p>
          </table:table-cell>
          <table:table-cell office:value-type="float" office:value="1" calcext:value-type="float">
            <text:p>1</text:p>
          </table:table-cell>
          <table:table-cell table:formula="of:=IF([.$D140]=1;[.$C140];)" office:value-type="float" office:value="0.496478698606358" calcext:value-type="float">
            <text:p>0.496478698606358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496478698606358" calcext:value-type="float">
            <text:p>0.496478698606358</text:p>
          </table:table-cell>
          <table:table-cell table:formula="of:=IF([.B141]=[.B140];;[.B14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496527610320714" calcext:value-type="float">
            <text:p>0.496527610320714</text:p>
          </table:table-cell>
          <table:table-cell table:formula="of:=IF([.B142]=[.B141];;[.B142])" office:value-type="float" office:value="0.496527610320714" calcext:value-type="float">
            <text:p>0.496527610320714</text:p>
          </table:table-cell>
          <table:table-cell office:value-type="float" office:value="1" calcext:value-type="float">
            <text:p>1</text:p>
          </table:table-cell>
          <table:table-cell table:formula="of:=IF([.$D142]=1;[.$C142];)" office:value-type="float" office:value="0.496527610320714" calcext:value-type="float">
            <text:p>0.496527610320714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3564038701025" calcext:value-type="float">
            <text:p>0.33564038701025</text:p>
          </table:table-cell>
          <table:table-cell table:formula="of:=IF([.B143]=[.B142];;[.B143])" office:value-type="float" office:value="0.33564038701025" calcext:value-type="float">
            <text:p>0.33564038701025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D143]=2;[.$C143];)" office:value-type="float" office:value="0.33564038701025" calcext:value-type="float">
            <text:p>0.3356403870102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496575181796857" calcext:value-type="float">
            <text:p>0.496575181796857</text:p>
          </table:table-cell>
          <table:table-cell table:formula="of:=IF([.B144]=[.B143];;[.B144])" office:value-type="float" office:value="0.496575181796857" calcext:value-type="float">
            <text:p>0.496575181796857</text:p>
          </table:table-cell>
          <table:table-cell office:value-type="float" office:value="1" calcext:value-type="float">
            <text:p>1</text:p>
          </table:table-cell>
          <table:table-cell table:formula="of:=IF([.$D144]=1;[.$C144];)" office:value-type="float" office:value="0.496575181796857" calcext:value-type="float">
            <text:p>0.496575181796857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31057781919851" calcext:value-type="float">
            <text:p>0.331057781919851</text:p>
          </table:table-cell>
          <table:table-cell table:formula="of:=IF([.B145]=[.B144];;[.B145])" office:value-type="float" office:value="0.331057781919851" calcext:value-type="float">
            <text:p>0.3310577819198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D145]=3;[.$C145];)" office:value-type="float" office:value="0.331057781919851" calcext:value-type="float">
            <text:p>0.33105778191985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496621467378898" calcext:value-type="float">
            <text:p>0.496621467378898</text:p>
          </table:table-cell>
          <table:table-cell table:formula="of:=IF([.B146]=[.B145];;[.B146])" office:value-type="float" office:value="0.496621467378898" calcext:value-type="float">
            <text:p>0.496621467378898</text:p>
          </table:table-cell>
          <table:table-cell office:value-type="float" office:value="1" calcext:value-type="float">
            <text:p>1</text:p>
          </table:table-cell>
          <table:table-cell table:formula="of:=IF([.$D146]=1;[.$C146];)" office:value-type="float" office:value="0.496621467378898" calcext:value-type="float">
            <text:p>0.496621467378898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96621467378898" calcext:value-type="float">
            <text:p>0.496621467378898</text:p>
          </table:table-cell>
          <table:table-cell table:formula="of:=IF([.B147]=[.B146];;[.B14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496666518511934" calcext:value-type="float">
            <text:p>0.496666518511934</text:p>
          </table:table-cell>
          <table:table-cell table:formula="of:=IF([.B148]=[.B147];;[.B148])" office:value-type="float" office:value="0.496666518511934" calcext:value-type="float">
            <text:p>0.496666518511934</text:p>
          </table:table-cell>
          <table:table-cell office:value-type="float" office:value="1" calcext:value-type="float">
            <text:p>1</text:p>
          </table:table-cell>
          <table:table-cell table:formula="of:=IF([.$D148]=1;[.$C148];)" office:value-type="float" office:value="0.496666518511934" calcext:value-type="float">
            <text:p>0.496666518511934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335548392794066" calcext:value-type="float">
            <text:p>0.335548392794066</text:p>
          </table:table-cell>
          <table:table-cell table:formula="of:=IF([.B149]=[.B148];;[.B149])" office:value-type="float" office:value="0.335548392794066" calcext:value-type="float">
            <text:p>0.335548392794066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D149]=2;[.$C149];)" office:value-type="float" office:value="0.335548392794066" calcext:value-type="float">
            <text:p>0.335548392794066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496710383932823" calcext:value-type="float">
            <text:p>0.496710383932823</text:p>
          </table:table-cell>
          <table:table-cell table:formula="of:=IF([.B150]=[.B149];;[.B150])" office:value-type="float" office:value="0.496710383932823" calcext:value-type="float">
            <text:p>0.496710383932823</text:p>
          </table:table-cell>
          <table:table-cell office:value-type="float" office:value="1" calcext:value-type="float">
            <text:p>1</text:p>
          </table:table-cell>
          <table:table-cell table:formula="of:=IF([.$D150]=1;[.$C150];)" office:value-type="float" office:value="0.496710383932823" calcext:value-type="float">
            <text:p>0.496710383932823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3311473294917" calcext:value-type="float">
            <text:p>0.3311473294917</text:p>
          </table:table-cell>
          <table:table-cell table:formula="of:=IF([.B151]=[.B150];;[.B151])" office:value-type="float" office:value="0.3311473294917" calcext:value-type="float">
            <text:p>0.331147329491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D151]=3;[.$C151];)" office:value-type="float" office:value="0.3311473294917" calcext:value-type="float">
            <text:p>0.331147329491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496753109846089" calcext:value-type="float">
            <text:p>0.496753109846089</text:p>
          </table:table-cell>
          <table:table-cell table:formula="of:=IF([.B152]=[.B151];;[.B152])" office:value-type="float" office:value="0.496753109846089" calcext:value-type="float">
            <text:p>0.496753109846089</text:p>
          </table:table-cell>
          <table:table-cell office:value-type="float" office:value="1" calcext:value-type="float">
            <text:p>1</text:p>
          </table:table-cell>
          <table:table-cell table:formula="of:=IF([.$D152]=1;[.$C152];)" office:value-type="float" office:value="0.496753109846089" calcext:value-type="float">
            <text:p>0.496753109846089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496753109846089" calcext:value-type="float">
            <text:p>0.496753109846089</text:p>
          </table:table-cell>
          <table:table-cell table:formula="of:=IF([.B153]=[.B152];;[.B15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496794740086295" calcext:value-type="float">
            <text:p>0.496794740086295</text:p>
          </table:table-cell>
          <table:table-cell table:formula="of:=IF([.B154]=[.B153];;[.B154])" office:value-type="float" office:value="0.496794740086295" calcext:value-type="float">
            <text:p>0.496794740086295</text:p>
          </table:table-cell>
          <table:table-cell office:value-type="float" office:value="1" calcext:value-type="float">
            <text:p>1</text:p>
          </table:table-cell>
          <table:table-cell table:formula="of:=IF([.$D154]=1;[.$C154];)" office:value-type="float" office:value="0.496794740086295" calcext:value-type="float">
            <text:p>0.496794740086295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335463454471213" calcext:value-type="float">
            <text:p>0.335463454471213</text:p>
          </table:table-cell>
          <table:table-cell table:formula="of:=IF([.B155]=[.B154];;[.B155])" office:value-type="float" office:value="0.335463454471213" calcext:value-type="float">
            <text:p>0.335463454471213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D155]=2;[.$C155];)" office:value-type="float" office:value="0.335463454471213" calcext:value-type="float">
            <text:p>0.335463454471213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496835316268077" calcext:value-type="float">
            <text:p>0.496835316268077</text:p>
          </table:table-cell>
          <table:table-cell table:formula="of:=IF([.B156]=[.B155];;[.B156])" office:value-type="float" office:value="0.496835316268077" calcext:value-type="float">
            <text:p>0.496835316268077</text:p>
          </table:table-cell>
          <table:table-cell office:value-type="float" office:value="1" calcext:value-type="float">
            <text:p>1</text:p>
          </table:table-cell>
          <table:table-cell table:formula="of:=IF([.$D156]=1;[.$C156];)" office:value-type="float" office:value="0.496835316268077" calcext:value-type="float">
            <text:p>0.49683531626807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331230095541401" calcext:value-type="float">
            <text:p>0.331230095541401</text:p>
          </table:table-cell>
          <table:table-cell table:formula="of:=IF([.B157]=[.B156];;[.B157])" office:value-type="float" office:value="0.331230095541401" calcext:value-type="float">
            <text:p>0.33123009554140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D157]=3;[.$C157];)" office:value-type="float" office:value="0.331230095541401" calcext:value-type="float">
            <text:p>0.33123009554140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496874877924919" calcext:value-type="float">
            <text:p>0.496874877924919</text:p>
          </table:table-cell>
          <table:table-cell table:formula="of:=IF([.B158]=[.B157];;[.B158])" office:value-type="float" office:value="0.496874877924919" calcext:value-type="float">
            <text:p>0.496874877924919</text:p>
          </table:table-cell>
          <table:table-cell office:value-type="float" office:value="1" calcext:value-type="float">
            <text:p>1</text:p>
          </table:table-cell>
          <table:table-cell table:formula="of:=IF([.$D158]=1;[.$C158];)" office:value-type="float" office:value="0.496874877924919" calcext:value-type="float">
            <text:p>0.496874877924919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496874877924919" calcext:value-type="float">
            <text:p>0.496874877924919</text:p>
          </table:table-cell>
          <table:table-cell table:formula="of:=IF([.B159]=[.B158];;[.B15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496913462637656" calcext:value-type="float">
            <text:p>0.496913462637656</text:p>
          </table:table-cell>
          <table:table-cell table:formula="of:=IF([.B160]=[.B159];;[.B160])" office:value-type="float" office:value="0.496913462637656" calcext:value-type="float">
            <text:p>0.496913462637656</text:p>
          </table:table-cell>
          <table:table-cell office:value-type="float" office:value="1" calcext:value-type="float">
            <text:p>1</text:p>
          </table:table-cell>
          <table:table-cell table:formula="of:=IF([.$D160]=1;[.$C160];)" office:value-type="float" office:value="0.496913462637656" calcext:value-type="float">
            <text:p>0.496913462637656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335384790183306" calcext:value-type="float">
            <text:p>0.335384790183306</text:p>
          </table:table-cell>
          <table:table-cell table:formula="of:=IF([.B161]=[.B160];;[.B161])" office:value-type="float" office:value="0.335384790183306" calcext:value-type="float">
            <text:p>0.335384790183306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D161]=2;[.$C161];)" office:value-type="float" office:value="0.335384790183306" calcext:value-type="float">
            <text:p>0.335384790183306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49695110615356" calcext:value-type="float">
            <text:p>0.49695110615356</text:p>
          </table:table-cell>
          <table:table-cell table:formula="of:=IF([.B162]=[.B161];;[.B162])" office:value-type="float" office:value="0.49695110615356" calcext:value-type="float">
            <text:p>0.49695110615356</text:p>
          </table:table-cell>
          <table:table-cell office:value-type="float" office:value="1" calcext:value-type="float">
            <text:p>1</text:p>
          </table:table-cell>
          <table:table-cell table:formula="of:=IF([.$D162]=1;[.$C162];)" office:value-type="float" office:value="0.49695110615356" calcext:value-type="float">
            <text:p>0.49695110615356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331306822381551" calcext:value-type="float">
            <text:p>0.331306822381551</text:p>
          </table:table-cell>
          <table:table-cell table:formula="of:=IF([.B163]=[.B162];;[.B163])" office:value-type="float" office:value="0.331306822381551" calcext:value-type="float">
            <text:p>0.3313068223815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D163]=3;[.$C163];)" office:value-type="float" office:value="0.331306822381551" calcext:value-type="float">
            <text:p>0.33130682238155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496987842496825" calcext:value-type="float">
            <text:p>0.496987842496825</text:p>
          </table:table-cell>
          <table:table-cell table:formula="of:=IF([.B164]=[.B163];;[.B164])" office:value-type="float" office:value="0.496987842496825" calcext:value-type="float">
            <text:p>0.496987842496825</text:p>
          </table:table-cell>
          <table:table-cell office:value-type="float" office:value="1" calcext:value-type="float">
            <text:p>1</text:p>
          </table:table-cell>
          <table:table-cell table:formula="of:=IF([.$D164]=1;[.$C164];)" office:value-type="float" office:value="0.496987842496825" calcext:value-type="float">
            <text:p>0.496987842496825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496987842496825" calcext:value-type="float">
            <text:p>0.496987842496825</text:p>
          </table:table-cell>
          <table:table-cell table:formula="of:=IF([.B165]=[.B164];;[.B16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497023704071148" calcext:value-type="float">
            <text:p>0.497023704071148</text:p>
          </table:table-cell>
          <table:table-cell table:formula="of:=IF([.B166]=[.B165];;[.B166])" office:value-type="float" office:value="0.497023704071148" calcext:value-type="float">
            <text:p>0.497023704071148</text:p>
          </table:table-cell>
          <table:table-cell office:value-type="float" office:value="1" calcext:value-type="float">
            <text:p>1</text:p>
          </table:table-cell>
          <table:table-cell table:formula="of:=IF([.$D166]=1;[.$C166];)" office:value-type="float" office:value="0.497023704071148" calcext:value-type="float">
            <text:p>0.497023704071148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335311729482212" calcext:value-type="float">
            <text:p>0.335311729482212</text:p>
          </table:table-cell>
          <table:table-cell table:formula="of:=IF([.B167]=[.B166];;[.B167])" office:value-type="float" office:value="0.335311729482212" calcext:value-type="float">
            <text:p>0.335311729482212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D167]=2;[.$C167];)" office:value-type="float" office:value="0.335311729482212" calcext:value-type="float">
            <text:p>0.335311729482212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497058721755078" calcext:value-type="float">
            <text:p>0.497058721755078</text:p>
          </table:table-cell>
          <table:table-cell table:formula="of:=IF([.B168]=[.B167];;[.B168])" office:value-type="float" office:value="0.497058721755078" calcext:value-type="float">
            <text:p>0.497058721755078</text:p>
          </table:table-cell>
          <table:table-cell office:value-type="float" office:value="1" calcext:value-type="float">
            <text:p>1</text:p>
          </table:table-cell>
          <table:table-cell table:formula="of:=IF([.$D168]=1;[.$C168];)" office:value-type="float" office:value="0.497058721755078" calcext:value-type="float">
            <text:p>0.497058721755078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331378147791386" calcext:value-type="float">
            <text:p>0.331378147791386</text:p>
          </table:table-cell>
          <table:table-cell table:formula="of:=IF([.B169]=[.B168];;[.B169])" office:value-type="float" office:value="0.331378147791386" calcext:value-type="float">
            <text:p>0.33137814779138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D169]=3;[.$C169];)" office:value-type="float" office:value="0.331378147791386" calcext:value-type="float">
            <text:p>0.33137814779138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497092924990704" calcext:value-type="float">
            <text:p>0.497092924990704</text:p>
          </table:table-cell>
          <table:table-cell table:formula="of:=IF([.B170]=[.B169];;[.B170])" office:value-type="float" office:value="0.497092924990704" calcext:value-type="float">
            <text:p>0.497092924990704</text:p>
          </table:table-cell>
          <table:table-cell office:value-type="float" office:value="1" calcext:value-type="float">
            <text:p>1</text:p>
          </table:table-cell>
          <table:table-cell table:formula="of:=IF([.$D170]=1;[.$C170];)" office:value-type="float" office:value="0.497092924990704" calcext:value-type="float">
            <text:p>0.497092924990704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497092924990704" calcext:value-type="float">
            <text:p>0.497092924990704</text:p>
          </table:table-cell>
          <table:table-cell table:formula="of:=IF([.B171]=[.B170];;[.B17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497126341866226" calcext:value-type="float">
            <text:p>0.497126341866226</text:p>
          </table:table-cell>
          <table:table-cell table:formula="of:=IF([.B172]=[.B171];;[.B172])" office:value-type="float" office:value="0.497126341866226" calcext:value-type="float">
            <text:p>0.497126341866226</text:p>
          </table:table-cell>
          <table:table-cell office:value-type="float" office:value="1" calcext:value-type="float">
            <text:p>1</text:p>
          </table:table-cell>
          <table:table-cell table:formula="of:=IF([.$D172]=1;[.$C172];)" office:value-type="float" office:value="0.497126341866226" calcext:value-type="float">
            <text:p>0.497126341866226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335243694167105" calcext:value-type="float">
            <text:p>0.335243694167105</text:p>
          </table:table-cell>
          <table:table-cell table:formula="of:=IF([.B173]=[.B172];;[.B173])" office:value-type="float" office:value="0.335243694167105" calcext:value-type="float">
            <text:p>0.335243694167105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D173]=2;[.$C173];)" office:value-type="float" office:value="0.335243694167105" calcext:value-type="float">
            <text:p>0.335243694167105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97158999192898" calcext:value-type="float">
            <text:p>0.497158999192898</text:p>
          </table:table-cell>
          <table:table-cell table:formula="of:=IF([.B174]=[.B173];;[.B174])" office:value-type="float" office:value="0.497158999192898" calcext:value-type="float">
            <text:p>0.497158999192898</text:p>
          </table:table-cell>
          <table:table-cell office:value-type="float" office:value="1" calcext:value-type="float">
            <text:p>1</text:p>
          </table:table-cell>
          <table:table-cell table:formula="of:=IF([.$D174]=1;[.$C174];)" office:value-type="float" office:value="0.497158999192898" calcext:value-type="float">
            <text:p>0.497158999192898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331444622792937" calcext:value-type="float">
            <text:p>0.331444622792937</text:p>
          </table:table-cell>
          <table:table-cell table:formula="of:=IF([.B175]=[.B174];;[.B175])" office:value-type="float" office:value="0.331444622792937" calcext:value-type="float">
            <text:p>0.33144462279293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D175]=3;[.$C175];)" office:value-type="float" office:value="0.331444622792937" calcext:value-type="float">
            <text:p>0.33144462279293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497190922576776" calcext:value-type="float">
            <text:p>0.497190922576776</text:p>
          </table:table-cell>
          <table:table-cell table:formula="of:=IF([.B176]=[.B175];;[.B176])" office:value-type="float" office:value="0.497190922576776" calcext:value-type="float">
            <text:p>0.497190922576776</text:p>
          </table:table-cell>
          <table:table-cell office:value-type="float" office:value="1" calcext:value-type="float">
            <text:p>1</text:p>
          </table:table-cell>
          <table:table-cell table:formula="of:=IF([.$D176]=1;[.$C176];)" office:value-type="float" office:value="0.497190922576776" calcext:value-type="float">
            <text:p>0.497190922576776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497190922576776" calcext:value-type="float">
            <text:p>0.497190922576776</text:p>
          </table:table-cell>
          <table:table-cell table:formula="of:=IF([.B177]=[.B176];;[.B17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497222136485694" calcext:value-type="float">
            <text:p>0.497222136485694</text:p>
          </table:table-cell>
          <table:table-cell table:formula="of:=IF([.B178]=[.B177];;[.B178])" office:value-type="float" office:value="0.497222136485694" calcext:value-type="float">
            <text:p>0.497222136485694</text:p>
          </table:table-cell>
          <table:table-cell office:value-type="float" office:value="1" calcext:value-type="float">
            <text:p>1</text:p>
          </table:table-cell>
          <table:table-cell table:formula="of:=IF([.$D178]=1;[.$C178];)" office:value-type="float" office:value="0.497222136485694" calcext:value-type="float">
            <text:p>0.497222136485694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335180182945546" calcext:value-type="float">
            <text:p>0.335180182945546</text:p>
          </table:table-cell>
          <table:table-cell table:formula="of:=IF([.B179]=[.B178];;[.B179])" office:value-type="float" office:value="0.335180182945546" calcext:value-type="float">
            <text:p>0.335180182945546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D179]=2;[.$C179];)" office:value-type="float" office:value="0.335180182945546" calcext:value-type="float">
            <text:p>0.335180182945546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497252664311808" calcext:value-type="float">
            <text:p>0.497252664311808</text:p>
          </table:table-cell>
          <table:table-cell table:formula="of:=IF([.B180]=[.B179];;[.B180])" office:value-type="float" office:value="0.497252664311808" calcext:value-type="float">
            <text:p>0.497252664311808</text:p>
          </table:table-cell>
          <table:table-cell office:value-type="float" office:value="1" calcext:value-type="float">
            <text:p>1</text:p>
          </table:table-cell>
          <table:table-cell table:formula="of:=IF([.$D180]=1;[.$C180];)" office:value-type="float" office:value="0.497252664311808" calcext:value-type="float">
            <text:p>0.497252664311808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331506725918809" calcext:value-type="float">
            <text:p>0.331506725918809</text:p>
          </table:table-cell>
          <table:table-cell table:formula="of:=IF([.B181]=[.B180];;[.B181])" office:value-type="float" office:value="0.331506725918809" calcext:value-type="float">
            <text:p>0.3315067259188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D181]=3;[.$C181];)" office:value-type="float" office:value="0.331506725918809" calcext:value-type="float">
            <text:p>0.33150672591880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497282528430069" calcext:value-type="float">
            <text:p>0.497282528430069</text:p>
          </table:table-cell>
          <table:table-cell table:formula="of:=IF([.B182]=[.B181];;[.B182])" office:value-type="float" office:value="0.497282528430069" calcext:value-type="float">
            <text:p>0.497282528430069</text:p>
          </table:table-cell>
          <table:table-cell office:value-type="float" office:value="1" calcext:value-type="float">
            <text:p>1</text:p>
          </table:table-cell>
          <table:table-cell table:formula="of:=IF([.$D182]=1;[.$C182];)" office:value-type="float" office:value="0.497282528430069" calcext:value-type="float">
            <text:p>0.497282528430069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497282528430069" calcext:value-type="float">
            <text:p>0.497282528430069</text:p>
          </table:table-cell>
          <table:table-cell table:formula="of:=IF([.B183]=[.B182];;[.B18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497311750252927" calcext:value-type="float">
            <text:p>0.497311750252927</text:p>
          </table:table-cell>
          <table:table-cell table:formula="of:=IF([.B184]=[.B183];;[.B184])" office:value-type="float" office:value="0.497311750252927" calcext:value-type="float">
            <text:p>0.497311750252927</text:p>
          </table:table-cell>
          <table:table-cell office:value-type="float" office:value="1" calcext:value-type="float">
            <text:p>1</text:p>
          </table:table-cell>
          <table:table-cell table:formula="of:=IF([.$D184]=1;[.$C184];)" office:value-type="float" office:value="0.497311750252927" calcext:value-type="float">
            <text:p>0.497311750252927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335120759056929" calcext:value-type="float">
            <text:p>0.335120759056929</text:p>
          </table:table-cell>
          <table:table-cell table:formula="of:=IF([.B185]=[.B184];;[.B185])" office:value-type="float" office:value="0.335120759056929" calcext:value-type="float">
            <text:p>0.335120759056929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D185]=2;[.$C185];)" office:value-type="float" office:value="0.335120759056929" calcext:value-type="float">
            <text:p>0.335120759056929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497340350281527" calcext:value-type="float">
            <text:p>0.497340350281527</text:p>
          </table:table-cell>
          <table:table-cell table:formula="of:=IF([.B186]=[.B185];;[.B186])" office:value-type="float" office:value="0.497340350281527" calcext:value-type="float">
            <text:p>0.497340350281527</text:p>
          </table:table-cell>
          <table:table-cell office:value-type="float" office:value="1" calcext:value-type="float">
            <text:p>1</text:p>
          </table:table-cell>
          <table:table-cell table:formula="of:=IF([.$D186]=1;[.$C186];)" office:value-type="float" office:value="0.497340350281527" calcext:value-type="float">
            <text:p>0.497340350281527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31564874753729" calcext:value-type="float">
            <text:p>0.331564874753729</text:p>
          </table:table-cell>
          <table:table-cell table:formula="of:=IF([.B187]=[.B186];;[.B187])" office:value-type="float" office:value="0.331564874753729" calcext:value-type="float">
            <text:p>0.3315648747537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D187]=3;[.$C187];)" office:value-type="float" office:value="0.331564874753729" calcext:value-type="float">
            <text:p>0.33156487475372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497368348153688" calcext:value-type="float">
            <text:p>0.497368348153688</text:p>
          </table:table-cell>
          <table:table-cell table:formula="of:=IF([.B188]=[.B187];;[.B188])" office:value-type="float" office:value="0.497368348153688" calcext:value-type="float">
            <text:p>0.497368348153688</text:p>
          </table:table-cell>
          <table:table-cell office:value-type="float" office:value="1" calcext:value-type="float">
            <text:p>1</text:p>
          </table:table-cell>
          <table:table-cell table:formula="of:=IF([.$D188]=1;[.$C188];)" office:value-type="float" office:value="0.497368348153688" calcext:value-type="float">
            <text:p>0.497368348153688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497368348153688" calcext:value-type="float">
            <text:p>0.497368348153688</text:p>
          </table:table-cell>
          <table:table-cell table:formula="of:=IF([.B189]=[.B188];;[.B18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497395762688875" calcext:value-type="float">
            <text:p>0.497395762688875</text:p>
          </table:table-cell>
          <table:table-cell table:formula="of:=IF([.B190]=[.B189];;[.B190])" office:value-type="float" office:value="0.497395762688875" calcext:value-type="float">
            <text:p>0.497395762688875</text:p>
          </table:table-cell>
          <table:table-cell office:value-type="float" office:value="1" calcext:value-type="float">
            <text:p>1</text:p>
          </table:table-cell>
          <table:table-cell table:formula="of:=IF([.$D190]=1;[.$C190];)" office:value-type="float" office:value="0.497395762688875" calcext:value-type="float">
            <text:p>0.497395762688875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335065040211583" calcext:value-type="float">
            <text:p>0.335065040211583</text:p>
          </table:table-cell>
          <table:table-cell table:formula="of:=IF([.B191]=[.B190];;[.B191])" office:value-type="float" office:value="0.335065040211583" calcext:value-type="float">
            <text:p>0.335065040211583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D191]=2;[.$C191];)" office:value-type="float" office:value="0.335065040211583" calcext:value-type="float">
            <text:p>0.335065040211583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497422611930384" calcext:value-type="float">
            <text:p>0.497422611930384</text:p>
          </table:table-cell>
          <table:table-cell table:formula="of:=IF([.B192]=[.B191];;[.B192])" office:value-type="float" office:value="0.497422611930384" calcext:value-type="float">
            <text:p>0.497422611930384</text:p>
          </table:table-cell>
          <table:table-cell office:value-type="float" office:value="1" calcext:value-type="float">
            <text:p>1</text:p>
          </table:table-cell>
          <table:table-cell table:formula="of:=IF([.$D192]=1;[.$C192];)" office:value-type="float" office:value="0.497422611930384" calcext:value-type="float">
            <text:p>0.497422611930384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331619435338902" calcext:value-type="float">
            <text:p>0.331619435338902</text:p>
          </table:table-cell>
          <table:table-cell table:formula="of:=IF([.B193]=[.B192];;[.B193])" office:value-type="float" office:value="0.331619435338902" calcext:value-type="float">
            <text:p>0.33161943533890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D193]=3;[.$C193];)" office:value-type="float" office:value="0.331619435338902" calcext:value-type="float">
            <text:p>0.33161943533890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497448913184954" calcext:value-type="float">
            <text:p>0.497448913184954</text:p>
          </table:table-cell>
          <table:table-cell table:formula="of:=IF([.B194]=[.B193];;[.B194])" office:value-type="float" office:value="0.497448913184954" calcext:value-type="float">
            <text:p>0.497448913184954</text:p>
          </table:table-cell>
          <table:table-cell office:value-type="float" office:value="1" calcext:value-type="float">
            <text:p>1</text:p>
          </table:table-cell>
          <table:table-cell table:formula="of:=IF([.$D194]=1;[.$C194];)" office:value-type="float" office:value="0.497448913184954" calcext:value-type="float">
            <text:p>0.497448913184954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497448913184954" calcext:value-type="float">
            <text:p>0.497448913184954</text:p>
          </table:table-cell>
          <table:table-cell table:formula="of:=IF([.B195]=[.B194];;[.B19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49747468305997" calcext:value-type="float">
            <text:p>0.49747468305997</text:p>
          </table:table-cell>
          <table:table-cell table:formula="of:=IF([.B196]=[.B195];;[.B196])" office:value-type="float" office:value="0.49747468305997" calcext:value-type="float">
            <text:p>0.49747468305997</text:p>
          </table:table-cell>
          <table:table-cell office:value-type="float" office:value="1" calcext:value-type="float">
            <text:p>1</text:p>
          </table:table-cell>
          <table:table-cell table:formula="of:=IF([.$D196]=1;[.$C196];)" office:value-type="float" office:value="0.49747468305997" calcext:value-type="float">
            <text:p>0.49747468305997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3501269035533" calcext:value-type="float">
            <text:p>0.33501269035533</text:p>
          </table:table-cell>
          <table:table-cell table:formula="of:=IF([.B197]=[.B196];;[.B197])" office:value-type="float" office:value="0.33501269035533" calcext:value-type="float">
            <text:p>0.33501269035533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D197]=2;[.$C197];)" office:value-type="float" office:value="0.33501269035533" calcext:value-type="float">
            <text:p>0.33501269035533</text:p>
          </table:table-cell>
          <table:table-cell/>
        </table:table-row>
      </table:table>
      <table:table table:name="deltas" table:style-name="ta1">
        <office:forms form:automatic-focus="false" form:apply-design-mode="false"/>
        <table:shapes>
          <draw:frame draw:z-index="0" draw:style-name="gr1" draw:text-style-name="P1" svg:width="12.0669in" svg:height="6.7874in" svg:x="4.8087in" svg:y="0.5728in">
            <draw:object draw:notify-on-update-of-ranges="deltas.A1:deltas.A1 deltas.A2:deltas.A197 deltas.C1:deltas.C1 deltas.C2:deltas.C19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9" table:default-cell-style-name="Default"/>
        <table:table-column table:style-name="co7" table:number-columns-repeated="16381" table:default-cell-style-name="Default"/>
        <table:table-row table:style-name="ro1">
          <table:table-cell table:style-name="ce1" office:value-type="string" calcext:value-type="string">
            <text:p>max_denom</text:p>
          </table:table-cell>
          <table:table-cell table:style-name="ce1" office:value-type="string" calcext:value-type="string">
            <text:p>mp_delta</text:p>
          </table:table-cell>
          <table:table-cell table:style-name="ce1" office:value-type="string" calcext:value-type="string">
            <text:p>change</text:p>
          </table:table-cell>
          <table:table-cell table:style-name="ce1"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33333333333333" calcext:value-type="float">
            <text:p>0.0333333333333333</text:p>
          </table:table-cell>
          <table:table-cell table:formula="of:=ABS([.B3]-[.B2])" office:value-type="float" office:value="0.0166666666666667" calcext:value-type="float">
            <text:p>0.0166666666666667</text:p>
          </table:table-cell>
          <table:table-cell table:number-columns-repeated="1638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47619047619047" calcext:value-type="float">
            <text:p>0.0047619047619047</text:p>
          </table:table-cell>
          <table:table-cell table:formula="of:=ABS([.B4]-[.B3])" office:value-type="float" office:value="0.0285714285714286" calcext:value-type="float">
            <text:p>0.0285714285714286</text:p>
          </table:table-cell>
          <table:table-cell table:number-columns-repeated="1638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71428571428571" calcext:value-type="float">
            <text:p>0.0071428571428571</text:p>
          </table:table-cell>
          <table:table-cell table:formula="of:=ABS([.B5]-[.B4])" office:value-type="float" office:value="0.0023809523809524" calcext:value-type="float">
            <text:p>0.0023809523809524</text:p>
          </table:table-cell>
          <table:table-cell table:number-columns-repeated="1638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1984126984127" calcext:value-type="float">
            <text:p>0.001984126984127</text:p>
          </table:table-cell>
          <table:table-cell table:formula="of:=ABS([.B6]-[.B5])" office:value-type="float" office:value="0.0051587301587301" calcext:value-type="float">
            <text:p>0.0051587301587301</text:p>
          </table:table-cell>
          <table:table-cell table:number-columns-repeated="1638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31746031746032" calcext:value-type="float">
            <text:p>0.0031746031746032</text:p>
          </table:table-cell>
          <table:table-cell table:formula="of:=ABS([.B7]-[.B6])" office:value-type="float" office:value="0.0011904761904762" calcext:value-type="float">
            <text:p>0.0011904761904762</text:p>
          </table:table-cell>
          <table:table-cell table:number-columns-repeated="1638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101010101010101" calcext:value-type="float">
            <text:p>0.00101010101010101</text:p>
          </table:table-cell>
          <table:table-cell table:formula="of:=ABS([.B8]-[.B7])" office:value-type="float" office:value="0.00216450216450219" calcext:value-type="float">
            <text:p>0.00216450216450219</text:p>
          </table:table-cell>
          <table:table-cell table:number-columns-repeated="1638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252525252525252" calcext:value-type="float">
            <text:p>0.00252525252525252</text:p>
          </table:table-cell>
          <table:table-cell table:formula="of:=ABS([.B9]-[.B8])" office:value-type="float" office:value="0.00151515151515151" calcext:value-type="float">
            <text:p>0.00151515151515151</text:p>
          </table:table-cell>
          <table:table-cell table:number-columns-repeated="1638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582750582750631" calcext:value-type="float">
            <text:p>0.000582750582750631</text:p>
          </table:table-cell>
          <table:table-cell table:formula="of:=ABS([.B10]-[.B9])" office:value-type="float" office:value="0.00194250194250189" calcext:value-type="float">
            <text:p>0.00194250194250189</text:p>
          </table:table-cell>
          <table:table-cell table:number-columns-repeated="1638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999000999001" calcext:value-type="float">
            <text:p>0.000999000999001</text:p>
          </table:table-cell>
          <table:table-cell table:formula="of:=ABS([.B11]-[.B10])" office:value-type="float" office:value="0.000416250416250369" calcext:value-type="float">
            <text:p>0.000416250416250369</text:p>
          </table:table-cell>
          <table:table-cell table:number-columns-repeated="1638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36630036630035" calcext:value-type="float">
            <text:p>0.00036630036630035</text:p>
          </table:table-cell>
          <table:table-cell table:formula="of:=ABS([.B12]-[.B11])" office:value-type="float" office:value="0.00063270063270065" calcext:value-type="float">
            <text:p>0.00063270063270065</text:p>
          </table:table-cell>
          <table:table-cell table:number-columns-repeated="1638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64102564102562" calcext:value-type="float">
            <text:p>0.00064102564102562</text:p>
          </table:table-cell>
          <table:table-cell table:formula="of:=ABS([.B13]-[.B12])" office:value-type="float" office:value="0.000274725274725269" calcext:value-type="float">
            <text:p>0.000274725274725269</text:p>
          </table:table-cell>
          <table:table-cell table:number-columns-repeated="1638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24509803921567" calcext:value-type="float">
            <text:p>0.00024509803921567</text:p>
          </table:table-cell>
          <table:table-cell table:formula="of:=ABS([.B14]-[.B13])" office:value-type="float" office:value="0.00039592760180995" calcext:value-type="float">
            <text:p>0.00039592760180995</text:p>
          </table:table-cell>
          <table:table-cell table:number-columns-repeated="1638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65359477124182" calcext:value-type="float">
            <text:p>0.00065359477124182</text:p>
          </table:table-cell>
          <table:table-cell table:formula="of:=ABS([.B15]-[.B14])" office:value-type="float" office:value="0.00040849673202615" calcext:value-type="float">
            <text:p>0.00040849673202615</text:p>
          </table:table-cell>
          <table:table-cell table:number-columns-repeated="1638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17199862401099" calcext:value-type="float">
            <text:p>0.00017199862401099</text:p>
          </table:table-cell>
          <table:table-cell table:formula="of:=ABS([.B16]-[.B15])" office:value-type="float" office:value="0.00048159614723083" calcext:value-type="float">
            <text:p>0.00048159614723083</text:p>
          </table:table-cell>
          <table:table-cell table:number-columns-repeated="1638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30959752321986" calcext:value-type="float">
            <text:p>0.00030959752321986</text:p>
          </table:table-cell>
          <table:table-cell table:formula="of:=ABS([.B17]-[.B16])" office:value-type="float" office:value="0.00013759889920887" calcext:value-type="float">
            <text:p>0.00013759889920887</text:p>
          </table:table-cell>
          <table:table-cell table:number-columns-repeated="1638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12531328320801" calcext:value-type="float">
            <text:p>0.00012531328320801</text:p>
          </table:table-cell>
          <table:table-cell table:formula="of:=ABS([.B18]-[.B17])" office:value-type="float" office:value="0.00018428424001185" calcext:value-type="float">
            <text:p>0.00018428424001185</text:p>
          </table:table-cell>
          <table:table-cell table:number-columns-repeated="1638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22784233310551" calcext:value-type="float">
            <text:p>0.00022784233310551</text:p>
          </table:table-cell>
          <table:table-cell table:formula="of:=ABS([.B19]-[.B18])" office:value-type="float" office:value="0.0001025290498975" calcext:value-type="float">
            <text:p>0.0001025290498975</text:p>
          </table:table-cell>
          <table:table-cell table:number-columns-repeated="1638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94108789761" calcext:value-type="float">
            <text:p>0.000094108789761</text:p>
          </table:table-cell>
          <table:table-cell table:formula="of:=ABS([.B20]-[.B19])" office:value-type="float" office:value="0.00013373354334451" calcext:value-type="float">
            <text:p>0.00013373354334451</text:p>
          </table:table-cell>
          <table:table-cell table:number-columns-repeated="1638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25879917184269" calcext:value-type="float">
            <text:p>0.00025879917184269</text:p>
          </table:table-cell>
          <table:table-cell table:formula="of:=ABS([.B21]-[.B20])" office:value-type="float" office:value="0.00016469038208169" calcext:value-type="float">
            <text:p>0.00016469038208169</text:p>
          </table:table-cell>
          <table:table-cell table:number-columns-repeated="1638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724637681159199" calcext:value-type="float">
            <text:p>7.24637681159199E-05</text:p>
          </table:table-cell>
          <table:table-cell table:formula="of:=ABS([.B22]-[.B21])" office:value-type="float" office:value="0.00018633540372677" calcext:value-type="float">
            <text:p>0.00018633540372677</text:p>
          </table:table-cell>
          <table:table-cell table:number-columns-repeated="1638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13377926421404" calcext:value-type="float">
            <text:p>0.00013377926421404</text:p>
          </table:table-cell>
          <table:table-cell table:formula="of:=ABS([.B23]-[.B22])" office:value-type="float" office:value="0.0000613154960981202" calcext:value-type="float">
            <text:p>6.13154960981202E-05</text:p>
          </table:table-cell>
          <table:table-cell table:number-columns-repeated="1638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0569800569800399" calcext:value-type="float">
            <text:p>5.69800569800399E-05</text:p>
          </table:table-cell>
          <table:table-cell table:formula="of:=ABS([.B24]-[.B23])" office:value-type="float" office:value="0.0000767992072340002" calcext:value-type="float">
            <text:p>0.0000767992072340002</text:p>
          </table:table-cell>
          <table:table-cell table:number-columns-repeated="1638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10582010582013" calcext:value-type="float">
            <text:p>0.00010582010582013</text:p>
          </table:table-cell>
          <table:table-cell table:formula="of:=ABS([.B25]-[.B24])" office:value-type="float" office:value="0.00004884004884009" calcext:value-type="float">
            <text:p>4.884004884009E-05</text:p>
          </table:table-cell>
          <table:table-cell table:number-columns-repeated="1638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04561211457768" calcext:value-type="float">
            <text:p>4.561211457768E-05</text:p>
          </table:table-cell>
          <table:table-cell table:formula="of:=ABS([.B26]-[.B25])" office:value-type="float" office:value="0.0000602079912424499" calcext:value-type="float">
            <text:p>6.02079912424499E-05</text:p>
          </table:table-cell>
          <table:table-cell table:number-columns-repeated="1638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12771392081742" calcext:value-type="float">
            <text:p>0.00012771392081742</text:p>
          </table:table-cell>
          <table:table-cell table:formula="of:=ABS([.B27]-[.B26])" office:value-type="float" office:value="0.0000821018062397399" calcext:value-type="float">
            <text:p>8.21018062397399E-05</text:p>
          </table:table-cell>
          <table:table-cell table:number-columns-repeated="1638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037078235076" calcext:value-type="float">
            <text:p>0.000037078235076</text:p>
          </table:table-cell>
          <table:table-cell table:formula="of:=ABS([.B28]-[.B27])" office:value-type="float" office:value="0.00009063568574142" calcext:value-type="float">
            <text:p>9.063568574142E-05</text:p>
          </table:table-cell>
          <table:table-cell table:number-columns-repeated="1638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695216907675399" calcext:value-type="float">
            <text:p>6.95216907675399E-05</text:p>
          </table:table-cell>
          <table:table-cell table:formula="of:=ABS([.B29]-[.B28])" office:value-type="float" office:value="0.0000324434556915399" calcext:value-type="float">
            <text:p>3.24434556915399E-05</text:p>
          </table:table-cell>
          <table:table-cell table:number-columns-repeated="1638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305474095796679" calcext:value-type="float">
            <text:p>3.05474095796679E-05</text:p>
          </table:table-cell>
          <table:table-cell table:formula="of:=ABS([.B30]-[.B29])" office:value-type="float" office:value="0.0000389742811878719" calcext:value-type="float">
            <text:p>3.89742811878719E-05</text:p>
          </table:table-cell>
          <table:table-cell table:number-columns-repeated="1638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057501006267634" calcext:value-type="float">
            <text:p>5.7501006267634E-05</text:p>
          </table:table-cell>
          <table:table-cell table:formula="of:=ABS([.B31]-[.B30])" office:value-type="float" office:value="0.0000269535966879661" calcext:value-type="float">
            <text:p>2.69535966879661E-05</text:p>
          </table:table-cell>
          <table:table-cell table:number-columns-repeated="1638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025464731347066" calcext:value-type="float">
            <text:p>2.5464731347066E-05</text:p>
          </table:table-cell>
          <table:table-cell table:formula="of:=ABS([.B32]-[.B31])" office:value-type="float" office:value="0.000032036274920568" calcext:value-type="float">
            <text:p>3.2036274920568E-05</text:p>
          </table:table-cell>
          <table:table-cell table:number-columns-repeated="1638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72150072150054" calcext:value-type="float">
            <text:p>7.2150072150054E-05</text:p>
          </table:table-cell>
          <table:table-cell table:formula="of:=ABS([.B33]-[.B32])" office:value-type="float" office:value="0.000046685340802988" calcext:value-type="float">
            <text:p>4.6685340802988E-05</text:p>
          </table:table-cell>
          <table:table-cell table:number-columns-repeated="1638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0214500214500559" calcext:value-type="float">
            <text:p>2.14500214500559E-05</text:p>
          </table:table-cell>
          <table:table-cell table:formula="of:=ABS([.B34]-[.B33])" office:value-type="float" office:value="0.0000507000506999981" calcext:value-type="float">
            <text:p>5.07000506999981E-05</text:p>
          </table:table-cell>
          <table:table-cell table:number-columns-repeated="1638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040642145905295" calcext:value-type="float">
            <text:p>4.0642145905295E-05</text:p>
          </table:table-cell>
          <table:table-cell table:formula="of:=ABS([.B35]-[.B34])" office:value-type="float" office:value="0.0000191921244552391" calcext:value-type="float">
            <text:p>1.91921244552391E-05</text:p>
          </table:table-cell>
          <table:table-cell table:number-columns-repeated="1638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018236860342087" calcext:value-type="float">
            <text:p>1.8236860342087E-05</text:p>
          </table:table-cell>
          <table:table-cell table:formula="of:=ABS([.B36]-[.B35])" office:value-type="float" office:value="0.000022405285563208" calcext:value-type="float">
            <text:p>2.2405285563208E-05</text:p>
          </table:table-cell>
          <table:table-cell table:number-columns-repeated="1638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3465003465003" calcext:value-type="float">
            <text:p>3.465003465003E-05</text:p>
          </table:table-cell>
          <table:table-cell table:formula="of:=ABS([.B37]-[.B36])" office:value-type="float" office:value="0.000016413174307943" calcext:value-type="float">
            <text:p>1.6413174307943E-05</text:p>
          </table:table-cell>
          <table:table-cell table:number-columns-repeated="1638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015634771732331" calcext:value-type="float">
            <text:p>1.5634771732331E-05</text:p>
          </table:table-cell>
          <table:table-cell table:formula="of:=ABS([.B38]-[.B37])" office:value-type="float" office:value="0.0000190152629176991" calcext:value-type="float">
            <text:p>1.90152629176991E-05</text:p>
          </table:table-cell>
          <table:table-cell table:number-columns-repeated="1638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04467077637809" calcext:value-type="float">
            <text:p>4.467077637809E-05</text:p>
          </table:table-cell>
          <table:table-cell table:formula="of:=ABS([.B39]-[.B38])" office:value-type="float" office:value="0.000029036004645759" calcext:value-type="float">
            <text:p>2.9036004645759E-05</text:p>
          </table:table-cell>
          <table:table-cell table:number-columns-repeated="1638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01350511843988" calcext:value-type="float">
            <text:p>1.350511843988E-05</text:p>
          </table:table-cell>
          <table:table-cell table:formula="of:=ABS([.B40]-[.B39])" office:value-type="float" office:value="0.00003116565793821" calcext:value-type="float">
            <text:p>3.116565793821E-05</text:p>
          </table:table-cell>
          <table:table-cell table:number-columns-repeated="1638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025782498839839" calcext:value-type="float">
            <text:p>2.5782498839839E-05</text:p>
          </table:table-cell>
          <table:table-cell table:formula="of:=ABS([.B41]-[.B40])" office:value-type="float" office:value="0.000012277380399959" calcext:value-type="float">
            <text:p>1.2277380399959E-05</text:p>
          </table:table-cell>
          <table:table-cell table:number-columns-repeated="1638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117453605825749" calcext:value-type="float">
            <text:p>1.17453605825749E-05</text:p>
          </table:table-cell>
          <table:table-cell table:formula="of:=ABS([.B42]-[.B41])" office:value-type="float" office:value="0.0000140371382572641" calcext:value-type="float">
            <text:p>1.40371382572641E-05</text:p>
          </table:table-cell>
          <table:table-cell table:number-columns-repeated="1638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224693854622881" calcext:value-type="float">
            <text:p>2.24693854622881E-05</text:p>
          </table:table-cell>
          <table:table-cell table:formula="of:=ABS([.B43]-[.B42])" office:value-type="float" office:value="0.0000107240248797131" calcext:value-type="float">
            <text:p>1.07240248797131E-05</text:p>
          </table:table-cell>
          <table:table-cell table:number-columns-repeated="1638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10278548668928" calcext:value-type="float">
            <text:p>1.0278548668928E-05</text:p>
          </table:table-cell>
          <table:table-cell table:formula="of:=ABS([.B44]-[.B43])" office:value-type="float" office:value="0.0000121908367933601" calcext:value-type="float">
            <text:p>1.21908367933601E-05</text:p>
          </table:table-cell>
          <table:table-cell table:number-columns-repeated="1638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29550827423168" calcext:value-type="float">
            <text:p>2.9550827423168E-05</text:p>
          </table:table-cell>
          <table:table-cell table:formula="of:=ABS([.B45]-[.B44])" office:value-type="float" office:value="0.00001927227875424" calcext:value-type="float">
            <text:p>1.927227875424E-05</text:p>
          </table:table-cell>
          <table:table-cell table:number-columns-repeated="1638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0904617166015703" calcext:value-type="float">
            <text:p>9.04617166015703E-06</text:p>
          </table:table-cell>
          <table:table-cell table:formula="of:=ABS([.B46]-[.B45])" office:value-type="float" office:value="0.000020504655763011" calcext:value-type="float">
            <text:p>2.0504655763011E-05</text:p>
          </table:table-cell>
          <table:table-cell table:number-columns-repeated="1638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17368649587464" calcext:value-type="float">
            <text:p>1.7368649587464E-05</text:p>
          </table:table-cell>
          <table:table-cell table:formula="of:=ABS([.B47]-[.B46])" office:value-type="float" office:value="0.00000832247792730695" calcext:value-type="float">
            <text:p>8.32247792730695E-06</text:p>
          </table:table-cell>
          <table:table-cell table:number-columns-repeated="1638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08003201280502" calcext:value-type="float">
            <text:p>8.003201280502E-06</text:p>
          </table:table-cell>
          <table:table-cell table:formula="of:=ABS([.B48]-[.B47])" office:value-type="float" office:value="0.00000936544830696198" calcext:value-type="float">
            <text:p>9.36544830696198E-06</text:p>
          </table:table-cell>
          <table:table-cell table:number-columns-repeated="1638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15390771693324" calcext:value-type="float">
            <text:p>1.5390771693324E-05</text:p>
          </table:table-cell>
          <table:table-cell table:formula="of:=ABS([.B49]-[.B48])" office:value-type="float" office:value="0.00000738757041282199" calcext:value-type="float">
            <text:p>7.38757041282199E-06</text:p>
          </table:table-cell>
          <table:table-cell table:number-columns-repeated="1638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007114602009184" calcext:value-type="float">
            <text:p>7.114602009184E-06</text:p>
          </table:table-cell>
          <table:table-cell table:formula="of:=ABS([.B50]-[.B49])" office:value-type="float" office:value="0.00000827616968413999" calcext:value-type="float">
            <text:p>8.27616968413999E-06</text:p>
          </table:table-cell>
          <table:table-cell table:number-columns-repeated="1638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020553294693161" calcext:value-type="float">
            <text:p>2.0553294693161E-05</text:p>
          </table:table-cell>
          <table:table-cell table:formula="of:=ABS([.B51]-[.B50])" office:value-type="float" office:value="0.000013438692683977" calcext:value-type="float">
            <text:p>1.3438692683977E-05</text:p>
          </table:table-cell>
          <table:table-cell table:number-columns-repeated="1638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00635283654151" calcext:value-type="float">
            <text:p>6.35283654151E-06</text:p>
          </table:table-cell>
          <table:table-cell table:formula="of:=ABS([.B52]-[.B51])" office:value-type="float" office:value="0.000014200458151651" calcext:value-type="float">
            <text:p>1.4200458151651E-05</text:p>
          </table:table-cell>
          <table:table-cell table:number-columns-repeated="1638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012251899044316" calcext:value-type="float">
            <text:p>1.2251899044316E-05</text:p>
          </table:table-cell>
          <table:table-cell table:formula="of:=ABS([.B53]-[.B52])" office:value-type="float" office:value="0.00000589906250280601" calcext:value-type="float">
            <text:p>5.89906250280601E-06</text:p>
          </table:table-cell>
          <table:table-cell table:number-columns-repeated="1638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005696058327613" calcext:value-type="float">
            <text:p>5.696058327613E-06</text:p>
          </table:table-cell>
          <table:table-cell table:formula="of:=ABS([.B54]-[.B53])" office:value-type="float" office:value="0.00000655584071670301" calcext:value-type="float">
            <text:p>6.55584071670301E-06</text:p>
          </table:table-cell>
          <table:table-cell table:number-columns-repeated="1638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010999285046463" calcext:value-type="float">
            <text:p>1.0999285046463E-05</text:p>
          </table:table-cell>
          <table:table-cell table:formula="of:=ABS([.B55]-[.B54])" office:value-type="float" office:value="0.00000530322671884998" calcext:value-type="float">
            <text:p>5.30322671884998E-06</text:p>
          </table:table-cell>
          <table:table-cell table:number-columns-repeated="1638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00512678540306701" calcext:value-type="float">
            <text:p>5.12678540306701E-06</text:p>
          </table:table-cell>
          <table:table-cell table:formula="of:=ABS([.B56]-[.B55])" office:value-type="float" office:value="0.00000587249964339597" calcext:value-type="float">
            <text:p>5.87249964339597E-06</text:p>
          </table:table-cell>
          <table:table-cell table:number-columns-repeated="1638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014867677668798" calcext:value-type="float">
            <text:p>1.4867677668798E-05</text:p>
          </table:table-cell>
          <table:table-cell table:formula="of:=ABS([.B57]-[.B56])" office:value-type="float" office:value="0.00000974089226573097" calcext:value-type="float">
            <text:p>9.74089226573097E-06</text:p>
          </table:table-cell>
          <table:table-cell table:number-columns-repeated="1638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00463091599515298" calcext:value-type="float">
            <text:p>4.63091599515298E-06</text:p>
          </table:table-cell>
          <table:table-cell table:formula="of:=ABS([.B58]-[.B57])" office:value-type="float" office:value="0.000010236761673645" calcext:value-type="float">
            <text:p>1.0236761673645E-05</text:p>
          </table:table-cell>
          <table:table-cell table:number-columns-repeated="1638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000896306321649201" calcext:value-type="float">
            <text:p>8.96306321649201E-06</text:p>
          </table:table-cell>
          <table:table-cell table:formula="of:=ABS([.B59]-[.B58])" office:value-type="float" office:value="0.00000433214722133903" calcext:value-type="float">
            <text:p>4.33214722133903E-06</text:p>
          </table:table-cell>
          <table:table-cell table:number-columns-repeated="1638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00419698991881103" calcext:value-type="float">
            <text:p>4.19698991881103E-06</text:p>
          </table:table-cell>
          <table:table-cell table:formula="of:=ABS([.B60]-[.B59])" office:value-type="float" office:value="0.00000476607329768098" calcext:value-type="float">
            <text:p>4.76607329768098E-06</text:p>
          </table:table-cell>
          <table:table-cell table:number-columns-repeated="1638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813166796775899" calcext:value-type="float">
            <text:p>8.13166796775899E-06</text:p>
          </table:table-cell>
          <table:table-cell table:formula="of:=ABS([.B61]-[.B60])" office:value-type="float" office:value="0.00000393467804894797" calcext:value-type="float">
            <text:p>3.93467804894797E-06</text:p>
          </table:table-cell>
          <table:table-cell table:number-columns-repeated="1638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00381562881568402" calcext:value-type="float">
            <text:p>3.81562881568402E-06</text:p>
          </table:table-cell>
          <table:table-cell table:formula="of:=ABS([.B62]-[.B61])" office:value-type="float" office:value="0.00000431603915207498" calcext:value-type="float">
            <text:p>4.31603915207498E-06</text:p>
          </table:table-cell>
          <table:table-cell table:number-columns-repeated="1638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0011100011100065" calcext:value-type="float">
            <text:p>1.1100011100065E-05</text:p>
          </table:table-cell>
          <table:table-cell table:formula="of:=ABS([.B63]-[.B62])" office:value-type="float" office:value="0.000007284382284381" calcext:value-type="float">
            <text:p>7.284382284381E-06</text:p>
          </table:table-cell>
          <table:table-cell table:number-columns-repeated="1638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00347910795667" calcext:value-type="float">
            <text:p>3.47910795667E-06</text:p>
          </table:table-cell>
          <table:table-cell table:formula="of:=ABS([.B64]-[.B63])" office:value-type="float" office:value="0.00000762090314339502" calcext:value-type="float">
            <text:p>7.62090314339502E-06</text:p>
          </table:table-cell>
          <table:table-cell table:number-columns-repeated="1638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000675356250421998" calcext:value-type="float">
            <text:p>6.75356250421998E-06</text:p>
          </table:table-cell>
          <table:table-cell table:formula="of:=ABS([.B65]-[.B64])" office:value-type="float" office:value="0.00000327445454754999" calcext:value-type="float">
            <text:p>3.27445454754999E-06</text:p>
          </table:table-cell>
          <table:table-cell table:number-columns-repeated="1638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003181025817251" calcext:value-type="float">
            <text:p>3.181025817251E-06</text:p>
          </table:table-cell>
          <table:table-cell table:formula="of:=ABS([.B66]-[.B65])" office:value-type="float" office:value="0.00000357253668696898" calcext:value-type="float">
            <text:p>3.57253668696898E-06</text:p>
          </table:table-cell>
          <table:table-cell table:number-columns-repeated="1638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0618027873056399" calcext:value-type="float">
            <text:p>6.18027873056399E-06</text:p>
          </table:table-cell>
          <table:table-cell table:formula="of:=ABS([.B67]-[.B66])" office:value-type="float" office:value="0.00000299925291331299" calcext:value-type="float">
            <text:p>2.99925291331299E-06</text:p>
          </table:table-cell>
          <table:table-cell table:number-columns-repeated="1638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00291604700666402" calcext:value-type="float">
            <text:p>2.91604700666402E-06</text:p>
          </table:table-cell>
          <table:table-cell table:formula="of:=ABS([.B68]-[.B67])" office:value-type="float" office:value="0.00000326423172389997" calcext:value-type="float">
            <text:p>3.26423172389997E-06</text:p>
          </table:table-cell>
          <table:table-cell table:number-columns-repeated="1638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00850513710279501" calcext:value-type="float">
            <text:p>8.50513710279501E-06</text:p>
          </table:table-cell>
          <table:table-cell table:formula="of:=ABS([.B69]-[.B68])" office:value-type="float" office:value="0.00000558909009613099" calcext:value-type="float">
            <text:p>5.58909009613099E-06</text:p>
          </table:table-cell>
          <table:table-cell table:number-columns-repeated="1638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00267970073098502" calcext:value-type="float">
            <text:p>2.67970073098502E-06</text:p>
          </table:table-cell>
          <table:table-cell table:formula="of:=ABS([.B70]-[.B69])" office:value-type="float" office:value="0.00000582543637180999" calcext:value-type="float">
            <text:p>5.82543637180999E-06</text:p>
          </table:table-cell>
          <table:table-cell table:number-columns-repeated="1638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0521455277388601" calcext:value-type="float">
            <text:p>5.21455277388601E-06</text:p>
          </table:table-cell>
          <table:table-cell table:formula="of:=ABS([.B71]-[.B70])" office:value-type="float" office:value="0.000002534852042901" calcext:value-type="float">
            <text:p>2.534852042901E-06</text:p>
          </table:table-cell>
          <table:table-cell table:number-columns-repeated="1638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00246822164634401" calcext:value-type="float">
            <text:p>2.46822164634401E-06</text:p>
          </table:table-cell>
          <table:table-cell table:formula="of:=ABS([.B72]-[.B71])" office:value-type="float" office:value="0.000002746331127542" calcext:value-type="float">
            <text:p>2.746331127542E-06</text:p>
          </table:table-cell>
          <table:table-cell table:number-columns-repeated="1638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00480653689020999" calcext:value-type="float">
            <text:p>4.80653689020999E-06</text:p>
          </table:table-cell>
          <table:table-cell table:formula="of:=ABS([.B73]-[.B72])" office:value-type="float" office:value="0.00000233831524386598" calcext:value-type="float">
            <text:p>2.33831524386598E-06</text:p>
          </table:table-cell>
          <table:table-cell table:number-columns-repeated="1638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00227842333104102" calcext:value-type="float">
            <text:p>2.27842333104102E-06</text:p>
          </table:table-cell>
          <table:table-cell table:formula="of:=ABS([.B74]-[.B73])" office:value-type="float" office:value="0.00000252811355916897" calcext:value-type="float">
            <text:p>2.52811355916897E-06</text:p>
          </table:table-cell>
          <table:table-cell table:number-columns-repeated="1638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00666000665999002" calcext:value-type="float">
            <text:p>6.66000665999002E-06</text:p>
          </table:table-cell>
          <table:table-cell table:formula="of:=ABS([.B75]-[.B74])" office:value-type="float" office:value="0.000004381583328949" calcext:value-type="float">
            <text:p>4.381583328949E-06</text:p>
          </table:table-cell>
          <table:table-cell table:number-columns-repeated="1638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00210759704433099" calcext:value-type="float">
            <text:p>2.10759704433099E-06</text:p>
          </table:table-cell>
          <table:table-cell table:formula="of:=ABS([.B76]-[.B75])" office:value-type="float" office:value="0.00000455240961565903" calcext:value-type="float">
            <text:p>4.55240961565903E-06</text:p>
          </table:table-cell>
          <table:table-cell table:number-columns-repeated="1638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04109814236377" calcext:value-type="float">
            <text:p>4.109814236377E-06</text:p>
          </table:table-cell>
          <table:table-cell table:formula="of:=ABS([.B77]-[.B76])" office:value-type="float" office:value="0.000002002217192046" calcext:value-type="float">
            <text:p>2.002217192046E-06</text:p>
          </table:table-cell>
          <table:table-cell table:number-columns-repeated="1638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00195343022342201" calcext:value-type="float">
            <text:p>1.95343022342201E-06</text:p>
          </table:table-cell>
          <table:table-cell table:formula="of:=ABS([.B78]-[.B77])" office:value-type="float" office:value="0.00000215638401295499" calcext:value-type="float">
            <text:p>2.15638401295499E-06</text:p>
          </table:table-cell>
          <table:table-cell table:number-columns-repeated="1638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003811571167789" calcext:value-type="float">
            <text:p>3.811571167789E-06</text:p>
          </table:table-cell>
          <table:table-cell table:formula="of:=ABS([.B79]-[.B78])" office:value-type="float" office:value="0.000001858140944367" calcext:value-type="float">
            <text:p>1.858140944367E-06</text:p>
          </table:table-cell>
          <table:table-cell table:number-columns-repeated="1638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00181394049550402" calcext:value-type="float">
            <text:p>1.81394049550402E-06</text:p>
          </table:table-cell>
          <table:table-cell table:formula="of:=ABS([.B80]-[.B79])" office:value-type="float" office:value="0.00000199763067228499" calcext:value-type="float">
            <text:p>1.99763067228499E-06</text:p>
          </table:table-cell>
          <table:table-cell table:number-columns-repeated="1638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005312254308245" calcext:value-type="float">
            <text:p>5.312254308245E-06</text:p>
          </table:table-cell>
          <table:table-cell table:formula="of:=ABS([.B81]-[.B80])" office:value-type="float" office:value="0.00000349831381274098" calcext:value-type="float">
            <text:p>3.49831381274098E-06</text:p>
          </table:table-cell>
          <table:table-cell table:number-columns-repeated="1638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00168742195677499" calcext:value-type="float">
            <text:p>1.68742195677499E-06</text:p>
          </table:table-cell>
          <table:table-cell table:formula="of:=ABS([.B82]-[.B81])" office:value-type="float" office:value="0.00000362483235147001" calcext:value-type="float">
            <text:p>3.62483235147001E-06</text:p>
          </table:table-cell>
          <table:table-cell table:number-columns-repeated="1638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00329635917128301" calcext:value-type="float">
            <text:p>3.29635917128301E-06</text:p>
          </table:table-cell>
          <table:table-cell table:formula="of:=ABS([.B83]-[.B82])" office:value-type="float" office:value="0.00000160893721450802" calcext:value-type="float">
            <text:p>1.60893721450802E-06</text:p>
          </table:table-cell>
          <table:table-cell table:number-columns-repeated="1638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00157240121387999" calcext:value-type="float">
            <text:p>1.57240121387999E-06</text:p>
          </table:table-cell>
          <table:table-cell table:formula="of:=ABS([.B84]-[.B83])" office:value-type="float" office:value="0.00000172395795740302" calcext:value-type="float">
            <text:p>1.72395795740302E-06</text:p>
          </table:table-cell>
          <table:table-cell table:number-columns-repeated="1638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00307332964532799" calcext:value-type="float">
            <text:p>3.07332964532799E-06</text:p>
          </table:table-cell>
          <table:table-cell table:formula="of:=ABS([.B85]-[.B84])" office:value-type="float" office:value="0.000001500928431448" calcext:value-type="float">
            <text:p>1.500928431448E-06</text:p>
          </table:table-cell>
          <table:table-cell table:number-columns-repeated="1638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00146760123511199" calcext:value-type="float">
            <text:p>1.46760123511199E-06</text:p>
          </table:table-cell>
          <table:table-cell table:formula="of:=ABS([.B86]-[.B85])" office:value-type="float" office:value="0.000001605728410216" calcext:value-type="float">
            <text:p>1.605728410216E-06</text:p>
          </table:table-cell>
          <table:table-cell table:number-columns-repeated="1638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04304963623038" calcext:value-type="float">
            <text:p>4.304963623038E-06</text:p>
          </table:table-cell>
          <table:table-cell table:formula="of:=ABS([.B87]-[.B86])" office:value-type="float" office:value="0.00000283736238792601" calcext:value-type="float">
            <text:p>2.83736238792601E-06</text:p>
          </table:table-cell>
          <table:table-cell table:number-columns-repeated="1638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00137191148430401" calcext:value-type="float">
            <text:p>1.37191148430401E-06</text:p>
          </table:table-cell>
          <table:table-cell table:formula="of:=ABS([.B88]-[.B87])" office:value-type="float" office:value="0.000002933052138734" calcext:value-type="float">
            <text:p>2.933052138734E-06</text:p>
          </table:table-cell>
          <table:table-cell table:number-columns-repeated="1638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002684174643131" calcext:value-type="float">
            <text:p>2.684174643131E-06</text:p>
          </table:table-cell>
          <table:table-cell table:formula="of:=ABS([.B89]-[.B88])" office:value-type="float" office:value="0.000001312263158827" calcext:value-type="float">
            <text:p>1.312263158827E-06</text:p>
          </table:table-cell>
          <table:table-cell table:number-columns-repeated="1638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01284363135682" calcext:value-type="float">
            <text:p>1.284363135682E-06</text:p>
          </table:table-cell>
          <table:table-cell table:formula="of:=ABS([.B90]-[.B89])" office:value-type="float" office:value="0.000001399811507449" calcext:value-type="float">
            <text:p>1.399811507449E-06</text:p>
          </table:table-cell>
          <table:table-cell table:number-columns-repeated="1638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02514072520917" calcext:value-type="float">
            <text:p>2.514072520917E-06</text:p>
          </table:table-cell>
          <table:table-cell table:formula="of:=ABS([.B91]-[.B90])" office:value-type="float" office:value="0.000001229709385235" calcext:value-type="float">
            <text:p>1.229709385235E-06</text:p>
          </table:table-cell>
          <table:table-cell table:number-columns-repeated="1638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01204108417901" calcext:value-type="float">
            <text:p>1.204108417901E-06</text:p>
          </table:table-cell>
          <table:table-cell table:formula="of:=ABS([.B92]-[.B91])" office:value-type="float" office:value="0.00000130996410301601" calcext:value-type="float">
            <text:p>1.30996410301601E-06</text:p>
          </table:table-cell>
          <table:table-cell table:number-columns-repeated="1638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00353706847762399" calcext:value-type="float">
            <text:p>3.53706847762399E-06</text:p>
          </table:table-cell>
          <table:table-cell table:formula="of:=ABS([.B93]-[.B92])" office:value-type="float" office:value="0.000002332960059723" calcext:value-type="float">
            <text:p>2.332960059723E-06</text:p>
          </table:table-cell>
          <table:table-cell table:number-columns-repeated="1638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01130403327943" calcext:value-type="float">
            <text:p>1.130403327943E-06</text:p>
          </table:table-cell>
          <table:table-cell table:formula="of:=ABS([.B94]-[.B93])" office:value-type="float" office:value="0.000002406665149681" calcext:value-type="float">
            <text:p>2.406665149681E-06</text:p>
          </table:table-cell>
          <table:table-cell table:number-columns-repeated="1638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002214667744478" calcext:value-type="float">
            <text:p>2.214667744478E-06</text:p>
          </table:table-cell>
          <table:table-cell table:formula="of:=ABS([.B95]-[.B94])" office:value-type="float" office:value="0.00000108426441653501" calcext:value-type="float">
            <text:p>1.08426441653501E-06</text:p>
          </table:table-cell>
          <table:table-cell table:number-columns-repeated="1638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00106259310972699" calcext:value-type="float">
            <text:p>1.06259310972699E-06</text:p>
          </table:table-cell>
          <table:table-cell table:formula="of:=ABS([.B96]-[.B95])" office:value-type="float" office:value="0.00000115207463475101" calcext:value-type="float">
            <text:p>1.15207463475101E-06</text:p>
          </table:table-cell>
          <table:table-cell table:number-columns-repeated="1638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2082682495074" calcext:value-type="float">
            <text:p>2.082682495074E-06</text:p>
          </table:table-cell>
          <table:table-cell table:formula="of:=ABS([.B97]-[.B96])" office:value-type="float" office:value="0.00000102008938534701" calcext:value-type="float">
            <text:p>1.02008938534701E-06</text:p>
          </table:table-cell>
          <table:table-cell table:number-columns-repeated="1638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000100010000997391" calcext:value-type="float">
            <text:p>1.00010000997391E-06</text:p>
          </table:table-cell>
          <table:table-cell table:formula="of:=ABS([.B98]-[.B97])" office:value-type="float" office:value="0.0000010825824851001" calcext:value-type="float">
            <text:p>1.0825824851001E-06</text:p>
          </table:table-cell>
          <table:table-cell table:number-columns-repeated="1638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00029414706176227" calcext:value-type="float">
            <text:p>2.9414706176227E-06</text:p>
          </table:table-cell>
          <table:table-cell table:formula="of:=ABS([.B99]-[.B98])" office:value-type="float" office:value="0.00000194137060764879" calcext:value-type="float">
            <text:p>1.94137060764879E-06</text:p>
          </table:table-cell>
          <table:table-cell table:number-columns-repeated="1638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0000942412916340299" calcext:value-type="float">
            <text:p>9.42412916340299E-07</text:p>
          </table:table-cell>
          <table:table-cell table:formula="of:=ABS([.B100]-[.B99])" office:value-type="float" office:value="0.0000019990577012824" calcext:value-type="float">
            <text:p>1.9990577012824E-06</text:p>
          </table:table-cell>
          <table:table-cell table:number-columns-repeated="1638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0018485791820379" calcext:value-type="float">
            <text:p>1.8485791820379E-06</text:p>
          </table:table-cell>
          <table:table-cell table:formula="of:=ABS([.B101]-[.B100])" office:value-type="float" office:value="0.000000906166265697602" calcext:value-type="float">
            <text:p>9.06166265697602E-07</text:p>
          </table:table-cell>
          <table:table-cell table:number-columns-repeated="1638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000889078558996491" calcext:value-type="float">
            <text:p>8.89078558996491E-07</text:p>
          </table:table-cell>
          <table:table-cell table:formula="of:=ABS([.B102]-[.B101])" office:value-type="float" office:value="0.00000095950062304141" calcext:value-type="float">
            <text:p>9.5950062304141E-07</text:p>
          </table:table-cell>
          <table:table-cell table:number-columns-repeated="1638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000174460698362279" calcext:value-type="float">
            <text:p>1.74460698362279E-06</text:p>
          </table:table-cell>
          <table:table-cell table:formula="of:=ABS([.B103]-[.B102])" office:value-type="float" office:value="0.000000855528424626299" calcext:value-type="float">
            <text:p>8.55528424626299E-07</text:p>
          </table:table-cell>
          <table:table-cell table:number-columns-repeated="1638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0000839694015482897" calcext:value-type="float">
            <text:p>8.39694015482897E-07</text:p>
          </table:table-cell>
          <table:table-cell table:formula="of:=ABS([.B104]-[.B103])" office:value-type="float" office:value="0.000000904912968139894" calcext:value-type="float">
            <text:p>9.04912968139894E-07</text:p>
          </table:table-cell>
          <table:table-cell table:number-columns-repeated="1638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00024724323789572" calcext:value-type="float">
            <text:p>2.4724323789572E-06</text:p>
          </table:table-cell>
          <table:table-cell table:formula="of:=ABS([.B105]-[.B104])" office:value-type="float" office:value="0.0000016327383634743" calcext:value-type="float">
            <text:p>1.6327383634743E-06</text:p>
          </table:table-cell>
          <table:table-cell table:number-columns-repeated="1638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0000793900305204293" calcext:value-type="float">
            <text:p>7.93900305204293E-07</text:p>
          </table:table-cell>
          <table:table-cell table:formula="of:=ABS([.B106]-[.B105])" office:value-type="float" office:value="0.0000016785320737529" calcext:value-type="float">
            <text:p>1.6785320737529E-06</text:p>
          </table:table-cell>
          <table:table-cell table:number-columns-repeated="1638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0015589315083241" calcext:value-type="float">
            <text:p>1.5589315083241E-06</text:p>
          </table:table-cell>
          <table:table-cell table:formula="of:=ABS([.B107]-[.B106])" office:value-type="float" office:value="0.00000076503120311981" calcext:value-type="float">
            <text:p>7.6503120311981E-07</text:p>
          </table:table-cell>
          <table:table-cell table:number-columns-repeated="1638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0000751376898129304" calcext:value-type="float">
            <text:p>7.51376898129304E-07</text:p>
          </table:table-cell>
          <table:table-cell table:formula="of:=ABS([.B108]-[.B107])" office:value-type="float" office:value="0.0000008075546101948" calcext:value-type="float">
            <text:p>8.075546101948E-07</text:p>
          </table:table-cell>
          <table:table-cell table:number-columns-repeated="1638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0014759189070848" calcext:value-type="float">
            <text:p>1.4759189070848E-06</text:p>
          </table:table-cell>
          <table:table-cell table:formula="of:=ABS([.B109]-[.B108])" office:value-type="float" office:value="0.000000724542008955501" calcext:value-type="float">
            <text:p>7.24542008955501E-07</text:p>
          </table:table-cell>
          <table:table-cell table:number-columns-repeated="1638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000711836995025806" calcext:value-type="float">
            <text:p>7.11836995025806E-07</text:p>
          </table:table-cell>
          <table:table-cell table:formula="of:=ABS([.B110]-[.B109])" office:value-type="float" office:value="0.000000764081912058999" calcext:value-type="float">
            <text:p>7.64081912058999E-07</text:p>
          </table:table-cell>
          <table:table-cell table:number-columns-repeated="1638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0020980458800695" calcext:value-type="float">
            <text:p>2.0980458800695E-06</text:p>
          </table:table-cell>
          <table:table-cell table:formula="of:=ABS([.B111]-[.B110])" office:value-type="float" office:value="0.00000138620888504369" calcext:value-type="float">
            <text:p>1.38620888504369E-06</text:p>
          </table:table-cell>
          <table:table-cell table:number-columns-repeated="1638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000675023457097704" calcext:value-type="float">
            <text:p>6.75023457097704E-07</text:p>
          </table:table-cell>
          <table:table-cell table:formula="of:=ABS([.B112]-[.B111])" office:value-type="float" office:value="0.00000142302242297179" calcext:value-type="float">
            <text:p>1.42302242297179E-06</text:p>
          </table:table-cell>
          <table:table-cell table:number-columns-repeated="1638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000132677024321411" calcext:value-type="float">
            <text:p>1.32677024321411E-06</text:p>
          </table:table-cell>
          <table:table-cell table:formula="of:=ABS([.B113]-[.B112])" office:value-type="float" office:value="0.000000651746786116403" calcext:value-type="float">
            <text:p>6.51746786116403E-07</text:p>
          </table:table-cell>
          <table:table-cell table:number-columns-repeated="1638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000640705288372498" calcext:value-type="float">
            <text:p>6.40705288372498E-07</text:p>
          </table:table-cell>
          <table:table-cell table:formula="of:=ABS([.B114]-[.B113])" office:value-type="float" office:value="0.000000686064954841608" calcext:value-type="float">
            <text:p>6.86064954841608E-07</text:p>
          </table:table-cell>
          <table:table-cell table:number-columns-repeated="1638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000125969175345489" calcext:value-type="float">
            <text:p>1.25969175345489E-06</text:p>
          </table:table-cell>
          <table:table-cell table:formula="of:=ABS([.B115]-[.B114])" office:value-type="float" office:value="0.00000061898646508239" calcext:value-type="float">
            <text:p>6.1898646508239E-07</text:p>
          </table:table-cell>
          <table:table-cell table:number-columns-repeated="1638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000608674586739799" calcext:value-type="float">
            <text:p>6.08674586739799E-07</text:p>
          </table:table-cell>
          <table:table-cell table:formula="of:=ABS([.B116]-[.B115])" office:value-type="float" office:value="0.000000651017166715089" calcext:value-type="float">
            <text:p>6.51017166715089E-07</text:p>
          </table:table-cell>
          <table:table-cell table:number-columns-repeated="1638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0017955900308842" calcext:value-type="float">
            <text:p>1.7955900308842E-06</text:p>
          </table:table-cell>
          <table:table-cell table:formula="of:=ABS([.B117]-[.B116])" office:value-type="float" office:value="0.0000011869154441444" calcext:value-type="float">
            <text:p>1.1869154441444E-06</text:p>
          </table:table-cell>
          <table:table-cell table:number-columns-repeated="1638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0000578743894251096" calcext:value-type="float">
            <text:p>5.78743894251096E-07</text:p>
          </table:table-cell>
          <table:table-cell table:formula="of:=ABS([.B118]-[.B117])" office:value-type="float" office:value="0.0000012168461366331" calcext:value-type="float">
            <text:p>1.2168461366331E-06</text:p>
          </table:table-cell>
          <table:table-cell table:number-columns-repeated="1638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000113851257889901" calcext:value-type="float">
            <text:p>1.13851257889901E-06</text:p>
          </table:table-cell>
          <table:table-cell table:formula="of:=ABS([.B119]-[.B118])" office:value-type="float" office:value="0.000000559768684647909" calcext:value-type="float">
            <text:p>5.59768684647909E-07</text:p>
          </table:table-cell>
          <table:table-cell table:number-columns-repeated="1638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0000550743889736404" calcext:value-type="float">
            <text:p>5.50743889736404E-07</text:p>
          </table:table-cell>
          <table:table-cell table:formula="of:=ABS([.B120]-[.B119])" office:value-type="float" office:value="0.000000587768689162602" calcext:value-type="float">
            <text:p>5.87768689162602E-07</text:p>
          </table:table-cell>
          <table:table-cell table:number-columns-repeated="1638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00010837218475893" calcext:value-type="float">
            <text:p>1.0837218475893E-06</text:p>
          </table:table-cell>
          <table:table-cell table:formula="of:=ABS([.B121]-[.B120])" office:value-type="float" office:value="0.000000532977957852897" calcext:value-type="float">
            <text:p>5.32977957852897E-07</text:p>
          </table:table-cell>
          <table:table-cell table:number-columns-repeated="1638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00524521374264898" calcext:value-type="float">
            <text:p>5.24521374264898E-07</text:p>
          </table:table-cell>
          <table:table-cell table:formula="of:=ABS([.B122]-[.B121])" office:value-type="float" office:value="0.000000559200473324403" calcext:value-type="float">
            <text:p>5.59200473324403E-07</text:p>
          </table:table-cell>
          <table:table-cell table:number-columns-repeated="1638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00015485869144585" calcext:value-type="float">
            <text:p>1.5485869144585E-06</text:p>
          </table:table-cell>
          <table:table-cell table:formula="of:=ABS([.B123]-[.B122])" office:value-type="float" office:value="0.0000010240655401936" calcext:value-type="float">
            <text:p>1.0240655401936E-06</text:p>
          </table:table-cell>
          <table:table-cell table:number-columns-repeated="1638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0000499937507822401" calcext:value-type="float">
            <text:p>4.99937507822401E-07</text:p>
          </table:table-cell>
          <table:table-cell table:formula="of:=ABS([.B124]-[.B123])" office:value-type="float" office:value="0.0000010486494066361" calcext:value-type="float">
            <text:p>1.0486494066361E-06</text:p>
          </table:table-cell>
          <table:table-cell table:number-columns-repeated="1638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0984251968524905" calcext:value-type="float">
            <text:p>9.84251968524905E-07</text:p>
          </table:table-cell>
          <table:table-cell table:formula="of:=ABS([.B125]-[.B124])" office:value-type="float" office:value="0.000000484314460702504" calcext:value-type="float">
            <text:p>4.84314460702504E-07</text:p>
          </table:table-cell>
          <table:table-cell table:number-columns-repeated="1638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0000476866263796" calcext:value-type="float">
            <text:p>4.76866263796E-07</text:p>
          </table:table-cell>
          <table:table-cell table:formula="of:=ABS([.B126]-[.B125])" office:value-type="float" office:value="0.000000507385704728905" calcext:value-type="float">
            <text:p>5.07385704728905E-07</text:p>
          </table:table-cell>
          <table:table-cell table:number-columns-repeated="1638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000939059719470795" calcext:value-type="float">
            <text:p>9.39059719470795E-07</text:p>
          </table:table-cell>
          <table:table-cell table:formula="of:=ABS([.B127]-[.B126])" office:value-type="float" office:value="0.000000462193455674796" calcext:value-type="float">
            <text:p>4.62193455674796E-07</text:p>
          </table:table-cell>
          <table:table-cell table:number-columns-repeated="1638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0000455193070140497" calcext:value-type="float">
            <text:p>4.55193070140497E-07</text:p>
          </table:table-cell>
          <table:table-cell table:formula="of:=ABS([.B128]-[.B127])" office:value-type="float" office:value="0.000000483866649330298" calcext:value-type="float">
            <text:p>4.83866649330298E-07</text:p>
          </table:table-cell>
          <table:table-cell table:number-columns-repeated="1638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00013448886163259" calcext:value-type="float">
            <text:p>1.3448886163259E-06</text:p>
          </table:table-cell>
          <table:table-cell table:formula="of:=ABS([.B129]-[.B128])" office:value-type="float" office:value="0.000000889695546185404" calcext:value-type="float">
            <text:p>8.89695546185404E-07</text:p>
          </table:table-cell>
          <table:table-cell table:number-columns-repeated="1638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00004348136127749" calcext:value-type="float">
            <text:p>4.348136127749E-07</text:p>
          </table:table-cell>
          <table:table-cell table:formula="of:=ABS([.B130]-[.B129])" office:value-type="float" office:value="0.000000910075003551001" calcext:value-type="float">
            <text:p>9.10075003551001E-07</text:p>
          </table:table-cell>
          <table:table-cell table:number-columns-repeated="1638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0000856647714742599" calcext:value-type="float">
            <text:p>8.56647714742599E-07</text:p>
          </table:table-cell>
          <table:table-cell table:formula="of:=ABS([.B131]-[.B130])" office:value-type="float" office:value="0.000000421834101967699" calcext:value-type="float">
            <text:p>4.21834101967699E-07</text:p>
          </table:table-cell>
          <table:table-cell table:number-columns-repeated="1638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0000415632780148702" calcext:value-type="float">
            <text:p>4.15632780148702E-07</text:p>
          </table:table-cell>
          <table:table-cell table:formula="of:=ABS([.B132]-[.B131])" office:value-type="float" office:value="0.000000441014934593897" calcext:value-type="float">
            <text:p>4.41014934593897E-07</text:p>
          </table:table-cell>
          <table:table-cell table:number-columns-repeated="1638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0000819041066727201" calcext:value-type="float">
            <text:p>8.19041066727201E-07</text:p>
          </table:table-cell>
          <table:table-cell table:formula="of:=ABS([.B133]-[.B132])" office:value-type="float" office:value="0.000000403408286578499" calcext:value-type="float">
            <text:p>4.03408286578499E-07</text:p>
          </table:table-cell>
          <table:table-cell table:number-columns-repeated="1638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0000397563729475497" calcext:value-type="float">
            <text:p>3.97563729475497E-07</text:p>
          </table:table-cell>
          <table:table-cell table:formula="of:=ABS([.B134]-[.B133])" office:value-type="float" office:value="0.000000421477337251704" calcext:value-type="float">
            <text:p>4.21477337251704E-07</text:p>
          </table:table-cell>
          <table:table-cell table:number-columns-repeated="1638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00011754058088656" calcext:value-type="float">
            <text:p>1.1754058088656E-06</text:p>
          </table:table-cell>
          <table:table-cell table:formula="of:=ABS([.B135]-[.B134])" office:value-type="float" office:value="0.0000007778420793901" calcext:value-type="float">
            <text:p>7.778420793901E-07</text:p>
          </table:table-cell>
          <table:table-cell table:number-columns-repeated="1638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0000380527060439001" calcext:value-type="float">
            <text:p>3.80527060439001E-07</text:p>
          </table:table-cell>
          <table:table-cell table:formula="of:=ABS([.B136]-[.B135])" office:value-type="float" office:value="0.000000794878748426597" calcext:value-type="float">
            <text:p>7.94878748426597E-07</text:p>
          </table:table-cell>
          <table:table-cell table:number-columns-repeated="1638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000750181919120296" calcext:value-type="float">
            <text:p>7.50181919120296E-07</text:p>
          </table:table-cell>
          <table:table-cell table:formula="of:=ABS([.B137]-[.B136])" office:value-type="float" office:value="0.000000369654858681295" calcext:value-type="float">
            <text:p>3.69654858681295E-07</text:p>
          </table:table-cell>
          <table:table-cell table:number-columns-repeated="1638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0000364450081245004" calcext:value-type="float">
            <text:p>3.64450081245004E-07</text:p>
          </table:table-cell>
          <table:table-cell table:formula="of:=ABS([.B138]-[.B137])" office:value-type="float" office:value="0.000000385731837875291" calcext:value-type="float">
            <text:p>3.85731837875291E-07</text:p>
          </table:table-cell>
          <table:table-cell table:number-columns-repeated="1638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000718633963079301" calcext:value-type="float">
            <text:p>7.18633963079301E-07</text:p>
          </table:table-cell>
          <table:table-cell table:formula="of:=ABS([.B139]-[.B138])" office:value-type="float" office:value="0.000000354183881834296" calcext:value-type="float">
            <text:p>3.54183881834296E-07</text:p>
          </table:table-cell>
          <table:table-cell table:number-columns-repeated="1638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0000349266156890099" calcext:value-type="float">
            <text:p>3.49266156890099E-07</text:p>
          </table:table-cell>
          <table:table-cell table:formula="of:=ABS([.B140]-[.B139])" office:value-type="float" office:value="0.000000369367806189201" calcext:value-type="float">
            <text:p>3.69367806189201E-07</text:p>
          </table:table-cell>
          <table:table-cell table:number-columns-repeated="1638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00010332457141089" calcext:value-type="float">
            <text:p>1.0332457141089E-06</text:p>
          </table:table-cell>
          <table:table-cell table:formula="of:=ABS([.B141]-[.B140])" office:value-type="float" office:value="0.0000006839795572188" calcext:value-type="float">
            <text:p>6.839795572188E-07</text:p>
          </table:table-cell>
          <table:table-cell table:number-columns-repeated="1638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0000334914128003599" calcext:value-type="float">
            <text:p>3.34914128003599E-07</text:p>
          </table:table-cell>
          <table:table-cell table:formula="of:=ABS([.B142]-[.B141])" office:value-type="float" office:value="0.0000006983315861053" calcext:value-type="float">
            <text:p>6.983315861053E-07</text:p>
          </table:table-cell>
          <table:table-cell table:number-columns-repeated="1638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000660652526504602" calcext:value-type="float">
            <text:p>6.60652526504602E-07</text:p>
          </table:table-cell>
          <table:table-cell table:formula="of:=ABS([.B143]-[.B142])" office:value-type="float" office:value="0.000000325738398501002" calcext:value-type="float">
            <text:p>3.25738398501002E-07</text:p>
          </table:table-cell>
          <table:table-cell table:number-columns-repeated="1638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0000321337793505196" calcext:value-type="float">
            <text:p>3.21337793505196E-07</text:p>
          </table:table-cell>
          <table:table-cell table:formula="of:=ABS([.B144]-[.B143])" office:value-type="float" office:value="0.000000339314732999406" calcext:value-type="float">
            <text:p>3.39314732999406E-07</text:p>
          </table:table-cell>
          <table:table-cell table:number-columns-repeated="1638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0000633990781783703" calcext:value-type="float">
            <text:p>6.33990781783703E-07</text:p>
          </table:table-cell>
          <table:table-cell table:formula="of:=ABS([.B145]-[.B144])" office:value-type="float" office:value="0.000000312652988278507" calcext:value-type="float">
            <text:p>3.12652988278507E-07</text:p>
          </table:table-cell>
          <table:table-cell table:number-columns-repeated="1638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000308485447515598" calcext:value-type="float">
            <text:p>3.08485447515598E-07</text:p>
          </table:table-cell>
          <table:table-cell table:formula="of:=ABS([.B146]-[.B145])" office:value-type="float" office:value="0.000000325505334268104" calcext:value-type="float">
            <text:p>3.25505334268104E-07</text:p>
          </table:table-cell>
          <table:table-cell table:number-columns-repeated="1638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00913116924631398" calcext:value-type="float">
            <text:p>9.13116924631398E-07</text:p>
          </table:table-cell>
          <table:table-cell table:formula="of:=ABS([.B147]-[.B146])" office:value-type="float" office:value="0.000000604631477115799" calcext:value-type="float">
            <text:p>6.04631477115799E-07</text:p>
          </table:table-cell>
          <table:table-cell table:number-columns-repeated="1638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0000296309465583698" calcext:value-type="float">
            <text:p>2.96309465583698E-07</text:p>
          </table:table-cell>
          <table:table-cell table:formula="of:=ABS([.B148]-[.B147])" office:value-type="float" office:value="0.0000006168074590477" calcext:value-type="float">
            <text:p>6.168074590477E-07</text:p>
          </table:table-cell>
          <table:table-cell table:number-columns-repeated="1638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0000584821313722402" calcext:value-type="float">
            <text:p>5.84821313722402E-07</text:p>
          </table:table-cell>
          <table:table-cell table:formula="of:=ABS([.B149]-[.B148])" office:value-type="float" office:value="0.000000288511848138704" calcext:value-type="float">
            <text:p>2.88511848138704E-07</text:p>
          </table:table-cell>
          <table:table-cell table:number-columns-repeated="1638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0000284765933822198" calcext:value-type="float">
            <text:p>2.84765933822198E-07</text:p>
          </table:table-cell>
          <table:table-cell table:formula="of:=ABS([.B150]-[.B149])" office:value-type="float" office:value="0.000000300055379900204" calcext:value-type="float">
            <text:p>3.00055379900204E-07</text:p>
          </table:table-cell>
          <table:table-cell table:number-columns-repeated="1638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000562135349799103" calcext:value-type="float">
            <text:p>5.62135349799103E-07</text:p>
          </table:table-cell>
          <table:table-cell table:formula="of:=ABS([.B151]-[.B150])" office:value-type="float" office:value="0.000000277369415976905" calcext:value-type="float">
            <text:p>2.77369415976905E-07</text:p>
          </table:table-cell>
          <table:table-cell table:number-columns-repeated="1638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0000273814315539799" calcext:value-type="float">
            <text:p>2.73814315539799E-07</text:p>
          </table:table-cell>
          <table:table-cell table:formula="of:=ABS([.B152]-[.B151])" office:value-type="float" office:value="0.000000288321034259304" calcext:value-type="float">
            <text:p>2.88321034259304E-07</text:p>
          </table:table-cell>
          <table:table-cell table:number-columns-repeated="1638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0000810911626830903" calcext:value-type="float">
            <text:p>8.10911626830903E-07</text:p>
          </table:table-cell>
          <table:table-cell table:formula="of:=ABS([.B153]-[.B152])" office:value-type="float" office:value="0.000000537097311291104" calcext:value-type="float">
            <text:p>5.37097311291104E-07</text:p>
          </table:table-cell>
          <table:table-cell table:number-columns-repeated="1638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00002634171526808" calcext:value-type="float">
            <text:p>2.634171526808E-07</text:p>
          </table:table-cell>
          <table:table-cell table:formula="of:=ABS([.B154]-[.B153])" office:value-type="float" office:value="0.000000547494474150102" calcext:value-type="float">
            <text:p>5.47494474150102E-07</text:p>
          </table:table-cell>
          <table:table-cell table:number-columns-repeated="1638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0000520165516679696" calcext:value-type="float">
            <text:p>5.20165516679696E-07</text:p>
          </table:table-cell>
          <table:table-cell table:formula="of:=ABS([.B155]-[.B154])" office:value-type="float" office:value="0.000000256748363998896" calcext:value-type="float">
            <text:p>2.56748363998896E-07</text:p>
          </table:table-cell>
          <table:table-cell table:number-columns-repeated="1638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0000253539795860394" calcext:value-type="float">
            <text:p>2.53539795860394E-07</text:p>
          </table:table-cell>
          <table:table-cell table:formula="of:=ABS([.B156]-[.B155])" office:value-type="float" office:value="0.000000266625720819302" calcext:value-type="float">
            <text:p>2.66625720819302E-07</text:p>
          </table:table-cell>
          <table:table-cell table:number-columns-repeated="1638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000500741096830298" calcext:value-type="float">
            <text:p>5.00741096830298E-07</text:p>
          </table:table-cell>
          <table:table-cell table:formula="of:=ABS([.B157]-[.B156])" office:value-type="float" office:value="0.000000247201300969904" calcext:value-type="float">
            <text:p>2.47201300969904E-07</text:p>
          </table:table-cell>
          <table:table-cell table:number-columns-repeated="1638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0000244150162108394" calcext:value-type="float">
            <text:p>2.44150162108394E-07</text:p>
          </table:table-cell>
          <table:table-cell table:formula="of:=ABS([.B158]-[.B157])" office:value-type="float" office:value="0.000000256590934721904" calcext:value-type="float">
            <text:p>2.56590934721904E-07</text:p>
          </table:table-cell>
          <table:table-cell table:number-columns-repeated="1638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0000723407887743797" calcext:value-type="float">
            <text:p>7.23407887743797E-07</text:p>
          </table:table-cell>
          <table:table-cell table:formula="of:=ABS([.B159]-[.B158])" office:value-type="float" office:value="0.000000479257725635402" calcext:value-type="float">
            <text:p>4.79257725635402E-07</text:p>
          </table:table-cell>
          <table:table-cell table:number-columns-repeated="1638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00000235218515672903" calcext:value-type="float">
            <text:p>2.35218515672903E-07</text:p>
          </table:table-cell>
          <table:table-cell table:formula="of:=ABS([.B160]-[.B159])" office:value-type="float" office:value="0.000000488189372070894" calcext:value-type="float">
            <text:p>4.88189372070894E-07</text:p>
          </table:table-cell>
          <table:table-cell table:number-columns-repeated="1638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0000464699994332796" calcext:value-type="float">
            <text:p>4.64699994332796E-07</text:p>
          </table:table-cell>
          <table:table-cell table:formula="of:=ABS([.B161]-[.B160])" office:value-type="float" office:value="0.000000229481478659894" calcext:value-type="float">
            <text:p>2.29481478659894E-07</text:p>
          </table:table-cell>
          <table:table-cell table:number-columns-repeated="1638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0000226717269923897" calcext:value-type="float">
            <text:p>2.26717269923897E-07</text:p>
          </table:table-cell>
          <table:table-cell table:formula="of:=ABS([.B162]-[.B161])" office:value-type="float" office:value="0.0000002379827244089" calcext:value-type="float">
            <text:p>2.379827244089E-07</text:p>
          </table:table-cell>
          <table:table-cell table:number-columns-repeated="1638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00000447971473214201" calcext:value-type="float">
            <text:p>4.47971473214201E-07</text:p>
          </table:table-cell>
          <table:table-cell table:formula="of:=ABS([.B163]-[.B162])" office:value-type="float" office:value="0.000000221254203290304" calcext:value-type="float">
            <text:p>2.21254203290304E-07</text:p>
          </table:table-cell>
          <table:table-cell table:number-columns-repeated="1638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00000218620808761796" calcext:value-type="float">
            <text:p>2.18620808761796E-07</text:p>
          </table:table-cell>
          <table:table-cell table:formula="of:=ABS([.B164]-[.B163])" office:value-type="float" office:value="0.000000229350664452405" calcext:value-type="float">
            <text:p>2.29350664452405E-07</text:p>
          </table:table-cell>
          <table:table-cell table:number-columns-repeated="1638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0000648054540265294" calcext:value-type="float">
            <text:p>6.48054540265294E-07</text:p>
          </table:table-cell>
          <table:table-cell table:formula="of:=ABS([.B165]-[.B164])" office:value-type="float" office:value="0.000000429433731503498" calcext:value-type="float">
            <text:p>4.29433731503498E-07</text:p>
          </table:table-cell>
          <table:table-cell table:number-columns-repeated="1638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00000210905323765302" calcext:value-type="float">
            <text:p>2.10905323765302E-07</text:p>
          </table:table-cell>
          <table:table-cell table:formula="of:=ABS([.B166]-[.B165])" office:value-type="float" office:value="0.000000437149216499992" calcext:value-type="float">
            <text:p>4.37149216499992E-07</text:p>
          </table:table-cell>
          <table:table-cell table:number-columns-repeated="1638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000416848169311299" calcext:value-type="float">
            <text:p>4.16848169311299E-07</text:p>
          </table:table-cell>
          <table:table-cell table:formula="of:=ABS([.B167]-[.B166])" office:value-type="float" office:value="0.000000205942845545997" calcext:value-type="float">
            <text:p>2.05942845545997E-07</text:p>
          </table:table-cell>
          <table:table-cell table:number-columns-repeated="1638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0000203548667456003" calcext:value-type="float">
            <text:p>2.03548667456003E-07</text:p>
          </table:table-cell>
          <table:table-cell table:formula="of:=ABS([.B168]-[.B167])" office:value-type="float" office:value="0.000000213299501855296" calcext:value-type="float">
            <text:p>2.13299501855296E-07</text:p>
          </table:table-cell>
          <table:table-cell table:number-columns-repeated="1638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00000402363644947603" calcext:value-type="float">
            <text:p>4.02363644947603E-07</text:p>
          </table:table-cell>
          <table:table-cell table:formula="of:=ABS([.B169]-[.B168])" office:value-type="float" office:value="0.0000001988149774916" calcext:value-type="float">
            <text:p>1.988149774916E-07</text:p>
          </table:table-cell>
          <table:table-cell table:number-columns-repeated="1638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000001965302196668" calcext:value-type="float">
            <text:p>1.965302196668E-07</text:p>
          </table:table-cell>
          <table:table-cell table:formula="of:=ABS([.B170]-[.B169])" office:value-type="float" office:value="0.000000205833425280804" calcext:value-type="float">
            <text:p>2.05833425280804E-07</text:p>
          </table:table-cell>
          <table:table-cell table:number-columns-repeated="1638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0000582813754872299" calcext:value-type="float">
            <text:p>5.82813754872299E-07</text:p>
          </table:table-cell>
          <table:table-cell table:formula="of:=ABS([.B171]-[.B170])" office:value-type="float" office:value="0.0000003862835352055" calcext:value-type="float">
            <text:p>3.862835352055E-07</text:p>
          </table:table-cell>
          <table:table-cell table:number-columns-repeated="1638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00189830765919898" calcext:value-type="float">
            <text:p>1.89830765919898E-07</text:p>
          </table:table-cell>
          <table:table-cell table:formula="of:=ABS([.B172]-[.B171])" office:value-type="float" office:value="0.000000392982988952401" calcext:value-type="float">
            <text:p>3.92982988952401E-07</text:p>
          </table:table-cell>
          <table:table-cell table:number-columns-repeated="1638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0000375347196175804" calcext:value-type="float">
            <text:p>3.75347196175804E-07</text:p>
          </table:table-cell>
          <table:table-cell table:formula="of:=ABS([.B173]-[.B172])" office:value-type="float" office:value="0.000000185516430255905" calcext:value-type="float">
            <text:p>1.85516430255905E-07</text:p>
          </table:table-cell>
          <table:table-cell table:number-columns-repeated="1638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00000183432386826804" calcext:value-type="float">
            <text:p>1.83432386826804E-07</text:p>
          </table:table-cell>
          <table:table-cell table:formula="of:=ABS([.B174]-[.B173])" office:value-type="float" office:value="0.000000191914809348999" calcext:value-type="float">
            <text:p>1.91914809348999E-07</text:p>
          </table:table-cell>
          <table:table-cell table:number-columns-repeated="1638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00000362742697535695" calcext:value-type="float">
            <text:p>3.62742697535695E-07</text:p>
          </table:table-cell>
          <table:table-cell table:formula="of:=ABS([.B175]-[.B174])" office:value-type="float" office:value="0.000000179310310708891" calcext:value-type="float">
            <text:p>1.79310310708891E-07</text:p>
          </table:table-cell>
          <table:table-cell table:number-columns-repeated="1638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00000177318357683601" calcext:value-type="float">
            <text:p>1.77318357683601E-07</text:p>
          </table:table-cell>
          <table:table-cell table:formula="of:=ABS([.B176]-[.B175])" office:value-type="float" office:value="0.000000185424339852094" calcext:value-type="float">
            <text:p>1.85424339852094E-07</text:p>
          </table:table-cell>
          <table:table-cell table:number-columns-repeated="1638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000526044461227101" calcext:value-type="float">
            <text:p>5.26044461227101E-07</text:p>
          </table:table-cell>
          <table:table-cell table:formula="of:=ABS([.B177]-[.B176])" office:value-type="float" office:value="0.0000003487261035435" calcext:value-type="float">
            <text:p>3.487261035435E-07</text:p>
          </table:table-cell>
          <table:table-cell table:number-columns-repeated="1638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0000171473056470097" calcext:value-type="float">
            <text:p>1.71473056470097E-07</text:p>
          </table:table-cell>
          <table:table-cell table:formula="of:=ABS([.B178]-[.B177])" office:value-type="float" office:value="0.000000354571404757004" calcext:value-type="float">
            <text:p>3.54571404757004E-07</text:p>
          </table:table-cell>
          <table:table-cell table:number-columns-repeated="1638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0000339177474279503" calcext:value-type="float">
            <text:p>3.39177474279503E-07</text:p>
          </table:table-cell>
          <table:table-cell table:formula="of:=ABS([.B179]-[.B178])" office:value-type="float" office:value="0.000000167704417809406" calcext:value-type="float">
            <text:p>1.67704417809406E-07</text:p>
          </table:table-cell>
          <table:table-cell table:number-columns-repeated="1638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0000165881879484202" calcext:value-type="float">
            <text:p>1.65881879484202E-07</text:p>
          </table:table-cell>
          <table:table-cell table:formula="of:=ABS([.B180]-[.B179])" office:value-type="float" office:value="0.000000173295594795301" calcext:value-type="float">
            <text:p>1.73295594795301E-07</text:p>
          </table:table-cell>
          <table:table-cell table:number-columns-repeated="1638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000328157631161499" calcext:value-type="float">
            <text:p>3.28157631161499E-07</text:p>
          </table:table-cell>
          <table:table-cell table:formula="of:=ABS([.B181]-[.B180])" office:value-type="float" office:value="0.000000162275751677297" calcext:value-type="float">
            <text:p>1.62275751677297E-07</text:p>
          </table:table-cell>
          <table:table-cell table:number-columns-repeated="1638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0000160531165551598" calcext:value-type="float">
            <text:p>1.60531165551598E-07</text:p>
          </table:table-cell>
          <table:table-cell table:formula="of:=ABS([.B182]-[.B181])" office:value-type="float" office:value="0.000000167626465609901" calcext:value-type="float">
            <text:p>1.67626465609901E-07</text:p>
          </table:table-cell>
          <table:table-cell table:number-columns-repeated="1638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0000476415071897998" calcext:value-type="float">
            <text:p>4.76415071897998E-07</text:p>
          </table:table-cell>
          <table:table-cell table:formula="of:=ABS([.B183]-[.B182])" office:value-type="float" office:value="0.000000315883906346401" calcext:value-type="float">
            <text:p>3.15883906346401E-07</text:p>
          </table:table-cell>
          <table:table-cell table:number-columns-repeated="1638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0000155408125008501" calcext:value-type="float">
            <text:p>1.55408125008501E-07</text:p>
          </table:table-cell>
          <table:table-cell table:formula="of:=ABS([.B184]-[.B183])" office:value-type="float" office:value="0.000000321006946889498" calcext:value-type="float">
            <text:p>3.21006946889498E-07</text:p>
          </table:table-cell>
          <table:table-cell table:number-columns-repeated="1638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0000307509694250099" calcext:value-type="float">
            <text:p>3.07509694250099E-07</text:p>
          </table:table-cell>
          <table:table-cell table:formula="of:=ABS([.B185]-[.B184])" office:value-type="float" office:value="0.000000152101569241598" calcext:value-type="float">
            <text:p>1.52101569241598E-07</text:p>
          </table:table-cell>
          <table:table-cell table:number-columns-repeated="1638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0000150500776265897" calcext:value-type="float">
            <text:p>1.50500776265897E-07</text:p>
          </table:table-cell>
          <table:table-cell table:formula="of:=ABS([.B186]-[.B185])" office:value-type="float" office:value="0.000000157008917984202" calcext:value-type="float">
            <text:p>1.57008917984202E-07</text:p>
          </table:table-cell>
          <table:table-cell table:number-columns-repeated="1638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0000297833115153898" calcext:value-type="float">
            <text:p>2.97833115153898E-07</text:p>
          </table:table-cell>
          <table:table-cell table:formula="of:=ABS([.B187]-[.B186])" office:value-type="float" office:value="0.000000147332338888001" calcext:value-type="float">
            <text:p>1.47332338888001E-07</text:p>
          </table:table-cell>
          <table:table-cell table:number-columns-repeated="1638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000145797886275299" calcext:value-type="float">
            <text:p>1.45797886275299E-07</text:p>
          </table:table-cell>
          <table:table-cell table:formula="of:=ABS([.B188]-[.B187])" office:value-type="float" office:value="0.000000152035228878599" calcext:value-type="float">
            <text:p>1.52035228878599E-07</text:p>
          </table:table-cell>
          <table:table-cell table:number-columns-repeated="1638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000432837474774298" calcext:value-type="float">
            <text:p>4.32837474774298E-07</text:p>
          </table:table-cell>
          <table:table-cell table:formula="of:=ABS([.B189]-[.B188])" office:value-type="float" office:value="0.000000287039588498999" calcext:value-type="float">
            <text:p>2.87039588498999E-07</text:p>
          </table:table-cell>
          <table:table-cell table:number-columns-repeated="1638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0000141288916585501" calcext:value-type="float">
            <text:p>1.41288916585501E-07</text:p>
          </table:table-cell>
          <table:table-cell table:formula="of:=ABS([.B190]-[.B189])" office:value-type="float" office:value="0.000000291548558188797" calcext:value-type="float">
            <text:p>2.91548558188797E-07</text:p>
          </table:table-cell>
          <table:table-cell table:number-columns-repeated="1638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0000279664659744501" calcext:value-type="float">
            <text:p>2.79664659744501E-07</text:p>
          </table:table-cell>
          <table:table-cell table:formula="of:=ABS([.B191]-[.B190])" office:value-type="float" office:value="0.000000138375743159" calcext:value-type="float">
            <text:p>1.38375743159E-07</text:p>
          </table:table-cell>
          <table:table-cell table:number-columns-repeated="1638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0000136963974384199" calcext:value-type="float">
            <text:p>1.36963974384199E-07</text:p>
          </table:table-cell>
          <table:table-cell table:formula="of:=ABS([.B192]-[.B191])" office:value-type="float" office:value="0.000000142700685360302" calcext:value-type="float">
            <text:p>1.42700685360302E-07</text:p>
          </table:table-cell>
          <table:table-cell table:number-columns-repeated="1638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0000271132765548201" calcext:value-type="float">
            <text:p>2.71132765548201E-07</text:p>
          </table:table-cell>
          <table:table-cell table:formula="of:=ABS([.B193]-[.B192])" office:value-type="float" office:value="0.000000134168791164001" calcext:value-type="float">
            <text:p>1.34168791164001E-07</text:p>
          </table:table-cell>
          <table:table-cell table:number-columns-repeated="1638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0000132813765864499" calcext:value-type="float">
            <text:p>1.32813765864499E-07</text:p>
          </table:table-cell>
          <table:table-cell table:formula="of:=ABS([.B194]-[.B193])" office:value-type="float" office:value="0.000000138318999683701" calcext:value-type="float">
            <text:p>1.38318999683701E-07</text:p>
          </table:table-cell>
          <table:table-cell table:number-columns-repeated="16381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0000394416638055599" calcext:value-type="float">
            <text:p>3.94416638055599E-07</text:p>
          </table:table-cell>
          <table:table-cell table:formula="of:=ABS([.B195]-[.B194])" office:value-type="float" office:value="0.0000002616028721911" calcext:value-type="float">
            <text:p>2.616028721911E-07</text:p>
          </table:table-cell>
          <table:table-cell table:number-columns-repeated="1638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00000128829555145401" calcext:value-type="float">
            <text:p>1.28829555145401E-07</text:p>
          </table:table-cell>
          <table:table-cell table:formula="of:=ABS([.B196]-[.B195])" office:value-type="float" office:value="0.000000265587082910198" calcext:value-type="float">
            <text:p>2.65587082910198E-07</text:p>
          </table:table-cell>
          <table:table-cell table:number-columns-repeated="1638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00255082519180098" calcext:value-type="float">
            <text:p>2.55082519180098E-07</text:p>
          </table:table-cell>
          <table:table-cell table:formula="of:=ABS([.B197]-[.B196])" office:value-type="float" office:value="0.000000126252964034697" calcext:value-type="float">
            <text:p>1.26252964034697E-07</text:p>
          </table:table-cell>
          <table:table-cell table:number-columns-repeated="16381"/>
        </table:table-row>
      </table:table>
      <table:named-expressions/>
      <table:database-ranges>
        <table:database-range table:name="__Anonymous_Sheet_DB__1" table:target-range-address="curves.A1:curves.G19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/00/0000</text:date>, <text:time style:data-style-name="N2" text:time-value="15:53:54.8743324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12T16:14:28.291943012</dc:date>
    <meta:editing-duration>PT35M32S</meta:editing-duration>
    <meta:editing-cycles>6</meta:editing-cycles>
    <meta:generator>LibreOffice/24.2.7.2$Linux_X86_64 LibreOffice_project/420$Build-2</meta:generator>
    <meta:document-statistic meta:table-count="3" meta:cell-count="3515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11cm" svg:height="16.435cm" xlink:href=".." xlink:type="simple" chart:class="chart:scatter" chart:style-name="ch1">
        <chart:legend chart:legend-position="end" svg:x="26.359cm" svg:y="7.669cm" style:legend-expansion="high" chart:style-name="ch2"/>
        <chart:plot-area chart:style-name="ch3" table:cell-range-address="cr_data_200.A2:cr_data_200.C197 cr_data_200.B1:cr_data_200.C1" chart:data-source-has-labels="row" svg:x="0.969cm" svg:y="0.333cm" svg:width="24.884cm" svg:height="15.779cm">
          <chart:coordinate-region svg:x="2.437cm" svg:y="0.532cm" svg:width="23.137cm" svg:height="14.9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r_data_200.B2:cr_data_200.B197" chart:label-cell-address="cr_data_200.B1:cr_data_200.B1" chart:class="chart:scatter">
            <chart:domain table:cell-range-address="cr_data_200.A2:cr_data_200.A197"/>
            <chart:data-point chart:repeated="196"/>
          </chart:series>
          <chart:series chart:style-name="ch8" chart:values-cell-range-address="cr_data_200.C2:cr_data_200.C197" chart:label-cell-address="cr_data_200.C1:cr_data_200.C1" chart:class="chart:scatter">
            <chart:data-point chart:repeated="19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p_diff</text:p>
                <draw:g>
                  <svg:desc>cr_data_200.B1:cr_data_200.B1</svg:desc>
                </draw:g>
              </table:table-cell>
              <table:table-cell office:value-type="string">
                <text:p>extrm_diff</text:p>
                <draw:g>
                  <svg:desc>cr_data_200.C1:cr_data_200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cr_data_200.A2:cr_data_200.A197</svg:desc>
                </draw:g>
              </table:table-cell>
              <table:table-cell office:value-type="float" office:value="0.1">
                <text:p>0.1</text:p>
                <draw:g>
                  <svg:desc>cr_data_200.B2:cr_data_200.B197</svg:desc>
                </draw:g>
              </table:table-cell>
              <table:table-cell office:value-type="float" office:value="0.05">
                <text:p>0.05</text:p>
                <draw:g>
                  <svg:desc>cr_data_200.C2:cr_data_200.C1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333333333333334">
                <text:p>0.0333333333333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0285714285714285">
                <text:p>0.0285714285714285</text:p>
              </table:table-cell>
              <table:table-cell office:value-type="float" office:value="0.0238095238095238">
                <text:p>0.0238095238095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25">
                <text:p>0.02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158730158730159">
                <text:p>0.0158730158730159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142857142857143">
                <text:p>0.0142857142857143</text:p>
              </table:table-cell>
              <table:table-cell office:value-type="float" office:value="0.0111111111111111">
                <text:p>0.0111111111111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.0101010101010101">
                <text:p>0.0101010101010101</text:p>
              </table:table-cell>
              <table:table-cell office:value-type="float" office:value="0.00909090909090909">
                <text:p>0.00909090909090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.0101010101010101">
                <text:p>0.0101010101010101</text:p>
              </table:table-cell>
              <table:table-cell office:value-type="float" office:value="0.00757575757575758">
                <text:p>0.007575757575757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0.00699300699300703">
                <text:p>0.00699300699300703</text:p>
              </table:table-cell>
              <table:table-cell office:value-type="float" office:value="0.0064102564102564">
                <text:p>0.00641025641025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0064935064935065">
                <text:p>0.0064935064935065</text:p>
              </table:table-cell>
              <table:table-cell office:value-type="float" office:value="0.0054945054945055">
                <text:p>0.00549450549450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.00512820512820511">
                <text:p>0.00512820512820511</text:p>
              </table:table-cell>
              <table:table-cell office:value-type="float" office:value="0.00476190476190476">
                <text:p>0.004761904761904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0.00480769230769229">
                <text:p>0.00480769230769229</text:p>
              </table:table-cell>
              <table:table-cell office:value-type="float" office:value="0.00416666666666667">
                <text:p>0.0041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0.00392156862745097">
                <text:p>0.00392156862745097</text:p>
              </table:table-cell>
              <table:table-cell office:value-type="float" office:value="0.0036764705882353">
                <text:p>0.00367647058823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0.00392156862745097">
                <text:p>0.00392156862745097</text:p>
              </table:table-cell>
              <table:table-cell office:value-type="float" office:value="0.00326797385620915">
                <text:p>0.003267973856209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0.00309597523219812">
                <text:p>0.00309597523219812</text:p>
              </table:table-cell>
              <table:table-cell office:value-type="float" office:value="0.00292397660818713">
                <text:p>0.002923976608187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00294117647058828">
                <text:p>0.00294117647058828</text:p>
              </table:table-cell>
              <table:table-cell office:value-type="float" office:value="0.00263157894736842">
                <text:p>0.002631578947368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0.0025062656641604">
                <text:p>0.0025062656641604</text:p>
              </table:table-cell>
              <table:table-cell office:value-type="float" office:value="0.00238095238095239">
                <text:p>0.002380952380952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0.00239234449760767">
                <text:p>0.00239234449760767</text:p>
              </table:table-cell>
              <table:table-cell office:value-type="float" office:value="0.00216450216450216">
                <text:p>0.002164502164502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0.00207039337474124">
                <text:p>0.00207039337474124</text:p>
              </table:table-cell>
              <table:table-cell office:value-type="float" office:value="0.00197628458498024">
                <text:p>0.001976284584980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00207039337474124">
                <text:p>0.00207039337474124</text:p>
              </table:table-cell>
              <table:table-cell office:value-type="float" office:value="0.00181159420289855">
                <text:p>0.001811594202898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0.00173913043478258">
                <text:p>0.00173913043478258</text:p>
              </table:table-cell>
              <table:table-cell office:value-type="float" office:value="0.00166666666666666">
                <text:p>0.001666666666666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0.00167224080267558">
                <text:p>0.00167224080267558</text:p>
              </table:table-cell>
              <table:table-cell office:value-type="float" office:value="0.00153846153846154">
                <text:p>0.001538461538461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0.00148148148148147">
                <text:p>0.00148148148148147</text:p>
              </table:table-cell>
              <table:table-cell office:value-type="float" office:value="0.00142450142450143">
                <text:p>0.001424501424501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0.00142857142857145">
                <text:p>0.00142857142857145</text:p>
              </table:table-cell>
              <table:table-cell office:value-type="float" office:value="0.00132275132275132">
                <text:p>0.001322751322751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0.00127713920817374">
                <text:p>0.00127713920817374</text:p>
              </table:table-cell>
              <table:table-cell office:value-type="float" office:value="0.00123152709359606">
                <text:p>0.001231527093596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0.00127713920817374">
                <text:p>0.00127713920817374</text:p>
              </table:table-cell>
              <table:table-cell office:value-type="float" office:value="0.00114942528735632">
                <text:p>0.001149425287356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0.0011123470522803">
                <text:p>0.0011123470522803</text:p>
              </table:table-cell>
              <table:table-cell office:value-type="float" office:value="0.0010752688172043">
                <text:p>0.00107526881720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0.00107758620689657">
                <text:p>0.00107758620689657</text:p>
              </table:table-cell>
              <table:table-cell office:value-type="float" office:value="0.00100806451612903">
                <text:p>0.001008064516129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0.000977517106549364">
                <text:p>0.000977517106549364</text:p>
              </table:table-cell>
              <table:table-cell office:value-type="float" office:value="0.000946969696969696">
                <text:p>0.0009469696969696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000948766603415585">
                <text:p>0.000948766603415585</text:p>
              </table:table-cell>
              <table:table-cell office:value-type="float" office:value="0.000891265597147951">
                <text:p>0.0008912655971479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0.000865800865800848">
                <text:p>0.000865800865800848</text:p>
              </table:table-cell>
              <table:table-cell office:value-type="float" office:value="0.000840336134453782">
                <text:p>0.0008403361344537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0.000865800865800848">
                <text:p>0.000865800865800848</text:p>
              </table:table-cell>
              <table:table-cell office:value-type="float" office:value="0.000793650793650794">
                <text:p>0.0007936507936507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0.000772200772200804">
                <text:p>0.000772200772200804</text:p>
              </table:table-cell>
              <table:table-cell office:value-type="float" office:value="0.000750750750750748">
                <text:p>0.0007507507507507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0.000751879699248115">
                <text:p>0.000751879699248115</text:p>
              </table:table-cell>
              <table:table-cell office:value-type="float" office:value="0.00071123755334282">
                <text:p>0.000711237553342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0.000693000693000656">
                <text:p>0.000693000693000656</text:p>
              </table:table-cell>
              <table:table-cell office:value-type="float" office:value="0.000674763832658569">
                <text:p>0.0006747638326585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0.000675675675675669">
                <text:p>0.000675675675675669</text:p>
              </table:table-cell>
              <table:table-cell office:value-type="float" office:value="0.000641025641025639">
                <text:p>0.0006410256410256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0.000625390869293307">
                <text:p>0.000625390869293307</text:p>
              </table:table-cell>
              <table:table-cell office:value-type="float" office:value="0.000609756097560976">
                <text:p>0.0006097560975609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0.000625390869293307">
                <text:p>0.000625390869293307</text:p>
              </table:table-cell>
              <table:table-cell office:value-type="float" office:value="0.000580720092915217">
                <text:p>0.0005807200929152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000567214974475316">
                <text:p>0.000567214974475316</text:p>
              </table:table-cell>
              <table:table-cell office:value-type="float" office:value="0.000553709856035436">
                <text:p>0.0005537098560354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000554323725055483">
                <text:p>0.000554323725055483</text:p>
              </table:table-cell>
              <table:table-cell office:value-type="float" office:value="0.000528541226215644">
                <text:p>0.0005285412262156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0.00051679586563308">
                <text:p>0.00051679586563308</text:p>
              </table:table-cell>
              <table:table-cell office:value-type="float" office:value="0.000505050505050505">
                <text:p>0.0005050505050505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0.000505561172901903">
                <text:p>0.000505561172901903</text:p>
              </table:table-cell>
              <table:table-cell office:value-type="float" office:value="0.000483091787439615">
                <text:p>0.0004830917874396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0.000472813238770686">
                <text:p>0.000472813238770686</text:p>
              </table:table-cell>
              <table:table-cell office:value-type="float" office:value="0.000462534690101758">
                <text:p>0.0004625346901017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0.000472813238770686">
                <text:p>0.000472813238770686</text:p>
              </table:table-cell>
              <table:table-cell office:value-type="float" office:value="0.000443262411347518">
                <text:p>0.0004432624113475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0.000434216239687368">
                <text:p>0.000434216239687368</text:p>
              </table:table-cell>
              <table:table-cell office:value-type="float" office:value="0.000425170068027211">
                <text:p>0.0004251700680272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0.000425531914893584">
                <text:p>0.000425531914893584</text:p>
              </table:table-cell>
              <table:table-cell office:value-type="float" office:value="0.00040816326530612">
                <text:p>0.000408163265306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0.000400160064025601">
                <text:p>0.000400160064025601</text:p>
              </table:table-cell>
              <table:table-cell office:value-type="float" office:value="0.000392156862745099">
                <text:p>0.0003921568627450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0.000392464678178994">
                <text:p>0.000392464678178994</text:p>
              </table:table-cell>
              <table:table-cell office:value-type="float" office:value="0.00037707390648567">
                <text:p>0.000377073906485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0.00036995930447653">
                <text:p>0.00036995930447653</text:p>
              </table:table-cell>
              <table:table-cell office:value-type="float" office:value="0.000362844702467346">
                <text:p>0.0003628447024673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00036995930447653">
                <text:p>0.00036995930447653</text:p>
              </table:table-cell>
              <table:table-cell office:value-type="float" office:value="0.000349406009783369">
                <text:p>0.0003494060097833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0.000343053173241847">
                <text:p>0.000343053173241847</text:p>
              </table:table-cell>
              <table:table-cell office:value-type="float" office:value="0.000336700336700337">
                <text:p>0.0003367003367003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0.000336927223719641">
                <text:p>0.000336927223719641</text:p>
              </table:table-cell>
              <table:table-cell office:value-type="float" office:value="0.000324675324675325">
                <text:p>0.0003246753246753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">
                <text:p>57</text:p>
              </table:table-cell>
              <table:table-cell office:value-type="float" office:value="0.000318979266347663">
                <text:p>0.000318979266347663</text:p>
              </table:table-cell>
              <table:table-cell office:value-type="float" office:value="0.00031328320802005">
                <text:p>0.000313283208020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0.000313479623824442">
                <text:p>0.000313479623824442</text:p>
              </table:table-cell>
              <table:table-cell office:value-type="float" office:value="0.000302480338777979">
                <text:p>0.0003024803387779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0.000297353553375013">
                <text:p>0.000297353553375013</text:p>
              </table:table-cell>
              <table:table-cell office:value-type="float" office:value="0.000292226767971946">
                <text:p>0.0002922267679719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0.000297353553375013">
                <text:p>0.000297353553375013</text:p>
              </table:table-cell>
              <table:table-cell office:value-type="float" office:value="0.000282485875706215">
                <text:p>0.0002824858757062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1">
                <text:p>61</text:p>
              </table:table-cell>
              <table:table-cell office:value-type="float" office:value="0.000277854959710999">
                <text:p>0.000277854959710999</text:p>
              </table:table-cell>
              <table:table-cell office:value-type="float" office:value="0.000273224043715846">
                <text:p>0.0002732240437158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">
                <text:p>62</text:p>
              </table:table-cell>
              <table:table-cell office:value-type="float" office:value="0.000273373428102797">
                <text:p>0.000273373428102797</text:p>
              </table:table-cell>
              <table:table-cell office:value-type="float" office:value="0.000264410364886305">
                <text:p>0.0002644103648863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">
                <text:p>63</text:p>
              </table:table-cell>
              <table:table-cell office:value-type="float" office:value="0.000260213374967455">
                <text:p>0.000260213374967455</text:p>
              </table:table-cell>
              <table:table-cell office:value-type="float" office:value="0.000256016385048644">
                <text:p>0.0002560163850486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000256147540983631">
                <text:p>0.000256147540983631</text:p>
              </table:table-cell>
              <table:table-cell office:value-type="float" office:value="0.000248015873015872">
                <text:p>0.0002480158730158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">
                <text:p>65</text:p>
              </table:table-cell>
              <table:table-cell office:value-type="float" office:value="0.000244200244200299">
                <text:p>0.000244200244200299</text:p>
              </table:table-cell>
              <table:table-cell office:value-type="float" office:value="0.000240384615384615">
                <text:p>0.0002403846153846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0.000244200244200299">
                <text:p>0.000244200244200299</text:p>
              </table:table-cell>
              <table:table-cell office:value-type="float" office:value="0.000233100233100234">
                <text:p>0.0002331002331002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0.000229621125143464">
                <text:p>0.000229621125143464</text:p>
              </table:table-cell>
              <table:table-cell office:value-type="float" office:value="0.000226142017186794">
                <text:p>0.0002261420171867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">
                <text:p>68</text:p>
              </table:table-cell>
              <table:table-cell office:value-type="float" office:value="0.000226244343891402">
                <text:p>0.000226244343891402</text:p>
              </table:table-cell>
              <table:table-cell office:value-type="float" office:value="0.000219490781387182">
                <text:p>0.0002194907813871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0.000216309755570021">
                <text:p>0.000216309755570021</text:p>
              </table:table-cell>
              <table:table-cell office:value-type="float" office:value="0.00021312872975277">
                <text:p>0.000213128729752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0.000213219616204685">
                <text:p>0.000213219616204685</text:p>
              </table:table-cell>
              <table:table-cell office:value-type="float" office:value="0.000207039337474121">
                <text:p>0.0002070393374741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0.000204123290467428">
                <text:p>0.000204123290467428</text:p>
              </table:table-cell>
              <table:table-cell office:value-type="float" office:value="0.000201207243460764">
                <text:p>0.0002012072434607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">
                <text:p>72</text:p>
              </table:table-cell>
              <table:table-cell office:value-type="float" office:value="0.000204123290467428">
                <text:p>0.000204123290467428</text:p>
              </table:table-cell>
              <table:table-cell office:value-type="float" office:value="0.000195618153364633">
                <text:p>0.0001956181533646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0.000192938452633573">
                <text:p>0.000192938452633573</text:p>
              </table:table-cell>
              <table:table-cell office:value-type="float" office:value="0.000190258751902588">
                <text:p>0.0001902587519025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000190331176246672">
                <text:p>0.000190331176246672</text:p>
              </table:table-cell>
              <table:table-cell office:value-type="float" office:value="0.000185116623472786">
                <text:p>0.0001851166234727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0.000182648401826524">
                <text:p>0.000182648401826524</text:p>
              </table:table-cell>
              <table:table-cell office:value-type="float" office:value="0.00018018018018018">
                <text:p>0.000180180180180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0.00018024513338144">
                <text:p>0.00018024513338144</text:p>
              </table:table-cell>
              <table:table-cell office:value-type="float" office:value="0.00017543859649123">
                <text:p>0.000175438596491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">
                <text:p>77</text:p>
              </table:table-cell>
              <table:table-cell office:value-type="float" office:value="0.000173160173160158">
                <text:p>0.000173160173160158</text:p>
              </table:table-cell>
              <table:table-cell office:value-type="float" office:value="0.000170881749829117">
                <text:p>0.0001708817498291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0.000173160173160158">
                <text:p>0.000173160173160158</text:p>
              </table:table-cell>
              <table:table-cell office:value-type="float" office:value="0.000166500166500168">
                <text:p>0.0001665001665001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0.000164392569455885">
                <text:p>0.000164392569455885</text:p>
              </table:table-cell>
              <table:table-cell office:value-type="float" office:value="0.000162284972411554">
                <text:p>0.0001622849724115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0.000162337662337642">
                <text:p>0.000162337662337642</text:p>
              </table:table-cell>
              <table:table-cell office:value-type="float" office:value="0.000158227848101265">
                <text:p>0.0001582278481012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0.000156274417877744">
                <text:p>0.000156274417877744</text:p>
              </table:table-cell>
              <table:table-cell office:value-type="float" office:value="0.000154320987654322">
                <text:p>0.0001543209876543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0.000154368632293955">
                <text:p>0.000154368632293955</text:p>
              </table:table-cell>
              <table:table-cell office:value-type="float" office:value="0.000150557061126166">
                <text:p>0.0001505570611261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3">
                <text:p>83</text:p>
              </table:table-cell>
              <table:table-cell office:value-type="float" office:value="0.000148743120630679">
                <text:p>0.000148743120630679</text:p>
              </table:table-cell>
              <table:table-cell office:value-type="float" office:value="0.000146929180135175">
                <text:p>0.0001469291801351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000148743120630679">
                <text:p>0.000148743120630679</text:p>
              </table:table-cell>
              <table:table-cell office:value-type="float" office:value="0.000143430866322434">
                <text:p>0.0001434308663224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0.000141743444365738">
                <text:p>0.000141743444365738</text:p>
              </table:table-cell>
              <table:table-cell office:value-type="float" office:value="0.000140056022408963">
                <text:p>0.0001400560224089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0.000140095264780038">
                <text:p>0.000140095264780038</text:p>
              </table:table-cell>
              <table:table-cell office:value-type="float" office:value="0.000136798905608755">
                <text:p>0.0001367989056087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0.000135226504394848">
                <text:p>0.000135226504394848</text:p>
              </table:table-cell>
              <table:table-cell office:value-type="float" office:value="0.000133654103180968">
                <text:p>0.0001336541031809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">
                <text:p>88</text:p>
              </table:table-cell>
              <table:table-cell office:value-type="float" office:value="0.000133689839572182">
                <text:p>0.000133689839572182</text:p>
              </table:table-cell>
              <table:table-cell office:value-type="float" office:value="0.000130616509926854">
                <text:p>0.0001306165099268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0.000129148908691701">
                <text:p>0.000129148908691701</text:p>
              </table:table-cell>
              <table:table-cell office:value-type="float" office:value="0.000127681307456589">
                <text:p>0.0001276813074565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0.000129148908691701">
                <text:p>0.000129148908691701</text:p>
              </table:table-cell>
              <table:table-cell office:value-type="float" office:value="0.000124843945068663">
                <text:p>0.0001248439450686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0.000123472033584426">
                <text:p>0.000123472033584426</text:p>
              </table:table-cell>
              <table:table-cell office:value-type="float" office:value="0.000122100122100122">
                <text:p>0.0001221001221001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2">
                <text:p>92</text:p>
              </table:table-cell>
              <table:table-cell office:value-type="float" office:value="0.000122129946262817">
                <text:p>0.000122129946262817</text:p>
              </table:table-cell>
              <table:table-cell office:value-type="float" office:value="0.000119445771619686">
                <text:p>0.0001194457716196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">
                <text:p>93</text:p>
              </table:table-cell>
              <table:table-cell office:value-type="float" office:value="0.000118161408483974">
                <text:p>0.000118161408483974</text:p>
              </table:table-cell>
              <table:table-cell office:value-type="float" office:value="0.000116877045348292">
                <text:p>0.0001168770453482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000116904372223503">
                <text:p>0.000116904372223503</text:p>
              </table:table-cell>
              <table:table-cell office:value-type="float" office:value="0.000114390299702586">
                <text:p>0.0001143902997025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5">
                <text:p>95</text:p>
              </table:table-cell>
              <table:table-cell office:value-type="float" office:value="0.000113186191284642">
                <text:p>0.000113186191284642</text:p>
              </table:table-cell>
              <table:table-cell office:value-type="float" office:value="0.000111982082866741">
                <text:p>0.0001119820828667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6">
                <text:p>96</text:p>
              </table:table-cell>
              <table:table-cell office:value-type="float" office:value="0.000113186191284642">
                <text:p>0.000113186191284642</text:p>
              </table:table-cell>
              <table:table-cell office:value-type="float" office:value="0.000109649122807018">
                <text:p>0.0001096491228070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0.000108518719479145">
                <text:p>0.000108518719479145</text:p>
              </table:table-cell>
              <table:table-cell office:value-type="float" office:value="0.000107388316151202">
                <text:p>0.0001073883161512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0.000107411385606881">
                <text:p>0.000107411385606881</text:p>
              </table:table-cell>
              <table:table-cell office:value-type="float" office:value="0.000105196717862403">
                <text:p>0.0001051967178624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0.000104134124752686">
                <text:p>0.000104134124752686</text:p>
              </table:table-cell>
              <table:table-cell office:value-type="float" office:value="0.000103071531642959">
                <text:p>0.0001030715316429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0.000103092783505176">
                <text:p>0.000103092783505176</text:p>
              </table:table-cell>
              <table:table-cell office:value-type="float" office:value="0.000101010101010102">
                <text:p>0.0001010101010101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0.000100010001000073">
                <text:p>0.000100010001000073</text:p>
              </table:table-cell>
              <table:table-cell office:value-type="float" office:value="0.0000990099009900991">
                <text:p>0.00009900990099009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2">
                <text:p>102</text:p>
              </table:table-cell>
              <table:table-cell office:value-type="float" office:value="0.000100010001000073">
                <text:p>0.000100010001000073</text:p>
              </table:table-cell>
              <table:table-cell office:value-type="float" office:value="0.0000970685303824503">
                <text:p>0.00009706853038245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3">
                <text:p>103</text:p>
              </table:table-cell>
              <table:table-cell office:value-type="float" office:value="0.0000961261174661221">
                <text:p>0.0000961261174661221</text:p>
              </table:table-cell>
              <table:table-cell office:value-type="float" office:value="0.0000951837045497818">
                <text:p>0.00009518370454978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0.000095201827875091">
                <text:p>0.000095201827875091</text:p>
              </table:table-cell>
              <table:table-cell office:value-type="float" office:value="0.0000933532486930531">
                <text:p>0.00009335324869305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5">
                <text:p>105</text:p>
              </table:table-cell>
              <table:table-cell office:value-type="float" office:value="0.0000924641701340878">
                <text:p>0.0000924641701340878</text:p>
              </table:table-cell>
              <table:table-cell office:value-type="float" office:value="0.0000915750915750913">
                <text:p>0.00009157509157509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6">
                <text:p>106</text:p>
              </table:table-cell>
              <table:table-cell office:value-type="float" office:value="0.0000915918666422044">
                <text:p>0.0000915918666422044</text:p>
              </table:table-cell>
              <table:table-cell office:value-type="float" office:value="0.0000898472596585816">
                <text:p>0.00008984725965858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7">
                <text:p>107</text:p>
              </table:table-cell>
              <table:table-cell office:value-type="float" office:value="0.0000890075656430622">
                <text:p>0.0000890075656430622</text:p>
              </table:table-cell>
              <table:table-cell office:value-type="float" office:value="0.0000881678716275793">
                <text:p>0.00008816787162757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8">
                <text:p>108</text:p>
              </table:table-cell>
              <table:table-cell office:value-type="float" office:value="0.0000890075656430622">
                <text:p>0.0000890075656430622</text:p>
              </table:table-cell>
              <table:table-cell office:value-type="float" office:value="0.000086535133264105">
                <text:p>0.0000865351332641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0.000085741232958958">
                <text:p>0.000085741232958958</text:p>
              </table:table-cell>
              <table:table-cell office:value-type="float" office:value="0.0000849473326537537">
                <text:p>0.00008494733265375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0">
                <text:p>110</text:p>
              </table:table-cell>
              <table:table-cell office:value-type="float" office:value="0.0000849617672047387">
                <text:p>0.0000849617672047387</text:p>
              </table:table-cell>
              <table:table-cell office:value-type="float" office:value="0.0000834028356964146">
                <text:p>0.00008340283569641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1">
                <text:p>111</text:p>
              </table:table-cell>
              <table:table-cell office:value-type="float" office:value="0.0000826514587982108">
                <text:p>0.0000826514587982108</text:p>
              </table:table-cell>
              <table:table-cell office:value-type="float" office:value="0.0000819000819000815">
                <text:p>0.00008190008190008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0.0000819134993446657">
                <text:p>0.0000819134993446657</text:p>
              </table:table-cell>
              <table:table-cell office:value-type="float" office:value="0.0000804375804375809">
                <text:p>0.00008043758043758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3">
                <text:p>113</text:p>
              </table:table-cell>
              <table:table-cell office:value-type="float" office:value="0.0000797257434425602">
                <text:p>0.0000797257434425602</text:p>
              </table:table-cell>
              <table:table-cell office:value-type="float" office:value="0.0000790139064475344">
                <text:p>0.00007901390644753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0.0000797257434425602">
                <text:p>0.0000797257434425602</text:p>
              </table:table-cell>
              <table:table-cell office:value-type="float" office:value="0.0000776276975624907">
                <text:p>0.00007762769756249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5">
                <text:p>115</text:p>
              </table:table-cell>
              <table:table-cell office:value-type="float" office:value="0.0000769526741054571">
                <text:p>0.0000769526741054571</text:p>
              </table:table-cell>
              <table:table-cell office:value-type="float" office:value="0.0000762776506483594">
                <text:p>0.00007627765064835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6">
                <text:p>116</text:p>
              </table:table-cell>
              <table:table-cell office:value-type="float" office:value="0.000076289288983844">
                <text:p>0.000076289288983844</text:p>
              </table:table-cell>
              <table:table-cell office:value-type="float" office:value="0.0000749625187406299">
                <text:p>0.00007496251874062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7">
                <text:p>117</text:p>
              </table:table-cell>
              <table:table-cell office:value-type="float" office:value="0.0000743218134522383">
                <text:p>0.0000743218134522383</text:p>
              </table:table-cell>
              <table:table-cell office:value-type="float" office:value="0.0000736811081638658">
                <text:p>0.00007368110816386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8">
                <text:p>118</text:p>
              </table:table-cell>
              <table:table-cell office:value-type="float" office:value="0.0000736919675755621">
                <text:p>0.0000736919675755621</text:p>
              </table:table-cell>
              <table:table-cell office:value-type="float" office:value="0.0000724322758221072">
                <text:p>0.00007243227582210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9">
                <text:p>119</text:p>
              </table:table-cell>
              <table:table-cell office:value-type="float" office:value="0.0000718236012353657">
                <text:p>0.0000718236012353657</text:p>
              </table:table-cell>
              <table:table-cell office:value-type="float" office:value="0.0000712149266486259">
                <text:p>0.00007121492664862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0.0000718236012353657">
                <text:p>0.0000718236012353657</text:p>
              </table:table-cell>
              <table:table-cell office:value-type="float" office:value="0.0000700280112044815">
                <text:p>0.00007002801120448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1">
                <text:p>121</text:p>
              </table:table-cell>
              <table:table-cell office:value-type="float" office:value="0.0000694492673102287">
                <text:p>0.0000694492673102287</text:p>
              </table:table-cell>
              <table:table-cell office:value-type="float" office:value="0.0000688705234159776">
                <text:p>0.00006887052341597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0.0000688800110208443">
                <text:p>0.0000688800110208443</text:p>
              </table:table-cell>
              <table:table-cell office:value-type="float" office:value="0.0000677414984419453">
                <text:p>0.00006774149844194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3">
                <text:p>123</text:p>
              </table:table-cell>
              <table:table-cell office:value-type="float" office:value="0.0000671907545521377">
                <text:p>0.0000671907545521377</text:p>
              </table:table-cell>
              <table:table-cell office:value-type="float" office:value="0.0000666400106624013">
                <text:p>0.00006664001066240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0.0000666488936283405">
                <text:p>0.0000666488936283405</text:p>
              </table:table-cell>
              <table:table-cell office:value-type="float" office:value="0.0000655651717807512">
                <text:p>0.00006556517178075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0.0000650406504065226">
                <text:p>0.0000650406504065226</text:p>
              </table:table-cell>
              <table:table-cell office:value-type="float" office:value="0.0000645161290322577">
                <text:p>0.00006451612903225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6">
                <text:p>126</text:p>
              </table:table-cell>
              <table:table-cell office:value-type="float" office:value="0.0000650406504065226">
                <text:p>0.0000650406504065226</text:p>
              </table:table-cell>
              <table:table-cell office:value-type="float" office:value="0.0000634920634920641">
                <text:p>0.00006349206349206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7">
                <text:p>127</text:p>
              </table:table-cell>
              <table:table-cell office:value-type="float" office:value="0.0000629921259842625">
                <text:p>0.0000629921259842625</text:p>
              </table:table-cell>
              <table:table-cell office:value-type="float" office:value="0.0000624921884764401">
                <text:p>0.00006249218847644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8">
                <text:p>128</text:p>
              </table:table-cell>
              <table:table-cell office:value-type="float" office:value="0.0000625000000000209">
                <text:p>0.0000625000000000209</text:p>
              </table:table-cell>
              <table:table-cell office:value-type="float" office:value="0.000061515748031496">
                <text:p>0.0000615157480314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0.0000610388817676721">
                <text:p>0.0000610388817676721</text:p>
              </table:table-cell>
              <table:table-cell office:value-type="float" office:value="0.0000605620155038761">
                <text:p>0.00006056201550387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0">
                <text:p>130</text:p>
              </table:table-cell>
              <table:table-cell office:value-type="float" office:value="0.000060569351907902">
                <text:p>0.000060569351907902</text:p>
              </table:table-cell>
              <table:table-cell office:value-type="float" office:value="0.0000596302921884312">
                <text:p>0.00005963029218843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1">
                <text:p>131</text:p>
              </table:table-cell>
              <table:table-cell office:value-type="float" office:value="0.0000591750991182916">
                <text:p>0.0000591750991182916</text:p>
              </table:table-cell>
              <table:table-cell office:value-type="float" office:value="0.0000587199060481511">
                <text:p>0.00005871990604815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2">
                <text:p>132</text:p>
              </table:table-cell>
              <table:table-cell office:value-type="float" office:value="0.0000591750991182916">
                <text:p>0.0000591750991182916</text:p>
              </table:table-cell>
              <table:table-cell office:value-type="float" office:value="0.0000578302105019657">
                <text:p>0.00005783021050196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3">
                <text:p>133</text:p>
              </table:table-cell>
              <table:table-cell office:value-type="float" office:value="0.0000573953968891483">
                <text:p>0.0000573953968891483</text:p>
              </table:table-cell>
              <table:table-cell office:value-type="float" office:value="0.0000569605832763734">
                <text:p>0.00005696058327637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0.0000569670730317662">
                <text:p>0.0000569670730317662</text:p>
              </table:table-cell>
              <table:table-cell office:value-type="float" office:value="0.0000561104253170236">
                <text:p>0.00005611042531702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0.00005569479253692">
                <text:p>0.00005569479253692</text:p>
              </table:table-cell>
              <table:table-cell office:value-type="float" office:value="0.0000552791597567713">
                <text:p>0.00005527915975677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6">
                <text:p>136</text:p>
              </table:table-cell>
              <table:table-cell office:value-type="float" office:value="0.0000552852720035468">
                <text:p>0.0000552852720035468</text:p>
              </table:table-cell>
              <table:table-cell office:value-type="float" office:value="0.0000544662309368196">
                <text:p>0.00005446623093681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7">
                <text:p>137</text:p>
              </table:table-cell>
              <table:table-cell office:value-type="float" office:value="0.0000540686672073631">
                <text:p>0.0000540686672073631</text:p>
              </table:table-cell>
              <table:table-cell office:value-type="float" office:value="0.0000536711034778876">
                <text:p>0.00005367110347788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8">
                <text:p>138</text:p>
              </table:table-cell>
              <table:table-cell office:value-type="float" office:value="0.0000540686672073631">
                <text:p>0.0000540686672073631</text:p>
              </table:table-cell>
              <table:table-cell office:value-type="float" office:value="0.0000528932613984975">
                <text:p>0.00005289326139849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0.0000525127343380949">
                <text:p>0.0000525127343380949</text:p>
              </table:table-cell>
              <table:table-cell office:value-type="float" office:value="0.0000521322072776559">
                <text:p>0.00005213220727765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0">
                <text:p>140</text:p>
              </table:table-cell>
              <table:table-cell office:value-type="float" office:value="0.0000521376433785248">
                <text:p>0.0000521376433785248</text:p>
              </table:table-cell>
              <table:table-cell office:value-type="float" office:value="0.0000513874614594045">
                <text:p>0.00005138746145940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1">
                <text:p>141</text:p>
              </table:table-cell>
              <table:table-cell office:value-type="float" office:value="0.0000510230113781041">
                <text:p>0.0000510230113781041</text:p>
              </table:table-cell>
              <table:table-cell office:value-type="float" office:value="0.0000506585612968591">
                <text:p>0.00005065856129685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2">
                <text:p>142</text:p>
              </table:table-cell>
              <table:table-cell office:value-type="float" office:value="0.0000506636943966021">
                <text:p>0.0000506636943966021</text:p>
              </table:table-cell>
              <table:table-cell office:value-type="float" office:value="0.0000499450604335228">
                <text:p>0.00004994506043352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3">
                <text:p>143</text:p>
              </table:table-cell>
              <table:table-cell office:value-type="float" office:value="0.0000495957942766578">
                <text:p>0.0000495957942766578</text:p>
              </table:table-cell>
              <table:table-cell office:value-type="float" office:value="0.0000492465281197677">
                <text:p>0.00004924652811976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0.0000495957942766578">
                <text:p>0.0000495957942766578</text:p>
              </table:table-cell>
              <table:table-cell office:value-type="float" office:value="0.0000485625485625489">
                <text:p>0.00004856254856254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0.0000482276344345167">
                <text:p>0.0000482276344345167</text:p>
              </table:table-cell>
              <table:table-cell office:value-type="float" office:value="0.0000478927203065131">
                <text:p>0.00004789272030651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6">
                <text:p>146</text:p>
              </table:table-cell>
              <table:table-cell office:value-type="float" office:value="0.0000478973081712852">
                <text:p>0.0000478973081712852</text:p>
              </table:table-cell>
              <table:table-cell office:value-type="float" office:value="0.0000472366556447806">
                <text:p>0.00004723665564478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7">
                <text:p>147</text:p>
              </table:table-cell>
              <table:table-cell office:value-type="float" office:value="0.0000469153178512816">
                <text:p>0.0000469153178512816</text:p>
              </table:table-cell>
              <table:table-cell office:value-type="float" office:value="0.0000465939800577764">
                <text:p>0.00004659398005777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8">
                <text:p>148</text:p>
              </table:table-cell>
              <table:table-cell office:value-type="float" office:value="0.0000465983224604005">
                <text:p>0.0000465983224604005</text:p>
              </table:table-cell>
              <table:table-cell office:value-type="float" office:value="0.0000459643316786168">
                <text:p>0.00004596433167861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0.0000456558462311185">
                <text:p>0.0000456558462311185</text:p>
              </table:table-cell>
              <table:table-cell office:value-type="float" office:value="0.0000453473607836029">
                <text:p>0.00004534736078360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0">
                <text:p>150</text:p>
              </table:table-cell>
              <table:table-cell office:value-type="float" office:value="0.0000456558462311185">
                <text:p>0.0000456558462311185</text:p>
              </table:table-cell>
              <table:table-cell office:value-type="float" office:value="0.0000447427293064871">
                <text:p>0.00004474272930648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1">
                <text:p>151</text:p>
              </table:table-cell>
              <table:table-cell office:value-type="float" office:value="0.0000444464198408601">
                <text:p>0.0000444464198408601</text:p>
              </table:table-cell>
              <table:table-cell office:value-type="float" office:value="0.0000441501103752764">
                <text:p>0.00004415011037527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2">
                <text:p>152</text:p>
              </table:table-cell>
              <table:table-cell office:value-type="float" office:value="0.0000441540091840609">
                <text:p>0.0000441540091840609</text:p>
              </table:table-cell>
              <table:table-cell office:value-type="float" office:value="0.0000435691878703385">
                <text:p>0.00004356918787033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0.0000432844219365736">
                <text:p>0.0000432844219365736</text:p>
              </table:table-cell>
              <table:table-cell office:value-type="float" office:value="0.0000429996560027514">
                <text:p>0.00004299965600275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0.000043003354261606">
                <text:p>0.000043003354261606</text:p>
              </table:table-cell>
              <table:table-cell office:value-type="float" office:value="0.0000424412189118069">
                <text:p>0.00004244121891180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5">
                <text:p>155</text:p>
              </table:table-cell>
              <table:table-cell office:value-type="float" office:value="0.0000421674045962273">
                <text:p>0.0000421674045962273</text:p>
              </table:table-cell>
              <table:table-cell office:value-type="float" office:value="0.0000418935902806875">
                <text:p>0.00004189359028068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0.0000421674045962273">
                <text:p>0.0000421674045962273</text:p>
              </table:table-cell>
              <table:table-cell office:value-type="float" office:value="0.0000413564929693964">
                <text:p>0.00004135649296939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7">
                <text:p>157</text:p>
              </table:table-cell>
              <table:table-cell office:value-type="float" office:value="0.0000410930758167338">
                <text:p>0.0000410930758167338</text:p>
              </table:table-cell>
              <table:table-cell office:value-type="float" office:value="0.000040829658664053">
                <text:p>0.0000408296586640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8">
                <text:p>158</text:p>
              </table:table-cell>
              <table:table-cell office:value-type="float" office:value="0.0000408329930584039">
                <text:p>0.0000408329930584039</text:p>
              </table:table-cell>
              <table:table-cell office:value-type="float" office:value="0.0000403128275417242">
                <text:p>0.00004031282754172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9">
                <text:p>159</text:p>
              </table:table-cell>
              <table:table-cell office:value-type="float" office:value="0.0000400592877458639">
                <text:p>0.0000400592877458639</text:p>
              </table:table-cell>
              <table:table-cell office:value-type="float" office:value="0.0000398057479500035">
                <text:p>0.00003980574795000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0">
                <text:p>160</text:p>
              </table:table-cell>
              <table:table-cell office:value-type="float" office:value="0.0000398089171974592">
                <text:p>0.0000398089171974592</text:p>
              </table:table-cell>
              <table:table-cell office:value-type="float" office:value="0.0000393081761006289">
                <text:p>0.00003930817610062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1">
                <text:p>161</text:p>
              </table:table-cell>
              <table:table-cell office:value-type="float" office:value="0.0000390640259385067">
                <text:p>0.0000390640259385067</text:p>
              </table:table-cell>
              <table:table-cell office:value-type="float" office:value="0.0000388198757763983">
                <text:p>0.00003881987577639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2">
                <text:p>162</text:p>
              </table:table-cell>
              <table:table-cell office:value-type="float" office:value="0.0000390640259385067">
                <text:p>0.0000390640259385067</text:p>
              </table:table-cell>
              <table:table-cell office:value-type="float" office:value="0.0000383406180507629">
                <text:p>0.00003834061805076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3">
                <text:p>163</text:p>
              </table:table-cell>
              <table:table-cell office:value-type="float" office:value="0.0000381053995351377">
                <text:p>0.0000381053995351377</text:p>
              </table:table-cell>
              <table:table-cell office:value-type="float" office:value="0.0000378701810194648">
                <text:p>0.00003787018101946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0.0000378730495379509">
                <text:p>0.0000378730495379509</text:p>
              </table:table-cell>
              <table:table-cell office:value-type="float" office:value="0.0000374083495436181">
                <text:p>0.000037408349543618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5">
                <text:p>165</text:p>
              </table:table-cell>
              <table:table-cell office:value-type="float" office:value="0.0000371816322736196">
                <text:p>0.0000371816322736196</text:p>
              </table:table-cell>
              <table:table-cell office:value-type="float" office:value="0.0000369549150036957">
                <text:p>0.00003695491500369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6">
                <text:p>166</text:p>
              </table:table-cell>
              <table:table-cell office:value-type="float" office:value="0.0000369576465371058">
                <text:p>0.0000369576465371058</text:p>
              </table:table-cell>
              <table:table-cell office:value-type="float" office:value="0.0000365096750638916">
                <text:p>0.00003650967506389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7">
                <text:p>167</text:p>
              </table:table-cell>
              <table:table-cell office:value-type="float" office:value="0.000036291054255122">
                <text:p>0.000036291054255122</text:p>
              </table:table-cell>
              <table:table-cell office:value-type="float" office:value="0.0000360724334463602">
                <text:p>0.00003607243344636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8">
                <text:p>168</text:p>
              </table:table-cell>
              <table:table-cell office:value-type="float" office:value="0.000036291054255122">
                <text:p>0.000036291054255122</text:p>
              </table:table-cell>
              <table:table-cell office:value-type="float" office:value="0.0000356429997148567">
                <text:p>0.00003564299971485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9">
                <text:p>169</text:p>
              </table:table-cell>
              <table:table-cell office:value-type="float" office:value="0.000035432094391108">
                <text:p>0.000035432094391108</text:p>
              </table:table-cell>
              <table:table-cell office:value-type="float" office:value="0.0000352211890673427">
                <text:p>0.00003522118906734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0">
                <text:p>170</text:p>
              </table:table-cell>
              <table:table-cell office:value-type="float" office:value="0.0000352236703064501">
                <text:p>0.0000352236703064501</text:p>
              </table:table-cell>
              <table:table-cell office:value-type="float" office:value="0.0000348068221371388">
                <text:p>0.00003480682213713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1">
                <text:p>171</text:p>
              </table:table-cell>
              <table:table-cell office:value-type="float" office:value="0.0000346032734696578">
                <text:p>0.0000346032734696578</text:p>
              </table:table-cell>
              <table:table-cell office:value-type="float" office:value="0.0000343997248022018">
                <text:p>0.00003439972480220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2">
                <text:p>172</text:p>
              </table:table-cell>
              <table:table-cell office:value-type="float" office:value="0.0000344020916471233">
                <text:p>0.0000344020916471233</text:p>
              </table:table-cell>
              <table:table-cell office:value-type="float" office:value="0.0000339997280021757">
                <text:p>0.00003399972800217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3">
                <text:p>173</text:p>
              </table:table-cell>
              <table:table-cell office:value-type="float" office:value="0.0000338031977825115">
                <text:p>0.0000338031977825115</text:p>
              </table:table-cell>
              <table:table-cell office:value-type="float" office:value="0.0000336066675628447">
                <text:p>0.00003360666756284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0.0000338031977825115">
                <text:p>0.0000338031977825115</text:p>
              </table:table-cell>
              <table:table-cell office:value-type="float" office:value="0.0000332203840276392">
                <text:p>0.00003322038402763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5">
                <text:p>175</text:p>
              </table:table-cell>
              <table:table-cell office:value-type="float" office:value="0.0000330305532618147">
                <text:p>0.0000330305532618147</text:p>
              </table:table-cell>
              <table:table-cell office:value-type="float" office:value="0.0000328407224958948">
                <text:p>0.00003284072249589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6">
                <text:p>176</text:p>
              </table:table-cell>
              <table:table-cell office:value-type="float" office:value="0.0000328428796637081">
                <text:p>0.0000328428796637081</text:p>
              </table:table-cell>
              <table:table-cell office:value-type="float" office:value="0.0000324675324675323">
                <text:p>0.00003246753246753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7">
                <text:p>177</text:p>
              </table:table-cell>
              <table:table-cell office:value-type="float" office:value="0.000032284100080715">
                <text:p>0.000032284100080715</text:p>
              </table:table-cell>
              <table:table-cell office:value-type="float" office:value="0.0000321006676938882">
                <text:p>0.00003210066769388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8">
                <text:p>178</text:p>
              </table:table-cell>
              <table:table-cell office:value-type="float" office:value="0.000032102728731942">
                <text:p>0.000032102728731942</text:p>
              </table:table-cell>
              <table:table-cell office:value-type="float" office:value="0.0000317399860344063">
                <text:p>0.00003173998603440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0.0000315626676766212">
                <text:p>0.0000315626676766212</text:p>
              </table:table-cell>
              <table:table-cell office:value-type="float" office:value="0.0000313853493189376">
                <text:p>0.00003138534931893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0">
                <text:p>180</text:p>
              </table:table-cell>
              <table:table-cell office:value-type="float" office:value="0.0000315626676766212">
                <text:p>0.0000315626676766212</text:p>
              </table:table-cell>
              <table:table-cell office:value-type="float" office:value="0.0000310366232153941">
                <text:p>0.00003103662321539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1">
                <text:p>181</text:p>
              </table:table-cell>
              <table:table-cell office:value-type="float" office:value="0.0000308651501589874">
                <text:p>0.0000308651501589874</text:p>
              </table:table-cell>
              <table:table-cell office:value-type="float" office:value="0.0000306936771025173">
                <text:p>0.000030693677102517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2">
                <text:p>182</text:p>
              </table:table-cell>
              <table:table-cell office:value-type="float" office:value="0.000030695561421823">
                <text:p>0.000030695561421823</text:p>
              </table:table-cell>
              <table:table-cell office:value-type="float" office:value="0.0000303563839475435">
                <text:p>0.00003035638394754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0.0000301905020680393">
                <text:p>0.0000301905020680393</text:p>
              </table:table-cell>
              <table:table-cell office:value-type="float" office:value="0.0000300246201885551">
                <text:p>0.00003002462018855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0.0000300264232524494">
                <text:p>0.0000300264232524494</text:p>
              </table:table-cell>
              <table:table-cell office:value-type="float" office:value="0.0000296982656212879">
                <text:p>0.00002969826562128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5">
                <text:p>185</text:p>
              </table:table-cell>
              <table:table-cell office:value-type="float" office:value="0.0000295377344557979">
                <text:p>0.0000295377344557979</text:p>
              </table:table-cell>
              <table:table-cell office:value-type="float" office:value="0.0000293772032902463">
                <text:p>0.00002937720329024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6">
                <text:p>186</text:p>
              </table:table-cell>
              <table:table-cell office:value-type="float" office:value="0.0000295377344557979">
                <text:p>0.0000295377344557979</text:p>
              </table:table-cell>
              <table:table-cell office:value-type="float" office:value="0.0000290613193838999">
                <text:p>0.00002906131938389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0.0000289059112588141">
                <text:p>0.0000289059112588141</text:p>
              </table:table-cell>
              <table:table-cell office:value-type="float" office:value="0.0000287505031338056">
                <text:p>0.00002875050313380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8">
                <text:p>188</text:p>
              </table:table-cell>
              <table:table-cell office:value-type="float" office:value="0.0000287521564117377">
                <text:p>0.0000287521564117377</text:p>
              </table:table-cell>
              <table:table-cell office:value-type="float" office:value="0.0000284446467174876">
                <text:p>0.00002844464671748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9">
                <text:p>189</text:p>
              </table:table-cell>
              <table:table-cell office:value-type="float" office:value="0.0000282941459411878">
                <text:p>0.0000282941459411878</text:p>
              </table:table-cell>
              <table:table-cell office:value-type="float" office:value="0.0000281436451649219">
                <text:p>0.00002814364516492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0">
                <text:p>190</text:p>
              </table:table-cell>
              <table:table-cell office:value-type="float" office:value="0.0000281452293836026">
                <text:p>0.0000281452293836026</text:p>
              </table:table-cell>
              <table:table-cell office:value-type="float" office:value="0.0000278473962684487">
                <text:p>0.00002784739626844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0.0000277015983822793">
                <text:p>0.0000277015983822793</text:p>
              </table:table-cell>
              <table:table-cell office:value-type="float" office:value="0.000027555800496004">
                <text:p>0.0000275558004960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2">
                <text:p>192</text:p>
              </table:table-cell>
              <table:table-cell office:value-type="float" office:value="0.0000277015983822793">
                <text:p>0.0000277015983822793</text:p>
              </table:table-cell>
              <table:table-cell office:value-type="float" office:value="0.000027268760907505">
                <text:p>0.0000272687609075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3">
                <text:p>193</text:p>
              </table:table-cell>
              <table:table-cell office:value-type="float" office:value="0.000027127471990851">
                <text:p>0.000027127471990851</text:p>
              </table:table-cell>
              <table:table-cell office:value-type="float" office:value="0.0000269861830742655">
                <text:p>0.00002698618307426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0.0000269876396610802">
                <text:p>0.0000269876396610802</text:p>
              </table:table-cell>
              <table:table-cell office:value-type="float" office:value="0.0000267079750013357">
                <text:p>0.00002670797500133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5">
                <text:p>195</text:p>
              </table:table-cell>
              <table:table-cell office:value-type="float" office:value="0.0000265710110269879">
                <text:p>0.0000265710110269879</text:p>
              </table:table-cell>
              <table:table-cell office:value-type="float" office:value="0.0000264340470526037">
                <text:p>0.00002643404705260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6">
                <text:p>196</text:p>
              </table:table-cell>
              <table:table-cell office:value-type="float" office:value="0.0000264354446441462">
                <text:p>0.0000264354446441462</text:p>
              </table:table-cell>
              <table:table-cell office:value-type="float" office:value="0.000026164311878598">
                <text:p>0.0000261643118785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7">
                <text:p>197</text:p>
              </table:table-cell>
              <table:table-cell office:value-type="float" office:value="0.0000260314981126997">
                <text:p>0.0000260314981126997</text:p>
              </table:table-cell>
              <table:table-cell office:value-type="float" office:value="0.0000258986843468352">
                <text:p>0.00002589868434683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8">
                <text:p>198</text:p>
              </table:table-cell>
              <table:table-cell office:value-type="float" office:value="0.0000260314981126997">
                <text:p>0.0000260314981126997</text:p>
              </table:table-cell>
              <table:table-cell office:value-type="float" office:value="0.0000256370814746441">
                <text:p>0.00002563708147464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9">
                <text:p>199</text:p>
              </table:table-cell>
              <table:table-cell office:value-type="float" office:value="0.0000255082519194927">
                <text:p>0.0000255082519194927</text:p>
              </table:table-cell>
              <table:table-cell office:value-type="float" office:value="0.0000253794223643473">
                <text:p>0.00002537942236434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0">
                <text:p>200</text:p>
              </table:table-cell>
              <table:table-cell office:value-type="float" office:value="0.0000253807106598836">
                <text:p>0.0000253807106598836</text:p>
              </table:table-cell>
              <table:table-cell office:value-type="float" office:value="0.0000251256281407035">
                <text:p>0.00002512562814070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211cm" svg:height="16.435cm" xlink:href=".." xlink:type="simple" chart:class="chart:scatter" chart:style-name="ch1">
        <chart:legend chart:legend-position="end" svg:x="26.465cm" svg:y="7.918cm" style:legend-expansion="high" chart:style-name="ch2"/>
        <chart:plot-area chart:style-name="ch3" table:cell-range-address="cr_data_200.A2:cr_data_200.A197 cr_data_200.H1:cr_data_200.H197" chart:data-source-has-labels="row" svg:x="0.584cm" svg:y="0.328cm" svg:width="25.297cm" svg:height="15.779cm">
          <chart:coordinate-region svg:x="2.449cm" svg:y="0.528cm" svg:width="23.152cm" svg:height="14.93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r_data_200.H2:cr_data_200.H197" chart:label-cell-address="cr_data_200.H1:cr_data_200.H1" chart:class="chart:scatter">
            <chart:domain table:cell-range-address="cr_data_200.A2:cr_data_200.A197"/>
            <chart:data-point chart:repeated="1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p_delta</text:p>
                <draw:g>
                  <svg:desc>cr_data_200.H1:cr_data_200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cr_data_200.A2:cr_data_200.A197</svg:desc>
                </draw:g>
              </table:table-cell>
              <table:table-cell office:value-type="float" office:value="0.05">
                <text:p>0.05</text:p>
                <draw:g>
                  <svg:desc>cr_data_200.H2:cr_data_200.H1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0047619047619047">
                <text:p>0.00476190476190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071428571428571">
                <text:p>0.0071428571428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01984126984127">
                <text:p>0.001984126984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031746031746032">
                <text:p>0.00317460317460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.00101010101010101">
                <text:p>0.00101010101010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.00252525252525252">
                <text:p>0.002525252525252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0.000582750582750631">
                <text:p>0.0005827505827506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000999000999001">
                <text:p>0.000999000999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.00036630036630035">
                <text:p>0.000366300366300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0.00064102564102562">
                <text:p>0.000641025641025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0.00024509803921567">
                <text:p>0.000245098039215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0.00065359477124182">
                <text:p>0.000653594771241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0.00017199862401099">
                <text:p>0.000171998624010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00030959752321986">
                <text:p>0.000309597523219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0.00012531328320801">
                <text:p>0.000125313283208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0.00022784233310551">
                <text:p>0.000227842333105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0.000094108789761">
                <text:p>0.0000941087897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00025879917184269">
                <text:p>0.000258799171842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0.0000724637681159199">
                <text:p>0.00007246376811591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0.00013377926421404">
                <text:p>0.000133779264214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0.0000569800569800399">
                <text:p>0.00005698005698003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0.00010582010582013">
                <text:p>0.000105820105820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0.00004561211457768">
                <text:p>0.000045612114577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0.00012771392081742">
                <text:p>0.000127713920817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0.000037078235076">
                <text:p>0.0000370782350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0.0000695216907675399">
                <text:p>0.00006952169076753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0.0000305474095796679">
                <text:p>0.00003054740957966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000057501006267634">
                <text:p>0.0000575010062676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0.000025464731347066">
                <text:p>0.0000254647313470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0.000072150072150054">
                <text:p>0.0000721500721500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0.0000214500214500559">
                <text:p>0.00002145002145005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0.000040642145905295">
                <text:p>0.0000406421459052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0.000018236860342087">
                <text:p>0.0000182368603420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0.00003465003465003">
                <text:p>0.000034650034650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0.000015634771732331">
                <text:p>0.0000156347717323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0.00004467077637809">
                <text:p>0.000044670776378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00001350511843988">
                <text:p>0.000013505118439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000025782498839839">
                <text:p>0.0000257824988398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0.0000117453605825749">
                <text:p>0.00001174536058257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0.0000224693854622881">
                <text:p>0.00002246938546228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0.000010278548668928">
                <text:p>0.0000102785486689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0.000029550827423168">
                <text:p>0.0000295508274231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0.00000904617166015703">
                <text:p>0.000009046171660157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0.000017368649587464">
                <text:p>0.0000173686495874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0.000008003201280502">
                <text:p>0.0000080032012805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0.000015390771693324">
                <text:p>0.0000153907716933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0.000007114602009184">
                <text:p>0.0000071146020091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000020553294693161">
                <text:p>0.0000205532946931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0.00000635283654151">
                <text:p>0.000006352836541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0.000012251899044316">
                <text:p>0.0000122518990443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">
                <text:p>57</text:p>
              </table:table-cell>
              <table:table-cell office:value-type="float" office:value="0.000005696058327613">
                <text:p>0.0000056960583276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0.000010999285046463">
                <text:p>0.0000109992850464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0.00000512678540306701">
                <text:p>0.000005126785403067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0.000014867677668798">
                <text:p>0.0000148676776687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1">
                <text:p>61</text:p>
              </table:table-cell>
              <table:table-cell office:value-type="float" office:value="0.00000463091599515298">
                <text:p>0.000004630915995152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">
                <text:p>62</text:p>
              </table:table-cell>
              <table:table-cell office:value-type="float" office:value="0.00000896306321649201">
                <text:p>0.000008963063216492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">
                <text:p>63</text:p>
              </table:table-cell>
              <table:table-cell office:value-type="float" office:value="0.00000419698991881103">
                <text:p>0.000004196989918811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00000813166796775899">
                <text:p>0.000008131667967758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">
                <text:p>65</text:p>
              </table:table-cell>
              <table:table-cell office:value-type="float" office:value="0.00000381562881568402">
                <text:p>0.000003815628815684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0.000011100011100065">
                <text:p>0.0000111000111000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0.00000347910795667">
                <text:p>0.00000347910795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">
                <text:p>68</text:p>
              </table:table-cell>
              <table:table-cell office:value-type="float" office:value="0.00000675356250421998">
                <text:p>0.000006753562504219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0.000003181025817251">
                <text:p>0.0000031810258172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0.00000618027873056399">
                <text:p>0.000006180278730563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0.00000291604700666402">
                <text:p>0.000002916047006664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">
                <text:p>72</text:p>
              </table:table-cell>
              <table:table-cell office:value-type="float" office:value="0.00000850513710279501">
                <text:p>0.000008505137102795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0.00000267970073098502">
                <text:p>0.000002679700730985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00000521455277388601">
                <text:p>0.000005214552773886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0.00000246822164634401">
                <text:p>0.000002468221646344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0.00000480653689020999">
                <text:p>0.000004806536890209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">
                <text:p>77</text:p>
              </table:table-cell>
              <table:table-cell office:value-type="float" office:value="0.00000227842333104102">
                <text:p>0.000002278423331041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0.00000666000665999002">
                <text:p>0.000006660006659990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0.00000210759704433099">
                <text:p>0.000002107597044330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0.000004109814236377">
                <text:p>0.0000041098142363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0.00000195343022342201">
                <text:p>0.000001953430223422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0.000003811571167789">
                <text:p>0.0000038115711677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3">
                <text:p>83</text:p>
              </table:table-cell>
              <table:table-cell office:value-type="float" office:value="0.00000181394049550402">
                <text:p>0.000001813940495504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000005312254308245">
                <text:p>0.0000053122543082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0.00000168742195677499">
                <text:p>0.000001687421956774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0.00000329635917128301">
                <text:p>0.000003296359171283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0.00000157240121387999">
                <text:p>0.00000157240121387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">
                <text:p>88</text:p>
              </table:table-cell>
              <table:table-cell office:value-type="float" office:value="0.00000307332964532799">
                <text:p>0.000003073329645327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0.00000146760123511199">
                <text:p>0.000001467601235111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0.000004304963623038">
                <text:p>0.0000043049636230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0.00000137191148430401">
                <text:p>0.000001371911484304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2">
                <text:p>92</text:p>
              </table:table-cell>
              <table:table-cell office:value-type="float" office:value="0.000002684174643131">
                <text:p>0.0000026841746431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">
                <text:p>93</text:p>
              </table:table-cell>
              <table:table-cell office:value-type="float" office:value="0.000001284363135682">
                <text:p>0.0000012843631356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000002514072520917">
                <text:p>0.0000025140725209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5">
                <text:p>95</text:p>
              </table:table-cell>
              <table:table-cell office:value-type="float" office:value="0.000001204108417901">
                <text:p>0.0000012041084179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6">
                <text:p>96</text:p>
              </table:table-cell>
              <table:table-cell office:value-type="float" office:value="0.00000353706847762399">
                <text:p>0.000003537068477623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0.000001130403327943">
                <text:p>0.0000011304033279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0.000002214667744478">
                <text:p>0.0000022146677444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0.00000106259310972699">
                <text:p>0.000001062593109726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0.000002082682495074">
                <text:p>0.0000020826824950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0.00000100010000997391">
                <text:p>0.000001000100009973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2">
                <text:p>102</text:p>
              </table:table-cell>
              <table:table-cell office:value-type="float" office:value="0.0000029414706176227">
                <text:p>0.00000294147061762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3">
                <text:p>103</text:p>
              </table:table-cell>
              <table:table-cell office:value-type="float" office:value="0.000000942412916340299">
                <text:p>0.0000009424129163402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0.0000018485791820379">
                <text:p>0.00000184857918203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5">
                <text:p>105</text:p>
              </table:table-cell>
              <table:table-cell office:value-type="float" office:value="0.000000889078558996491">
                <text:p>0.0000008890785589964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6">
                <text:p>106</text:p>
              </table:table-cell>
              <table:table-cell office:value-type="float" office:value="0.00000174460698362279">
                <text:p>0.000001744606983622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7">
                <text:p>107</text:p>
              </table:table-cell>
              <table:table-cell office:value-type="float" office:value="0.000000839694015482897">
                <text:p>0.0000008396940154828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8">
                <text:p>108</text:p>
              </table:table-cell>
              <table:table-cell office:value-type="float" office:value="0.0000024724323789572">
                <text:p>0.00000247243237895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0.000000793900305204293">
                <text:p>0.0000007939003052042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0">
                <text:p>110</text:p>
              </table:table-cell>
              <table:table-cell office:value-type="float" office:value="0.0000015589315083241">
                <text:p>0.00000155893150832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1">
                <text:p>111</text:p>
              </table:table-cell>
              <table:table-cell office:value-type="float" office:value="0.000000751376898129304">
                <text:p>0.0000007513768981293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0.0000014759189070848">
                <text:p>0.00000147591890708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3">
                <text:p>113</text:p>
              </table:table-cell>
              <table:table-cell office:value-type="float" office:value="0.000000711836995025806">
                <text:p>0.0000007118369950258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0.0000020980458800695">
                <text:p>0.00000209804588006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5">
                <text:p>115</text:p>
              </table:table-cell>
              <table:table-cell office:value-type="float" office:value="0.000000675023457097704">
                <text:p>0.0000006750234570977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6">
                <text:p>116</text:p>
              </table:table-cell>
              <table:table-cell office:value-type="float" office:value="0.00000132677024321411">
                <text:p>0.000001326770243214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7">
                <text:p>117</text:p>
              </table:table-cell>
              <table:table-cell office:value-type="float" office:value="0.000000640705288372498">
                <text:p>0.0000006407052883724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8">
                <text:p>118</text:p>
              </table:table-cell>
              <table:table-cell office:value-type="float" office:value="0.00000125969175345489">
                <text:p>0.000001259691753454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9">
                <text:p>119</text:p>
              </table:table-cell>
              <table:table-cell office:value-type="float" office:value="0.000000608674586739799">
                <text:p>0.0000006086745867397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0.0000017955900308842">
                <text:p>0.00000179559003088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1">
                <text:p>121</text:p>
              </table:table-cell>
              <table:table-cell office:value-type="float" office:value="0.000000578743894251096">
                <text:p>0.0000005787438942510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0.00000113851257889901">
                <text:p>0.000001138512578899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3">
                <text:p>123</text:p>
              </table:table-cell>
              <table:table-cell office:value-type="float" office:value="0.000000550743889736404">
                <text:p>0.0000005507438897364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0.0000010837218475893">
                <text:p>0.00000108372184758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0.000000524521374264898">
                <text:p>0.0000005245213742648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6">
                <text:p>126</text:p>
              </table:table-cell>
              <table:table-cell office:value-type="float" office:value="0.0000015485869144585">
                <text:p>0.00000154858691445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7">
                <text:p>127</text:p>
              </table:table-cell>
              <table:table-cell office:value-type="float" office:value="0.000000499937507822401">
                <text:p>0.0000004999375078224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8">
                <text:p>128</text:p>
              </table:table-cell>
              <table:table-cell office:value-type="float" office:value="0.000000984251968524905">
                <text:p>0.0000009842519685249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0.000000476866263796">
                <text:p>0.0000004768662637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0">
                <text:p>130</text:p>
              </table:table-cell>
              <table:table-cell office:value-type="float" office:value="0.000000939059719470795">
                <text:p>0.0000009390597194707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1">
                <text:p>131</text:p>
              </table:table-cell>
              <table:table-cell office:value-type="float" office:value="0.000000455193070140497">
                <text:p>0.0000004551930701404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2">
                <text:p>132</text:p>
              </table:table-cell>
              <table:table-cell office:value-type="float" office:value="0.0000013448886163259">
                <text:p>0.00000134488861632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3">
                <text:p>133</text:p>
              </table:table-cell>
              <table:table-cell office:value-type="float" office:value="0.0000004348136127749">
                <text:p>0.00000043481361277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0.000000856647714742599">
                <text:p>0.0000008566477147425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0.000000415632780148702">
                <text:p>0.0000004156327801487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6">
                <text:p>136</text:p>
              </table:table-cell>
              <table:table-cell office:value-type="float" office:value="0.000000819041066727201">
                <text:p>0.0000008190410667272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7">
                <text:p>137</text:p>
              </table:table-cell>
              <table:table-cell office:value-type="float" office:value="0.000000397563729475497">
                <text:p>0.0000003975637294754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8">
                <text:p>138</text:p>
              </table:table-cell>
              <table:table-cell office:value-type="float" office:value="0.0000011754058088656">
                <text:p>0.00000117540580886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0.000000380527060439001">
                <text:p>0.0000003805270604390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0">
                <text:p>140</text:p>
              </table:table-cell>
              <table:table-cell office:value-type="float" office:value="0.000000750181919120296">
                <text:p>0.0000007501819191202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1">
                <text:p>141</text:p>
              </table:table-cell>
              <table:table-cell office:value-type="float" office:value="0.000000364450081245004">
                <text:p>0.0000003644500812450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2">
                <text:p>142</text:p>
              </table:table-cell>
              <table:table-cell office:value-type="float" office:value="0.000000718633963079301">
                <text:p>0.0000007186339630793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3">
                <text:p>143</text:p>
              </table:table-cell>
              <table:table-cell office:value-type="float" office:value="0.000000349266156890099">
                <text:p>0.0000003492661568900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0.0000010332457141089">
                <text:p>0.00000103324571410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0.000000334914128003599">
                <text:p>0.0000003349141280035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6">
                <text:p>146</text:p>
              </table:table-cell>
              <table:table-cell office:value-type="float" office:value="0.000000660652526504602">
                <text:p>0.0000006606525265046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7">
                <text:p>147</text:p>
              </table:table-cell>
              <table:table-cell office:value-type="float" office:value="0.000000321337793505196">
                <text:p>0.0000003213377935051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8">
                <text:p>148</text:p>
              </table:table-cell>
              <table:table-cell office:value-type="float" office:value="0.000000633990781783703">
                <text:p>0.0000006339907817837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0.000000308485447515598">
                <text:p>0.0000003084854475155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0">
                <text:p>150</text:p>
              </table:table-cell>
              <table:table-cell office:value-type="float" office:value="0.000000913116924631398">
                <text:p>0.0000009131169246313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1">
                <text:p>151</text:p>
              </table:table-cell>
              <table:table-cell office:value-type="float" office:value="0.000000296309465583698">
                <text:p>0.0000002963094655836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2">
                <text:p>152</text:p>
              </table:table-cell>
              <table:table-cell office:value-type="float" office:value="0.000000584821313722402">
                <text:p>0.0000005848213137224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0.000000284765933822198">
                <text:p>0.0000002847659338221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0.000000562135349799103">
                <text:p>0.0000005621353497991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5">
                <text:p>155</text:p>
              </table:table-cell>
              <table:table-cell office:value-type="float" office:value="0.000000273814315539799">
                <text:p>0.0000002738143155397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0.000000810911626830903">
                <text:p>0.0000008109116268309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7">
                <text:p>157</text:p>
              </table:table-cell>
              <table:table-cell office:value-type="float" office:value="0.0000002634171526808">
                <text:p>0.00000026341715268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8">
                <text:p>158</text:p>
              </table:table-cell>
              <table:table-cell office:value-type="float" office:value="0.000000520165516679696">
                <text:p>0.0000005201655166796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9">
                <text:p>159</text:p>
              </table:table-cell>
              <table:table-cell office:value-type="float" office:value="0.000000253539795860394">
                <text:p>0.0000002535397958603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0">
                <text:p>160</text:p>
              </table:table-cell>
              <table:table-cell office:value-type="float" office:value="0.000000500741096830298">
                <text:p>0.0000005007410968302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1">
                <text:p>161</text:p>
              </table:table-cell>
              <table:table-cell office:value-type="float" office:value="0.000000244150162108394">
                <text:p>0.0000002441501621083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2">
                <text:p>162</text:p>
              </table:table-cell>
              <table:table-cell office:value-type="float" office:value="0.000000723407887743797">
                <text:p>0.0000007234078877437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3">
                <text:p>163</text:p>
              </table:table-cell>
              <table:table-cell office:value-type="float" office:value="0.000000235218515672903">
                <text:p>0.0000002352185156729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0.000000464699994332796">
                <text:p>0.0000004646999943327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5">
                <text:p>165</text:p>
              </table:table-cell>
              <table:table-cell office:value-type="float" office:value="0.000000226717269923897">
                <text:p>0.0000002267172699238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6">
                <text:p>166</text:p>
              </table:table-cell>
              <table:table-cell office:value-type="float" office:value="0.000000447971473214201">
                <text:p>0.0000004479714732142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7">
                <text:p>167</text:p>
              </table:table-cell>
              <table:table-cell office:value-type="float" office:value="0.000000218620808761796">
                <text:p>0.0000002186208087617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8">
                <text:p>168</text:p>
              </table:table-cell>
              <table:table-cell office:value-type="float" office:value="0.000000648054540265294">
                <text:p>0.0000006480545402652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9">
                <text:p>169</text:p>
              </table:table-cell>
              <table:table-cell office:value-type="float" office:value="0.000000210905323765302">
                <text:p>0.0000002109053237653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0">
                <text:p>170</text:p>
              </table:table-cell>
              <table:table-cell office:value-type="float" office:value="0.000000416848169311299">
                <text:p>0.0000004168481693112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1">
                <text:p>171</text:p>
              </table:table-cell>
              <table:table-cell office:value-type="float" office:value="0.000000203548667456003">
                <text:p>0.0000002035486674560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2">
                <text:p>172</text:p>
              </table:table-cell>
              <table:table-cell office:value-type="float" office:value="0.000000402363644947603">
                <text:p>0.00000040236364494760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3">
                <text:p>173</text:p>
              </table:table-cell>
              <table:table-cell office:value-type="float" office:value="0.0000001965302196668">
                <text:p>0.00000019653021966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0.000000582813754872299">
                <text:p>0.0000005828137548722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5">
                <text:p>175</text:p>
              </table:table-cell>
              <table:table-cell office:value-type="float" office:value="0.000000189830765919898">
                <text:p>0.0000001898307659198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6">
                <text:p>176</text:p>
              </table:table-cell>
              <table:table-cell office:value-type="float" office:value="0.000000375347196175804">
                <text:p>0.0000003753471961758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7">
                <text:p>177</text:p>
              </table:table-cell>
              <table:table-cell office:value-type="float" office:value="0.000000183432386826804">
                <text:p>0.0000001834323868268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8">
                <text:p>178</text:p>
              </table:table-cell>
              <table:table-cell office:value-type="float" office:value="0.000000362742697535695">
                <text:p>0.0000003627426975356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0.000000177318357683601">
                <text:p>0.0000001773183576836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0">
                <text:p>180</text:p>
              </table:table-cell>
              <table:table-cell office:value-type="float" office:value="0.000000526044461227101">
                <text:p>0.0000005260444612271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1">
                <text:p>181</text:p>
              </table:table-cell>
              <table:table-cell office:value-type="float" office:value="0.000000171473056470097">
                <text:p>0.0000001714730564700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2">
                <text:p>182</text:p>
              </table:table-cell>
              <table:table-cell office:value-type="float" office:value="0.000000339177474279503">
                <text:p>0.0000003391774742795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0.000000165881879484202">
                <text:p>0.0000001658818794842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0.000000328157631161499">
                <text:p>0.0000003281576311614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5">
                <text:p>185</text:p>
              </table:table-cell>
              <table:table-cell office:value-type="float" office:value="0.000000160531165551598">
                <text:p>0.0000001605311655515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6">
                <text:p>186</text:p>
              </table:table-cell>
              <table:table-cell office:value-type="float" office:value="0.000000476415071897998">
                <text:p>0.0000004764150718979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0.000000155408125008501">
                <text:p>0.0000001554081250085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8">
                <text:p>188</text:p>
              </table:table-cell>
              <table:table-cell office:value-type="float" office:value="0.000000307509694250099">
                <text:p>0.0000003075096942500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9">
                <text:p>189</text:p>
              </table:table-cell>
              <table:table-cell office:value-type="float" office:value="0.000000150500776265897">
                <text:p>0.0000001505007762658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0">
                <text:p>190</text:p>
              </table:table-cell>
              <table:table-cell office:value-type="float" office:value="0.000000297833115153898">
                <text:p>0.0000002978331151538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0.000000145797886275299">
                <text:p>0.0000001457978862752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2">
                <text:p>192</text:p>
              </table:table-cell>
              <table:table-cell office:value-type="float" office:value="0.000000432837474774298">
                <text:p>0.0000004328374747742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3">
                <text:p>193</text:p>
              </table:table-cell>
              <table:table-cell office:value-type="float" office:value="0.000000141288916585501">
                <text:p>0.0000001412889165855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0.000000279664659744501">
                <text:p>0.0000002796646597445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5">
                <text:p>195</text:p>
              </table:table-cell>
              <table:table-cell office:value-type="float" office:value="0.000000136963974384199">
                <text:p>0.0000001369639743841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6">
                <text:p>196</text:p>
              </table:table-cell>
              <table:table-cell office:value-type="float" office:value="0.000000271132765548201">
                <text:p>0.0000002711327655482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7">
                <text:p>197</text:p>
              </table:table-cell>
              <table:table-cell office:value-type="float" office:value="0.000000132813765864499">
                <text:p>0.0000001328137658644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8">
                <text:p>198</text:p>
              </table:table-cell>
              <table:table-cell office:value-type="float" office:value="0.000000394416638055599">
                <text:p>0.0000003944166380555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9">
                <text:p>199</text:p>
              </table:table-cell>
              <table:table-cell office:value-type="float" office:value="0.000000128829555145401">
                <text:p>0.0000001288295551454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0">
                <text:p>200</text:p>
              </table:table-cell>
              <table:table-cell office:value-type="float" office:value="0.000000255082519180098">
                <text:p>0.0000002550825191800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25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211cm" svg:height="16.435cm" xlink:href=".." xlink:type="simple" chart:class="chart:scatter" chart:style-name="ch1">
        <chart:legend chart:legend-position="end" svg:x="26.544cm" svg:y="7.918cm" style:legend-expansion="high" chart:style-name="ch2"/>
        <chart:plot-area chart:style-name="ch3" table:cell-range-address="cr_data_200.A2:cr_data_200.A197 cr_data_200.I1:cr_data_200.I197" chart:data-source-has-labels="row" svg:x="1.525cm" svg:y="0.333cm" svg:width="24.328cm" svg:height="15.779cm">
          <chart:coordinate-region svg:x="2.437cm" svg:y="0.532cm" svg:width="23.137cm" svg:height="14.9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r_data_200.I2:cr_data_200.I197" chart:label-cell-address="cr_data_200.I1:cr_data_200.I1" chart:class="chart:scatter">
            <chart:domain table:cell-range-address="cr_data_200.A2:cr_data_200.A197"/>
            <chart:data-point chart:repeated="1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p_ratio</text:p>
                <draw:g>
                  <svg:desc>cr_data_200.I1:cr_data_200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cr_data_200.A2:cr_data_200.A197</svg:desc>
                </draw:g>
              </table:table-cell>
              <table:table-cell office:value-type="float" office:value="0.45">
                <text:p>0.45</text:p>
                <draw:g>
                  <svg:desc>cr_data_200.I2:cr_data_200.I1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414285714285714">
                <text:p>0.414285714285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3875">
                <text:p>0.3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436507936507937">
                <text:p>0.4365079365079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292857142857143">
                <text:p>0.292857142857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.44949494949495">
                <text:p>0.449494949494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.44949494949495">
                <text:p>0.449494949494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0.458041958041958">
                <text:p>0.4580419580419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36038961038961">
                <text:p>0.360389610389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.464102564102564">
                <text:p>0.4641025641025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0.310096153846154">
                <text:p>0.3100961538461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0.468627450980392">
                <text:p>0.4686274509803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0.468627450980392">
                <text:p>0.4686274509803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0.472136222910217">
                <text:p>0.4721362229102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351470588235294">
                <text:p>0.3514705882352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0.474937343358396">
                <text:p>0.4749373433583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0.316985645933014">
                <text:p>0.3169856459330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0.477225672877847">
                <text:p>0.4772256728778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477225672877847">
                <text:p>0.4772256728778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0.479130434782609">
                <text:p>0.4791304347826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0.346989966555184">
                <text:p>0.3469899665551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0.480740740740741">
                <text:p>0.4807407407407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0.320714285714286">
                <text:p>0.3207142857142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0.482120051085568">
                <text:p>0.4821200510855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0.482120051085568">
                <text:p>0.4821200510855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0.483314794215795">
                <text:p>0.4833147942157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0.344288793103448">
                <text:p>0.3442887931034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0.48435972629521">
                <text:p>0.484359726295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323055028462998">
                <text:p>0.3230550284629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0.485281385281385">
                <text:p>0.4852813852813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0.485281385281385">
                <text:p>0.4852813852813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0.486100386100386">
                <text:p>0.4861003861003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0.342481203007519">
                <text:p>0.3424812030075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0.486832986832987">
                <text:p>0.4868329868329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0.324662162162162">
                <text:p>0.3246621621621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0.487492182614134">
                <text:p>0.4874921826141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0.487492182614134">
                <text:p>0.4874921826141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488088485536018">
                <text:p>0.4880884855360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341186252771619">
                <text:p>0.3411862527716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0.488630490956072">
                <text:p>0.4886304909560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0.325834175935288">
                <text:p>0.3258341759352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0.489125295508274">
                <text:p>0.4891252955082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0.489125295508274">
                <text:p>0.4891252955082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0.489578810247503">
                <text:p>0.4895788102475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0.340212765957447">
                <text:p>0.3402127659574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0.48999599839936">
                <text:p>0.489995998399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0.326726844583987">
                <text:p>0.3267268445839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0.490381058083611">
                <text:p>0.4903810580836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490381058083611">
                <text:p>0.4903810580836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0.49073756432247">
                <text:p>0.490737564322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0.339454177897574">
                <text:p>0.3394541778975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">
                <text:p>57</text:p>
              </table:table-cell>
              <table:table-cell office:value-type="float" office:value="0.491068580542265">
                <text:p>0.4910685805422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0.32742946708464">
                <text:p>0.327429467084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0.491376746952126">
                <text:p>0.4913767469521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0.491376746952126">
                <text:p>0.4913767469521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1">
                <text:p>61</text:p>
              </table:table-cell>
              <table:table-cell office:value-type="float" office:value="0.491664351208669">
                <text:p>0.4916643512086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">
                <text:p>62</text:p>
              </table:table-cell>
              <table:table-cell office:value-type="float" office:value="0.338846364133406">
                <text:p>0.3388463641334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">
                <text:p>63</text:p>
              </table:table-cell>
              <table:table-cell office:value-type="float" office:value="0.491933385376008">
                <text:p>0.4919333853760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327996926229508">
                <text:p>0.3279969262295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">
                <text:p>65</text:p>
              </table:table-cell>
              <table:table-cell office:value-type="float" office:value="0.492185592185592">
                <text:p>0.4921855921855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0.492185592185592">
                <text:p>0.4921855921855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0.492422502870264">
                <text:p>0.4924225028702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">
                <text:p>68</text:p>
              </table:table-cell>
              <table:table-cell office:value-type="float" office:value="0.338348416289593">
                <text:p>0.3383484162895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0.492645468310621">
                <text:p>0.4926454683106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0.328464818763326">
                <text:p>0.3284648187633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0.49285568483364">
                <text:p>0.492855684833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">
                <text:p>72</text:p>
              </table:table-cell>
              <table:table-cell office:value-type="float" office:value="0.49285568483364">
                <text:p>0.492855684833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0.49305421570519">
                <text:p>0.493054215705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337933003425961">
                <text:p>0.3379330034259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0.49324200913242">
                <text:p>0.493242009132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0.328857245854362">
                <text:p>0.3288572458543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">
                <text:p>77</text:p>
              </table:table-cell>
              <table:table-cell office:value-type="float" office:value="0.493419913419913">
                <text:p>0.4934199134199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0.493419913419913">
                <text:p>0.4934199134199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0.493588689791221">
                <text:p>0.4935886897912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0.337581168831169">
                <text:p>0.3375811688311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0.493749023284888">
                <text:p>0.4937490232848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0.32919110836678">
                <text:p>0.329191108366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3">
                <text:p>83</text:p>
              </table:table-cell>
              <table:table-cell office:value-type="float" office:value="0.493901532054142">
                <text:p>0.4939015320541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493901532054142">
                <text:p>0.4939015320541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0.494046775336641">
                <text:p>0.4940467753366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0.337279349957971">
                <text:p>0.3372793499579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0.494185260311021">
                <text:p>0.4941852603110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">
                <text:p>88</text:p>
              </table:table-cell>
              <table:table-cell office:value-type="float" office:value="0.329478609625668">
                <text:p>0.3294786096256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0.494317448017564">
                <text:p>0.4943174480175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0.494317448017564">
                <text:p>0.4943174480175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0.494443758488702">
                <text:p>0.4944437584887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2">
                <text:p>92</text:p>
              </table:table-cell>
              <table:table-cell office:value-type="float" office:value="0.337017586712262">
                <text:p>0.3370175867122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">
                <text:p>93</text:p>
              </table:table-cell>
              <table:table-cell office:value-type="float" office:value="0.494564575209737">
                <text:p>0.4945645752097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329728781856441">
                <text:p>0.3297287818564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5">
                <text:p>95</text:p>
              </table:table-cell>
              <table:table-cell office:value-type="float" office:value="0.494680249009621">
                <text:p>0.4946802490096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6">
                <text:p>96</text:p>
              </table:table-cell>
              <table:table-cell office:value-type="float" office:value="0.494680249009621">
                <text:p>0.4946802490096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0.494791101465003">
                <text:p>0.4947911014650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0.336788399570354">
                <text:p>0.3367883995703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0.494897427887119">
                <text:p>0.4948974278871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0.329948453608247">
                <text:p>0.3299484536082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0.494999499949995">
                <text:p>0.4949994999499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2">
                <text:p>102</text:p>
              </table:table-cell>
              <table:table-cell office:value-type="float" office:value="0.494999499949995">
                <text:p>0.4949994999499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3">
                <text:p>103</text:p>
              </table:table-cell>
              <table:table-cell office:value-type="float" office:value="0.495097568009228">
                <text:p>0.4950975680092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0.336586062452399">
                <text:p>0.3365860624523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5">
                <text:p>105</text:p>
              </table:table-cell>
              <table:table-cell office:value-type="float" office:value="0.495191863153028">
                <text:p>0.4951918631530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6">
                <text:p>106</text:p>
              </table:table-cell>
              <table:table-cell office:value-type="float" office:value="0.330142883311962">
                <text:p>0.3301428833119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7">
                <text:p>107</text:p>
              </table:table-cell>
              <table:table-cell office:value-type="float" office:value="0.495282599020917">
                <text:p>0.4952825990209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8">
                <text:p>108</text:p>
              </table:table-cell>
              <table:table-cell office:value-type="float" office:value="0.495282599020917">
                <text:p>0.4952825990209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0.495369973420218">
                <text:p>0.4953699734202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0">
                <text:p>110</text:p>
              </table:table-cell>
              <table:table-cell office:value-type="float" office:value="0.336406117247239">
                <text:p>0.3364061172472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1">
                <text:p>111</text:p>
              </table:table-cell>
              <table:table-cell office:value-type="float" office:value="0.495454169766096">
                <text:p>0.4954541697660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0.330316186107471">
                <text:p>0.3303161861074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3">
                <text:p>113</text:p>
              </table:table-cell>
              <table:table-cell office:value-type="float" office:value="0.495535358367217">
                <text:p>0.4955353583672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0.495535358367217">
                <text:p>0.4955353583672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5">
                <text:p>115</text:p>
              </table:table-cell>
              <table:table-cell office:value-type="float" office:value="0.495613697575991">
                <text:p>0.4956136975759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6">
                <text:p>116</text:p>
              </table:table-cell>
              <table:table-cell office:value-type="float" office:value="0.336245041196216">
                <text:p>0.3362450411962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7">
                <text:p>117</text:p>
              </table:table-cell>
              <table:table-cell office:value-type="float" office:value="0.49568933481977">
                <text:p>0.495689334819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8">
                <text:p>118</text:p>
              </table:table-cell>
              <table:table-cell office:value-type="float" office:value="0.330471628592483">
                <text:p>0.3304716285924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9">
                <text:p>119</text:p>
              </table:table-cell>
              <table:table-cell office:value-type="float" office:value="0.495762407527113">
                <text:p>0.4957624075271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0.495762407527113">
                <text:p>0.4957624075271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1">
                <text:p>121</text:p>
              </table:table-cell>
              <table:table-cell office:value-type="float" office:value="0.495833043961386">
                <text:p>0.4958330439613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0.336100013776002">
                <text:p>0.3361000137760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3">
                <text:p>123</text:p>
              </table:table-cell>
              <table:table-cell office:value-type="float" office:value="0.495901363972317">
                <text:p>0.4959013639723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0.330611836843508">
                <text:p>0.3306118368435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0.495967479674797">
                <text:p>0.4959674796747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6">
                <text:p>126</text:p>
              </table:table-cell>
              <table:table-cell office:value-type="float" office:value="0.495967479674797">
                <text:p>0.4959674796747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7">
                <text:p>127</text:p>
              </table:table-cell>
              <table:table-cell office:value-type="float" office:value="0.496031496062992">
                <text:p>0.4960314960629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8">
                <text:p>128</text:p>
              </table:table-cell>
              <table:table-cell office:value-type="float" office:value="0.33596875">
                <text:p>0.335968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0.496093511566868">
                <text:p>0.4960935115668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0">
                <text:p>130</text:p>
              </table:table-cell>
              <table:table-cell office:value-type="float" office:value="0.330738946093277">
                <text:p>0.3307389460932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1">
                <text:p>131</text:p>
              </table:table-cell>
              <table:table-cell office:value-type="float" office:value="0.496153618557311">
                <text:p>0.4961536185573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2">
                <text:p>132</text:p>
              </table:table-cell>
              <table:table-cell office:value-type="float" office:value="0.496153618557311">
                <text:p>0.4961536185573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3">
                <text:p>133</text:p>
              </table:table-cell>
              <table:table-cell office:value-type="float" office:value="0.496211903805315">
                <text:p>0.4962119038053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0.335849379058904">
                <text:p>0.3358493790589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0.496268448900028">
                <text:p>0.4962684489000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6">
                <text:p>136</text:p>
              </table:table-cell>
              <table:table-cell office:value-type="float" office:value="0.330854710305175">
                <text:p>0.3308547103051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7">
                <text:p>137</text:p>
              </table:table-cell>
              <table:table-cell office:value-type="float" office:value="0.4963233306299">
                <text:p>0.49632333062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8">
                <text:p>138</text:p>
              </table:table-cell>
              <table:table-cell office:value-type="float" office:value="0.4963233306299">
                <text:p>0.49632333062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0.496376621330673">
                <text:p>0.4963766213306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0">
                <text:p>140</text:p>
              </table:table-cell>
              <table:table-cell office:value-type="float" office:value="0.335740354535975">
                <text:p>0.3357403545359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1">
                <text:p>141</text:p>
              </table:table-cell>
              <table:table-cell office:value-type="float" office:value="0.496428389203531">
                <text:p>0.4964283892035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2">
                <text:p>142</text:p>
              </table:table-cell>
              <table:table-cell office:value-type="float" office:value="0.330960583645759">
                <text:p>0.3309605836457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3">
                <text:p>143</text:p>
              </table:table-cell>
              <table:table-cell office:value-type="float" office:value="0.496478698606358">
                <text:p>0.4964786986063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0.496478698606358">
                <text:p>0.4964786986063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0.496527610320714">
                <text:p>0.4965276103207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6">
                <text:p>146</text:p>
              </table:table-cell>
              <table:table-cell office:value-type="float" office:value="0.33564038701025">
                <text:p>0.335640387010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7">
                <text:p>147</text:p>
              </table:table-cell>
              <table:table-cell office:value-type="float" office:value="0.496575181796857">
                <text:p>0.4965751817968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8">
                <text:p>148</text:p>
              </table:table-cell>
              <table:table-cell office:value-type="float" office:value="0.331057781919851">
                <text:p>0.3310577819198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0.496621467378898">
                <text:p>0.4966214673788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0">
                <text:p>150</text:p>
              </table:table-cell>
              <table:table-cell office:value-type="float" office:value="0.496621467378898">
                <text:p>0.4966214673788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1">
                <text:p>151</text:p>
              </table:table-cell>
              <table:table-cell office:value-type="float" office:value="0.496666518511934">
                <text:p>0.4966665185119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2">
                <text:p>152</text:p>
              </table:table-cell>
              <table:table-cell office:value-type="float" office:value="0.335548392794066">
                <text:p>0.3355483927940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0.496710383932823">
                <text:p>0.4967103839328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0.3311473294917">
                <text:p>0.33114732949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5">
                <text:p>155</text:p>
              </table:table-cell>
              <table:table-cell office:value-type="float" office:value="0.496753109846089">
                <text:p>0.4967531098460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0.496753109846089">
                <text:p>0.4967531098460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7">
                <text:p>157</text:p>
              </table:table-cell>
              <table:table-cell office:value-type="float" office:value="0.496794740086295">
                <text:p>0.4967947400862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8">
                <text:p>158</text:p>
              </table:table-cell>
              <table:table-cell office:value-type="float" office:value="0.335463454471213">
                <text:p>0.3354634544712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9">
                <text:p>159</text:p>
              </table:table-cell>
              <table:table-cell office:value-type="float" office:value="0.496835316268077">
                <text:p>0.4968353162680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0">
                <text:p>160</text:p>
              </table:table-cell>
              <table:table-cell office:value-type="float" office:value="0.331230095541401">
                <text:p>0.3312300955414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1">
                <text:p>161</text:p>
              </table:table-cell>
              <table:table-cell office:value-type="float" office:value="0.496874877924919">
                <text:p>0.4968748779249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2">
                <text:p>162</text:p>
              </table:table-cell>
              <table:table-cell office:value-type="float" office:value="0.496874877924919">
                <text:p>0.4968748779249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3">
                <text:p>163</text:p>
              </table:table-cell>
              <table:table-cell office:value-type="float" office:value="0.496913462637656">
                <text:p>0.4969134626376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0.335384790183306">
                <text:p>0.3353847901833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5">
                <text:p>165</text:p>
              </table:table-cell>
              <table:table-cell office:value-type="float" office:value="0.49695110615356">
                <text:p>0.496951106153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6">
                <text:p>166</text:p>
              </table:table-cell>
              <table:table-cell office:value-type="float" office:value="0.331306822381551">
                <text:p>0.3313068223815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7">
                <text:p>167</text:p>
              </table:table-cell>
              <table:table-cell office:value-type="float" office:value="0.496987842496825">
                <text:p>0.4969878424968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8">
                <text:p>168</text:p>
              </table:table-cell>
              <table:table-cell office:value-type="float" office:value="0.496987842496825">
                <text:p>0.4969878424968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9">
                <text:p>169</text:p>
              </table:table-cell>
              <table:table-cell office:value-type="float" office:value="0.497023704071148">
                <text:p>0.49702370407114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0">
                <text:p>170</text:p>
              </table:table-cell>
              <table:table-cell office:value-type="float" office:value="0.335311729482212">
                <text:p>0.3353117294822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1">
                <text:p>171</text:p>
              </table:table-cell>
              <table:table-cell office:value-type="float" office:value="0.497058721755078">
                <text:p>0.4970587217550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2">
                <text:p>172</text:p>
              </table:table-cell>
              <table:table-cell office:value-type="float" office:value="0.331378147791386">
                <text:p>0.3313781477913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3">
                <text:p>173</text:p>
              </table:table-cell>
              <table:table-cell office:value-type="float" office:value="0.497092924990704">
                <text:p>0.4970929249907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0.497092924990704">
                <text:p>0.4970929249907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5">
                <text:p>175</text:p>
              </table:table-cell>
              <table:table-cell office:value-type="float" office:value="0.497126341866226">
                <text:p>0.4971263418662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6">
                <text:p>176</text:p>
              </table:table-cell>
              <table:table-cell office:value-type="float" office:value="0.335243694167105">
                <text:p>0.3352436941671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7">
                <text:p>177</text:p>
              </table:table-cell>
              <table:table-cell office:value-type="float" office:value="0.497158999192898">
                <text:p>0.4971589991928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8">
                <text:p>178</text:p>
              </table:table-cell>
              <table:table-cell office:value-type="float" office:value="0.331444622792937">
                <text:p>0.3314446227929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0.497190922576776">
                <text:p>0.4971909225767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0">
                <text:p>180</text:p>
              </table:table-cell>
              <table:table-cell office:value-type="float" office:value="0.497190922576776">
                <text:p>0.4971909225767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1">
                <text:p>181</text:p>
              </table:table-cell>
              <table:table-cell office:value-type="float" office:value="0.497222136485694">
                <text:p>0.4972221364856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2">
                <text:p>182</text:p>
              </table:table-cell>
              <table:table-cell office:value-type="float" office:value="0.335180182945546">
                <text:p>0.3351801829455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0.497252664311808">
                <text:p>0.4972526643118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0.331506725918809">
                <text:p>0.3315067259188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5">
                <text:p>185</text:p>
              </table:table-cell>
              <table:table-cell office:value-type="float" office:value="0.497282528430069">
                <text:p>0.4972825284300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6">
                <text:p>186</text:p>
              </table:table-cell>
              <table:table-cell office:value-type="float" office:value="0.497282528430069">
                <text:p>0.4972825284300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0.497311750252927">
                <text:p>0.4973117502529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8">
                <text:p>188</text:p>
              </table:table-cell>
              <table:table-cell office:value-type="float" office:value="0.335120759056929">
                <text:p>0.3351207590569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9">
                <text:p>189</text:p>
              </table:table-cell>
              <table:table-cell office:value-type="float" office:value="0.497340350281527">
                <text:p>0.4973403502815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0">
                <text:p>190</text:p>
              </table:table-cell>
              <table:table-cell office:value-type="float" office:value="0.331564874753729">
                <text:p>0.3315648747537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0.497368348153688">
                <text:p>0.4973683481536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2">
                <text:p>192</text:p>
              </table:table-cell>
              <table:table-cell office:value-type="float" office:value="0.497368348153688">
                <text:p>0.4973683481536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3">
                <text:p>193</text:p>
              </table:table-cell>
              <table:table-cell office:value-type="float" office:value="0.497395762688875">
                <text:p>0.4973957626888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0.335065040211583">
                <text:p>0.3350650402115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5">
                <text:p>195</text:p>
              </table:table-cell>
              <table:table-cell office:value-type="float" office:value="0.497422611930384">
                <text:p>0.4974226119303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6">
                <text:p>196</text:p>
              </table:table-cell>
              <table:table-cell office:value-type="float" office:value="0.331619435338902">
                <text:p>0.3316194353389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7">
                <text:p>197</text:p>
              </table:table-cell>
              <table:table-cell office:value-type="float" office:value="0.497448913184954">
                <text:p>0.49744891318495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8">
                <text:p>198</text:p>
              </table:table-cell>
              <table:table-cell office:value-type="float" office:value="0.497448913184954">
                <text:p>0.4974489131849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9">
                <text:p>199</text:p>
              </table:table-cell>
              <table:table-cell office:value-type="float" office:value="0.49747468305997">
                <text:p>0.497474683059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0">
                <text:p>200</text:p>
              </table:table-cell>
              <table:table-cell office:value-type="float" office:value="0.33501269035533">
                <text:p>0.335012690355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39cm" svg:y="3.703cm" style:legend-expansion="high" chart:style-name="ch2"/>
        <chart:plot-area chart:style-name="ch3" table:cell-range-address="curves.A2:curves.A197 curves.E1:curves.G197" chart:data-source-has-labels="row" svg:x="0.32cm" svg:y="0.18cm" svg:width="12.799cm" svg:height="8.64cm">
          <chart:coordinate-region svg:x="1.047cm" svg:y="0.38cm" svg:width="11.792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urves.E2:curves.E197" chart:label-cell-address="curves.E1:curves.E1" chart:class="chart:scatter">
            <chart:domain table:cell-range-address="curves.A2:curves.A197"/>
            <chart:data-point chart:repeated="196"/>
          </chart:series>
          <chart:series chart:style-name="ch8" chart:values-cell-range-address="curves.F2:curves.F197" chart:label-cell-address="curves.F1:curves.F1" chart:class="chart:scatter">
            <chart:data-point chart:repeated="196"/>
          </chart:series>
          <chart:series chart:style-name="ch9" chart:values-cell-range-address="curves.G2:curves.G197" chart:label-cell-address="curves.G1:curves.G1" chart:class="chart:scatter">
            <chart:data-point chart:repeated="19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rve_1</text:p>
                <draw:g>
                  <svg:desc>curves.E1:curves.E1</svg:desc>
                </draw:g>
              </table:table-cell>
              <table:table-cell office:value-type="string">
                <text:p>curve_2</text:p>
                <draw:g>
                  <svg:desc>curves.F1:curves.F1</svg:desc>
                </draw:g>
              </table:table-cell>
              <table:table-cell office:value-type="string">
                <text:p>curve_3</text:p>
                <draw:g>
                  <svg:desc>curves.G1:curve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curves.A2:curves.A197</svg:desc>
                </draw:g>
              </table:table-cell>
              <table:table-cell office:value-type="float" office:value="NaN">
                <text:p>NaN</text:p>
                <draw:g>
                  <svg:desc>curves.E2:curves.E197</svg:desc>
                </draw:g>
              </table:table-cell>
              <table:table-cell office:value-type="float" office:value="0.45">
                <text:p>0.45</text:p>
                <draw:g>
                  <svg:desc>curves.F2:curves.F197</svg:desc>
                </draw:g>
              </table:table-cell>
              <table:table-cell office:value-type="float" office:value="NaN">
                <text:p>NaN</text:p>
                <draw:g>
                  <svg:desc>curves.G2:curves.G1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414285714285714">
                <text:p>0.41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3875">
                <text:p>0.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436507936507937">
                <text:p>0.436507936507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2857142857143">
                <text:p>0.292857142857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.44949494949495">
                <text:p>0.44949494949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0.458041958041958">
                <text:p>0.458041958041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36038961038961">
                <text:p>0.36038961038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.464102564102564">
                <text:p>0.464102564102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0096153846154">
                <text:p>0.3100961538461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0.468627450980392">
                <text:p>0.468627450980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0.472136222910217">
                <text:p>0.472136222910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351470588235294">
                <text:p>0.351470588235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0.474937343358396">
                <text:p>0.474937343358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6985645933014">
                <text:p>0.3169856459330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0.477225672877847">
                <text:p>0.477225672877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0.479130434782609">
                <text:p>0.479130434782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0.346989966555184">
                <text:p>0.346989966555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0.480740740740741">
                <text:p>0.480740740740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0714285714286">
                <text:p>0.3207142857142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0.482120051085568">
                <text:p>0.482120051085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0.483314794215795">
                <text:p>0.483314794215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0.344288793103448">
                <text:p>0.344288793103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0.48435972629521">
                <text:p>0.48435972629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3055028462998">
                <text:p>0.3230550284629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0.485281385281385">
                <text:p>0.485281385281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0.486100386100386">
                <text:p>0.486100386100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0.342481203007519">
                <text:p>0.342481203007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0.486832986832987">
                <text:p>0.486832986832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4662162162162">
                <text:p>0.3246621621621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0.487492182614134">
                <text:p>0.487492182614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488088485536018">
                <text:p>0.488088485536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0.341186252771619">
                <text:p>0.341186252771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0.488630490956072">
                <text:p>0.488630490956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5834175935288">
                <text:p>0.3258341759352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0.489125295508274">
                <text:p>0.489125295508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0.489578810247503">
                <text:p>0.489578810247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340212765957447">
                <text:p>0.340212765957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0.48999599839936">
                <text:p>0.48999599839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6726844583987">
                <text:p>0.3267268445839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0.490381058083611">
                <text:p>0.490381058083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0.49073756432247">
                <text:p>0.49073756432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0.339454177897574">
                <text:p>0.339454177897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">
                <text:p>57</text:p>
              </table:table-cell>
              <table:table-cell office:value-type="float" office:value="0.491068580542265">
                <text:p>0.491068580542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742946708464">
                <text:p>0.327429467084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0.491376746952126">
                <text:p>0.491376746952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1">
                <text:p>61</text:p>
              </table:table-cell>
              <table:table-cell office:value-type="float" office:value="0.491664351208669">
                <text:p>0.491664351208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0.338846364133406">
                <text:p>0.338846364133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">
                <text:p>63</text:p>
              </table:table-cell>
              <table:table-cell office:value-type="float" office:value="0.491933385376008">
                <text:p>0.491933385376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7996926229508">
                <text:p>0.3279969262295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">
                <text:p>65</text:p>
              </table:table-cell>
              <table:table-cell office:value-type="float" office:value="0.492185592185592">
                <text:p>0.492185592185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0.492422502870264">
                <text:p>0.492422502870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0.338348416289593">
                <text:p>0.338348416289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0.492645468310621">
                <text:p>0.492645468310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8464818763326">
                <text:p>0.3284648187633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0.49285568483364">
                <text:p>0.49285568483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0.49305421570519">
                <text:p>0.49305421570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0.337933003425961">
                <text:p>0.337933003425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0.49324200913242">
                <text:p>0.49324200913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8857245854362">
                <text:p>0.3288572458543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">
                <text:p>77</text:p>
              </table:table-cell>
              <table:table-cell office:value-type="float" office:value="0.493419913419913">
                <text:p>0.493419913419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0.493588689791221">
                <text:p>0.493588689791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.337581168831169">
                <text:p>0.337581168831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0.493749023284888">
                <text:p>0.493749023284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919110836678">
                <text:p>0.329191108366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3">
                <text:p>83</text:p>
              </table:table-cell>
              <table:table-cell office:value-type="float" office:value="0.493901532054142">
                <text:p>0.493901532054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0.494046775336641">
                <text:p>0.494046775336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0.337279349957971">
                <text:p>0.337279349957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0.494185260311021">
                <text:p>0.49418526031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9478609625668">
                <text:p>0.3294786096256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0.494317448017564">
                <text:p>0.494317448017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0.494443758488702">
                <text:p>0.494443758488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0.337017586712262">
                <text:p>0.337017586712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">
                <text:p>93</text:p>
              </table:table-cell>
              <table:table-cell office:value-type="float" office:value="0.494564575209737">
                <text:p>0.494564575209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9728781856441">
                <text:p>0.3297287818564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5">
                <text:p>95</text:p>
              </table:table-cell>
              <table:table-cell office:value-type="float" office:value="0.494680249009621">
                <text:p>0.494680249009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0.494791101465003">
                <text:p>0.494791101465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0.336788399570354">
                <text:p>0.336788399570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0.494897427887119">
                <text:p>0.494897427887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9948453608247">
                <text:p>0.3299484536082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0.494999499949995">
                <text:p>0.49499949994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3">
                <text:p>103</text:p>
              </table:table-cell>
              <table:table-cell office:value-type="float" office:value="0.495097568009228">
                <text:p>0.495097568009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0.336586062452399">
                <text:p>0.336586062452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5">
                <text:p>105</text:p>
              </table:table-cell>
              <table:table-cell office:value-type="float" office:value="0.495191863153028">
                <text:p>0.495191863153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142883311962">
                <text:p>0.3301428833119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7">
                <text:p>107</text:p>
              </table:table-cell>
              <table:table-cell office:value-type="float" office:value="0.495282599020917">
                <text:p>0.495282599020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0.495369973420218">
                <text:p>0.495369973420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0.336406117247239">
                <text:p>0.336406117247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1">
                <text:p>111</text:p>
              </table:table-cell>
              <table:table-cell office:value-type="float" office:value="0.495454169766096">
                <text:p>0.495454169766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316186107471">
                <text:p>0.3303161861074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3">
                <text:p>113</text:p>
              </table:table-cell>
              <table:table-cell office:value-type="float" office:value="0.495535358367217">
                <text:p>0.495535358367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5">
                <text:p>115</text:p>
              </table:table-cell>
              <table:table-cell office:value-type="float" office:value="0.495613697575991">
                <text:p>0.495613697575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0.336245041196216">
                <text:p>0.336245041196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7">
                <text:p>117</text:p>
              </table:table-cell>
              <table:table-cell office:value-type="float" office:value="0.49568933481977">
                <text:p>0.4956893348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471628592483">
                <text:p>0.3304716285924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9">
                <text:p>119</text:p>
              </table:table-cell>
              <table:table-cell office:value-type="float" office:value="0.495762407527113">
                <text:p>0.495762407527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1">
                <text:p>121</text:p>
              </table:table-cell>
              <table:table-cell office:value-type="float" office:value="0.495833043961386">
                <text:p>0.495833043961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0.336100013776002">
                <text:p>0.336100013776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3">
                <text:p>123</text:p>
              </table:table-cell>
              <table:table-cell office:value-type="float" office:value="0.495901363972317">
                <text:p>0.495901363972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611836843508">
                <text:p>0.3306118368435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0.495967479674797">
                <text:p>0.495967479674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7">
                <text:p>127</text:p>
              </table:table-cell>
              <table:table-cell office:value-type="float" office:value="0.496031496062992">
                <text:p>0.496031496062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0.33596875">
                <text:p>0.33596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0.496093511566868">
                <text:p>0.496093511566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738946093277">
                <text:p>0.3307389460932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1">
                <text:p>131</text:p>
              </table:table-cell>
              <table:table-cell office:value-type="float" office:value="0.496153618557311">
                <text:p>0.496153618557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3">
                <text:p>133</text:p>
              </table:table-cell>
              <table:table-cell office:value-type="float" office:value="0.496211903805315">
                <text:p>0.496211903805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0.335849379058904">
                <text:p>0.335849379058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0.496268448900028">
                <text:p>0.496268448900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854710305175">
                <text:p>0.3308547103051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7">
                <text:p>137</text:p>
              </table:table-cell>
              <table:table-cell office:value-type="float" office:value="0.4963233306299">
                <text:p>0.4963233306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0.496376621330673">
                <text:p>0.496376621330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0.335740354535975">
                <text:p>0.335740354535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1">
                <text:p>141</text:p>
              </table:table-cell>
              <table:table-cell office:value-type="float" office:value="0.496428389203531">
                <text:p>0.496428389203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960583645759">
                <text:p>0.3309605836457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3">
                <text:p>143</text:p>
              </table:table-cell>
              <table:table-cell office:value-type="float" office:value="0.496478698606358">
                <text:p>0.496478698606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0.496527610320714">
                <text:p>0.496527610320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0.33564038701025">
                <text:p>0.33564038701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7">
                <text:p>147</text:p>
              </table:table-cell>
              <table:table-cell office:value-type="float" office:value="0.496575181796857">
                <text:p>0.496575181796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057781919851">
                <text:p>0.3310577819198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0.496621467378898">
                <text:p>0.496621467378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1">
                <text:p>151</text:p>
              </table:table-cell>
              <table:table-cell office:value-type="float" office:value="0.496666518511934">
                <text:p>0.496666518511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0.335548392794066">
                <text:p>0.335548392794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0.496710383932823">
                <text:p>0.496710383932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1473294917">
                <text:p>0.33114732949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5">
                <text:p>155</text:p>
              </table:table-cell>
              <table:table-cell office:value-type="float" office:value="0.496753109846089">
                <text:p>0.496753109846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7">
                <text:p>157</text:p>
              </table:table-cell>
              <table:table-cell office:value-type="float" office:value="0.496794740086295">
                <text:p>0.496794740086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0.335463454471213">
                <text:p>0.335463454471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9">
                <text:p>159</text:p>
              </table:table-cell>
              <table:table-cell office:value-type="float" office:value="0.496835316268077">
                <text:p>0.496835316268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230095541401">
                <text:p>0.3312300955414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1">
                <text:p>161</text:p>
              </table:table-cell>
              <table:table-cell office:value-type="float" office:value="0.496874877924919">
                <text:p>0.496874877924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3">
                <text:p>163</text:p>
              </table:table-cell>
              <table:table-cell office:value-type="float" office:value="0.496913462637656">
                <text:p>0.496913462637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0.335384790183306">
                <text:p>0.335384790183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5">
                <text:p>165</text:p>
              </table:table-cell>
              <table:table-cell office:value-type="float" office:value="0.49695110615356">
                <text:p>0.49695110615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306822381551">
                <text:p>0.3313068223815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7">
                <text:p>167</text:p>
              </table:table-cell>
              <table:table-cell office:value-type="float" office:value="0.496987842496825">
                <text:p>0.496987842496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9">
                <text:p>169</text:p>
              </table:table-cell>
              <table:table-cell office:value-type="float" office:value="0.497023704071148">
                <text:p>0.49702370407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0.335311729482212">
                <text:p>0.335311729482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1">
                <text:p>171</text:p>
              </table:table-cell>
              <table:table-cell office:value-type="float" office:value="0.497058721755078">
                <text:p>0.497058721755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378147791386">
                <text:p>0.3313781477913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3">
                <text:p>173</text:p>
              </table:table-cell>
              <table:table-cell office:value-type="float" office:value="0.497092924990704">
                <text:p>0.497092924990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5">
                <text:p>175</text:p>
              </table:table-cell>
              <table:table-cell office:value-type="float" office:value="0.497126341866226">
                <text:p>0.497126341866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0.335243694167105">
                <text:p>0.335243694167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7">
                <text:p>177</text:p>
              </table:table-cell>
              <table:table-cell office:value-type="float" office:value="0.497158999192898">
                <text:p>0.497158999192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444622792937">
                <text:p>0.3314446227929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0.497190922576776">
                <text:p>0.497190922576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1">
                <text:p>181</text:p>
              </table:table-cell>
              <table:table-cell office:value-type="float" office:value="0.497222136485694">
                <text:p>0.497222136485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0.335180182945546">
                <text:p>0.335180182945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0.497252664311808">
                <text:p>0.497252664311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506725918809">
                <text:p>0.3315067259188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5">
                <text:p>185</text:p>
              </table:table-cell>
              <table:table-cell office:value-type="float" office:value="0.497282528430069">
                <text:p>0.497282528430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0.497311750252927">
                <text:p>0.49731175025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0.335120759056929">
                <text:p>0.335120759056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9">
                <text:p>189</text:p>
              </table:table-cell>
              <table:table-cell office:value-type="float" office:value="0.497340350281527">
                <text:p>0.497340350281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564874753729">
                <text:p>0.3315648747537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0.497368348153688">
                <text:p>0.497368348153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3">
                <text:p>193</text:p>
              </table:table-cell>
              <table:table-cell office:value-type="float" office:value="0.497395762688875">
                <text:p>0.497395762688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0.335065040211583">
                <text:p>0.335065040211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5">
                <text:p>195</text:p>
              </table:table-cell>
              <table:table-cell office:value-type="float" office:value="0.497422611930384">
                <text:p>0.497422611930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619435338902">
                <text:p>0.3316194353389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7">
                <text:p>197</text:p>
              </table:table-cell>
              <table:table-cell office:value-type="float" office:value="0.497448913184954">
                <text:p>0.497448913184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9">
                <text:p>199</text:p>
              </table:table-cell>
              <table:table-cell office:value-type="float" office:value="0.49747468305997">
                <text:p>0.49747468305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0.33501269035533">
                <text:p>0.3350126903553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25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211cm" svg:height="16.435cm" xlink:href=".." xlink:type="simple" chart:class="chart:scatter" chart:style-name="ch1">
        <chart:legend chart:legend-position="end" svg:x="26.65cm" svg:y="7.42cm" style:legend-expansion="high" chart:style-name="ch2"/>
        <chart:plot-area chart:style-name="ch3" table:cell-range-address="curves.A2:curves.A197 curves.E1:curves.G197" chart:data-source-has-labels="row" svg:x="1.526cm" svg:y="0.334cm" svg:width="24.33cm" svg:height="15.78cm">
          <chart:coordinate-region svg:x="2.438cm" svg:y="0.533cm" svg:width="23.138cm" svg:height="14.93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urves.E2:curves.E197" chart:label-cell-address="curves.E1:curves.E1" chart:class="chart:scatter">
            <chart:domain table:cell-range-address="curves.A2:curves.A197"/>
            <chart:data-point chart:repeated="196"/>
          </chart:series>
          <chart:series chart:style-name="ch8" chart:values-cell-range-address="curves.F2:curves.F197" chart:label-cell-address="curves.F1:curves.F1" chart:class="chart:scatter">
            <chart:data-point chart:repeated="196"/>
          </chart:series>
          <chart:series chart:style-name="ch9" chart:values-cell-range-address="curves.G2:curves.G197" chart:label-cell-address="curves.G1:curves.G1" chart:class="chart:scatter">
            <chart:data-point chart:repeated="19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rve_1</text:p>
                <draw:g>
                  <svg:desc>curves.E1:curves.E1</svg:desc>
                </draw:g>
              </table:table-cell>
              <table:table-cell office:value-type="string">
                <text:p>curve_2</text:p>
                <draw:g>
                  <svg:desc>curves.F1:curves.F1</svg:desc>
                </draw:g>
              </table:table-cell>
              <table:table-cell office:value-type="string">
                <text:p>curve_3</text:p>
                <draw:g>
                  <svg:desc>curves.G1:curve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curves.A2:curves.A197</svg:desc>
                </draw:g>
              </table:table-cell>
              <table:table-cell office:value-type="float" office:value="NaN">
                <text:p>NaN</text:p>
                <draw:g>
                  <svg:desc>curves.E2:curves.E197</svg:desc>
                </draw:g>
              </table:table-cell>
              <table:table-cell office:value-type="float" office:value="0.45">
                <text:p>0.45</text:p>
                <draw:g>
                  <svg:desc>curves.F2:curves.F197</svg:desc>
                </draw:g>
              </table:table-cell>
              <table:table-cell office:value-type="float" office:value="NaN">
                <text:p>NaN</text:p>
                <draw:g>
                  <svg:desc>curves.G2:curves.G1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414285714285714">
                <text:p>0.41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3875">
                <text:p>0.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436507936507937">
                <text:p>0.436507936507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2857142857143">
                <text:p>0.292857142857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.44949494949495">
                <text:p>0.44949494949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0.458041958041958">
                <text:p>0.458041958041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36038961038961">
                <text:p>0.36038961038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.464102564102564">
                <text:p>0.464102564102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0096153846154">
                <text:p>0.3100961538461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0.468627450980392">
                <text:p>0.468627450980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0.472136222910217">
                <text:p>0.472136222910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351470588235294">
                <text:p>0.351470588235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0.474937343358396">
                <text:p>0.474937343358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6985645933014">
                <text:p>0.3169856459330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0.477225672877847">
                <text:p>0.477225672877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0.479130434782609">
                <text:p>0.479130434782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0.346989966555184">
                <text:p>0.346989966555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0.480740740740741">
                <text:p>0.480740740740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0714285714286">
                <text:p>0.3207142857142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0.482120051085568">
                <text:p>0.482120051085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0.483314794215795">
                <text:p>0.483314794215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0.344288793103448">
                <text:p>0.344288793103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0.48435972629521">
                <text:p>0.48435972629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3055028462998">
                <text:p>0.3230550284629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0.485281385281385">
                <text:p>0.485281385281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0.486100386100386">
                <text:p>0.486100386100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0.342481203007519">
                <text:p>0.342481203007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0.486832986832987">
                <text:p>0.486832986832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4662162162162">
                <text:p>0.3246621621621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0.487492182614134">
                <text:p>0.487492182614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488088485536018">
                <text:p>0.488088485536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0.341186252771619">
                <text:p>0.341186252771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0.488630490956072">
                <text:p>0.488630490956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5834175935288">
                <text:p>0.3258341759352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0.489125295508274">
                <text:p>0.489125295508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0.489578810247503">
                <text:p>0.489578810247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340212765957447">
                <text:p>0.340212765957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0.48999599839936">
                <text:p>0.48999599839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6726844583987">
                <text:p>0.3267268445839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0.490381058083611">
                <text:p>0.490381058083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0.49073756432247">
                <text:p>0.49073756432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0.339454177897574">
                <text:p>0.339454177897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">
                <text:p>57</text:p>
              </table:table-cell>
              <table:table-cell office:value-type="float" office:value="0.491068580542265">
                <text:p>0.491068580542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742946708464">
                <text:p>0.327429467084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0.491376746952126">
                <text:p>0.491376746952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1">
                <text:p>61</text:p>
              </table:table-cell>
              <table:table-cell office:value-type="float" office:value="0.491664351208669">
                <text:p>0.491664351208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0.338846364133406">
                <text:p>0.338846364133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">
                <text:p>63</text:p>
              </table:table-cell>
              <table:table-cell office:value-type="float" office:value="0.491933385376008">
                <text:p>0.491933385376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7996926229508">
                <text:p>0.3279969262295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">
                <text:p>65</text:p>
              </table:table-cell>
              <table:table-cell office:value-type="float" office:value="0.492185592185592">
                <text:p>0.492185592185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0.492422502870264">
                <text:p>0.492422502870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0.338348416289593">
                <text:p>0.338348416289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0.492645468310621">
                <text:p>0.492645468310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8464818763326">
                <text:p>0.3284648187633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0.49285568483364">
                <text:p>0.49285568483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0.49305421570519">
                <text:p>0.49305421570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0.337933003425961">
                <text:p>0.337933003425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0.49324200913242">
                <text:p>0.49324200913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8857245854362">
                <text:p>0.3288572458543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">
                <text:p>77</text:p>
              </table:table-cell>
              <table:table-cell office:value-type="float" office:value="0.493419913419913">
                <text:p>0.493419913419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0.493588689791221">
                <text:p>0.493588689791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.337581168831169">
                <text:p>0.337581168831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0.493749023284888">
                <text:p>0.493749023284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919110836678">
                <text:p>0.329191108366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3">
                <text:p>83</text:p>
              </table:table-cell>
              <table:table-cell office:value-type="float" office:value="0.493901532054142">
                <text:p>0.493901532054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0.494046775336641">
                <text:p>0.494046775336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0.337279349957971">
                <text:p>0.337279349957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0.494185260311021">
                <text:p>0.49418526031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9478609625668">
                <text:p>0.3294786096256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0.494317448017564">
                <text:p>0.494317448017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0.494443758488702">
                <text:p>0.494443758488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0.337017586712262">
                <text:p>0.337017586712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">
                <text:p>93</text:p>
              </table:table-cell>
              <table:table-cell office:value-type="float" office:value="0.494564575209737">
                <text:p>0.494564575209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9728781856441">
                <text:p>0.3297287818564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5">
                <text:p>95</text:p>
              </table:table-cell>
              <table:table-cell office:value-type="float" office:value="0.494680249009621">
                <text:p>0.494680249009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0.494791101465003">
                <text:p>0.494791101465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0.336788399570354">
                <text:p>0.336788399570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0.494897427887119">
                <text:p>0.494897427887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9948453608247">
                <text:p>0.3299484536082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0.494999499949995">
                <text:p>0.49499949994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3">
                <text:p>103</text:p>
              </table:table-cell>
              <table:table-cell office:value-type="float" office:value="0.495097568009228">
                <text:p>0.495097568009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0.336586062452399">
                <text:p>0.336586062452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5">
                <text:p>105</text:p>
              </table:table-cell>
              <table:table-cell office:value-type="float" office:value="0.495191863153028">
                <text:p>0.495191863153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142883311962">
                <text:p>0.3301428833119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7">
                <text:p>107</text:p>
              </table:table-cell>
              <table:table-cell office:value-type="float" office:value="0.495282599020917">
                <text:p>0.495282599020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0.495369973420218">
                <text:p>0.495369973420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0.336406117247239">
                <text:p>0.336406117247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1">
                <text:p>111</text:p>
              </table:table-cell>
              <table:table-cell office:value-type="float" office:value="0.495454169766096">
                <text:p>0.495454169766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316186107471">
                <text:p>0.3303161861074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3">
                <text:p>113</text:p>
              </table:table-cell>
              <table:table-cell office:value-type="float" office:value="0.495535358367217">
                <text:p>0.495535358367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5">
                <text:p>115</text:p>
              </table:table-cell>
              <table:table-cell office:value-type="float" office:value="0.495613697575991">
                <text:p>0.495613697575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0.336245041196216">
                <text:p>0.336245041196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7">
                <text:p>117</text:p>
              </table:table-cell>
              <table:table-cell office:value-type="float" office:value="0.49568933481977">
                <text:p>0.4956893348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471628592483">
                <text:p>0.3304716285924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9">
                <text:p>119</text:p>
              </table:table-cell>
              <table:table-cell office:value-type="float" office:value="0.495762407527113">
                <text:p>0.495762407527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1">
                <text:p>121</text:p>
              </table:table-cell>
              <table:table-cell office:value-type="float" office:value="0.495833043961386">
                <text:p>0.495833043961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0.336100013776002">
                <text:p>0.336100013776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3">
                <text:p>123</text:p>
              </table:table-cell>
              <table:table-cell office:value-type="float" office:value="0.495901363972317">
                <text:p>0.495901363972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611836843508">
                <text:p>0.3306118368435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0.495967479674797">
                <text:p>0.495967479674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7">
                <text:p>127</text:p>
              </table:table-cell>
              <table:table-cell office:value-type="float" office:value="0.496031496062992">
                <text:p>0.496031496062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0.33596875">
                <text:p>0.33596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0.496093511566868">
                <text:p>0.496093511566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738946093277">
                <text:p>0.3307389460932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1">
                <text:p>131</text:p>
              </table:table-cell>
              <table:table-cell office:value-type="float" office:value="0.496153618557311">
                <text:p>0.496153618557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3">
                <text:p>133</text:p>
              </table:table-cell>
              <table:table-cell office:value-type="float" office:value="0.496211903805315">
                <text:p>0.496211903805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0.335849379058904">
                <text:p>0.335849379058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0.496268448900028">
                <text:p>0.496268448900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854710305175">
                <text:p>0.3308547103051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7">
                <text:p>137</text:p>
              </table:table-cell>
              <table:table-cell office:value-type="float" office:value="0.4963233306299">
                <text:p>0.4963233306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0.496376621330673">
                <text:p>0.496376621330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0.335740354535975">
                <text:p>0.335740354535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1">
                <text:p>141</text:p>
              </table:table-cell>
              <table:table-cell office:value-type="float" office:value="0.496428389203531">
                <text:p>0.496428389203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960583645759">
                <text:p>0.3309605836457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3">
                <text:p>143</text:p>
              </table:table-cell>
              <table:table-cell office:value-type="float" office:value="0.496478698606358">
                <text:p>0.496478698606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0.496527610320714">
                <text:p>0.496527610320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0.33564038701025">
                <text:p>0.33564038701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7">
                <text:p>147</text:p>
              </table:table-cell>
              <table:table-cell office:value-type="float" office:value="0.496575181796857">
                <text:p>0.496575181796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057781919851">
                <text:p>0.3310577819198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0.496621467378898">
                <text:p>0.496621467378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1">
                <text:p>151</text:p>
              </table:table-cell>
              <table:table-cell office:value-type="float" office:value="0.496666518511934">
                <text:p>0.496666518511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0.335548392794066">
                <text:p>0.335548392794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0.496710383932823">
                <text:p>0.496710383932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1473294917">
                <text:p>0.33114732949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5">
                <text:p>155</text:p>
              </table:table-cell>
              <table:table-cell office:value-type="float" office:value="0.496753109846089">
                <text:p>0.496753109846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7">
                <text:p>157</text:p>
              </table:table-cell>
              <table:table-cell office:value-type="float" office:value="0.496794740086295">
                <text:p>0.496794740086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0.335463454471213">
                <text:p>0.335463454471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9">
                <text:p>159</text:p>
              </table:table-cell>
              <table:table-cell office:value-type="float" office:value="0.496835316268077">
                <text:p>0.496835316268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230095541401">
                <text:p>0.3312300955414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1">
                <text:p>161</text:p>
              </table:table-cell>
              <table:table-cell office:value-type="float" office:value="0.496874877924919">
                <text:p>0.496874877924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3">
                <text:p>163</text:p>
              </table:table-cell>
              <table:table-cell office:value-type="float" office:value="0.496913462637656">
                <text:p>0.496913462637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0.335384790183306">
                <text:p>0.335384790183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5">
                <text:p>165</text:p>
              </table:table-cell>
              <table:table-cell office:value-type="float" office:value="0.49695110615356">
                <text:p>0.49695110615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306822381551">
                <text:p>0.3313068223815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7">
                <text:p>167</text:p>
              </table:table-cell>
              <table:table-cell office:value-type="float" office:value="0.496987842496825">
                <text:p>0.496987842496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9">
                <text:p>169</text:p>
              </table:table-cell>
              <table:table-cell office:value-type="float" office:value="0.497023704071148">
                <text:p>0.49702370407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0.335311729482212">
                <text:p>0.335311729482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1">
                <text:p>171</text:p>
              </table:table-cell>
              <table:table-cell office:value-type="float" office:value="0.497058721755078">
                <text:p>0.497058721755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378147791386">
                <text:p>0.3313781477913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3">
                <text:p>173</text:p>
              </table:table-cell>
              <table:table-cell office:value-type="float" office:value="0.497092924990704">
                <text:p>0.497092924990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5">
                <text:p>175</text:p>
              </table:table-cell>
              <table:table-cell office:value-type="float" office:value="0.497126341866226">
                <text:p>0.497126341866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0.335243694167105">
                <text:p>0.335243694167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7">
                <text:p>177</text:p>
              </table:table-cell>
              <table:table-cell office:value-type="float" office:value="0.497158999192898">
                <text:p>0.497158999192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444622792937">
                <text:p>0.3314446227929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0.497190922576776">
                <text:p>0.497190922576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1">
                <text:p>181</text:p>
              </table:table-cell>
              <table:table-cell office:value-type="float" office:value="0.497222136485694">
                <text:p>0.497222136485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0.335180182945546">
                <text:p>0.335180182945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0.497252664311808">
                <text:p>0.497252664311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506725918809">
                <text:p>0.3315067259188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5">
                <text:p>185</text:p>
              </table:table-cell>
              <table:table-cell office:value-type="float" office:value="0.497282528430069">
                <text:p>0.497282528430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0.497311750252927">
                <text:p>0.49731175025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0.335120759056929">
                <text:p>0.335120759056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9">
                <text:p>189</text:p>
              </table:table-cell>
              <table:table-cell office:value-type="float" office:value="0.497340350281527">
                <text:p>0.497340350281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564874753729">
                <text:p>0.3315648747537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0.497368348153688">
                <text:p>0.497368348153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3">
                <text:p>193</text:p>
              </table:table-cell>
              <table:table-cell office:value-type="float" office:value="0.497395762688875">
                <text:p>0.497395762688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0.335065040211583">
                <text:p>0.335065040211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5">
                <text:p>195</text:p>
              </table:table-cell>
              <table:table-cell office:value-type="float" office:value="0.497422611930384">
                <text:p>0.497422611930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619435338902">
                <text:p>0.3316194353389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7">
                <text:p>197</text:p>
              </table:table-cell>
              <table:table-cell office:value-type="float" office:value="0.497448913184954">
                <text:p>0.497448913184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9">
                <text:p>199</text:p>
              </table:table-cell>
              <table:table-cell office:value-type="float" office:value="0.49747468305997">
                <text:p>0.49747468305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0.33501269035533">
                <text:p>0.3350126903553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651cm" svg:height="17.241cm" xlink:href=".." xlink:type="simple" chart:class="chart:scatter" chart:style-name="ch1">
        <chart:legend chart:legend-position="end" svg:x="28.196cm" svg:y="8.321cm" style:legend-expansion="high" chart:style-name="ch2"/>
        <chart:plot-area chart:style-name="ch3" table:cell-range-address="deltas.A1:deltas.A197 deltas.C1:deltas.C197" chart:data-source-has-labels="row" svg:x="0.613cm" svg:y="0.344cm" svg:width="26.97cm" svg:height="16.553cm">
          <chart:coordinate-region svg:x="2.478cm" svg:y="0.544cm" svg:width="24.825cm" svg:height="15.7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ltas.C2:deltas.C197" chart:label-cell-address="deltas.C1:deltas.C1" chart:class="chart:scatter">
            <chart:domain table:cell-range-address="deltas.A2:deltas.A197"/>
            <chart:data-point chart:repeated="1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hange</text:p>
                <draw:g>
                  <svg:desc>deltas.C1:delta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eltas.A2:deltas.A197</svg:desc>
                </draw:g>
              </table:table-cell>
              <table:table-cell office:value-type="float" office:value="NaN">
                <text:p>NaN</text:p>
                <draw:g>
                  <svg:desc>deltas.C2:deltas.C1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023809523809524">
                <text:p>0.00238095238095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051587301587301">
                <text:p>0.00515873015873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011904761904762">
                <text:p>0.00119047619047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.00216450216450219">
                <text:p>0.002164502164502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.00151515151515151">
                <text:p>0.001515151515151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0.00194250194250189">
                <text:p>0.001942501942501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000416250416250369">
                <text:p>0.0004162504162503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.00063270063270065">
                <text:p>0.000632700632700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0.000274725274725269">
                <text:p>0.0002747252747252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0.00039592760180995">
                <text:p>0.000395927601809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0.00040849673202615">
                <text:p>0.000408496732026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0.00048159614723083">
                <text:p>0.000481596147230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00013759889920887">
                <text:p>0.000137598899208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0.00018428424001185">
                <text:p>0.000184284240011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0.0001025290498975">
                <text:p>0.00010252904989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0.00013373354334451">
                <text:p>0.000133733543344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00016469038208169">
                <text:p>0.000164690382081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0.00018633540372677">
                <text:p>0.000186335403726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0.0000613154960981202">
                <text:p>0.00006131549609812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0.0000767992072340002">
                <text:p>0.00007679920723400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0.00004884004884009">
                <text:p>0.000048840048840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0.0000602079912424499">
                <text:p>0.00006020799124244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0.0000821018062397399">
                <text:p>0.00008210180623973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0.00009063568574142">
                <text:p>0.000090635685741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0.0000324434556915399">
                <text:p>0.00003244345569153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0.0000389742811878719">
                <text:p>0.00003897428118787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0000269535966879661">
                <text:p>0.00002695359668796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0.000032036274920568">
                <text:p>0.0000320362749205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0.000046685340802988">
                <text:p>0.0000466853408029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0.0000507000506999981">
                <text:p>0.00005070005069999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0.0000191921244552391">
                <text:p>0.00001919212445523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0.000022405285563208">
                <text:p>0.0000224052855632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0.000016413174307943">
                <text:p>0.0000164131743079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0.0000190152629176991">
                <text:p>0.00001901526291769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0.000029036004645759">
                <text:p>0.0000290360046457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00003116565793821">
                <text:p>0.000031165657938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000012277380399959">
                <text:p>0.0000122773803999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0.0000140371382572641">
                <text:p>0.00001403713825726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0.0000107240248797131">
                <text:p>0.00001072402487971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0.0000121908367933601">
                <text:p>0.00001219083679336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0.00001927227875424">
                <text:p>0.000019272278754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0.000020504655763011">
                <text:p>0.0000205046557630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0.00000832247792730695">
                <text:p>0.000008322477927306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0.00000936544830696198">
                <text:p>0.000009365448306961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0.00000738757041282199">
                <text:p>0.000007387570412821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0.00000827616968413999">
                <text:p>0.000008276169684139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000013438692683977">
                <text:p>0.0000134386926839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0.000014200458151651">
                <text:p>0.0000142004581516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0.00000589906250280601">
                <text:p>0.000005899062502806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">
                <text:p>57</text:p>
              </table:table-cell>
              <table:table-cell office:value-type="float" office:value="0.00000655584071670301">
                <text:p>0.000006555840716703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0.00000530322671884998">
                <text:p>0.000005303226718849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0.00000587249964339597">
                <text:p>0.000005872499643395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0.00000974089226573097">
                <text:p>0.000009740892265730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1">
                <text:p>61</text:p>
              </table:table-cell>
              <table:table-cell office:value-type="float" office:value="0.000010236761673645">
                <text:p>0.0000102367616736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">
                <text:p>62</text:p>
              </table:table-cell>
              <table:table-cell office:value-type="float" office:value="0.00000433214722133903">
                <text:p>0.000004332147221339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">
                <text:p>63</text:p>
              </table:table-cell>
              <table:table-cell office:value-type="float" office:value="0.00000476607329768098">
                <text:p>0.000004766073297680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00000393467804894797">
                <text:p>0.000003934678048947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">
                <text:p>65</text:p>
              </table:table-cell>
              <table:table-cell office:value-type="float" office:value="0.00000431603915207498">
                <text:p>0.000004316039152074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0.000007284382284381">
                <text:p>0.0000072843822843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0.00000762090314339502">
                <text:p>0.000007620903143395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">
                <text:p>68</text:p>
              </table:table-cell>
              <table:table-cell office:value-type="float" office:value="0.00000327445454754999">
                <text:p>0.00000327445454754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0.00000357253668696898">
                <text:p>0.000003572536686968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0.00000299925291331299">
                <text:p>0.000002999252913312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0.00000326423172389997">
                <text:p>0.000003264231723899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">
                <text:p>72</text:p>
              </table:table-cell>
              <table:table-cell office:value-type="float" office:value="0.00000558909009613099">
                <text:p>0.000005589090096130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0.00000582543637180999">
                <text:p>0.00000582543637180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000002534852042901">
                <text:p>0.0000025348520429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0.000002746331127542">
                <text:p>0.0000027463311275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0.00000233831524386598">
                <text:p>0.000002338315243865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">
                <text:p>77</text:p>
              </table:table-cell>
              <table:table-cell office:value-type="float" office:value="0.00000252811355916897">
                <text:p>0.000002528113559168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0.000004381583328949">
                <text:p>0.0000043815833289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0.00000455240961565903">
                <text:p>0.000004552409615659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0.000002002217192046">
                <text:p>0.0000020022171920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0.00000215638401295499">
                <text:p>0.000002156384012954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0.000001858140944367">
                <text:p>0.0000018581409443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3">
                <text:p>83</text:p>
              </table:table-cell>
              <table:table-cell office:value-type="float" office:value="0.00000199763067228499">
                <text:p>0.000001997630672284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00000349831381274098">
                <text:p>0.000003498313812740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0.00000362483235147001">
                <text:p>0.00000362483235147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0.00000160893721450802">
                <text:p>0.000001608937214508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0.00000172395795740302">
                <text:p>0.000001723957957403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">
                <text:p>88</text:p>
              </table:table-cell>
              <table:table-cell office:value-type="float" office:value="0.000001500928431448">
                <text:p>0.0000015009284314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0.000001605728410216">
                <text:p>0.0000016057284102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0.00000283736238792601">
                <text:p>0.000002837362387926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0.000002933052138734">
                <text:p>0.0000029330521387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2">
                <text:p>92</text:p>
              </table:table-cell>
              <table:table-cell office:value-type="float" office:value="0.000001312263158827">
                <text:p>0.0000013122631588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">
                <text:p>93</text:p>
              </table:table-cell>
              <table:table-cell office:value-type="float" office:value="0.000001399811507449">
                <text:p>0.0000013998115074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000001229709385235">
                <text:p>0.0000012297093852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5">
                <text:p>95</text:p>
              </table:table-cell>
              <table:table-cell office:value-type="float" office:value="0.00000130996410301601">
                <text:p>0.000001309964103016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6">
                <text:p>96</text:p>
              </table:table-cell>
              <table:table-cell office:value-type="float" office:value="0.000002332960059723">
                <text:p>0.0000023329600597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0.000002406665149681">
                <text:p>0.0000024066651496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0.00000108426441653501">
                <text:p>0.000001084264416535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0.00000115207463475101">
                <text:p>0.000001152074634751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0.00000102008938534701">
                <text:p>0.000001020089385347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0.0000010825824851001">
                <text:p>0.0000010825824851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2">
                <text:p>102</text:p>
              </table:table-cell>
              <table:table-cell office:value-type="float" office:value="0.00000194137060764879">
                <text:p>0.000001941370607648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3">
                <text:p>103</text:p>
              </table:table-cell>
              <table:table-cell office:value-type="float" office:value="0.0000019990577012824">
                <text:p>0.00000199905770128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0.000000906166265697602">
                <text:p>0.0000009061662656976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5">
                <text:p>105</text:p>
              </table:table-cell>
              <table:table-cell office:value-type="float" office:value="0.00000095950062304141">
                <text:p>0.000000959500623041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6">
                <text:p>106</text:p>
              </table:table-cell>
              <table:table-cell office:value-type="float" office:value="0.000000855528424626299">
                <text:p>0.0000008555284246262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7">
                <text:p>107</text:p>
              </table:table-cell>
              <table:table-cell office:value-type="float" office:value="0.000000904912968139894">
                <text:p>0.0000009049129681398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8">
                <text:p>108</text:p>
              </table:table-cell>
              <table:table-cell office:value-type="float" office:value="0.0000016327383634743">
                <text:p>0.00000163273836347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0.0000016785320737529">
                <text:p>0.00000167853207375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0">
                <text:p>110</text:p>
              </table:table-cell>
              <table:table-cell office:value-type="float" office:value="0.00000076503120311981">
                <text:p>0.000000765031203119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1">
                <text:p>111</text:p>
              </table:table-cell>
              <table:table-cell office:value-type="float" office:value="0.0000008075546101948">
                <text:p>0.00000080755461019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0.000000724542008955501">
                <text:p>0.0000007245420089555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3">
                <text:p>113</text:p>
              </table:table-cell>
              <table:table-cell office:value-type="float" office:value="0.000000764081912058999">
                <text:p>0.0000007640819120589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0.00000138620888504369">
                <text:p>0.000001386208885043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5">
                <text:p>115</text:p>
              </table:table-cell>
              <table:table-cell office:value-type="float" office:value="0.00000142302242297179">
                <text:p>0.000001423022422971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6">
                <text:p>116</text:p>
              </table:table-cell>
              <table:table-cell office:value-type="float" office:value="0.000000651746786116403">
                <text:p>0.0000006517467861164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7">
                <text:p>117</text:p>
              </table:table-cell>
              <table:table-cell office:value-type="float" office:value="0.000000686064954841608">
                <text:p>0.0000006860649548416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8">
                <text:p>118</text:p>
              </table:table-cell>
              <table:table-cell office:value-type="float" office:value="0.00000061898646508239">
                <text:p>0.000000618986465082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9">
                <text:p>119</text:p>
              </table:table-cell>
              <table:table-cell office:value-type="float" office:value="0.000000651017166715089">
                <text:p>0.0000006510171667150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0.0000011869154441444">
                <text:p>0.00000118691544414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1">
                <text:p>121</text:p>
              </table:table-cell>
              <table:table-cell office:value-type="float" office:value="0.0000012168461366331">
                <text:p>0.00000121684613663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0.000000559768684647909">
                <text:p>0.0000005597686846479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3">
                <text:p>123</text:p>
              </table:table-cell>
              <table:table-cell office:value-type="float" office:value="0.000000587768689162602">
                <text:p>0.0000005877686891626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0.000000532977957852897">
                <text:p>0.0000005329779578528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0.000000559200473324403">
                <text:p>0.0000005592004733244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6">
                <text:p>126</text:p>
              </table:table-cell>
              <table:table-cell office:value-type="float" office:value="0.0000010240655401936">
                <text:p>0.00000102406554019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7">
                <text:p>127</text:p>
              </table:table-cell>
              <table:table-cell office:value-type="float" office:value="0.0000010486494066361">
                <text:p>0.00000104864940663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8">
                <text:p>128</text:p>
              </table:table-cell>
              <table:table-cell office:value-type="float" office:value="0.000000484314460702504">
                <text:p>0.0000004843144607025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0.000000507385704728905">
                <text:p>0.0000005073857047289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0">
                <text:p>130</text:p>
              </table:table-cell>
              <table:table-cell office:value-type="float" office:value="0.000000462193455674796">
                <text:p>0.0000004621934556747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1">
                <text:p>131</text:p>
              </table:table-cell>
              <table:table-cell office:value-type="float" office:value="0.000000483866649330298">
                <text:p>0.0000004838666493302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2">
                <text:p>132</text:p>
              </table:table-cell>
              <table:table-cell office:value-type="float" office:value="0.000000889695546185404">
                <text:p>0.0000008896955461854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3">
                <text:p>133</text:p>
              </table:table-cell>
              <table:table-cell office:value-type="float" office:value="0.000000910075003551001">
                <text:p>0.0000009100750035510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0.000000421834101967699">
                <text:p>0.0000004218341019676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0.000000441014934593897">
                <text:p>0.0000004410149345938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6">
                <text:p>136</text:p>
              </table:table-cell>
              <table:table-cell office:value-type="float" office:value="0.000000403408286578499">
                <text:p>0.0000004034082865784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7">
                <text:p>137</text:p>
              </table:table-cell>
              <table:table-cell office:value-type="float" office:value="0.000000421477337251704">
                <text:p>0.0000004214773372517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8">
                <text:p>138</text:p>
              </table:table-cell>
              <table:table-cell office:value-type="float" office:value="0.0000007778420793901">
                <text:p>0.00000077784207939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0.000000794878748426597">
                <text:p>0.0000007948787484265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0">
                <text:p>140</text:p>
              </table:table-cell>
              <table:table-cell office:value-type="float" office:value="0.000000369654858681295">
                <text:p>0.0000003696548586812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1">
                <text:p>141</text:p>
              </table:table-cell>
              <table:table-cell office:value-type="float" office:value="0.000000385731837875291">
                <text:p>0.0000003857318378752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2">
                <text:p>142</text:p>
              </table:table-cell>
              <table:table-cell office:value-type="float" office:value="0.000000354183881834296">
                <text:p>0.0000003541838818342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3">
                <text:p>143</text:p>
              </table:table-cell>
              <table:table-cell office:value-type="float" office:value="0.000000369367806189201">
                <text:p>0.0000003693678061892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0.0000006839795572188">
                <text:p>0.00000068397955721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0.0000006983315861053">
                <text:p>0.00000069833158610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6">
                <text:p>146</text:p>
              </table:table-cell>
              <table:table-cell office:value-type="float" office:value="0.000000325738398501002">
                <text:p>0.0000003257383985010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7">
                <text:p>147</text:p>
              </table:table-cell>
              <table:table-cell office:value-type="float" office:value="0.000000339314732999406">
                <text:p>0.0000003393147329994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8">
                <text:p>148</text:p>
              </table:table-cell>
              <table:table-cell office:value-type="float" office:value="0.000000312652988278507">
                <text:p>0.0000003126529882785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0.000000325505334268104">
                <text:p>0.0000003255053342681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0">
                <text:p>150</text:p>
              </table:table-cell>
              <table:table-cell office:value-type="float" office:value="0.000000604631477115799">
                <text:p>0.0000006046314771157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1">
                <text:p>151</text:p>
              </table:table-cell>
              <table:table-cell office:value-type="float" office:value="0.0000006168074590477">
                <text:p>0.00000061680745904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2">
                <text:p>152</text:p>
              </table:table-cell>
              <table:table-cell office:value-type="float" office:value="0.000000288511848138704">
                <text:p>0.0000002885118481387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0.000000300055379900204">
                <text:p>0.0000003000553799002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0.000000277369415976905">
                <text:p>0.0000002773694159769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5">
                <text:p>155</text:p>
              </table:table-cell>
              <table:table-cell office:value-type="float" office:value="0.000000288321034259304">
                <text:p>0.0000002883210342593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0.000000537097311291104">
                <text:p>0.0000005370973112911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7">
                <text:p>157</text:p>
              </table:table-cell>
              <table:table-cell office:value-type="float" office:value="0.000000547494474150102">
                <text:p>0.0000005474944741501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8">
                <text:p>158</text:p>
              </table:table-cell>
              <table:table-cell office:value-type="float" office:value="0.000000256748363998896">
                <text:p>0.0000002567483639988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9">
                <text:p>159</text:p>
              </table:table-cell>
              <table:table-cell office:value-type="float" office:value="0.000000266625720819302">
                <text:p>0.0000002666257208193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0">
                <text:p>160</text:p>
              </table:table-cell>
              <table:table-cell office:value-type="float" office:value="0.000000247201300969904">
                <text:p>0.0000002472013009699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1">
                <text:p>161</text:p>
              </table:table-cell>
              <table:table-cell office:value-type="float" office:value="0.000000256590934721904">
                <text:p>0.0000002565909347219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2">
                <text:p>162</text:p>
              </table:table-cell>
              <table:table-cell office:value-type="float" office:value="0.000000479257725635402">
                <text:p>0.0000004792577256354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3">
                <text:p>163</text:p>
              </table:table-cell>
              <table:table-cell office:value-type="float" office:value="0.000000488189372070894">
                <text:p>0.0000004881893720708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0.000000229481478659894">
                <text:p>0.0000002294814786598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5">
                <text:p>165</text:p>
              </table:table-cell>
              <table:table-cell office:value-type="float" office:value="0.0000002379827244089">
                <text:p>0.00000023798272440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6">
                <text:p>166</text:p>
              </table:table-cell>
              <table:table-cell office:value-type="float" office:value="0.000000221254203290304">
                <text:p>0.0000002212542032903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7">
                <text:p>167</text:p>
              </table:table-cell>
              <table:table-cell office:value-type="float" office:value="0.000000229350664452405">
                <text:p>0.0000002293506644524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8">
                <text:p>168</text:p>
              </table:table-cell>
              <table:table-cell office:value-type="float" office:value="0.000000429433731503498">
                <text:p>0.0000004294337315034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9">
                <text:p>169</text:p>
              </table:table-cell>
              <table:table-cell office:value-type="float" office:value="0.000000437149216499992">
                <text:p>0.0000004371492164999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0">
                <text:p>170</text:p>
              </table:table-cell>
              <table:table-cell office:value-type="float" office:value="0.000000205942845545997">
                <text:p>0.0000002059428455459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1">
                <text:p>171</text:p>
              </table:table-cell>
              <table:table-cell office:value-type="float" office:value="0.000000213299501855296">
                <text:p>0.0000002132995018552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2">
                <text:p>172</text:p>
              </table:table-cell>
              <table:table-cell office:value-type="float" office:value="0.0000001988149774916">
                <text:p>0.00000019881497749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3">
                <text:p>173</text:p>
              </table:table-cell>
              <table:table-cell office:value-type="float" office:value="0.000000205833425280804">
                <text:p>0.0000002058334252808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0.0000003862835352055">
                <text:p>0.00000038628353520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5">
                <text:p>175</text:p>
              </table:table-cell>
              <table:table-cell office:value-type="float" office:value="0.000000392982988952401">
                <text:p>0.0000003929829889524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6">
                <text:p>176</text:p>
              </table:table-cell>
              <table:table-cell office:value-type="float" office:value="0.000000185516430255905">
                <text:p>0.0000001855164302559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7">
                <text:p>177</text:p>
              </table:table-cell>
              <table:table-cell office:value-type="float" office:value="0.000000191914809348999">
                <text:p>0.0000001919148093489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8">
                <text:p>178</text:p>
              </table:table-cell>
              <table:table-cell office:value-type="float" office:value="0.000000179310310708891">
                <text:p>0.0000001793103107088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0.000000185424339852094">
                <text:p>0.0000001854243398520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0">
                <text:p>180</text:p>
              </table:table-cell>
              <table:table-cell office:value-type="float" office:value="0.0000003487261035435">
                <text:p>0.000000348726103543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1">
                <text:p>181</text:p>
              </table:table-cell>
              <table:table-cell office:value-type="float" office:value="0.000000354571404757004">
                <text:p>0.0000003545714047570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2">
                <text:p>182</text:p>
              </table:table-cell>
              <table:table-cell office:value-type="float" office:value="0.000000167704417809406">
                <text:p>0.0000001677044178094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0.000000173295594795301">
                <text:p>0.0000001732955947953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0.000000162275751677297">
                <text:p>0.0000001622757516772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5">
                <text:p>185</text:p>
              </table:table-cell>
              <table:table-cell office:value-type="float" office:value="0.000000167626465609901">
                <text:p>0.0000001676264656099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6">
                <text:p>186</text:p>
              </table:table-cell>
              <table:table-cell office:value-type="float" office:value="0.000000315883906346401">
                <text:p>0.0000003158839063464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0.000000321006946889498">
                <text:p>0.0000003210069468894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8">
                <text:p>188</text:p>
              </table:table-cell>
              <table:table-cell office:value-type="float" office:value="0.000000152101569241598">
                <text:p>0.0000001521015692415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9">
                <text:p>189</text:p>
              </table:table-cell>
              <table:table-cell office:value-type="float" office:value="0.000000157008917984202">
                <text:p>0.0000001570089179842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0">
                <text:p>190</text:p>
              </table:table-cell>
              <table:table-cell office:value-type="float" office:value="0.000000147332338888001">
                <text:p>0.0000001473323388880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0.000000152035228878599">
                <text:p>0.0000001520352288785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2">
                <text:p>192</text:p>
              </table:table-cell>
              <table:table-cell office:value-type="float" office:value="0.000000287039588498999">
                <text:p>0.0000002870395884989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3">
                <text:p>193</text:p>
              </table:table-cell>
              <table:table-cell office:value-type="float" office:value="0.000000291548558188797">
                <text:p>0.0000002915485581887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0.000000138375743159">
                <text:p>0.00000013837574315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5">
                <text:p>195</text:p>
              </table:table-cell>
              <table:table-cell office:value-type="float" office:value="0.000000142700685360302">
                <text:p>0.0000001427006853603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6">
                <text:p>196</text:p>
              </table:table-cell>
              <table:table-cell office:value-type="float" office:value="0.000000134168791164001">
                <text:p>0.0000001341687911640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7">
                <text:p>197</text:p>
              </table:table-cell>
              <table:table-cell office:value-type="float" office:value="0.000000138318999683701">
                <text:p>0.0000001383189996837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8">
                <text:p>198</text:p>
              </table:table-cell>
              <table:table-cell office:value-type="float" office:value="0.0000002616028721911">
                <text:p>0.00000026160287219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9">
                <text:p>199</text:p>
              </table:table-cell>
              <table:table-cell office:value-type="float" office:value="0.000000265587082910198">
                <text:p>0.00000026558708291019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0">
                <text:p>200</text:p>
              </table:table-cell>
              <table:table-cell office:value-type="float" office:value="0.000000126252964034697">
                <text:p>0.00000012625296403469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